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dash" draw:stroke-dash="Fine_20_Dashed" svg:stroke-color="#ff0000" draw:fill="solid" draw:fill-color="#cfe7f5" draw:opacity="0%" draw:textarea-vertical-align="middle" draw:shadow-opacity="0%"/>
    </style:style>
    <style:style style:name="gr14" style:family="graphic" style:parent-style-name="standard">
      <style:graphic-properties draw:stroke="none" svg:stroke-color="#000000" draw:fill="none" draw:fill-color="#ffffff" fo:min-height="0.237cm"/>
    </style:style>
    <style:style style:name="P1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15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cm" svg:height="1.673cm" svg:x="10.9cm" svg:y="4.8cm">
          <draw:text-box>
            <text:p><text:span text:style-name="T1">PERT Charts</text:span></text:p>
          </draw:text-box>
        </draw:frame>
        <draw:rect draw:style-name="gr2" draw:text-style-name="P3" draw:layer="layout" svg:width="5.3cm" svg:height="0.9cm" svg:x="12.127cm" svg:y="11.799cm">
          <text:p text:style-name="P2"><text:span text:style-name="T2">Task Name</text:span></text:p>
        </draw:rect>
        <draw:rect draw:style-name="gr3" draw:text-style-name="P2" draw:layer="layout" svg:width="1.4cm" svg:height="0.9cm" svg:x="13.927cm" svg:y="10.899cm">
          <text:p/>
        </draw:rect>
        <draw:rect draw:style-name="gr3" draw:text-style-name="P2" draw:layer="layout" svg:width="1.8cm" svg:height="0.9cm" svg:x="12.127cm" svg:y="10.899cm">
          <text:p/>
        </draw:rect>
        <draw:rect draw:style-name="gr3" draw:text-style-name="P2" draw:layer="layout" svg:width="1.8cm" svg:height="0.9cm" svg:x="12.126cm" svg:y="10.898cm">
          <text:p/>
        </draw:rect>
        <draw:rect draw:style-name="gr2" draw:text-style-name="P4" draw:layer="layout" svg:width="1.8cm" svg:height="0.9cm" svg:x="15.627cm" svg:y="10.899cm">
          <text:p text:style-name="P2"><text:span text:style-name="T3">Early Finish</text:span></text:p>
          <text:p text:style-name="P2"><text:span text:style-name="T3">(dd/mm/yy)</text:span></text:p>
        </draw:rect>
        <draw:rect draw:style-name="gr2" draw:text-style-name="P4" draw:layer="layout" svg:width="1.8cm" svg:height="0.9cm" svg:x="12.126cm" svg:y="10.898cm">
          <text:p text:style-name="P2"><text:span text:style-name="T3">Early Start</text:span></text:p>
          <text:p text:style-name="P2"><text:span text:style-name="T3">(dd/mm/yy)</text:span></text:p>
        </draw:rect>
        <draw:rect draw:style-name="gr2" draw:text-style-name="P4" draw:layer="layout" svg:width="1.7cm" svg:height="0.9cm" svg:x="13.927cm" svg:y="10.898cm">
          <text:p text:style-name="P2"><text:span text:style-name="T3">Duration</text:span></text:p>
          <text:p text:style-name="P2"><text:span text:style-name="T3">(days)</text:span></text:p>
        </draw:rect>
        <draw:rect draw:style-name="gr2" draw:text-style-name="P4" draw:layer="layout" svg:width="1.8cm" svg:height="0.9cm" svg:x="15.629cm" svg:y="12.7cm">
          <text:p text:style-name="P2"><text:span text:style-name="T3">Late Finish</text:span></text:p>
          <text:p text:style-name="P2"><text:span text:style-name="T3">(dd/mm/yy)</text:span></text:p>
        </draw:rect>
        <draw:rect draw:style-name="gr2" draw:text-style-name="P4" draw:layer="layout" svg:width="1.8cm" svg:height="0.9cm" svg:x="12.128cm" svg:y="12.699cm">
          <text:p text:style-name="P2"><text:span text:style-name="T3">Late Start</text:span></text:p>
          <text:p text:style-name="P2"><text:span text:style-name="T3">(dd/mm/yy)</text:span></text:p>
        </draw:rect>
        <draw:rect draw:style-name="gr2" draw:text-style-name="P4" draw:layer="layout" svg:width="1.7cm" svg:height="0.9cm" svg:x="13.929cm" svg:y="12.699cm">
          <text:p text:style-name="P2"><text:span text:style-name="T3">Slack</text:span></text:p>
          <text:p text:style-name="P2"><text:span text:style-name="T3">(days)</text:span></text:p>
        </draw:rect>
        <draw:custom-shape draw:style-name="gr4" draw:text-style-name="P2" draw:layer="layout" svg:width="3.9cm" svg:height="1.5cm" svg:x="2.726cm" svg:y="11.49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9cm" svg:height="1.5cm" svg:x="3.749cm" svg:y="11.497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5" draw:layer="layout" svg:width="2.89cm" svg:height="0.575cm" svg:x="3.749cm" svg:y="11.497cm">
          <text:p text:style-name="P2"><text:span text:style-name="T4">Start</text:span></text:p>
        </draw:rect>
        <draw:rect draw:style-name="gr5" draw:text-style-name="P7" draw:layer="layout" svg:width="2.89cm" svg:height="0.924cm" svg:x="3.746cm" svg:y="12.076cm">
          <text:p text:style-name="P6"><text:span text:style-name="T5">Date: dd/mm/yy</text:span></text:p>
        </draw:rect>
        <draw:custom-shape draw:style-name="gr4" draw:text-style-name="P2" draw:layer="layout" svg:width="3.9cm" svg:height="1.5cm" svg:x="21.277cm" svg:y="11.49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9cm" svg:height="1.5cm" svg:x="22.3cm" svg:y="11.497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5" draw:layer="layout" svg:width="2.89cm" svg:height="0.575cm" svg:x="22.3cm" svg:y="11.497cm">
          <text:p text:style-name="P2"><text:span text:style-name="T4">End</text:span></text:p>
        </draw:rect>
        <draw:rect draw:style-name="gr5" draw:text-style-name="P7" draw:layer="layout" svg:width="2.89cm" svg:height="0.924cm" svg:x="22.297cm" svg:y="12.076cm">
          <text:p text:style-name="P6"><text:span text:style-name="T5">Date: dd/mm/yy</text:span></text:p>
        </draw:rect>
        <draw:line draw:style-name="gr6" draw:text-style-name="P2" draw:layer="layout" svg:x1="7.6cm" svg:y1="12.2cm" svg:x2="12.1cm" svg:y2="12.2cm">
          <text:p/>
        </draw:line>
        <draw:line draw:style-name="gr6" draw:text-style-name="P2" draw:layer="layout" svg:x1="17.5cm" svg:y1="12.2cm" svg:x2="21.3cm" svg:y2="12.2cm">
          <text:p/>
        </draw:line>
      </draw:page>
      <draw:page draw:name="page2" draw:style-name="dp1" draw:master-page-name="Default">
        <draw:custom-shape draw:style-name="gr4" draw:text-style-name="P2" draw:layer="layout" svg:width="2.913cm" svg:height="0.898cm" svg:x="-0.013cm" svg:y="12.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0.787cm" svg:y="12.6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0.787cm" svg:y="12.601cm">
          <text:p text:style-name="P2"><text:span text:style-name="T6">Start</text:span></text:p>
        </draw:rect>
        <draw:rect draw:style-name="gr5" draw:text-style-name="P7" draw:layer="layout" svg:width="2.158cm" svg:height="0.553cm" svg:x="0.785cm" svg:y="12.947cm">
          <text:p text:style-name="P6"><text:span text:style-name="T5">Date: 19/10/2012</text:span></text:p>
        </draw:rect>
        <draw:rect draw:style-name="gr2" draw:text-style-name="P3" draw:layer="layout" svg:width="3.297cm" svg:height="0.564cm" svg:x="4.302cm" svg:y="10.968cm">
          <text:p text:style-name="P2"><text:span text:style-name="T2">Task Name</text:span></text:p>
        </draw:rect>
        <draw:rect draw:style-name="gr3" draw:text-style-name="P2" draw:layer="layout" svg:width="0.873cm" svg:height="0.567cm" svg:x="5.421cm" svg:y="10.401cm">
          <text:p/>
        </draw:rect>
        <draw:rect draw:style-name="gr3" draw:text-style-name="P2" draw:layer="layout" svg:width="1.119cm" svg:height="0.567cm" svg:x="4.302cm" svg:y="10.401cm">
          <text:p/>
        </draw:rect>
        <draw:rect draw:style-name="gr3" draw:text-style-name="P2" draw:layer="layout" svg:width="1.119cm" svg:height="0.567cm" svg:x="4.301cm" svg:y="10.4cm">
          <text:p/>
        </draw:rect>
        <draw:rect draw:style-name="gr2" draw:text-style-name="P4" draw:layer="layout" svg:width="1.119cm" svg:height="0.567cm" svg:x="6.48cm" svg:y="10.4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301cm" svg:y="10.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421cm" svg:y="10.4cm">
          <text:p text:style-name="P2"><text:span text:style-name="T7">Duration</text:span></text:p>
        </draw:rect>
        <draw:rect draw:style-name="gr2" draw:text-style-name="P4" draw:layer="layout" svg:width="1.119cm" svg:height="0.567cm" svg:x="6.482cm" svg:y="11.5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303cm" svg:y="11.5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423cm" svg:y="11.532cm">
          <text:p text:style-name="P2"><text:span text:style-name="T7">Slack</text:span></text:p>
        </draw:rect>
        <draw:rect draw:style-name="gr2" draw:text-style-name="P3" draw:layer="layout" svg:width="3.297cm" svg:height="0.564cm" svg:x="4.301cm" svg:y="10.967cm">
          <text:p text:style-name="P2"><text:span text:style-name="T2">Task Name</text:span></text:p>
        </draw:rect>
        <draw:rect draw:style-name="gr3" draw:text-style-name="P2" draw:layer="layout" svg:width="0.873cm" svg:height="0.567cm" svg:x="5.42cm" svg:y="10.4cm">
          <text:p/>
        </draw:rect>
        <draw:rect draw:style-name="gr3" draw:text-style-name="P2" draw:layer="layout" svg:width="1.119cm" svg:height="0.567cm" svg:x="4.301cm" svg:y="10.4cm">
          <text:p/>
        </draw:rect>
        <draw:rect draw:style-name="gr3" draw:text-style-name="P2" draw:layer="layout" svg:width="1.119cm" svg:height="0.567cm" svg:x="4.3cm" svg:y="10.399cm">
          <text:p/>
        </draw:rect>
        <draw:rect draw:style-name="gr2" draw:text-style-name="P4" draw:layer="layout" svg:width="1.119cm" svg:height="0.567cm" svg:x="6.479cm" svg:y="10.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3cm" svg:y="10.3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42cm" svg:y="10.399cm">
          <text:p text:style-name="P2"><text:span text:style-name="T7">Duration</text:span></text:p>
        </draw:rect>
        <draw:rect draw:style-name="gr2" draw:text-style-name="P4" draw:layer="layout" svg:width="1.119cm" svg:height="0.567cm" svg:x="6.481cm" svg:y="11.5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302cm" svg:y="11.5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422cm" svg:y="11.531cm">
          <text:p text:style-name="P2"><text:span text:style-name="T7">Slack</text:span></text:p>
        </draw:rect>
        <draw:rect draw:style-name="gr2" draw:text-style-name="P10" draw:layer="layout" svg:width="3.297cm" svg:height="0.564cm" svg:x="4.301cm" svg:y="10.967cm">
          <text:p text:style-name="P2"><text:span text:style-name="T8">1. Plan</text:span></text:p>
        </draw:rect>
        <draw:rect draw:style-name="gr3" draw:text-style-name="P2" draw:layer="layout" svg:width="0.873cm" svg:height="0.567cm" svg:x="5.42cm" svg:y="10.4cm">
          <text:p/>
        </draw:rect>
        <draw:rect draw:style-name="gr3" draw:text-style-name="P2" draw:layer="layout" svg:width="1.119cm" svg:height="0.567cm" svg:x="4.301cm" svg:y="10.4cm">
          <text:p/>
        </draw:rect>
        <draw:rect draw:style-name="gr3" draw:text-style-name="P2" draw:layer="layout" svg:width="1.119cm" svg:height="0.567cm" svg:x="4.3cm" svg:y="10.399cm">
          <text:p/>
        </draw:rect>
        <draw:rect draw:style-name="gr2" draw:text-style-name="P4" draw:layer="layout" svg:width="1.119cm" svg:height="0.567cm" svg:x="6.479cm" svg:y="10.4cm">
          <text:p text:style-name="P2"><text:span text:style-name="T3">01/11/12</text:span></text:p>
        </draw:rect>
        <draw:rect draw:style-name="gr2" draw:text-style-name="P9" draw:layer="layout" svg:width="1.119cm" svg:height="0.567cm" svg:x="4.3cm" svg:y="10.399cm">
          <text:p text:style-name="P2"><text:span text:style-name="T7">19/10/12</text:span></text:p>
        </draw:rect>
        <draw:rect draw:style-name="gr2" draw:text-style-name="P4" draw:layer="layout" svg:width="1.059cm" svg:height="0.567cm" svg:x="5.42cm" svg:y="10.399cm">
          <text:p text:style-name="P2"><text:span text:style-name="T7">14 days</text:span></text:p>
        </draw:rect>
        <draw:rect draw:style-name="gr2" draw:text-style-name="P4" draw:layer="layout" svg:width="1.119cm" svg:height="0.567cm" svg:x="6.481cm" svg:y="11.532cm">
          <text:p text:style-name="P2"><text:span text:style-name="T3"/></text:p>
          <text:p text:style-name="P2"><text:span text:style-name="T3"><text:s/></text:span><text:span text:style-name="T3">01/11/12</text:span></text:p>
        </draw:rect>
        <draw:rect draw:style-name="gr2" draw:text-style-name="P9" draw:layer="layout" svg:width="1.119cm" svg:height="0.567cm" svg:x="4.302cm" svg:y="11.531cm">
          <text:p text:style-name="P2"><text:span text:style-name="T7">19/10/12</text:span></text:p>
        </draw:rect>
        <draw:rect draw:style-name="gr2" draw:text-style-name="P4" draw:layer="layout" svg:width="1.059cm" svg:height="0.567cm" svg:x="5.422cm" svg:y="11.531cm">
          <text:p text:style-name="P2"><text:span text:style-name="T7">0 days</text:span></text:p>
        </draw:rect>
        <draw:rect draw:style-name="gr2" draw:text-style-name="P3" draw:layer="layout" svg:width="3.297cm" svg:height="0.564cm" svg:x="7.101cm" svg:y="13.769cm">
          <text:p text:style-name="P2"><text:span text:style-name="T2">Task Name</text:span></text:p>
        </draw:rect>
        <draw:rect draw:style-name="gr3" draw:text-style-name="P2" draw:layer="layout" svg:width="0.873cm" svg:height="0.567cm" svg:x="8.22cm" svg:y="13.202cm">
          <text:p/>
        </draw:rect>
        <draw:rect draw:style-name="gr3" draw:text-style-name="P2" draw:layer="layout" svg:width="1.119cm" svg:height="0.567cm" svg:x="7.101cm" svg:y="13.202cm">
          <text:p/>
        </draw:rect>
        <draw:rect draw:style-name="gr3" draw:text-style-name="P2" draw:layer="layout" svg:width="1.119cm" svg:height="0.567cm" svg:x="7.1cm" svg:y="13.201cm">
          <text:p/>
        </draw:rect>
        <draw:rect draw:style-name="gr2" draw:text-style-name="P4" draw:layer="layout" svg:width="1.119cm" svg:height="0.567cm" svg:x="9.279cm" svg:y="13.2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7.1cm" svg:y="13.2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8.22cm" svg:y="13.201cm">
          <text:p text:style-name="P2"><text:span text:style-name="T7">Duration</text:span></text:p>
        </draw:rect>
        <draw:rect draw:style-name="gr2" draw:text-style-name="P4" draw:layer="layout" svg:width="1.119cm" svg:height="0.567cm" svg:x="9.281cm" svg:y="14.3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7.102cm" svg:y="14.3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8.222cm" svg:y="14.333cm">
          <text:p text:style-name="P2"><text:span text:style-name="T7">Slack</text:span></text:p>
        </draw:rect>
        <draw:rect draw:style-name="gr2" draw:text-style-name="P3" draw:layer="layout" svg:width="3.297cm" svg:height="0.564cm" svg:x="7.1cm" svg:y="13.768cm">
          <text:p text:style-name="P2"><text:span text:style-name="T2">Task Name</text:span></text:p>
        </draw:rect>
        <draw:rect draw:style-name="gr3" draw:text-style-name="P2" draw:layer="layout" svg:width="0.873cm" svg:height="0.567cm" svg:x="8.219cm" svg:y="13.201cm">
          <text:p/>
        </draw:rect>
        <draw:rect draw:style-name="gr3" draw:text-style-name="P2" draw:layer="layout" svg:width="1.119cm" svg:height="0.567cm" svg:x="7.1cm" svg:y="13.201cm">
          <text:p/>
        </draw:rect>
        <draw:rect draw:style-name="gr3" draw:text-style-name="P2" draw:layer="layout" svg:width="1.119cm" svg:height="0.567cm" svg:x="7.099cm" svg:y="13.2cm">
          <text:p/>
        </draw:rect>
        <draw:rect draw:style-name="gr2" draw:text-style-name="P4" draw:layer="layout" svg:width="1.119cm" svg:height="0.567cm" svg:x="9.278cm" svg:y="13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7.099cm" svg:y="13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8.219cm" svg:y="13.2cm">
          <text:p text:style-name="P2"><text:span text:style-name="T7">Duration</text:span></text:p>
        </draw:rect>
        <draw:rect draw:style-name="gr2" draw:text-style-name="P4" draw:layer="layout" svg:width="1.119cm" svg:height="0.567cm" svg:x="9.28cm" svg:y="14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7.101cm" svg:y="14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8.221cm" svg:y="14.332cm">
          <text:p text:style-name="P2"><text:span text:style-name="T7">Slack</text:span></text:p>
        </draw:rect>
        <draw:rect draw:style-name="gr2" draw:text-style-name="P8" draw:layer="layout" svg:width="3.297cm" svg:height="0.564cm" svg:x="7.1cm" svg:y="13.768cm">
          <text:p text:style-name="P2"><text:span text:style-name="T6">2. Analysis</text:span></text:p>
        </draw:rect>
        <draw:rect draw:style-name="gr3" draw:text-style-name="P2" draw:layer="layout" svg:width="0.873cm" svg:height="0.567cm" svg:x="8.219cm" svg:y="13.201cm">
          <text:p/>
        </draw:rect>
        <draw:rect draw:style-name="gr3" draw:text-style-name="P2" draw:layer="layout" svg:width="1.119cm" svg:height="0.567cm" svg:x="7.1cm" svg:y="13.201cm">
          <text:p/>
        </draw:rect>
        <draw:rect draw:style-name="gr3" draw:text-style-name="P2" draw:layer="layout" svg:width="1.119cm" svg:height="0.567cm" svg:x="7.099cm" svg:y="13.2cm">
          <text:p/>
        </draw:rect>
        <draw:rect draw:style-name="gr2" draw:text-style-name="P4" draw:layer="layout" svg:width="1.119cm" svg:height="0.567cm" svg:x="9.278cm" svg:y="13.201cm">
          <text:p text:style-name="P2"><text:span text:style-name="T3">23/11/12</text:span></text:p>
        </draw:rect>
        <draw:rect draw:style-name="gr2" draw:text-style-name="P9" draw:layer="layout" svg:width="1.119cm" svg:height="0.567cm" svg:x="7.099cm" svg:y="13.2cm">
          <text:p text:style-name="P2"><text:span text:style-name="T7">02/11/12</text:span></text:p>
        </draw:rect>
        <draw:rect draw:style-name="gr2" draw:text-style-name="P4" draw:layer="layout" svg:width="1.059cm" svg:height="0.567cm" svg:x="8.219cm" svg:y="13.2cm">
          <text:p text:style-name="P2"><text:span text:style-name="T7">22 days</text:span></text:p>
        </draw:rect>
        <draw:rect draw:style-name="gr2" draw:text-style-name="P4" draw:layer="layout" svg:width="1.119cm" svg:height="0.567cm" svg:x="9.28cm" svg:y="14.333cm">
          <text:p text:style-name="P2"><text:span text:style-name="T3">23/11/13</text:span></text:p>
        </draw:rect>
        <draw:rect draw:style-name="gr2" draw:text-style-name="P9" draw:layer="layout" svg:width="1.119cm" svg:height="0.567cm" svg:x="7.101cm" svg:y="14.332cm">
          <text:p text:style-name="P2"><text:span text:style-name="T7">02/11/21</text:span></text:p>
        </draw:rect>
        <draw:rect draw:style-name="gr2" draw:text-style-name="P4" draw:layer="layout" svg:width="1.059cm" svg:height="0.567cm" svg:x="8.221cm" svg:y="14.332cm">
          <text:p text:style-name="P2"><text:span text:style-name="T7">0 days</text:span></text:p>
        </draw:rect>
        <draw:rect draw:style-name="gr2" draw:text-style-name="P3" draw:layer="layout" svg:width="3.297cm" svg:height="0.564cm" svg:x="10.501cm" svg:y="11.169cm">
          <text:p text:style-name="P2"><text:span text:style-name="T2">Task Name</text:span></text:p>
        </draw:rect>
        <draw:rect draw:style-name="gr3" draw:text-style-name="P2" draw:layer="layout" svg:width="0.873cm" svg:height="0.567cm" svg:x="11.62cm" svg:y="10.602cm">
          <text:p/>
        </draw:rect>
        <draw:rect draw:style-name="gr3" draw:text-style-name="P2" draw:layer="layout" svg:width="1.119cm" svg:height="0.567cm" svg:x="10.501cm" svg:y="10.602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2" draw:text-style-name="P4" draw:layer="layout" svg:width="1.119cm" svg:height="0.567cm" svg:x="12.679cm" svg:y="10.6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cm" svg:y="10.6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2cm" svg:y="10.601cm">
          <text:p text:style-name="P2"><text:span text:style-name="T7">Duration</text:span></text:p>
        </draw:rect>
        <draw:rect draw:style-name="gr2" draw:text-style-name="P4" draw:layer="layout" svg:width="1.119cm" svg:height="0.567cm" svg:x="12.681cm" svg:y="11.7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2cm" svg:y="11.7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2cm" svg:y="11.733cm">
          <text:p text:style-name="P2"><text:span text:style-name="T7">Slack</text:span></text:p>
        </draw:rect>
        <draw:rect draw:style-name="gr2" draw:text-style-name="P3" draw:layer="layout" svg:width="3.297cm" svg:height="0.564cm" svg:x="10.5cm" svg:y="11.168cm">
          <text:p text:style-name="P2"><text:span text:style-name="T2">Task Name</text:span></text:p>
        </draw:rect>
        <draw:rect draw:style-name="gr3" draw:text-style-name="P2" draw:layer="layout" svg:width="0.873cm" svg:height="0.567cm" svg:x="11.619cm" svg:y="10.601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3" draw:text-style-name="P2" draw:layer="layout" svg:width="1.119cm" svg:height="0.567cm" svg:x="10.499cm" svg:y="10.6cm">
          <text:p/>
        </draw:rect>
        <draw:rect draw:style-name="gr2" draw:text-style-name="P4" draw:layer="layout" svg:width="1.119cm" svg:height="0.567cm" svg:x="12.678cm" svg:y="10.6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499cm" svg:y="10.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19cm" svg:y="10.6cm">
          <text:p text:style-name="P2"><text:span text:style-name="T7">Duration</text:span></text:p>
        </draw:rect>
        <draw:rect draw:style-name="gr2" draw:text-style-name="P4" draw:layer="layout" svg:width="1.119cm" svg:height="0.567cm" svg:x="12.68cm" svg:y="11.7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1cm" svg:y="11.7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1cm" svg:y="11.732cm">
          <text:p text:style-name="P2"><text:span text:style-name="T7">Slack</text:span></text:p>
        </draw:rect>
        <draw:rect draw:style-name="gr2" draw:text-style-name="P10" draw:layer="layout" svg:width="3.297cm" svg:height="0.564cm" svg:x="10.5cm" svg:y="11.168cm">
          <text:p text:style-name="P2"><text:span text:style-name="T8">Task Name</text:span></text:p>
        </draw:rect>
        <draw:rect draw:style-name="gr3" draw:text-style-name="P2" draw:layer="layout" svg:width="0.873cm" svg:height="0.567cm" svg:x="11.619cm" svg:y="10.601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3" draw:text-style-name="P2" draw:layer="layout" svg:width="1.119cm" svg:height="0.567cm" svg:x="10.499cm" svg:y="10.6cm">
          <text:p/>
        </draw:rect>
        <draw:rect draw:style-name="gr2" draw:text-style-name="P4" draw:layer="layout" svg:width="1.119cm" svg:height="0.567cm" svg:x="12.678cm" svg:y="10.6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499cm" svg:y="10.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19cm" svg:y="10.6cm">
          <text:p text:style-name="P2"><text:span text:style-name="T7">Duration</text:span></text:p>
        </draw:rect>
        <draw:rect draw:style-name="gr2" draw:text-style-name="P4" draw:layer="layout" svg:width="1.119cm" svg:height="0.567cm" svg:x="12.68cm" svg:y="11.7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1cm" svg:y="11.7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1cm" svg:y="11.732cm">
          <text:p text:style-name="P2"><text:span text:style-name="T7">Slack</text:span></text:p>
        </draw:rect>
        <draw:rect draw:style-name="gr2" draw:text-style-name="P3" draw:layer="layout" svg:width="3.297cm" svg:height="0.564cm" svg:x="10.501cm" svg:y="11.169cm">
          <text:p text:style-name="P2"><text:span text:style-name="T2">Task Name</text:span></text:p>
        </draw:rect>
        <draw:rect draw:style-name="gr3" draw:text-style-name="P2" draw:layer="layout" svg:width="0.873cm" svg:height="0.567cm" svg:x="11.62cm" svg:y="10.602cm">
          <text:p/>
        </draw:rect>
        <draw:rect draw:style-name="gr3" draw:text-style-name="P2" draw:layer="layout" svg:width="1.119cm" svg:height="0.567cm" svg:x="10.501cm" svg:y="10.602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2" draw:text-style-name="P4" draw:layer="layout" svg:width="1.119cm" svg:height="0.567cm" svg:x="12.679cm" svg:y="10.6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cm" svg:y="10.6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2cm" svg:y="10.601cm">
          <text:p text:style-name="P2"><text:span text:style-name="T7">Duration</text:span></text:p>
        </draw:rect>
        <draw:rect draw:style-name="gr2" draw:text-style-name="P4" draw:layer="layout" svg:width="1.119cm" svg:height="0.567cm" svg:x="12.681cm" svg:y="11.7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2cm" svg:y="11.7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2cm" svg:y="11.733cm">
          <text:p text:style-name="P2"><text:span text:style-name="T7">Slack</text:span></text:p>
        </draw:rect>
        <draw:rect draw:style-name="gr2" draw:text-style-name="P3" draw:layer="layout" svg:width="3.297cm" svg:height="0.564cm" svg:x="10.5cm" svg:y="11.168cm">
          <text:p text:style-name="P2"><text:span text:style-name="T2">Task Name</text:span></text:p>
        </draw:rect>
        <draw:rect draw:style-name="gr3" draw:text-style-name="P2" draw:layer="layout" svg:width="0.873cm" svg:height="0.567cm" svg:x="11.619cm" svg:y="10.601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3" draw:text-style-name="P2" draw:layer="layout" svg:width="1.119cm" svg:height="0.567cm" svg:x="10.499cm" svg:y="10.6cm">
          <text:p/>
        </draw:rect>
        <draw:rect draw:style-name="gr2" draw:text-style-name="P4" draw:layer="layout" svg:width="1.119cm" svg:height="0.567cm" svg:x="12.678cm" svg:y="10.6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499cm" svg:y="10.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19cm" svg:y="10.6cm">
          <text:p text:style-name="P2"><text:span text:style-name="T7">Duration</text:span></text:p>
        </draw:rect>
        <draw:rect draw:style-name="gr2" draw:text-style-name="P4" draw:layer="layout" svg:width="1.119cm" svg:height="0.567cm" svg:x="12.68cm" svg:y="11.7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1cm" svg:y="11.7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1cm" svg:y="11.732cm">
          <text:p text:style-name="P2"><text:span text:style-name="T7">Slack</text:span></text:p>
        </draw:rect>
        <draw:rect draw:style-name="gr2" draw:text-style-name="P10" draw:layer="layout" svg:width="3.297cm" svg:height="0.564cm" svg:x="10.5cm" svg:y="11.168cm">
          <text:p text:style-name="P2"><text:span text:style-name="T8">3. Design</text:span></text:p>
        </draw:rect>
        <draw:rect draw:style-name="gr3" draw:text-style-name="P2" draw:layer="layout" svg:width="0.873cm" svg:height="0.567cm" svg:x="11.619cm" svg:y="10.601cm">
          <text:p/>
        </draw:rect>
        <draw:rect draw:style-name="gr3" draw:text-style-name="P2" draw:layer="layout" svg:width="1.119cm" svg:height="0.567cm" svg:x="10.5cm" svg:y="10.601cm">
          <text:p/>
        </draw:rect>
        <draw:rect draw:style-name="gr3" draw:text-style-name="P2" draw:layer="layout" svg:width="1.119cm" svg:height="0.567cm" svg:x="10.499cm" svg:y="10.6cm">
          <text:p/>
        </draw:rect>
        <draw:rect draw:style-name="gr2" draw:text-style-name="P4" draw:layer="layout" svg:width="1.119cm" svg:height="0.567cm" svg:x="12.678cm" svg:y="10.601cm">
          <text:p text:style-name="P2"><text:span text:style-name="T7">16/01/13</text:span></text:p>
        </draw:rect>
        <draw:rect draw:style-name="gr2" draw:text-style-name="P9" draw:layer="layout" svg:width="1.119cm" svg:height="0.567cm" svg:x="10.499cm" svg:y="10.6cm">
          <text:p text:style-name="P2"><text:span text:style-name="T7">24/11/12</text:span></text:p>
        </draw:rect>
        <draw:rect draw:style-name="gr2" draw:text-style-name="P4" draw:layer="layout" svg:width="1.059cm" svg:height="0.567cm" svg:x="11.619cm" svg:y="10.6cm">
          <text:p text:style-name="P2"><text:span text:style-name="T7">54 days</text:span></text:p>
        </draw:rect>
        <draw:rect draw:style-name="gr2" draw:text-style-name="P4" draw:layer="layout" svg:width="1.119cm" svg:height="0.567cm" svg:x="12.68cm" svg:y="11.733cm">
          <text:p text:style-name="P2"><text:span text:style-name="T3">16/01/13</text:span></text:p>
        </draw:rect>
        <draw:rect draw:style-name="gr2" draw:text-style-name="P9" draw:layer="layout" svg:width="1.119cm" svg:height="0.567cm" svg:x="10.501cm" svg:y="11.732cm">
          <text:p text:style-name="P2"><text:span text:style-name="T7">24/11/12</text:span></text:p>
        </draw:rect>
        <draw:rect draw:style-name="gr2" draw:text-style-name="P4" draw:layer="layout" svg:width="1.059cm" svg:height="0.567cm" svg:x="11.621cm" svg:y="11.732cm">
          <text:p text:style-name="P2"><text:span text:style-name="T7">0 days</text:span></text:p>
        </draw:rect>
        <draw:rect draw:style-name="gr2" draw:text-style-name="P3" draw:layer="layout" svg:width="3.297cm" svg:height="0.564cm" svg:x="13.701cm" svg:y="13.769cm">
          <text:p text:style-name="P2"><text:span text:style-name="T2">Task Name</text:span></text:p>
        </draw:rect>
        <draw:rect draw:style-name="gr3" draw:text-style-name="P2" draw:layer="layout" svg:width="0.873cm" svg:height="0.567cm" svg:x="14.82cm" svg:y="13.202cm">
          <text:p/>
        </draw:rect>
        <draw:rect draw:style-name="gr3" draw:text-style-name="P2" draw:layer="layout" svg:width="1.119cm" svg:height="0.567cm" svg:x="13.701cm" svg:y="13.202cm">
          <text:p/>
        </draw:rect>
        <draw:rect draw:style-name="gr3" draw:text-style-name="P2" draw:layer="layout" svg:width="1.119cm" svg:height="0.567cm" svg:x="13.7cm" svg:y="13.201cm">
          <text:p/>
        </draw:rect>
        <draw:rect draw:style-name="gr2" draw:text-style-name="P4" draw:layer="layout" svg:width="1.119cm" svg:height="0.567cm" svg:x="15.879cm" svg:y="13.2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7cm" svg:y="13.2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82cm" svg:y="13.201cm">
          <text:p text:style-name="P2"><text:span text:style-name="T7">Duration</text:span></text:p>
        </draw:rect>
        <draw:rect draw:style-name="gr2" draw:text-style-name="P4" draw:layer="layout" svg:width="1.119cm" svg:height="0.567cm" svg:x="15.881cm" svg:y="14.3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702cm" svg:y="14.3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822cm" svg:y="14.333cm">
          <text:p text:style-name="P2"><text:span text:style-name="T7">Slack</text:span></text:p>
        </draw:rect>
        <draw:rect draw:style-name="gr2" draw:text-style-name="P3" draw:layer="layout" svg:width="3.297cm" svg:height="0.564cm" svg:x="13.7cm" svg:y="13.768cm">
          <text:p text:style-name="P2"><text:span text:style-name="T2">Task Name</text:span></text:p>
        </draw:rect>
        <draw:rect draw:style-name="gr3" draw:text-style-name="P2" draw:layer="layout" svg:width="0.873cm" svg:height="0.567cm" svg:x="14.819cm" svg:y="13.201cm">
          <text:p/>
        </draw:rect>
        <draw:rect draw:style-name="gr3" draw:text-style-name="P2" draw:layer="layout" svg:width="1.119cm" svg:height="0.567cm" svg:x="13.7cm" svg:y="13.201cm">
          <text:p/>
        </draw:rect>
        <draw:rect draw:style-name="gr3" draw:text-style-name="P2" draw:layer="layout" svg:width="1.119cm" svg:height="0.567cm" svg:x="13.699cm" svg:y="13.2cm">
          <text:p/>
        </draw:rect>
        <draw:rect draw:style-name="gr2" draw:text-style-name="P4" draw:layer="layout" svg:width="1.119cm" svg:height="0.567cm" svg:x="15.878cm" svg:y="13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699cm" svg:y="13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819cm" svg:y="13.2cm">
          <text:p text:style-name="P2"><text:span text:style-name="T7">Duration</text:span></text:p>
        </draw:rect>
        <draw:rect draw:style-name="gr2" draw:text-style-name="P4" draw:layer="layout" svg:width="1.119cm" svg:height="0.567cm" svg:x="15.88cm" svg:y="14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701cm" svg:y="14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821cm" svg:y="14.332cm">
          <text:p text:style-name="P2"><text:span text:style-name="T7">Slack</text:span></text:p>
        </draw:rect>
        <draw:rect draw:style-name="gr2" draw:text-style-name="P10" draw:layer="layout" svg:width="3.297cm" svg:height="0.564cm" svg:x="13.7cm" svg:y="13.768cm">
          <text:p text:style-name="P2"><text:span text:style-name="T8">4. Code</text:span></text:p>
        </draw:rect>
        <draw:rect draw:style-name="gr3" draw:text-style-name="P2" draw:layer="layout" svg:width="0.873cm" svg:height="0.567cm" svg:x="14.819cm" svg:y="13.201cm">
          <text:p/>
        </draw:rect>
        <draw:rect draw:style-name="gr3" draw:text-style-name="P2" draw:layer="layout" svg:width="1.119cm" svg:height="0.567cm" svg:x="13.7cm" svg:y="13.201cm">
          <text:p/>
        </draw:rect>
        <draw:rect draw:style-name="gr3" draw:text-style-name="P2" draw:layer="layout" svg:width="1.119cm" svg:height="0.567cm" svg:x="13.699cm" svg:y="13.2cm">
          <text:p/>
        </draw:rect>
        <draw:rect draw:style-name="gr2" draw:text-style-name="P4" draw:layer="layout" svg:width="1.119cm" svg:height="0.567cm" svg:x="15.878cm" svg:y="13.201cm">
          <text:p text:style-name="P2"><text:span text:style-name="T3">21/03/13</text:span></text:p>
        </draw:rect>
        <draw:rect draw:style-name="gr2" draw:text-style-name="P9" draw:layer="layout" svg:width="1.119cm" svg:height="0.567cm" svg:x="13.699cm" svg:y="13.2cm">
          <text:p text:style-name="P2"><text:span text:style-name="T7">17/01/13</text:span></text:p>
        </draw:rect>
        <draw:rect draw:style-name="gr2" draw:text-style-name="P4" draw:layer="layout" svg:width="1.059cm" svg:height="0.567cm" svg:x="14.819cm" svg:y="13.2cm">
          <text:p text:style-name="P2"><text:span text:style-name="T7">64 days</text:span></text:p>
        </draw:rect>
        <draw:rect draw:style-name="gr2" draw:text-style-name="P4" draw:layer="layout" svg:width="1.119cm" svg:height="0.567cm" svg:x="15.88cm" svg:y="14.333cm">
          <text:p text:style-name="P2"><text:span text:style-name="T3">21/03/13</text:span></text:p>
        </draw:rect>
        <draw:rect draw:style-name="gr2" draw:text-style-name="P9" draw:layer="layout" svg:width="1.119cm" svg:height="0.567cm" svg:x="13.701cm" svg:y="14.332cm">
          <text:p text:style-name="P2"><text:span text:style-name="T7">17/01/13</text:span></text:p>
        </draw:rect>
        <draw:rect draw:style-name="gr2" draw:text-style-name="P4" draw:layer="layout" svg:width="1.059cm" svg:height="0.567cm" svg:x="14.821cm" svg:y="14.332cm">
          <text:p text:style-name="P2"><text:span text:style-name="T7">0 days</text:span></text:p>
        </draw:rect>
        <draw:rect draw:style-name="gr2" draw:text-style-name="P3" draw:layer="layout" svg:width="3.297cm" svg:height="0.564cm" svg:x="17.201cm" svg:y="11.069cm">
          <text:p text:style-name="P2"><text:span text:style-name="T2">Task Name</text:span></text:p>
        </draw:rect>
        <draw:rect draw:style-name="gr3" draw:text-style-name="P2" draw:layer="layout" svg:width="0.873cm" svg:height="0.567cm" svg:x="18.32cm" svg:y="10.502cm">
          <text:p/>
        </draw:rect>
        <draw:rect draw:style-name="gr3" draw:text-style-name="P2" draw:layer="layout" svg:width="1.119cm" svg:height="0.567cm" svg:x="17.201cm" svg:y="10.502cm">
          <text:p/>
        </draw:rect>
        <draw:rect draw:style-name="gr3" draw:text-style-name="P2" draw:layer="layout" svg:width="1.119cm" svg:height="0.567cm" svg:x="17.2cm" svg:y="10.501cm">
          <text:p/>
        </draw:rect>
        <draw:rect draw:style-name="gr2" draw:text-style-name="P4" draw:layer="layout" svg:width="1.119cm" svg:height="0.567cm" svg:x="19.379cm" svg:y="10.5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2cm" svg:y="10.5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32cm" svg:y="10.501cm">
          <text:p text:style-name="P2"><text:span text:style-name="T7">Duration</text:span></text:p>
        </draw:rect>
        <draw:rect draw:style-name="gr2" draw:text-style-name="P4" draw:layer="layout" svg:width="1.119cm" svg:height="0.567cm" svg:x="19.381cm" svg:y="11.6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202cm" svg:y="11.6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322cm" svg:y="11.633cm">
          <text:p text:style-name="P2"><text:span text:style-name="T7">Slack</text:span></text:p>
        </draw:rect>
        <draw:rect draw:style-name="gr2" draw:text-style-name="P3" draw:layer="layout" svg:width="3.297cm" svg:height="0.564cm" svg:x="17.2cm" svg:y="11.068cm">
          <text:p text:style-name="P2"><text:span text:style-name="T2">Task Name</text:span></text:p>
        </draw:rect>
        <draw:rect draw:style-name="gr3" draw:text-style-name="P2" draw:layer="layout" svg:width="0.873cm" svg:height="0.567cm" svg:x="18.319cm" svg:y="10.501cm">
          <text:p/>
        </draw:rect>
        <draw:rect draw:style-name="gr3" draw:text-style-name="P2" draw:layer="layout" svg:width="1.119cm" svg:height="0.567cm" svg:x="17.2cm" svg:y="10.501cm">
          <text:p/>
        </draw:rect>
        <draw:rect draw:style-name="gr3" draw:text-style-name="P2" draw:layer="layout" svg:width="1.119cm" svg:height="0.567cm" svg:x="17.199cm" svg:y="10.5cm">
          <text:p/>
        </draw:rect>
        <draw:rect draw:style-name="gr2" draw:text-style-name="P4" draw:layer="layout" svg:width="1.119cm" svg:height="0.567cm" svg:x="19.378cm" svg:y="10.5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199cm" svg:y="10.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319cm" svg:y="10.5cm">
          <text:p text:style-name="P2"><text:span text:style-name="T7">Duration</text:span></text:p>
        </draw:rect>
        <draw:rect draw:style-name="gr2" draw:text-style-name="P4" draw:layer="layout" svg:width="1.119cm" svg:height="0.567cm" svg:x="19.38cm" svg:y="11.6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201cm" svg:y="11.6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321cm" svg:y="11.632cm">
          <text:p text:style-name="P2"><text:span text:style-name="T7">Slack</text:span></text:p>
        </draw:rect>
        <draw:rect draw:style-name="gr2" draw:text-style-name="P10" draw:layer="layout" svg:width="3.297cm" svg:height="0.564cm" svg:x="17.2cm" svg:y="11.068cm">
          <text:p text:style-name="P2"><text:span text:style-name="T8">5. Testing</text:span></text:p>
        </draw:rect>
        <draw:rect draw:style-name="gr3" draw:text-style-name="P2" draw:layer="layout" svg:width="0.873cm" svg:height="0.567cm" svg:x="18.319cm" svg:y="10.501cm">
          <text:p/>
        </draw:rect>
        <draw:rect draw:style-name="gr3" draw:text-style-name="P2" draw:layer="layout" svg:width="1.119cm" svg:height="0.567cm" svg:x="17.2cm" svg:y="10.501cm">
          <text:p/>
        </draw:rect>
        <draw:rect draw:style-name="gr3" draw:text-style-name="P2" draw:layer="layout" svg:width="1.119cm" svg:height="0.567cm" svg:x="17.199cm" svg:y="10.5cm">
          <text:p/>
        </draw:rect>
        <draw:rect draw:style-name="gr2" draw:text-style-name="P4" draw:layer="layout" svg:width="1.119cm" svg:height="0.567cm" svg:x="19.378cm" svg:y="10.501cm">
          <text:p text:style-name="P2"><text:span text:style-name="T3">15/04/13</text:span></text:p>
        </draw:rect>
        <draw:rect draw:style-name="gr2" draw:text-style-name="P9" draw:layer="layout" svg:width="1.119cm" svg:height="0.567cm" svg:x="17.199cm" svg:y="10.5cm">
          <text:p text:style-name="P2"><text:span text:style-name="T7">22/03/13</text:span></text:p>
        </draw:rect>
        <draw:rect draw:style-name="gr2" draw:text-style-name="P4" draw:layer="layout" svg:width="1.059cm" svg:height="0.567cm" svg:x="18.319cm" svg:y="10.5cm">
          <text:p text:style-name="P2"><text:span text:style-name="T7">25 days</text:span></text:p>
        </draw:rect>
        <draw:rect draw:style-name="gr2" draw:text-style-name="P4" draw:layer="layout" svg:width="1.119cm" svg:height="0.567cm" svg:x="19.38cm" svg:y="11.633cm">
          <text:p text:style-name="P2"><text:span text:style-name="T3">15/04/13</text:span></text:p>
        </draw:rect>
        <draw:rect draw:style-name="gr2" draw:text-style-name="P9" draw:layer="layout" svg:width="1.119cm" svg:height="0.567cm" svg:x="17.201cm" svg:y="11.632cm">
          <text:p text:style-name="P2"><text:span text:style-name="T7">22/03/13</text:span></text:p>
        </draw:rect>
        <draw:rect draw:style-name="gr2" draw:text-style-name="P4" draw:layer="layout" svg:width="1.059cm" svg:height="0.567cm" svg:x="18.321cm" svg:y="11.632cm">
          <text:p text:style-name="P2"><text:span text:style-name="T7">0 days</text:span></text:p>
        </draw:rect>
        <draw:rect draw:style-name="gr2" draw:text-style-name="P3" draw:layer="layout" svg:width="3.296cm" svg:height="0.564cm" svg:x="21.302cm" svg:y="13.668cm">
          <text:p text:style-name="P2"><text:span text:style-name="T2">Task Name</text:span></text:p>
        </draw:rect>
        <draw:rect draw:style-name="gr3" draw:text-style-name="P2" draw:layer="layout" svg:width="0.872cm" svg:height="0.567cm" svg:x="22.421cm" svg:y="13.101cm">
          <text:p/>
        </draw:rect>
        <draw:rect draw:style-name="gr3" draw:text-style-name="P2" draw:layer="layout" svg:width="1.119cm" svg:height="0.567cm" svg:x="21.302cm" svg:y="13.101cm">
          <text:p/>
        </draw:rect>
        <draw:rect draw:style-name="gr3" draw:text-style-name="P2" draw:layer="layout" svg:width="1.119cm" svg:height="0.567cm" svg:x="21.301cm" svg:y="13.1cm">
          <text:p/>
        </draw:rect>
        <draw:rect draw:style-name="gr2" draw:text-style-name="P4" draw:layer="layout" svg:width="1.119cm" svg:height="0.567cm" svg:x="23.479cm" svg:y="13.1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301cm" svg:y="13.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8cm" svg:height="0.567cm" svg:x="22.421cm" svg:y="13.1cm">
          <text:p text:style-name="P2"><text:span text:style-name="T7">Duration</text:span></text:p>
        </draw:rect>
        <draw:rect draw:style-name="gr2" draw:text-style-name="P4" draw:layer="layout" svg:width="1.119cm" svg:height="0.567cm" svg:x="23.481cm" svg:y="14.2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303cm" svg:y="14.2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8cm" svg:height="0.567cm" svg:x="22.423cm" svg:y="14.232cm">
          <text:p text:style-name="P2"><text:span text:style-name="T7">Slack</text:span></text:p>
        </draw:rect>
        <draw:rect draw:style-name="gr2" draw:text-style-name="P3" draw:layer="layout" svg:width="3.296cm" svg:height="0.564cm" svg:x="21.301cm" svg:y="13.667cm">
          <text:p text:style-name="P2"><text:span text:style-name="T2">Task Name</text:span></text:p>
        </draw:rect>
        <draw:rect draw:style-name="gr3" draw:text-style-name="P2" draw:layer="layout" svg:width="0.872cm" svg:height="0.567cm" svg:x="22.42cm" svg:y="13.1cm">
          <text:p/>
        </draw:rect>
        <draw:rect draw:style-name="gr3" draw:text-style-name="P2" draw:layer="layout" svg:width="1.119cm" svg:height="0.567cm" svg:x="21.301cm" svg:y="13.1cm">
          <text:p/>
        </draw:rect>
        <draw:rect draw:style-name="gr3" draw:text-style-name="P2" draw:layer="layout" svg:width="1.119cm" svg:height="0.567cm" svg:x="21.3cm" svg:y="13.099cm">
          <text:p/>
        </draw:rect>
        <draw:rect draw:style-name="gr2" draw:text-style-name="P4" draw:layer="layout" svg:width="1.119cm" svg:height="0.567cm" svg:x="23.478cm" svg:y="13.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3cm" svg:y="13.0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8cm" svg:height="0.567cm" svg:x="22.42cm" svg:y="13.099cm">
          <text:p text:style-name="P2"><text:span text:style-name="T7">Duration</text:span></text:p>
        </draw:rect>
        <draw:rect draw:style-name="gr2" draw:text-style-name="P4" draw:layer="layout" svg:width="1.119cm" svg:height="0.567cm" svg:x="23.48cm" svg:y="14.2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302cm" svg:y="14.2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8cm" svg:height="0.567cm" svg:x="22.422cm" svg:y="14.231cm">
          <text:p text:style-name="P2"><text:span text:style-name="T7">Slack</text:span></text:p>
        </draw:rect>
        <draw:rect draw:style-name="gr2" draw:text-style-name="P10" draw:layer="layout" svg:width="3.296cm" svg:height="0.564cm" svg:x="21.301cm" svg:y="13.667cm">
          <text:p text:style-name="P2"><text:span text:style-name="T8">6. Integrate</text:span></text:p>
        </draw:rect>
        <draw:rect draw:style-name="gr3" draw:text-style-name="P2" draw:layer="layout" svg:width="0.872cm" svg:height="0.567cm" svg:x="22.42cm" svg:y="13.1cm">
          <text:p/>
        </draw:rect>
        <draw:rect draw:style-name="gr3" draw:text-style-name="P2" draw:layer="layout" svg:width="1.119cm" svg:height="0.567cm" svg:x="21.301cm" svg:y="13.1cm">
          <text:p/>
        </draw:rect>
        <draw:rect draw:style-name="gr3" draw:text-style-name="P2" draw:layer="layout" svg:width="1.119cm" svg:height="0.567cm" svg:x="21.3cm" svg:y="13.099cm">
          <text:p/>
        </draw:rect>
        <draw:rect draw:style-name="gr2" draw:text-style-name="P4" draw:layer="layout" svg:width="1.119cm" svg:height="0.567cm" svg:x="23.478cm" svg:y="13.1cm">
          <text:p text:style-name="P2"><text:span text:style-name="T3">21/04/13</text:span></text:p>
        </draw:rect>
        <draw:rect draw:style-name="gr2" draw:text-style-name="P9" draw:layer="layout" svg:width="1.119cm" svg:height="0.567cm" svg:x="21.3cm" svg:y="13.099cm">
          <text:p text:style-name="P2"><text:span text:style-name="T7">16/04/13</text:span></text:p>
        </draw:rect>
        <draw:rect draw:style-name="gr2" draw:text-style-name="P4" draw:layer="layout" svg:width="1.058cm" svg:height="0.567cm" svg:x="22.42cm" svg:y="13.099cm">
          <text:p text:style-name="P2"><text:span text:style-name="T7">6 days</text:span></text:p>
        </draw:rect>
        <draw:rect draw:style-name="gr2" draw:text-style-name="P4" draw:layer="layout" svg:width="1.119cm" svg:height="0.567cm" svg:x="23.48cm" svg:y="14.232cm">
          <text:p text:style-name="P2"><text:span text:style-name="T3">21/04/13</text:span></text:p>
        </draw:rect>
        <draw:rect draw:style-name="gr2" draw:text-style-name="P9" draw:layer="layout" svg:width="1.119cm" svg:height="0.567cm" svg:x="21.302cm" svg:y="14.231cm">
          <text:p text:style-name="P2"><text:span text:style-name="T7">16/04/13</text:span></text:p>
        </draw:rect>
        <draw:rect draw:style-name="gr2" draw:text-style-name="P4" draw:layer="layout" svg:width="1.058cm" svg:height="0.567cm" svg:x="22.422cm" svg:y="14.231cm">
          <text:p text:style-name="P2"><text:span text:style-name="T7">0 days</text:span></text:p>
        </draw:rect>
        <draw:custom-shape draw:style-name="gr4" draw:text-style-name="P2" draw:layer="layout" svg:width="2.934cm" svg:height="0.898cm" svg:x="25.774cm" svg:y="12.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6.566cm" svg:y="12.5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6.566cm" svg:y="12.501cm">
          <text:p text:style-name="P2"><text:span text:style-name="T6">Finish</text:span></text:p>
        </draw:rect>
        <draw:rect draw:style-name="gr5" draw:text-style-name="P7" draw:layer="layout" svg:width="2.173cm" svg:height="0.553cm" svg:x="26.565cm" svg:y="12.847cm">
          <text:p text:style-name="P6"><text:span text:style-name="T5">Date: 21/04/12</text:span></text:p>
        </draw:rect>
        <draw:line draw:style-name="gr7" draw:text-style-name="P2" draw:layer="layout" svg:x1="3.7cm" svg:y1="11.2cm" svg:x2="4.3cm" svg:y2="11.2cm">
          <text:p/>
        </draw:line>
        <draw:line draw:style-name="gr7" draw:text-style-name="P2" draw:layer="layout" svg:x1="8.6cm" svg:y1="11.3cm" svg:x2="8.6cm" svg:y2="13.2cm">
          <text:p/>
        </draw:line>
        <draw:line draw:style-name="gr7" draw:text-style-name="P2" draw:layer="layout" svg:x1="11.6cm" svg:y1="14cm" svg:x2="11.6cm" svg:y2="12.3cm">
          <text:p/>
        </draw:line>
        <draw:line draw:style-name="gr7" draw:text-style-name="P2" draw:layer="layout" svg:x1="15.6cm" svg:y1="11.5cm" svg:x2="15.6cm" svg:y2="13.2cm">
          <text:p/>
        </draw:line>
        <draw:line draw:style-name="gr7" draw:text-style-name="P2" draw:layer="layout" svg:x1="18.9cm" svg:y1="13.8cm" svg:x2="18.9cm" svg:y2="12.2cm">
          <text:p/>
        </draw:line>
        <draw:line draw:style-name="gr7" draw:text-style-name="P2" draw:layer="layout" svg:x1="21.6cm" svg:y1="11.4cm" svg:x2="21.6cm" svg:y2="13.1cm">
          <text:p/>
        </draw:line>
        <draw:line draw:style-name="gr7" draw:text-style-name="P2" draw:layer="layout" svg:x1="25.2cm" svg:y1="13cm" svg:x2="25.9cm" svg:y2="13cm">
          <text:p/>
        </draw:line>
        <draw:frame draw:style-name="gr8" draw:text-style-name="P1" draw:layer="layout" svg:width="10.1cm" svg:height="3.095cm" svg:x="9cm" svg:y="1.727cm">
          <draw:text-box>
            <text:p text:style-name="P2"><text:span text:style-name="T1">PERT Chart for Whole Project</text:span></text:p>
          </draw:text-box>
        </draw:frame>
        <draw:line draw:style-name="gr9" draw:text-style-name="P2" draw:layer="layout" svg:x1="3.7cm" svg:y1="13.1cm" svg:x2="3.7cm" svg:y2="11.2cm">
          <text:p/>
        </draw:line>
        <draw:line draw:style-name="gr9" draw:text-style-name="P2" draw:layer="layout" svg:x1="7.6cm" svg:y1="11.3cm" svg:x2="8.6cm" svg:y2="11.3cm">
          <text:p/>
        </draw:line>
        <draw:line draw:style-name="gr9" draw:text-style-name="P2" draw:layer="layout" svg:x1="11.6cm" svg:y1="14cm" svg:x2="10.4cm" svg:y2="14cm">
          <text:p/>
        </draw:line>
        <draw:line draw:style-name="gr9" draw:text-style-name="P2" draw:layer="layout" svg:x1="13.8cm" svg:y1="11.5cm" svg:x2="15.6cm" svg:y2="11.5cm">
          <text:p/>
        </draw:line>
        <draw:line draw:style-name="gr9" draw:text-style-name="P2" draw:layer="layout" svg:x1="17cm" svg:y1="13.8cm" svg:x2="18.9cm" svg:y2="13.8cm">
          <text:p/>
        </draw:line>
        <draw:line draw:style-name="gr9" draw:text-style-name="P2" draw:layer="layout" svg:x1="20.5cm" svg:y1="11.4cm" svg:x2="21.6cm" svg:y2="11.4cm">
          <text:p/>
        </draw:line>
        <draw:line draw:style-name="gr9" draw:text-style-name="P2" draw:layer="layout" svg:x1="24.6cm" svg:y1="13.9cm" svg:x2="25.2cm" svg:y2="13.9cm">
          <text:p/>
        </draw:line>
        <draw:line draw:style-name="gr9" draw:text-style-name="P2" draw:layer="layout" svg:x1="25.2cm" svg:y1="13cm" svg:x2="25.2cm" svg:y2="13.9cm">
          <text:p/>
        </draw:line>
      </draw:page>
      <draw:page draw:name="page3" draw:style-name="dp1" draw:master-page-name="Default">
        <draw:frame draw:style-name="gr8" draw:text-style-name="P11" draw:layer="layout" svg:width="11.1cm" svg:height="3.095cm" svg:x="8.4cm" svg:y="1.8cm">
          <draw:text-box>
            <text:p text:style-name="P2"><text:span text:style-name="T1">PERT Chart for Plan Stage</text:span></text:p>
          </draw:text-box>
        </draw:frame>
        <draw:custom-shape draw:style-name="gr4" draw:text-style-name="P2" draw:layer="layout" svg:width="2.913cm" svg:height="0.898cm" svg:x="1.011cm" svg:y="12.54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1.811cm" svg:y="12.547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1.811cm" svg:y="12.547cm">
          <text:p text:style-name="P2"><text:span text:style-name="T6">Start</text:span></text:p>
        </draw:rect>
        <draw:rect draw:style-name="gr5" draw:text-style-name="P7" draw:layer="layout" svg:width="2.158cm" svg:height="0.553cm" svg:x="1.809cm" svg:y="12.893cm">
          <text:p text:style-name="P6"><text:span text:style-name="T5">Date: 19/10/12</text:span></text:p>
        </draw:rect>
        <draw:rect draw:style-name="gr2" draw:text-style-name="P3" draw:layer="layout" svg:width="3.297cm" svg:height="0.564cm" svg:x="6.502cm" svg:y="10.568cm">
          <text:p text:style-name="P2"><text:span text:style-name="T2">Task Name</text:span></text:p>
        </draw:rect>
        <draw:rect draw:style-name="gr3" draw:text-style-name="P2" draw:layer="layout" svg:width="0.873cm" svg:height="0.567cm" svg:x="7.621cm" svg:y="10.001cm">
          <text:p/>
        </draw:rect>
        <draw:rect draw:style-name="gr3" draw:text-style-name="P2" draw:layer="layout" svg:width="1.119cm" svg:height="0.567cm" svg:x="6.502cm" svg:y="10.001cm">
          <text:p/>
        </draw:rect>
        <draw:rect draw:style-name="gr3" draw:text-style-name="P2" draw:layer="layout" svg:width="1.119cm" svg:height="0.567cm" svg:x="6.501cm" svg:y="10cm">
          <text:p/>
        </draw:rect>
        <draw:rect draw:style-name="gr2" draw:text-style-name="P4" draw:layer="layout" svg:width="1.119cm" svg:height="0.567cm" svg:x="8.68cm" svg:y="10.0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1cm" svg:y="10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1cm" svg:y="10cm">
          <text:p text:style-name="P2"><text:span text:style-name="T7">Duration</text:span></text:p>
        </draw:rect>
        <draw:rect draw:style-name="gr2" draw:text-style-name="P4" draw:layer="layout" svg:width="1.119cm" svg:height="0.567cm" svg:x="8.682cm" svg:y="11.1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3cm" svg:y="11.1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3cm" svg:y="11.132cm">
          <text:p text:style-name="P2"><text:span text:style-name="T7">Slack</text:span></text:p>
        </draw:rect>
        <draw:rect draw:style-name="gr2" draw:text-style-name="P3" draw:layer="layout" svg:width="3.297cm" svg:height="0.564cm" svg:x="6.501cm" svg:y="10.567cm">
          <text:p text:style-name="P2"><text:span text:style-name="T2">Task Name</text:span></text:p>
        </draw:rect>
        <draw:rect draw:style-name="gr3" draw:text-style-name="P2" draw:layer="layout" svg:width="0.873cm" svg:height="0.567cm" svg:x="7.62cm" svg:y="10cm">
          <text:p/>
        </draw:rect>
        <draw:rect draw:style-name="gr3" draw:text-style-name="P2" draw:layer="layout" svg:width="1.119cm" svg:height="0.567cm" svg:x="6.501cm" svg:y="10cm">
          <text:p/>
        </draw:rect>
        <draw:rect draw:style-name="gr3" draw:text-style-name="P2" draw:layer="layout" svg:width="1.119cm" svg:height="0.567cm" svg:x="6.5cm" svg:y="9.999cm">
          <text:p/>
        </draw:rect>
        <draw:rect draw:style-name="gr2" draw:text-style-name="P4" draw:layer="layout" svg:width="1.119cm" svg:height="0.567cm" svg:x="8.679cm" svg:y="10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cm" svg:y="9.9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cm" svg:y="9.999cm">
          <text:p text:style-name="P2"><text:span text:style-name="T7">Duration</text:span></text:p>
        </draw:rect>
        <draw:rect draw:style-name="gr2" draw:text-style-name="P4" draw:layer="layout" svg:width="1.119cm" svg:height="0.567cm" svg:x="8.681cm" svg:y="11.1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2cm" svg:y="11.1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2cm" svg:y="11.131cm">
          <text:p text:style-name="P2"><text:span text:style-name="T7">Slack</text:span></text:p>
        </draw:rect>
        <draw:rect draw:style-name="gr2" draw:text-style-name="P12" draw:layer="layout" svg:width="3.297cm" svg:height="0.564cm" svg:x="6.501cm" svg:y="10.567cm">
          <text:p text:style-name="P2"><text:span text:style-name="T9">1.1 Choose Language</text:span></text:p>
        </draw:rect>
        <draw:rect draw:style-name="gr3" draw:text-style-name="P2" draw:layer="layout" svg:width="0.873cm" svg:height="0.567cm" svg:x="7.62cm" svg:y="10cm">
          <text:p/>
        </draw:rect>
        <draw:rect draw:style-name="gr3" draw:text-style-name="P2" draw:layer="layout" svg:width="1.119cm" svg:height="0.567cm" svg:x="6.501cm" svg:y="10cm">
          <text:p/>
        </draw:rect>
        <draw:rect draw:style-name="gr3" draw:text-style-name="P2" draw:layer="layout" svg:width="1.119cm" svg:height="0.567cm" svg:x="6.5cm" svg:y="9.999cm">
          <text:p/>
        </draw:rect>
        <draw:rect draw:style-name="gr2" draw:text-style-name="P4" draw:layer="layout" svg:width="1.119cm" svg:height="0.567cm" svg:x="8.679cm" svg:y="10cm">
          <text:p text:style-name="P2"><text:span text:style-name="T3">23/10/12</text:span></text:p>
        </draw:rect>
        <draw:rect draw:style-name="gr2" draw:text-style-name="P9" draw:layer="layout" svg:width="1.119cm" svg:height="0.567cm" svg:x="6.502cm" svg:y="9.999cm">
          <text:p text:style-name="P2"><text:span text:style-name="T7">19/10/12</text:span></text:p>
        </draw:rect>
        <draw:rect draw:style-name="gr2" draw:text-style-name="P4" draw:layer="layout" svg:width="1.059cm" svg:height="0.567cm" svg:x="7.62cm" svg:y="9.999cm">
          <text:p text:style-name="P2"><text:span text:style-name="T7">5 days</text:span></text:p>
        </draw:rect>
        <draw:rect draw:style-name="gr2" draw:text-style-name="P4" draw:layer="layout" svg:width="1.119cm" svg:height="0.567cm" svg:x="8.681cm" svg:y="11.132cm">
          <text:p text:style-name="P2"><text:span text:style-name="T3">27/10/12</text:span></text:p>
        </draw:rect>
        <draw:rect draw:style-name="gr2" draw:text-style-name="P9" draw:layer="layout" svg:width="1.119cm" svg:height="0.567cm" svg:x="6.502cm" svg:y="11.131cm">
          <text:p text:style-name="P2"><text:span text:style-name="T7">22/10/12</text:span></text:p>
        </draw:rect>
        <draw:rect draw:style-name="gr2" draw:text-style-name="P4" draw:layer="layout" svg:width="1.059cm" svg:height="0.567cm" svg:x="7.622cm" svg:y="11.131cm">
          <text:p text:style-name="P2"><text:span text:style-name="T7">4 days</text:span></text:p>
        </draw:rect>
        <draw:rect draw:style-name="gr2" draw:text-style-name="P3" draw:layer="layout" svg:width="3.297cm" svg:height="0.564cm" svg:x="6.502cm" svg:y="12.867cm">
          <text:p text:style-name="P2"><text:span text:style-name="T2">Task Name</text:span></text:p>
        </draw:rect>
        <draw:rect draw:style-name="gr3" draw:text-style-name="P2" draw:layer="layout" svg:width="0.873cm" svg:height="0.567cm" svg:x="7.621cm" svg:y="12.3cm">
          <text:p/>
        </draw:rect>
        <draw:rect draw:style-name="gr3" draw:text-style-name="P2" draw:layer="layout" svg:width="1.119cm" svg:height="0.567cm" svg:x="6.502cm" svg:y="12.3cm">
          <text:p/>
        </draw:rect>
        <draw:rect draw:style-name="gr3" draw:text-style-name="P2" draw:layer="layout" svg:width="1.119cm" svg:height="0.567cm" svg:x="6.501cm" svg:y="12.299cm">
          <text:p/>
        </draw:rect>
        <draw:rect draw:style-name="gr2" draw:text-style-name="P4" draw:layer="layout" svg:width="1.119cm" svg:height="0.567cm" svg:x="8.68cm" svg:y="12.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1cm" svg:y="12.2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1cm" svg:y="12.299cm">
          <text:p text:style-name="P2"><text:span text:style-name="T7">Duration</text:span></text:p>
        </draw:rect>
        <draw:rect draw:style-name="gr2" draw:text-style-name="P4" draw:layer="layout" svg:width="1.119cm" svg:height="0.567cm" svg:x="8.682cm" svg:y="13.4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3cm" svg:y="13.4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3cm" svg:y="13.431cm">
          <text:p text:style-name="P2"><text:span text:style-name="T7">Slack</text:span></text:p>
        </draw:rect>
        <draw:rect draw:style-name="gr2" draw:text-style-name="P3" draw:layer="layout" svg:width="3.297cm" svg:height="0.564cm" svg:x="6.501cm" svg:y="12.866cm">
          <text:p text:style-name="P2"><text:span text:style-name="T2">Task Name</text:span></text:p>
        </draw:rect>
        <draw:rect draw:style-name="gr3" draw:text-style-name="P2" draw:layer="layout" svg:width="0.873cm" svg:height="0.567cm" svg:x="7.62cm" svg:y="12.299cm">
          <text:p/>
        </draw:rect>
        <draw:rect draw:style-name="gr3" draw:text-style-name="P2" draw:layer="layout" svg:width="1.119cm" svg:height="0.567cm" svg:x="6.501cm" svg:y="12.299cm">
          <text:p/>
        </draw:rect>
        <draw:rect draw:style-name="gr3" draw:text-style-name="P2" draw:layer="layout" svg:width="1.119cm" svg:height="0.567cm" svg:x="6.5cm" svg:y="12.298cm">
          <text:p/>
        </draw:rect>
        <draw:rect draw:style-name="gr2" draw:text-style-name="P4" draw:layer="layout" svg:width="1.119cm" svg:height="0.567cm" svg:x="8.679cm" svg:y="12.29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cm" svg:y="12.29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cm" svg:y="12.298cm">
          <text:p text:style-name="P2"><text:span text:style-name="T7">Duration</text:span></text:p>
        </draw:rect>
        <draw:rect draw:style-name="gr2" draw:text-style-name="P4" draw:layer="layout" svg:width="1.119cm" svg:height="0.567cm" svg:x="8.681cm" svg:y="13.43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2cm" svg:y="13.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2cm" svg:y="13.43cm">
          <text:p text:style-name="P2"><text:span text:style-name="T7">Slack</text:span></text:p>
        </draw:rect>
        <draw:rect draw:style-name="gr2" draw:text-style-name="P10" draw:layer="layout" svg:width="3.297cm" svg:height="0.564cm" svg:x="6.501cm" svg:y="12.866cm">
          <text:p text:style-name="P2"><text:span text:style-name="T8">1.2 Choose Cloud</text:span></text:p>
        </draw:rect>
        <draw:rect draw:style-name="gr3" draw:text-style-name="P2" draw:layer="layout" svg:width="0.873cm" svg:height="0.567cm" svg:x="7.62cm" svg:y="12.299cm">
          <text:p/>
        </draw:rect>
        <draw:rect draw:style-name="gr3" draw:text-style-name="P2" draw:layer="layout" svg:width="1.119cm" svg:height="0.567cm" svg:x="6.501cm" svg:y="12.299cm">
          <text:p/>
        </draw:rect>
        <draw:rect draw:style-name="gr3" draw:text-style-name="P2" draw:layer="layout" svg:width="1.119cm" svg:height="0.567cm" svg:x="6.5cm" svg:y="12.298cm">
          <text:p/>
        </draw:rect>
        <draw:rect draw:style-name="gr2" draw:text-style-name="P4" draw:layer="layout" svg:width="1.119cm" svg:height="0.567cm" svg:x="8.679cm" svg:y="12.299cm">
          <text:p text:style-name="P2"><text:span text:style-name="T3">23/10/12</text:span></text:p>
        </draw:rect>
        <draw:rect draw:style-name="gr2" draw:text-style-name="P9" draw:layer="layout" svg:width="1.119cm" svg:height="0.567cm" svg:x="6.5cm" svg:y="12.298cm">
          <text:p text:style-name="P2"><text:span text:style-name="T7">19/10/12</text:span></text:p>
        </draw:rect>
        <draw:rect draw:style-name="gr2" draw:text-style-name="P4" draw:layer="layout" svg:width="1.059cm" svg:height="0.567cm" svg:x="7.62cm" svg:y="12.298cm">
          <text:p text:style-name="P2"><text:span text:style-name="T7">4 days</text:span></text:p>
        </draw:rect>
        <draw:rect draw:style-name="gr2" draw:text-style-name="P4" draw:layer="layout" svg:width="1.119cm" svg:height="0.567cm" svg:x="8.681cm" svg:y="13.431cm">
          <text:p text:style-name="P2"><text:span text:style-name="T3">27/10/12</text:span></text:p>
        </draw:rect>
        <draw:rect draw:style-name="gr2" draw:text-style-name="P9" draw:layer="layout" svg:width="1.119cm" svg:height="0.567cm" svg:x="6.502cm" svg:y="13.43cm">
          <text:p text:style-name="P2"><text:span text:style-name="T7">22/10/12</text:span></text:p>
        </draw:rect>
        <draw:rect draw:style-name="gr2" draw:text-style-name="P4" draw:layer="layout" svg:width="1.059cm" svg:height="0.567cm" svg:x="7.622cm" svg:y="13.43cm">
          <text:p text:style-name="P2"><text:span text:style-name="T7">4 days</text:span></text:p>
        </draw:rect>
        <draw:rect draw:style-name="gr2" draw:text-style-name="P3" draw:layer="layout" svg:width="3.297cm" svg:height="0.564cm" svg:x="6.503cm" svg:y="15.168cm">
          <text:p text:style-name="P2"><text:span text:style-name="T2">Task Name</text:span></text:p>
        </draw:rect>
        <draw:rect draw:style-name="gr3" draw:text-style-name="P2" draw:layer="layout" svg:width="0.873cm" svg:height="0.567cm" svg:x="7.622cm" svg:y="14.601cm">
          <text:p/>
        </draw:rect>
        <draw:rect draw:style-name="gr3" draw:text-style-name="P2" draw:layer="layout" svg:width="1.119cm" svg:height="0.567cm" svg:x="6.503cm" svg:y="14.601cm">
          <text:p/>
        </draw:rect>
        <draw:rect draw:style-name="gr3" draw:text-style-name="P2" draw:layer="layout" svg:width="1.119cm" svg:height="0.567cm" svg:x="6.502cm" svg:y="14.6cm">
          <text:p/>
        </draw:rect>
        <draw:rect draw:style-name="gr2" draw:text-style-name="P4" draw:layer="layout" svg:width="1.119cm" svg:height="0.567cm" svg:x="8.681cm" svg:y="14.6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2cm" svg:y="14.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2cm" svg:y="14.6cm">
          <text:p text:style-name="P2"><text:span text:style-name="T7">Duration</text:span></text:p>
        </draw:rect>
        <draw:rect draw:style-name="gr2" draw:text-style-name="P4" draw:layer="layout" svg:width="1.119cm" svg:height="0.567cm" svg:x="8.683cm" svg:y="15.7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4cm" svg:y="15.7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4cm" svg:y="15.732cm">
          <text:p text:style-name="P2"><text:span text:style-name="T7">Slack</text:span></text:p>
        </draw:rect>
        <draw:rect draw:style-name="gr2" draw:text-style-name="P3" draw:layer="layout" svg:width="3.297cm" svg:height="0.564cm" svg:x="6.502cm" svg:y="15.167cm">
          <text:p text:style-name="P2"><text:span text:style-name="T2">Task Name</text:span></text:p>
        </draw:rect>
        <draw:rect draw:style-name="gr3" draw:text-style-name="P2" draw:layer="layout" svg:width="0.873cm" svg:height="0.567cm" svg:x="7.621cm" svg:y="14.6cm">
          <text:p/>
        </draw:rect>
        <draw:rect draw:style-name="gr3" draw:text-style-name="P2" draw:layer="layout" svg:width="1.119cm" svg:height="0.567cm" svg:x="6.502cm" svg:y="14.6cm">
          <text:p/>
        </draw:rect>
        <draw:rect draw:style-name="gr3" draw:text-style-name="P2" draw:layer="layout" svg:width="1.119cm" svg:height="0.567cm" svg:x="6.501cm" svg:y="14.599cm">
          <text:p/>
        </draw:rect>
        <draw:rect draw:style-name="gr2" draw:text-style-name="P4" draw:layer="layout" svg:width="1.119cm" svg:height="0.567cm" svg:x="8.68cm" svg:y="14.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1cm" svg:y="14.5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7.621cm" svg:y="14.599cm">
          <text:p text:style-name="P2"><text:span text:style-name="T7">Duration</text:span></text:p>
        </draw:rect>
        <draw:rect draw:style-name="gr2" draw:text-style-name="P4" draw:layer="layout" svg:width="1.119cm" svg:height="0.567cm" svg:x="8.682cm" svg:y="15.7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6.503cm" svg:y="15.7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7.623cm" svg:y="15.731cm">
          <text:p text:style-name="P2"><text:span text:style-name="T7">Slack</text:span></text:p>
        </draw:rect>
        <draw:rect draw:style-name="gr2" draw:text-style-name="P10" draw:layer="layout" svg:width="3.297cm" svg:height="0.564cm" svg:x="6.502cm" svg:y="15.167cm">
          <text:p text:style-name="P2"><text:span text:style-name="T8">1.3 WBTs</text:span></text:p>
        </draw:rect>
        <draw:rect draw:style-name="gr3" draw:text-style-name="P2" draw:layer="layout" svg:width="0.873cm" svg:height="0.567cm" svg:x="7.621cm" svg:y="14.6cm">
          <text:p/>
        </draw:rect>
        <draw:rect draw:style-name="gr3" draw:text-style-name="P2" draw:layer="layout" svg:width="1.119cm" svg:height="0.567cm" svg:x="6.502cm" svg:y="14.6cm">
          <text:p/>
        </draw:rect>
        <draw:rect draw:style-name="gr3" draw:text-style-name="P2" draw:layer="layout" svg:width="1.119cm" svg:height="0.567cm" svg:x="6.501cm" svg:y="14.599cm">
          <text:p/>
        </draw:rect>
        <draw:rect draw:style-name="gr2" draw:text-style-name="P4" draw:layer="layout" svg:width="1.119cm" svg:height="0.567cm" svg:x="8.68cm" svg:y="14.6cm">
          <text:p text:style-name="P2"><text:span text:style-name="T3">22/10/12</text:span></text:p>
        </draw:rect>
        <draw:rect draw:style-name="gr2" draw:text-style-name="P9" draw:layer="layout" svg:width="1.119cm" svg:height="0.567cm" svg:x="6.501cm" svg:y="14.599cm">
          <text:p text:style-name="P2"><text:span text:style-name="T7">19/10/12</text:span></text:p>
        </draw:rect>
        <draw:rect draw:style-name="gr2" draw:text-style-name="P4" draw:layer="layout" svg:width="1.059cm" svg:height="0.567cm" svg:x="7.621cm" svg:y="14.599cm">
          <text:p text:style-name="P2"><text:span text:style-name="T7">4 days</text:span></text:p>
        </draw:rect>
        <draw:rect draw:style-name="gr2" draw:text-style-name="P4" draw:layer="layout" svg:width="1.119cm" svg:height="0.567cm" svg:x="8.682cm" svg:y="15.732cm">
          <text:p text:style-name="P2"><text:span text:style-name="T3">22/10/12</text:span></text:p>
        </draw:rect>
        <draw:rect draw:style-name="gr2" draw:text-style-name="P9" draw:layer="layout" svg:width="1.119cm" svg:height="0.567cm" svg:x="6.503cm" svg:y="15.731cm">
          <text:p text:style-name="P2"><text:span text:style-name="T7">19/10/12</text:span></text:p>
        </draw:rect>
        <draw:rect draw:style-name="gr2" draw:text-style-name="P4" draw:layer="layout" svg:width="1.059cm" svg:height="0.567cm" svg:x="7.623cm" svg:y="15.731cm">
          <text:p text:style-name="P2"><text:span text:style-name="T7">0 days</text:span></text:p>
        </draw:rect>
        <draw:rect draw:style-name="gr2" draw:text-style-name="P3" draw:layer="layout" svg:width="3.297cm" svg:height="0.564cm" svg:x="12.902cm" svg:y="13.268cm">
          <text:p text:style-name="P2"><text:span text:style-name="T2">Task Name</text:span></text:p>
        </draw:rect>
        <draw:rect draw:style-name="gr3" draw:text-style-name="P2" draw:layer="layout" svg:width="0.873cm" svg:height="0.567cm" svg:x="14.021cm" svg:y="12.701cm">
          <text:p/>
        </draw:rect>
        <draw:rect draw:style-name="gr3" draw:text-style-name="P2" draw:layer="layout" svg:width="1.119cm" svg:height="0.567cm" svg:x="12.902cm" svg:y="12.701cm">
          <text:p/>
        </draw:rect>
        <draw:rect draw:style-name="gr3" draw:text-style-name="P2" draw:layer="layout" svg:width="1.119cm" svg:height="0.567cm" svg:x="12.901cm" svg:y="12.7cm">
          <text:p/>
        </draw:rect>
        <draw:rect draw:style-name="gr2" draw:text-style-name="P4" draw:layer="layout" svg:width="1.119cm" svg:height="0.567cm" svg:x="15.08cm" svg:y="12.7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1cm" svg:y="12.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021cm" svg:y="12.7cm">
          <text:p text:style-name="P2"><text:span text:style-name="T7">Duration</text:span></text:p>
        </draw:rect>
        <draw:rect draw:style-name="gr2" draw:text-style-name="P4" draw:layer="layout" svg:width="1.119cm" svg:height="0.567cm" svg:x="15.082cm" svg:y="13.8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3cm" svg:y="13.8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023cm" svg:y="13.832cm">
          <text:p text:style-name="P2"><text:span text:style-name="T7">Slack</text:span></text:p>
        </draw:rect>
        <draw:rect draw:style-name="gr2" draw:text-style-name="P3" draw:layer="layout" svg:width="3.297cm" svg:height="0.564cm" svg:x="12.901cm" svg:y="13.267cm">
          <text:p text:style-name="P2"><text:span text:style-name="T2">Task Name</text:span></text:p>
        </draw:rect>
        <draw:rect draw:style-name="gr3" draw:text-style-name="P2" draw:layer="layout" svg:width="0.873cm" svg:height="0.567cm" svg:x="14.02cm" svg:y="12.7cm">
          <text:p/>
        </draw:rect>
        <draw:rect draw:style-name="gr3" draw:text-style-name="P2" draw:layer="layout" svg:width="1.119cm" svg:height="0.567cm" svg:x="12.901cm" svg:y="12.7cm">
          <text:p/>
        </draw:rect>
        <draw:rect draw:style-name="gr3" draw:text-style-name="P2" draw:layer="layout" svg:width="1.119cm" svg:height="0.567cm" svg:x="12.9cm" svg:y="12.699cm">
          <text:p/>
        </draw:rect>
        <draw:rect draw:style-name="gr2" draw:text-style-name="P4" draw:layer="layout" svg:width="1.119cm" svg:height="0.567cm" svg:x="15.079cm" svg:y="12.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cm" svg:y="12.6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02cm" svg:y="12.699cm">
          <text:p text:style-name="P2"><text:span text:style-name="T7">Duration</text:span></text:p>
        </draw:rect>
        <draw:rect draw:style-name="gr2" draw:text-style-name="P4" draw:layer="layout" svg:width="1.119cm" svg:height="0.567cm" svg:x="15.081cm" svg:y="13.8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2cm" svg:y="13.8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022cm" svg:y="13.831cm">
          <text:p text:style-name="P2"><text:span text:style-name="T7">Slack</text:span></text:p>
        </draw:rect>
        <draw:rect draw:style-name="gr2" draw:text-style-name="P10" draw:layer="layout" svg:width="3.297cm" svg:height="0.564cm" svg:x="12.901cm" svg:y="13.267cm">
          <text:p text:style-name="P2"><text:span text:style-name="T8">1.4 PERTs</text:span></text:p>
        </draw:rect>
        <draw:rect draw:style-name="gr3" draw:text-style-name="P2" draw:layer="layout" svg:width="0.873cm" svg:height="0.567cm" svg:x="14.02cm" svg:y="12.7cm">
          <text:p/>
        </draw:rect>
        <draw:rect draw:style-name="gr3" draw:text-style-name="P2" draw:layer="layout" svg:width="1.119cm" svg:height="0.567cm" svg:x="12.901cm" svg:y="12.7cm">
          <text:p/>
        </draw:rect>
        <draw:rect draw:style-name="gr3" draw:text-style-name="P2" draw:layer="layout" svg:width="1.119cm" svg:height="0.567cm" svg:x="12.9cm" svg:y="12.699cm">
          <text:p/>
        </draw:rect>
        <draw:rect draw:style-name="gr2" draw:text-style-name="P4" draw:layer="layout" svg:width="1.119cm" svg:height="0.567cm" svg:x="15.079cm" svg:y="12.7cm">
          <text:p text:style-name="P2"><text:span text:style-name="T3">27/10/12</text:span></text:p>
        </draw:rect>
        <draw:rect draw:style-name="gr2" draw:text-style-name="P9" draw:layer="layout" svg:width="1.119cm" svg:height="0.567cm" svg:x="12.9cm" svg:y="12.699cm">
          <text:p text:style-name="P2"><text:span text:style-name="T7">23/10/12</text:span></text:p>
        </draw:rect>
        <draw:rect draw:style-name="gr2" draw:text-style-name="P4" draw:layer="layout" svg:width="1.059cm" svg:height="0.567cm" svg:x="14.02cm" svg:y="12.699cm">
          <text:p text:style-name="P2"><text:span text:style-name="T7">5 days</text:span></text:p>
        </draw:rect>
        <draw:rect draw:style-name="gr2" draw:text-style-name="P4" draw:layer="layout" svg:width="1.119cm" svg:height="0.567cm" svg:x="15.081cm" svg:y="13.832cm">
          <text:p text:style-name="P2"><text:span text:style-name="T3">27/10/12</text:span></text:p>
        </draw:rect>
        <draw:rect draw:style-name="gr2" draw:text-style-name="P9" draw:layer="layout" svg:width="1.119cm" svg:height="0.567cm" svg:x="12.904cm" svg:y="13.831cm">
          <text:p text:style-name="P2"><text:span text:style-name="T7">23/10/12</text:span></text:p>
        </draw:rect>
        <draw:rect draw:style-name="gr2" draw:text-style-name="P4" draw:layer="layout" svg:width="1.059cm" svg:height="0.567cm" svg:x="14.022cm" svg:y="13.831cm">
          <text:p text:style-name="P2"><text:span text:style-name="T7">0 days</text:span></text:p>
        </draw:rect>
        <draw:rect draw:style-name="gr2" draw:text-style-name="P3" draw:layer="layout" svg:width="3.297cm" svg:height="0.564cm" svg:x="12.902cm" svg:y="15.768cm">
          <text:p text:style-name="P2"><text:span text:style-name="T2">Task Name</text:span></text:p>
        </draw:rect>
        <draw:rect draw:style-name="gr3" draw:text-style-name="P2" draw:layer="layout" svg:width="0.873cm" svg:height="0.567cm" svg:x="14.021cm" svg:y="15.201cm">
          <text:p/>
        </draw:rect>
        <draw:rect draw:style-name="gr3" draw:text-style-name="P2" draw:layer="layout" svg:width="1.119cm" svg:height="0.567cm" svg:x="12.902cm" svg:y="15.201cm">
          <text:p/>
        </draw:rect>
        <draw:rect draw:style-name="gr3" draw:text-style-name="P2" draw:layer="layout" svg:width="1.119cm" svg:height="0.567cm" svg:x="12.901cm" svg:y="15.2cm">
          <text:p/>
        </draw:rect>
        <draw:rect draw:style-name="gr2" draw:text-style-name="P4" draw:layer="layout" svg:width="1.119cm" svg:height="0.567cm" svg:x="15.08cm" svg:y="15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1cm" svg:y="15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021cm" svg:y="15.2cm">
          <text:p text:style-name="P2"><text:span text:style-name="T7">Duration</text:span></text:p>
        </draw:rect>
        <draw:rect draw:style-name="gr2" draw:text-style-name="P4" draw:layer="layout" svg:width="1.119cm" svg:height="0.567cm" svg:x="15.082cm" svg:y="16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3cm" svg:y="16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023cm" svg:y="16.332cm">
          <text:p text:style-name="P2"><text:span text:style-name="T7">Slack</text:span></text:p>
        </draw:rect>
        <draw:rect draw:style-name="gr2" draw:text-style-name="P3" draw:layer="layout" svg:width="3.297cm" svg:height="0.564cm" svg:x="12.901cm" svg:y="15.767cm">
          <text:p text:style-name="P2"><text:span text:style-name="T2">Task Name</text:span></text:p>
        </draw:rect>
        <draw:rect draw:style-name="gr3" draw:text-style-name="P2" draw:layer="layout" svg:width="0.873cm" svg:height="0.567cm" svg:x="14.02cm" svg:y="15.2cm">
          <text:p/>
        </draw:rect>
        <draw:rect draw:style-name="gr3" draw:text-style-name="P2" draw:layer="layout" svg:width="1.119cm" svg:height="0.567cm" svg:x="12.901cm" svg:y="15.2cm">
          <text:p/>
        </draw:rect>
        <draw:rect draw:style-name="gr3" draw:text-style-name="P2" draw:layer="layout" svg:width="1.119cm" svg:height="0.567cm" svg:x="12.9cm" svg:y="15.199cm">
          <text:p/>
        </draw:rect>
        <draw:rect draw:style-name="gr2" draw:text-style-name="P4" draw:layer="layout" svg:width="1.119cm" svg:height="0.567cm" svg:x="15.079cm" svg:y="15.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cm" svg:y="15.1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02cm" svg:y="15.199cm">
          <text:p text:style-name="P2"><text:span text:style-name="T7">Duration</text:span></text:p>
        </draw:rect>
        <draw:rect draw:style-name="gr2" draw:text-style-name="P4" draw:layer="layout" svg:width="1.119cm" svg:height="0.567cm" svg:x="15.081cm" svg:y="16.3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902cm" svg:y="16.3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022cm" svg:y="16.331cm">
          <text:p text:style-name="P2"><text:span text:style-name="T7">Slack</text:span></text:p>
        </draw:rect>
        <draw:rect draw:style-name="gr2" draw:text-style-name="P10" draw:layer="layout" svg:width="3.297cm" svg:height="0.564cm" svg:x="12.901cm" svg:y="15.767cm">
          <text:p text:style-name="P2"><text:span text:style-name="T8">1.5 Gantt</text:span></text:p>
        </draw:rect>
        <draw:rect draw:style-name="gr3" draw:text-style-name="P2" draw:layer="layout" svg:width="0.873cm" svg:height="0.567cm" svg:x="14.02cm" svg:y="15.2cm">
          <text:p/>
        </draw:rect>
        <draw:rect draw:style-name="gr3" draw:text-style-name="P2" draw:layer="layout" svg:width="1.119cm" svg:height="0.567cm" svg:x="12.901cm" svg:y="15.2cm">
          <text:p/>
        </draw:rect>
        <draw:rect draw:style-name="gr3" draw:text-style-name="P2" draw:layer="layout" svg:width="1.119cm" svg:height="0.567cm" svg:x="12.9cm" svg:y="15.199cm">
          <text:p/>
        </draw:rect>
        <draw:rect draw:style-name="gr2" draw:text-style-name="P4" draw:layer="layout" svg:width="1.119cm" svg:height="0.567cm" svg:x="15.079cm" svg:y="15.2cm">
          <text:p text:style-name="P2"><text:span text:style-name="T3">27/10/12</text:span></text:p>
        </draw:rect>
        <draw:rect draw:style-name="gr2" draw:text-style-name="P9" draw:layer="layout" svg:width="1.119cm" svg:height="0.567cm" svg:x="12.9cm" svg:y="15.199cm">
          <text:p text:style-name="P2"><text:span text:style-name="T7">23/10/12</text:span></text:p>
        </draw:rect>
        <draw:rect draw:style-name="gr2" draw:text-style-name="P4" draw:layer="layout" svg:width="1.059cm" svg:height="0.567cm" svg:x="14.02cm" svg:y="15.199cm">
          <text:p text:style-name="P2"><text:span text:style-name="T7">5 days</text:span></text:p>
        </draw:rect>
        <draw:rect draw:style-name="gr2" draw:text-style-name="P4" draw:layer="layout" svg:width="1.119cm" svg:height="0.567cm" svg:x="15.081cm" svg:y="16.332cm">
          <text:p text:style-name="P2"><text:span text:style-name="T3">27/10/12</text:span></text:p>
        </draw:rect>
        <draw:rect draw:style-name="gr2" draw:text-style-name="P9" draw:layer="layout" svg:width="1.119cm" svg:height="0.567cm" svg:x="12.902cm" svg:y="16.331cm">
          <text:p text:style-name="P2"><text:span text:style-name="T7">23/10/12</text:span></text:p>
        </draw:rect>
        <draw:rect draw:style-name="gr2" draw:text-style-name="P4" draw:layer="layout" svg:width="1.059cm" svg:height="0.567cm" svg:x="14.022cm" svg:y="16.331cm">
          <text:p text:style-name="P2"><text:span text:style-name="T7">0 days</text:span></text:p>
        </draw:rect>
        <draw:rect draw:style-name="gr2" draw:text-style-name="P3" draw:layer="layout" svg:width="3.297cm" svg:height="0.564cm" svg:x="19.001cm" svg:y="11.469cm">
          <text:p text:style-name="P2"><text:span text:style-name="T2">Task Name</text:span></text:p>
        </draw:rect>
        <draw:rect draw:style-name="gr3" draw:text-style-name="P2" draw:layer="layout" svg:width="0.873cm" svg:height="0.567cm" svg:x="20.12cm" svg:y="10.902cm">
          <text:p/>
        </draw:rect>
        <draw:rect draw:style-name="gr3" draw:text-style-name="P2" draw:layer="layout" svg:width="1.119cm" svg:height="0.567cm" svg:x="19.001cm" svg:y="10.902cm">
          <text:p/>
        </draw:rect>
        <draw:rect draw:style-name="gr3" draw:text-style-name="P2" draw:layer="layout" svg:width="1.119cm" svg:height="0.567cm" svg:x="19cm" svg:y="10.901cm">
          <text:p/>
        </draw:rect>
        <draw:rect draw:style-name="gr2" draw:text-style-name="P4" draw:layer="layout" svg:width="1.119cm" svg:height="0.567cm" svg:x="21.179cm" svg:y="10.9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9cm" svg:y="10.9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0.12cm" svg:y="10.901cm">
          <text:p text:style-name="P2"><text:span text:style-name="T7">Duration</text:span></text:p>
        </draw:rect>
        <draw:rect draw:style-name="gr2" draw:text-style-name="P4" draw:layer="layout" svg:width="1.119cm" svg:height="0.567cm" svg:x="21.181cm" svg:y="12.0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9.002cm" svg:y="12.0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0.122cm" svg:y="12.033cm">
          <text:p text:style-name="P2"><text:span text:style-name="T7">Slack</text:span></text:p>
        </draw:rect>
        <draw:rect draw:style-name="gr2" draw:text-style-name="P3" draw:layer="layout" svg:width="3.297cm" svg:height="0.564cm" svg:x="19cm" svg:y="11.468cm">
          <text:p text:style-name="P2"><text:span text:style-name="T2">Task Name</text:span></text:p>
        </draw:rect>
        <draw:rect draw:style-name="gr3" draw:text-style-name="P2" draw:layer="layout" svg:width="0.873cm" svg:height="0.567cm" svg:x="20.119cm" svg:y="10.901cm">
          <text:p/>
        </draw:rect>
        <draw:rect draw:style-name="gr3" draw:text-style-name="P2" draw:layer="layout" svg:width="1.119cm" svg:height="0.567cm" svg:x="19cm" svg:y="10.901cm">
          <text:p/>
        </draw:rect>
        <draw:rect draw:style-name="gr3" draw:text-style-name="P2" draw:layer="layout" svg:width="1.119cm" svg:height="0.567cm" svg:x="18.999cm" svg:y="10.9cm">
          <text:p/>
        </draw:rect>
        <draw:rect draw:style-name="gr2" draw:text-style-name="P4" draw:layer="layout" svg:width="1.119cm" svg:height="0.567cm" svg:x="21.178cm" svg:y="10.9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8.999cm" svg:y="10.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0.119cm" svg:y="10.9cm">
          <text:p text:style-name="P2"><text:span text:style-name="T7">Duration</text:span></text:p>
        </draw:rect>
        <draw:rect draw:style-name="gr2" draw:text-style-name="P4" draw:layer="layout" svg:width="1.119cm" svg:height="0.567cm" svg:x="21.18cm" svg:y="12.0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9.001cm" svg:y="12.0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0.121cm" svg:y="12.032cm">
          <text:p text:style-name="P2"><text:span text:style-name="T7">Slack</text:span></text:p>
        </draw:rect>
        <draw:rect draw:style-name="gr2" draw:text-style-name="P10" draw:layer="layout" svg:width="3.297cm" svg:height="0.564cm" svg:x="19cm" svg:y="11.468cm">
          <text:p text:style-name="P2"><text:span text:style-name="T8">1.6 Report</text:span></text:p>
        </draw:rect>
        <draw:rect draw:style-name="gr3" draw:text-style-name="P2" draw:layer="layout" svg:width="0.873cm" svg:height="0.567cm" svg:x="20.119cm" svg:y="10.901cm">
          <text:p/>
        </draw:rect>
        <draw:rect draw:style-name="gr3" draw:text-style-name="P2" draw:layer="layout" svg:width="1.119cm" svg:height="0.567cm" svg:x="19cm" svg:y="10.901cm">
          <text:p/>
        </draw:rect>
        <draw:rect draw:style-name="gr3" draw:text-style-name="P2" draw:layer="layout" svg:width="1.119cm" svg:height="0.567cm" svg:x="18.999cm" svg:y="10.9cm">
          <text:p/>
        </draw:rect>
        <draw:rect draw:style-name="gr2" draw:text-style-name="P4" draw:layer="layout" svg:width="1.119cm" svg:height="0.567cm" svg:x="21.178cm" svg:y="10.901cm">
          <text:p text:style-name="P2"><text:span text:style-name="T3">01/11/12</text:span></text:p>
        </draw:rect>
        <draw:rect draw:style-name="gr2" draw:text-style-name="P9" draw:layer="layout" svg:width="1.119cm" svg:height="0.567cm" svg:x="18.999cm" svg:y="10.9cm">
          <text:p text:style-name="P2"><text:span text:style-name="T7">28/10/12</text:span></text:p>
        </draw:rect>
        <draw:rect draw:style-name="gr2" draw:text-style-name="P4" draw:layer="layout" svg:width="1.059cm" svg:height="0.567cm" svg:x="20.119cm" svg:y="10.9cm">
          <text:p text:style-name="P2"><text:span text:style-name="T7">5 days</text:span></text:p>
        </draw:rect>
        <draw:rect draw:style-name="gr2" draw:text-style-name="P4" draw:layer="layout" svg:width="1.119cm" svg:height="0.567cm" svg:x="21.18cm" svg:y="12.033cm">
          <text:p text:style-name="P2"><text:span text:style-name="T3">01/11/12</text:span></text:p>
        </draw:rect>
        <draw:rect draw:style-name="gr2" draw:text-style-name="P9" draw:layer="layout" svg:width="1.119cm" svg:height="0.567cm" svg:x="19.001cm" svg:y="12.032cm">
          <text:p text:style-name="P2"><text:span text:style-name="T7">28/10/12</text:span></text:p>
        </draw:rect>
        <draw:rect draw:style-name="gr2" draw:text-style-name="P4" draw:layer="layout" svg:width="1.059cm" svg:height="0.567cm" svg:x="20.121cm" svg:y="12.032cm">
          <text:p text:style-name="P2"><text:span text:style-name="T7">0 days</text:span></text:p>
        </draw:rect>
        <draw:custom-shape draw:style-name="gr4" draw:text-style-name="P2" draw:layer="layout" svg:width="2.934cm" svg:height="0.898cm" svg:x="24.674cm" svg:y="12.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5.466cm" svg:y="12.6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5.466cm" svg:y="12.601cm">
          <text:p text:style-name="P2"><text:span text:style-name="T6">Finish</text:span></text:p>
        </draw:rect>
        <draw:rect draw:style-name="gr5" draw:text-style-name="P7" draw:layer="layout" svg:width="2.173cm" svg:height="0.553cm" svg:x="25.465cm" svg:y="12.947cm">
          <text:p text:style-name="P6"><text:span text:style-name="T5">Date: 01/11/12</text:span></text:p>
        </draw:rect>
        <draw:line draw:style-name="gr6" draw:text-style-name="P2" draw:layer="layout" svg:x1="4.7cm" svg:y1="10.9cm" svg:x2="6.5cm" svg:y2="10.9cm">
          <text:p/>
        </draw:line>
        <draw:line draw:style-name="gr6" draw:text-style-name="P2" draw:layer="layout" svg:x1="4.7cm" svg:y1="13cm" svg:x2="6.5cm" svg:y2="13cm">
          <text:p/>
        </draw:line>
        <draw:line draw:style-name="gr7" draw:text-style-name="P2" draw:layer="layout" svg:x1="4.7cm" svg:y1="14.9cm" svg:x2="6.5cm" svg:y2="14.9cm">
          <text:p/>
        </draw:line>
        <draw:line draw:style-name="gr7" draw:text-style-name="P2" draw:layer="layout" svg:x1="11.2cm" svg:y1="13.6cm" svg:x2="12.9cm" svg:y2="13.6cm">
          <text:p/>
        </draw:line>
        <draw:line draw:style-name="gr7" draw:text-style-name="P2" xml:id="id1" draw:id="id1" draw:layer="layout" svg:x1="9.8cm" svg:y1="16.1cm" svg:x2="12.9cm" svg:y2="16.1cm">
          <text:p/>
        </draw:line>
        <draw:connector draw:style-name="gr6" draw:text-style-name="P2" draw:layer="layout" svg:x1="11.35cm" svg:y1="16.1cm" svg:x2="11.35cm" svg:y2="16.1cm" draw:start-shape="id1" draw:end-shape="id1" svg:d="">
          <text:p/>
        </draw:connector>
        <draw:line draw:style-name="gr10" draw:text-style-name="P2" draw:layer="layout" svg:x1="9.8cm" svg:y1="13.2cm" svg:x2="12.3cm" svg:y2="13.2cm">
          <text:p/>
        </draw:line>
        <draw:line draw:style-name="gr10" draw:text-style-name="P2" draw:layer="layout" svg:x1="12.294cm" svg:y1="13.2cm" svg:x2="12.3cm" svg:y2="11.7cm">
          <text:p/>
        </draw:line>
        <draw:line draw:style-name="gr6" draw:text-style-name="P2" draw:layer="layout" svg:x1="12.3cm" svg:y1="11.7cm" svg:x2="19cm" svg:y2="11.7cm">
          <text:p/>
        </draw:line>
        <draw:line draw:style-name="gr10" draw:text-style-name="P2" draw:layer="layout" svg:x1="9.8cm" svg:y1="10.8cm" svg:x2="12.3cm" svg:y2="10.8cm">
          <text:p/>
        </draw:line>
        <draw:line draw:style-name="gr10" draw:text-style-name="P2" draw:layer="layout" svg:x1="12.3cm" svg:y1="11.2cm" svg:x2="12.3cm" svg:y2="10.8cm">
          <text:p/>
        </draw:line>
        <draw:line draw:style-name="gr6" draw:text-style-name="P2" draw:layer="layout" svg:x1="12.3cm" svg:y1="11.2cm" svg:x2="19cm" svg:y2="11.2cm">
          <text:p/>
        </draw:line>
        <draw:line draw:style-name="gr9" draw:text-style-name="P2" draw:layer="layout" svg:x1="16.2cm" svg:y1="13.5cm" svg:x2="18.2cm" svg:y2="13.5cm">
          <text:p/>
        </draw:line>
        <draw:line draw:style-name="gr9" draw:text-style-name="P2" draw:layer="layout" svg:x1="18.2cm" svg:y1="13.5cm" svg:x2="18.2cm" svg:y2="12.3cm">
          <text:p/>
        </draw:line>
        <draw:line draw:style-name="gr7" draw:text-style-name="P2" draw:layer="layout" svg:x1="18.2cm" svg:y1="12.3cm" svg:x2="19cm" svg:y2="12.3cm">
          <text:p/>
        </draw:line>
        <draw:line draw:style-name="gr9" draw:text-style-name="P2" draw:layer="layout" svg:x1="16.2cm" svg:y1="16cm" svg:x2="19.3cm" svg:y2="16cm">
          <text:p/>
        </draw:line>
        <draw:line draw:style-name="gr7" draw:text-style-name="P2" draw:layer="layout" svg:x1="19.3cm" svg:y1="16cm" svg:x2="19.3cm" svg:y2="12.6cm">
          <text:p/>
        </draw:line>
        <draw:line draw:style-name="gr9" draw:text-style-name="P2" draw:layer="layout" svg:x1="22.3cm" svg:y1="11.7cm" svg:x2="23.7cm" svg:y2="11.7cm">
          <text:p/>
        </draw:line>
        <draw:line draw:style-name="gr9" draw:text-style-name="P2" draw:layer="layout" svg:x1="23.7cm" svg:y1="11.7cm" svg:x2="23.7cm" svg:y2="13.1cm">
          <text:p/>
        </draw:line>
        <draw:line draw:style-name="gr7" draw:text-style-name="P2" draw:layer="layout" svg:x1="23.7cm" svg:y1="13.1cm" svg:x2="24.7cm" svg:y2="13.1cm">
          <text:p/>
        </draw:line>
        <draw:line draw:style-name="gr9" draw:text-style-name="P2" draw:layer="layout" svg:x1="4.7cm" svg:y1="13cm" svg:x2="4.7cm" svg:y2="14.9cm">
          <text:p/>
        </draw:line>
        <draw:line draw:style-name="gr10" draw:text-style-name="P2" draw:layer="layout" svg:x1="4.7cm" svg:y1="13cm" svg:x2="4.7cm" svg:y2="10.9cm">
          <text:p/>
        </draw:line>
        <draw:line draw:style-name="gr9" draw:text-style-name="P2" draw:layer="layout" svg:x1="11.2cm" svg:y1="13.6cm" svg:x2="11.2cm" svg:y2="15.2cm">
          <text:p/>
        </draw:line>
        <draw:line draw:style-name="gr9" draw:text-style-name="P2" draw:layer="layout" svg:x1="9.8cm" svg:y1="15.2cm" svg:x2="11.2cm" svg:y2="15.2cm">
          <text:p/>
        </draw:line>
      </draw:page>
      <draw:page draw:name="page4" draw:style-name="dp1" draw:master-page-name="Default">
        <draw:frame draw:style-name="gr8" draw:text-style-name="P11" draw:layer="layout" svg:width="11.1cm" svg:height="3.095cm" svg:x="8.4cm" svg:y="1.801cm">
          <draw:text-box>
            <text:p text:style-name="P2"><text:span text:style-name="T1">PERT Chart for Analysis Stage</text:span></text:p>
          </draw:text-box>
        </draw:frame>
        <draw:custom-shape draw:style-name="gr4" draw:text-style-name="P2" draw:layer="layout" svg:width="2.913cm" svg:height="0.898cm" svg:x="1.009cm" svg:y="12.54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1.809cm" svg:y="12.546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1.809cm" svg:y="12.546cm">
          <text:p text:style-name="P2"><text:span text:style-name="T6">Start</text:span></text:p>
        </draw:rect>
        <draw:rect draw:style-name="gr5" draw:text-style-name="P7" draw:layer="layout" svg:width="2.158cm" svg:height="0.553cm" svg:x="1.807cm" svg:y="12.892cm">
          <text:p text:style-name="P6"><text:span text:style-name="T5">Date: </text:span><text:span text:style-name="T10">02/11/12</text:span></text:p>
        </draw:rect>
        <draw:rect draw:style-name="gr2" draw:text-style-name="P3" draw:layer="layout" svg:width="3.297cm" svg:height="0.564cm" svg:x="5.802cm" svg:y="10.469cm">
          <text:p text:style-name="P2"><text:span text:style-name="T2">Task Name</text:span></text:p>
        </draw:rect>
        <draw:rect draw:style-name="gr3" draw:text-style-name="P2" draw:layer="layout" svg:width="0.873cm" svg:height="0.567cm" svg:x="6.921cm" svg:y="9.902cm">
          <text:p/>
        </draw:rect>
        <draw:rect draw:style-name="gr3" draw:text-style-name="P2" draw:layer="layout" svg:width="1.119cm" svg:height="0.567cm" svg:x="5.802cm" svg:y="9.902cm">
          <text:p/>
        </draw:rect>
        <draw:rect draw:style-name="gr3" draw:text-style-name="P2" draw:layer="layout" svg:width="1.119cm" svg:height="0.567cm" svg:x="5.801cm" svg:y="9.901cm">
          <text:p/>
        </draw:rect>
        <draw:rect draw:style-name="gr2" draw:text-style-name="P4" draw:layer="layout" svg:width="1.119cm" svg:height="0.567cm" svg:x="7.98cm" svg:y="9.9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1cm" svg:y="9.9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21cm" svg:y="9.901cm">
          <text:p text:style-name="P2"><text:span text:style-name="T7">Duration</text:span></text:p>
        </draw:rect>
        <draw:rect draw:style-name="gr2" draw:text-style-name="P4" draw:layer="layout" svg:width="1.119cm" svg:height="0.567cm" svg:x="7.982cm" svg:y="11.0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3cm" svg:y="11.0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3cm" svg:y="11.033cm">
          <text:p text:style-name="P2"><text:span text:style-name="T7">Slack</text:span></text:p>
        </draw:rect>
        <draw:rect draw:style-name="gr2" draw:text-style-name="P3" draw:layer="layout" svg:width="3.297cm" svg:height="0.564cm" svg:x="5.801cm" svg:y="10.468cm">
          <text:p text:style-name="P2"><text:span text:style-name="T2">Task Name</text:span></text:p>
        </draw:rect>
        <draw:rect draw:style-name="gr3" draw:text-style-name="P2" draw:layer="layout" svg:width="0.873cm" svg:height="0.567cm" svg:x="6.92cm" svg:y="9.901cm">
          <text:p/>
        </draw:rect>
        <draw:rect draw:style-name="gr3" draw:text-style-name="P2" draw:layer="layout" svg:width="1.119cm" svg:height="0.567cm" svg:x="5.801cm" svg:y="9.901cm">
          <text:p/>
        </draw:rect>
        <draw:rect draw:style-name="gr3" draw:text-style-name="P2" draw:layer="layout" svg:width="1.119cm" svg:height="0.567cm" svg:x="5.8cm" svg:y="9.9cm">
          <text:p/>
        </draw:rect>
        <draw:rect draw:style-name="gr2" draw:text-style-name="P4" draw:layer="layout" svg:width="1.119cm" svg:height="0.567cm" svg:x="7.979cm" svg:y="9.9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cm" svg:y="9.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2cm" svg:y="9.9cm">
          <text:p text:style-name="P2"><text:span text:style-name="T7">Duration</text:span></text:p>
        </draw:rect>
        <draw:rect draw:style-name="gr2" draw:text-style-name="P4" draw:layer="layout" svg:width="1.119cm" svg:height="0.567cm" svg:x="7.981cm" svg:y="11.0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2cm" svg:y="11.0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2cm" svg:y="11.032cm">
          <text:p text:style-name="P2"><text:span text:style-name="T7">Slack</text:span></text:p>
        </draw:rect>
        <draw:rect draw:style-name="gr2" draw:text-style-name="P12" draw:layer="layout" svg:width="3.297cm" svg:height="0.564cm" svg:x="5.801cm" svg:y="10.468cm">
          <text:p text:style-name="P2"><text:span text:style-name="T9">2.1 Functional Req.</text:span></text:p>
        </draw:rect>
        <draw:rect draw:style-name="gr3" draw:text-style-name="P2" draw:layer="layout" svg:width="0.873cm" svg:height="0.567cm" svg:x="6.92cm" svg:y="9.901cm">
          <text:p/>
        </draw:rect>
        <draw:rect draw:style-name="gr3" draw:text-style-name="P2" draw:layer="layout" svg:width="1.119cm" svg:height="0.567cm" svg:x="5.801cm" svg:y="9.901cm">
          <text:p/>
        </draw:rect>
        <draw:rect draw:style-name="gr3" draw:text-style-name="P2" draw:layer="layout" svg:width="1.119cm" svg:height="0.567cm" svg:x="5.8cm" svg:y="9.9cm">
          <text:p/>
        </draw:rect>
        <draw:rect draw:style-name="gr2" draw:text-style-name="P4" draw:layer="layout" svg:width="1.119cm" svg:height="0.567cm" svg:x="7.979cm" svg:y="9.901cm">
          <text:p text:style-name="P2"><text:span text:style-name="T3">09/11/12</text:span></text:p>
        </draw:rect>
        <draw:rect draw:style-name="gr2" draw:text-style-name="P9" draw:layer="layout" svg:width="1.119cm" svg:height="0.567cm" svg:x="5.8cm" svg:y="9.9cm">
          <text:p text:style-name="P2"><text:span text:style-name="T7">02/11/12</text:span></text:p>
        </draw:rect>
        <draw:rect draw:style-name="gr2" draw:text-style-name="P4" draw:layer="layout" svg:width="1.059cm" svg:height="0.567cm" svg:x="6.92cm" svg:y="9.9cm">
          <text:p text:style-name="P2"><text:span text:style-name="T7">8 days</text:span></text:p>
        </draw:rect>
        <draw:rect draw:style-name="gr2" draw:text-style-name="P4" draw:layer="layout" svg:width="1.119cm" svg:height="0.567cm" svg:x="7.981cm" svg:y="11.033cm">
          <text:p text:style-name="P2"><text:span text:style-name="T3">09/11/12</text:span></text:p>
        </draw:rect>
        <draw:rect draw:style-name="gr2" draw:text-style-name="P9" draw:layer="layout" svg:width="1.119cm" svg:height="0.567cm" svg:x="5.802cm" svg:y="11.032cm">
          <text:p text:style-name="P2"><text:span text:style-name="T7">02/11/12</text:span></text:p>
        </draw:rect>
        <draw:rect draw:style-name="gr2" draw:text-style-name="P4" draw:layer="layout" svg:width="1.059cm" svg:height="0.567cm" svg:x="6.922cm" svg:y="11.032cm">
          <text:p text:style-name="P2"><text:span text:style-name="T7">0 days</text:span></text:p>
        </draw:rect>
        <draw:rect draw:style-name="gr2" draw:text-style-name="P3" draw:layer="layout" svg:width="3.297cm" svg:height="0.564cm" svg:x="5.801cm" svg:y="12.769cm">
          <text:p text:style-name="P2"><text:span text:style-name="T2">Task Name</text:span></text:p>
        </draw:rect>
        <draw:rect draw:style-name="gr3" draw:text-style-name="P2" draw:layer="layout" svg:width="0.873cm" svg:height="0.567cm" svg:x="6.92cm" svg:y="12.202cm">
          <text:p/>
        </draw:rect>
        <draw:rect draw:style-name="gr3" draw:text-style-name="P2" draw:layer="layout" svg:width="1.119cm" svg:height="0.567cm" svg:x="5.801cm" svg:y="12.202cm">
          <text:p/>
        </draw:rect>
        <draw:rect draw:style-name="gr3" draw:text-style-name="P2" draw:layer="layout" svg:width="1.119cm" svg:height="0.567cm" svg:x="5.8cm" svg:y="12.201cm">
          <text:p/>
        </draw:rect>
        <draw:rect draw:style-name="gr2" draw:text-style-name="P4" draw:layer="layout" svg:width="1.119cm" svg:height="0.567cm" svg:x="7.979cm" svg:y="12.2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cm" svg:y="12.2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2cm" svg:y="12.201cm">
          <text:p text:style-name="P2"><text:span text:style-name="T7">Duration</text:span></text:p>
        </draw:rect>
        <draw:rect draw:style-name="gr2" draw:text-style-name="P4" draw:layer="layout" svg:width="1.119cm" svg:height="0.567cm" svg:x="7.981cm" svg:y="13.3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2cm" svg:y="13.3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2cm" svg:y="13.333cm">
          <text:p text:style-name="P2"><text:span text:style-name="T7">Slack</text:span></text:p>
        </draw:rect>
        <draw:rect draw:style-name="gr2" draw:text-style-name="P3" draw:layer="layout" svg:width="3.297cm" svg:height="0.564cm" svg:x="5.8cm" svg:y="12.768cm">
          <text:p text:style-name="P2"><text:span text:style-name="T2">Task Name</text:span></text:p>
        </draw:rect>
        <draw:rect draw:style-name="gr3" draw:text-style-name="P2" draw:layer="layout" svg:width="0.873cm" svg:height="0.567cm" svg:x="6.919cm" svg:y="12.201cm">
          <text:p/>
        </draw:rect>
        <draw:rect draw:style-name="gr3" draw:text-style-name="P2" draw:layer="layout" svg:width="1.119cm" svg:height="0.567cm" svg:x="5.8cm" svg:y="12.201cm">
          <text:p/>
        </draw:rect>
        <draw:rect draw:style-name="gr3" draw:text-style-name="P2" draw:layer="layout" svg:width="1.119cm" svg:height="0.567cm" svg:x="5.799cm" svg:y="12.2cm">
          <text:p/>
        </draw:rect>
        <draw:rect draw:style-name="gr2" draw:text-style-name="P4" draw:layer="layout" svg:width="1.119cm" svg:height="0.567cm" svg:x="7.978cm" svg:y="12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799cm" svg:y="12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19cm" svg:y="12.2cm">
          <text:p text:style-name="P2"><text:span text:style-name="T7">Duration</text:span></text:p>
        </draw:rect>
        <draw:rect draw:style-name="gr2" draw:text-style-name="P4" draw:layer="layout" svg:width="1.119cm" svg:height="0.567cm" svg:x="7.98cm" svg:y="13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1cm" svg:y="13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1cm" svg:y="13.332cm">
          <text:p text:style-name="P2"><text:span text:style-name="T7">Slack</text:span></text:p>
        </draw:rect>
        <draw:rect draw:style-name="gr2" draw:text-style-name="P13" draw:layer="layout" svg:width="3.297cm" svg:height="0.564cm" svg:x="5.8cm" svg:y="12.768cm">
          <text:p text:style-name="P2"><text:span text:style-name="T11">2.2 Non-Functional Req.</text:span></text:p>
        </draw:rect>
        <draw:rect draw:style-name="gr3" draw:text-style-name="P2" draw:layer="layout" svg:width="0.873cm" svg:height="0.567cm" svg:x="6.919cm" svg:y="12.201cm">
          <text:p/>
        </draw:rect>
        <draw:rect draw:style-name="gr3" draw:text-style-name="P2" draw:layer="layout" svg:width="1.119cm" svg:height="0.567cm" svg:x="5.8cm" svg:y="12.201cm">
          <text:p/>
        </draw:rect>
        <draw:rect draw:style-name="gr3" draw:text-style-name="P2" draw:layer="layout" svg:width="1.119cm" svg:height="0.567cm" svg:x="5.799cm" svg:y="12.2cm">
          <text:p/>
        </draw:rect>
        <draw:rect draw:style-name="gr2" draw:text-style-name="P4" draw:layer="layout" svg:width="1.119cm" svg:height="0.567cm" svg:x="7.978cm" svg:y="12.201cm">
          <text:p text:style-name="P2"><text:span text:style-name="T3">16/11/12</text:span></text:p>
        </draw:rect>
        <draw:rect draw:style-name="gr2" draw:text-style-name="P9" draw:layer="layout" svg:width="1.119cm" svg:height="0.567cm" svg:x="5.799cm" svg:y="12.2cm">
          <text:p text:style-name="P2"><text:span text:style-name="T7">02/11/12</text:span></text:p>
        </draw:rect>
        <draw:rect draw:style-name="gr2" draw:text-style-name="P4" draw:layer="layout" svg:width="1.059cm" svg:height="0.567cm" svg:x="6.919cm" svg:y="12.2cm">
          <text:p text:style-name="P2"><text:span text:style-name="T7">15 days</text:span></text:p>
        </draw:rect>
        <draw:rect draw:style-name="gr2" draw:text-style-name="P4" draw:layer="layout" svg:width="1.119cm" svg:height="0.567cm" svg:x="7.98cm" svg:y="13.333cm">
          <text:p text:style-name="P2"><text:span text:style-name="T3">17/11/12</text:span></text:p>
        </draw:rect>
        <draw:rect draw:style-name="gr2" draw:text-style-name="P9" draw:layer="layout" svg:width="1.119cm" svg:height="0.567cm" svg:x="5.801cm" svg:y="13.332cm">
          <text:p text:style-name="P2"><text:span text:style-name="T7">03/11/12</text:span></text:p>
        </draw:rect>
        <draw:rect draw:style-name="gr2" draw:text-style-name="P4" draw:layer="layout" svg:width="1.059cm" svg:height="0.567cm" svg:x="6.921cm" svg:y="13.332cm">
          <text:p text:style-name="P2"><text:span text:style-name="T7">1 day</text:span></text:p>
        </draw:rect>
        <draw:rect draw:style-name="gr2" draw:text-style-name="P3" draw:layer="layout" svg:width="3.297cm" svg:height="0.564cm" svg:x="10.501cm" svg:y="9.369cm">
          <text:p text:style-name="P2"><text:span text:style-name="T2">Task Name</text:span></text:p>
        </draw:rect>
        <draw:rect draw:style-name="gr3" draw:text-style-name="P2" draw:layer="layout" svg:width="0.873cm" svg:height="0.567cm" svg:x="11.62cm" svg:y="8.802cm">
          <text:p/>
        </draw:rect>
        <draw:rect draw:style-name="gr3" draw:text-style-name="P2" draw:layer="layout" svg:width="1.119cm" svg:height="0.567cm" svg:x="10.501cm" svg:y="8.802cm">
          <text:p/>
        </draw:rect>
        <draw:rect draw:style-name="gr3" draw:text-style-name="P2" draw:layer="layout" svg:width="1.119cm" svg:height="0.567cm" svg:x="10.5cm" svg:y="8.801cm">
          <text:p/>
        </draw:rect>
        <draw:rect draw:style-name="gr2" draw:text-style-name="P4" draw:layer="layout" svg:width="1.119cm" svg:height="0.567cm" svg:x="12.679cm" svg:y="8.8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cm" svg:y="8.8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2cm" svg:y="8.801cm">
          <text:p text:style-name="P2"><text:span text:style-name="T7">Duration</text:span></text:p>
        </draw:rect>
        <draw:rect draw:style-name="gr2" draw:text-style-name="P4" draw:layer="layout" svg:width="1.119cm" svg:height="0.567cm" svg:x="12.681cm" svg:y="9.9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2cm" svg:y="9.9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2cm" svg:y="9.933cm">
          <text:p text:style-name="P2"><text:span text:style-name="T7">Slack</text:span></text:p>
        </draw:rect>
        <draw:rect draw:style-name="gr2" draw:text-style-name="P3" draw:layer="layout" svg:width="3.297cm" svg:height="0.564cm" svg:x="10.5cm" svg:y="9.368cm">
          <text:p text:style-name="P2"><text:span text:style-name="T2">Task Name</text:span></text:p>
        </draw:rect>
        <draw:rect draw:style-name="gr3" draw:text-style-name="P2" draw:layer="layout" svg:width="0.873cm" svg:height="0.567cm" svg:x="11.619cm" svg:y="8.801cm">
          <text:p/>
        </draw:rect>
        <draw:rect draw:style-name="gr3" draw:text-style-name="P2" draw:layer="layout" svg:width="1.119cm" svg:height="0.567cm" svg:x="10.5cm" svg:y="8.801cm">
          <text:p/>
        </draw:rect>
        <draw:rect draw:style-name="gr3" draw:text-style-name="P2" draw:layer="layout" svg:width="1.119cm" svg:height="0.567cm" svg:x="10.499cm" svg:y="8.8cm">
          <text:p/>
        </draw:rect>
        <draw:rect draw:style-name="gr2" draw:text-style-name="P4" draw:layer="layout" svg:width="1.119cm" svg:height="0.567cm" svg:x="12.678cm" svg:y="8.8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499cm" svg:y="8.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19cm" svg:y="8.8cm">
          <text:p text:style-name="P2"><text:span text:style-name="T7">Duration</text:span></text:p>
        </draw:rect>
        <draw:rect draw:style-name="gr2" draw:text-style-name="P4" draw:layer="layout" svg:width="1.119cm" svg:height="0.567cm" svg:x="12.68cm" svg:y="9.9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1cm" svg:y="9.9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1cm" svg:y="9.932cm">
          <text:p text:style-name="P2"><text:span text:style-name="T7">Slack</text:span></text:p>
        </draw:rect>
        <draw:rect draw:style-name="gr2" draw:text-style-name="P12" draw:layer="layout" svg:width="3.297cm" svg:height="0.564cm" svg:x="10.5cm" svg:y="9.368cm">
          <text:p text:style-name="P2"><text:span text:style-name="T9">2.4 Inputs</text:span></text:p>
        </draw:rect>
        <draw:rect draw:style-name="gr3" draw:text-style-name="P2" draw:layer="layout" svg:width="0.873cm" svg:height="0.567cm" svg:x="11.619cm" svg:y="8.801cm">
          <text:p/>
        </draw:rect>
        <draw:rect draw:style-name="gr3" draw:text-style-name="P2" draw:layer="layout" svg:width="1.119cm" svg:height="0.567cm" svg:x="10.5cm" svg:y="8.801cm">
          <text:p/>
        </draw:rect>
        <draw:rect draw:style-name="gr3" draw:text-style-name="P2" draw:layer="layout" svg:width="1.119cm" svg:height="0.567cm" svg:x="10.499cm" svg:y="8.8cm">
          <text:p/>
        </draw:rect>
        <draw:rect draw:style-name="gr2" draw:text-style-name="P4" draw:layer="layout" svg:width="1.119cm" svg:height="0.567cm" svg:x="12.678cm" svg:y="8.801cm">
          <text:p text:style-name="P2"><text:span text:style-name="T3">16/11/12</text:span></text:p>
        </draw:rect>
        <draw:rect draw:style-name="gr2" draw:text-style-name="P9" draw:layer="layout" svg:width="1.119cm" svg:height="0.567cm" svg:x="10.499cm" svg:y="8.8cm">
          <text:p text:style-name="P2"><text:span text:style-name="T7">09/11/12</text:span></text:p>
        </draw:rect>
        <draw:rect draw:style-name="gr2" draw:text-style-name="P4" draw:layer="layout" svg:width="1.059cm" svg:height="0.567cm" svg:x="11.619cm" svg:y="8.8cm">
          <text:p text:style-name="P2"><text:span text:style-name="T7">8 days</text:span></text:p>
        </draw:rect>
        <draw:rect draw:style-name="gr2" draw:text-style-name="P4" draw:layer="layout" svg:width="1.119cm" svg:height="0.567cm" svg:x="12.68cm" svg:y="9.933cm">
          <text:p text:style-name="P2"><text:span text:style-name="T3">17/11/12</text:span></text:p>
        </draw:rect>
        <draw:rect draw:style-name="gr2" draw:text-style-name="P9" draw:layer="layout" svg:width="1.119cm" svg:height="0.567cm" svg:x="10.501cm" svg:y="9.932cm">
          <text:p text:style-name="P2"><text:span text:style-name="T7">10/11/12</text:span></text:p>
        </draw:rect>
        <draw:rect draw:style-name="gr2" draw:text-style-name="P4" draw:layer="layout" svg:width="1.059cm" svg:height="0.567cm" svg:x="11.621cm" svg:y="9.932cm">
          <text:p text:style-name="P2"><text:span text:style-name="T7">1 day</text:span></text:p>
        </draw:rect>
        <draw:rect draw:style-name="gr2" draw:text-style-name="P3" draw:layer="layout" svg:width="3.297cm" svg:height="0.564cm" svg:x="10.501cm" svg:y="11.569cm">
          <text:p text:style-name="P2"><text:span text:style-name="T2">Task Name</text:span></text:p>
        </draw:rect>
        <draw:rect draw:style-name="gr3" draw:text-style-name="P2" draw:layer="layout" svg:width="0.873cm" svg:height="0.567cm" svg:x="11.62cm" svg:y="11.002cm">
          <text:p/>
        </draw:rect>
        <draw:rect draw:style-name="gr3" draw:text-style-name="P2" draw:layer="layout" svg:width="1.119cm" svg:height="0.567cm" svg:x="10.501cm" svg:y="11.002cm">
          <text:p/>
        </draw:rect>
        <draw:rect draw:style-name="gr3" draw:text-style-name="P2" draw:layer="layout" svg:width="1.119cm" svg:height="0.567cm" svg:x="10.5cm" svg:y="11.001cm">
          <text:p/>
        </draw:rect>
        <draw:rect draw:style-name="gr2" draw:text-style-name="P4" draw:layer="layout" svg:width="1.119cm" svg:height="0.567cm" svg:x="12.679cm" svg:y="11.0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cm" svg:y="11.0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2cm" svg:y="11.001cm">
          <text:p text:style-name="P2"><text:span text:style-name="T7">Duration</text:span></text:p>
        </draw:rect>
        <draw:rect draw:style-name="gr2" draw:text-style-name="P4" draw:layer="layout" svg:width="1.119cm" svg:height="0.567cm" svg:x="12.681cm" svg:y="12.1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2cm" svg:y="12.1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2cm" svg:y="12.133cm">
          <text:p text:style-name="P2"><text:span text:style-name="T7">Slack</text:span></text:p>
        </draw:rect>
        <draw:rect draw:style-name="gr2" draw:text-style-name="P3" draw:layer="layout" svg:width="3.297cm" svg:height="0.564cm" svg:x="10.5cm" svg:y="11.568cm">
          <text:p text:style-name="P2"><text:span text:style-name="T2">Task Name</text:span></text:p>
        </draw:rect>
        <draw:rect draw:style-name="gr3" draw:text-style-name="P2" draw:layer="layout" svg:width="0.873cm" svg:height="0.567cm" svg:x="11.619cm" svg:y="11.001cm">
          <text:p/>
        </draw:rect>
        <draw:rect draw:style-name="gr3" draw:text-style-name="P2" draw:layer="layout" svg:width="1.119cm" svg:height="0.567cm" svg:x="10.5cm" svg:y="11.001cm">
          <text:p/>
        </draw:rect>
        <draw:rect draw:style-name="gr3" draw:text-style-name="P2" draw:layer="layout" svg:width="1.119cm" svg:height="0.567cm" svg:x="10.499cm" svg:y="11cm">
          <text:p/>
        </draw:rect>
        <draw:rect draw:style-name="gr2" draw:text-style-name="P4" draw:layer="layout" svg:width="1.119cm" svg:height="0.567cm" svg:x="12.678cm" svg:y="11.0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499cm" svg:y="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619cm" svg:y="11cm">
          <text:p text:style-name="P2"><text:span text:style-name="T7">Duration</text:span></text:p>
        </draw:rect>
        <draw:rect draw:style-name="gr2" draw:text-style-name="P4" draw:layer="layout" svg:width="1.119cm" svg:height="0.567cm" svg:x="12.68cm" svg:y="12.1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0.501cm" svg:y="12.1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621cm" svg:y="12.132cm">
          <text:p text:style-name="P2"><text:span text:style-name="T7">Slack</text:span></text:p>
        </draw:rect>
        <draw:rect draw:style-name="gr2" draw:text-style-name="P12" draw:layer="layout" svg:width="3.297cm" svg:height="0.564cm" svg:x="10.5cm" svg:y="11.568cm">
          <text:p text:style-name="P2"><text:span text:style-name="T9">2.5 Outputs</text:span></text:p>
        </draw:rect>
        <draw:rect draw:style-name="gr3" draw:text-style-name="P2" draw:layer="layout" svg:width="0.873cm" svg:height="0.567cm" svg:x="11.619cm" svg:y="11.001cm">
          <text:p/>
        </draw:rect>
        <draw:rect draw:style-name="gr3" draw:text-style-name="P2" draw:layer="layout" svg:width="1.119cm" svg:height="0.567cm" svg:x="10.5cm" svg:y="11.001cm">
          <text:p/>
        </draw:rect>
        <draw:rect draw:style-name="gr3" draw:text-style-name="P2" draw:layer="layout" svg:width="1.119cm" svg:height="0.567cm" svg:x="10.499cm" svg:y="11cm">
          <text:p/>
        </draw:rect>
        <draw:rect draw:style-name="gr2" draw:text-style-name="P4" draw:layer="layout" svg:width="1.119cm" svg:height="0.567cm" svg:x="12.678cm" svg:y="11.001cm">
          <text:p text:style-name="P2"><text:span text:style-name="T3">13/11/12</text:span></text:p>
        </draw:rect>
        <draw:rect draw:style-name="gr2" draw:text-style-name="P9" draw:layer="layout" svg:width="1.119cm" svg:height="0.567cm" svg:x="10.499cm" svg:y="11cm">
          <text:p text:style-name="P2"><text:span text:style-name="T7">09/11/12</text:span></text:p>
        </draw:rect>
        <draw:rect draw:style-name="gr2" draw:text-style-name="P4" draw:layer="layout" svg:width="1.059cm" svg:height="0.567cm" svg:x="11.619cm" svg:y="11cm">
          <text:p text:style-name="P2"><text:span text:style-name="T7">5 days</text:span></text:p>
        </draw:rect>
        <draw:rect draw:style-name="gr2" draw:text-style-name="P4" draw:layer="layout" svg:width="1.119cm" svg:height="0.567cm" svg:x="12.68cm" svg:y="12.133cm">
          <text:p text:style-name="P2"><text:span text:style-name="T3">13/11/12</text:span></text:p>
        </draw:rect>
        <draw:rect draw:style-name="gr2" draw:text-style-name="P9" draw:layer="layout" svg:width="1.119cm" svg:height="0.567cm" svg:x="10.501cm" svg:y="12.132cm">
          <text:p text:style-name="P2"><text:span text:style-name="T7">09/11/12</text:span></text:p>
        </draw:rect>
        <draw:rect draw:style-name="gr2" draw:text-style-name="P4" draw:layer="layout" svg:width="1.059cm" svg:height="0.567cm" svg:x="11.621cm" svg:y="12.132cm">
          <text:p text:style-name="P2"><text:span text:style-name="T7">0 days</text:span></text:p>
        </draw:rect>
        <draw:rect draw:style-name="gr2" draw:text-style-name="P3" draw:layer="layout" svg:width="3.297cm" svg:height="0.564cm" svg:x="5.802cm" svg:y="15.068cm">
          <text:p text:style-name="P2"><text:span text:style-name="T2">Task Name</text:span></text:p>
        </draw:rect>
        <draw:rect draw:style-name="gr3" draw:text-style-name="P2" draw:layer="layout" svg:width="0.873cm" svg:height="0.567cm" svg:x="6.921cm" svg:y="14.501cm">
          <text:p/>
        </draw:rect>
        <draw:rect draw:style-name="gr3" draw:text-style-name="P2" draw:layer="layout" svg:width="1.119cm" svg:height="0.567cm" svg:x="5.802cm" svg:y="14.501cm">
          <text:p/>
        </draw:rect>
        <draw:rect draw:style-name="gr3" draw:text-style-name="P2" draw:layer="layout" svg:width="1.119cm" svg:height="0.567cm" svg:x="5.801cm" svg:y="14.5cm">
          <text:p/>
        </draw:rect>
        <draw:rect draw:style-name="gr2" draw:text-style-name="P4" draw:layer="layout" svg:width="1.119cm" svg:height="0.567cm" svg:x="7.98cm" svg:y="14.5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1cm" svg:y="14.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21cm" svg:y="14.5cm">
          <text:p text:style-name="P2"><text:span text:style-name="T7">Duration</text:span></text:p>
        </draw:rect>
        <draw:rect draw:style-name="gr2" draw:text-style-name="P4" draw:layer="layout" svg:width="1.119cm" svg:height="0.567cm" svg:x="7.982cm" svg:y="15.6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3cm" svg:y="15.6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3cm" svg:y="15.632cm">
          <text:p text:style-name="P2"><text:span text:style-name="T7">Slack</text:span></text:p>
        </draw:rect>
        <draw:rect draw:style-name="gr2" draw:text-style-name="P3" draw:layer="layout" svg:width="3.297cm" svg:height="0.564cm" svg:x="5.801cm" svg:y="15.067cm">
          <text:p text:style-name="P2"><text:span text:style-name="T2">Task Name</text:span></text:p>
        </draw:rect>
        <draw:rect draw:style-name="gr3" draw:text-style-name="P2" draw:layer="layout" svg:width="0.873cm" svg:height="0.567cm" svg:x="6.92cm" svg:y="14.5cm">
          <text:p/>
        </draw:rect>
        <draw:rect draw:style-name="gr3" draw:text-style-name="P2" draw:layer="layout" svg:width="1.119cm" svg:height="0.567cm" svg:x="5.801cm" svg:y="14.5cm">
          <text:p/>
        </draw:rect>
        <draw:rect draw:style-name="gr3" draw:text-style-name="P2" draw:layer="layout" svg:width="1.119cm" svg:height="0.567cm" svg:x="5.8cm" svg:y="14.499cm">
          <text:p/>
        </draw:rect>
        <draw:rect draw:style-name="gr2" draw:text-style-name="P4" draw:layer="layout" svg:width="1.119cm" svg:height="0.567cm" svg:x="7.979cm" svg:y="14.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cm" svg:y="14.4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92cm" svg:y="14.499cm">
          <text:p text:style-name="P2"><text:span text:style-name="T7">Duration</text:span></text:p>
        </draw:rect>
        <draw:rect draw:style-name="gr2" draw:text-style-name="P4" draw:layer="layout" svg:width="1.119cm" svg:height="0.567cm" svg:x="7.981cm" svg:y="15.6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802cm" svg:y="15.6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922cm" svg:y="15.631cm">
          <text:p text:style-name="P2"><text:span text:style-name="T7">Slack</text:span></text:p>
        </draw:rect>
        <draw:rect draw:style-name="gr2" draw:text-style-name="P12" draw:layer="layout" svg:width="3.297cm" svg:height="0.564cm" svg:x="5.801cm" svg:y="15.067cm">
          <text:p text:style-name="P2"><text:span text:style-name="T9">2.3 Technical Req.</text:span></text:p>
        </draw:rect>
        <draw:rect draw:style-name="gr3" draw:text-style-name="P2" draw:layer="layout" svg:width="0.873cm" svg:height="0.567cm" svg:x="6.92cm" svg:y="14.5cm">
          <text:p/>
        </draw:rect>
        <draw:rect draw:style-name="gr3" draw:text-style-name="P2" draw:layer="layout" svg:width="1.119cm" svg:height="0.567cm" svg:x="5.801cm" svg:y="14.5cm">
          <text:p/>
        </draw:rect>
        <draw:rect draw:style-name="gr3" draw:text-style-name="P2" draw:layer="layout" svg:width="1.119cm" svg:height="0.567cm" svg:x="5.8cm" svg:y="14.499cm">
          <text:p/>
        </draw:rect>
        <draw:rect draw:style-name="gr2" draw:text-style-name="P4" draw:layer="layout" svg:width="1.119cm" svg:height="0.567cm" svg:x="7.979cm" svg:y="14.5cm">
          <text:p text:style-name="P2"><text:span text:style-name="T3">16/11/12</text:span></text:p>
        </draw:rect>
        <draw:rect draw:style-name="gr2" draw:text-style-name="P9" draw:layer="layout" svg:width="1.119cm" svg:height="0.567cm" svg:x="5.8cm" svg:y="14.499cm">
          <text:p text:style-name="P2"><text:span text:style-name="T7">02/11/12</text:span></text:p>
        </draw:rect>
        <draw:rect draw:style-name="gr2" draw:text-style-name="P4" draw:layer="layout" svg:width="1.059cm" svg:height="0.567cm" svg:x="6.92cm" svg:y="14.499cm">
          <text:p text:style-name="P2"><text:span text:style-name="T7">15 days</text:span></text:p>
        </draw:rect>
        <draw:rect draw:style-name="gr2" draw:text-style-name="P4" draw:layer="layout" svg:width="1.119cm" svg:height="0.567cm" svg:x="7.981cm" svg:y="15.632cm">
          <text:p text:style-name="P2"><text:span text:style-name="T3">17/11/12</text:span></text:p>
        </draw:rect>
        <draw:rect draw:style-name="gr2" draw:text-style-name="P9" draw:layer="layout" svg:width="1.119cm" svg:height="0.567cm" svg:x="5.802cm" svg:y="15.631cm">
          <text:p text:style-name="P2"><text:span text:style-name="T7">03/11/12</text:span></text:p>
        </draw:rect>
        <draw:rect draw:style-name="gr2" draw:text-style-name="P4" draw:layer="layout" svg:width="1.059cm" svg:height="0.567cm" svg:x="6.922cm" svg:y="15.631cm">
          <text:p text:style-name="P2"><text:span text:style-name="T7">1 day</text:span></text:p>
        </draw:rect>
        <draw:rect draw:style-name="gr2" draw:text-style-name="P3" draw:layer="layout" svg:width="3.297cm" svg:height="0.564cm" svg:x="15.102cm" svg:y="11.568cm">
          <text:p text:style-name="P2"><text:span text:style-name="T2">Task Name</text:span></text:p>
        </draw:rect>
        <draw:rect draw:style-name="gr3" draw:text-style-name="P2" draw:layer="layout" svg:width="0.873cm" svg:height="0.567cm" svg:x="16.221cm" svg:y="11.001cm">
          <text:p/>
        </draw:rect>
        <draw:rect draw:style-name="gr3" draw:text-style-name="P2" draw:layer="layout" svg:width="1.119cm" svg:height="0.567cm" svg:x="15.102cm" svg:y="11.001cm">
          <text:p/>
        </draw:rect>
        <draw:rect draw:style-name="gr3" draw:text-style-name="P2" draw:layer="layout" svg:width="1.119cm" svg:height="0.567cm" svg:x="15.101cm" svg:y="11cm">
          <text:p/>
        </draw:rect>
        <draw:rect draw:style-name="gr2" draw:text-style-name="P4" draw:layer="layout" svg:width="1.119cm" svg:height="0.567cm" svg:x="17.28cm" svg:y="11.0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5.101cm" svg:y="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6.221cm" svg:y="11cm">
          <text:p text:style-name="P2"><text:span text:style-name="T7">Duration</text:span></text:p>
        </draw:rect>
        <draw:rect draw:style-name="gr2" draw:text-style-name="P4" draw:layer="layout" svg:width="1.119cm" svg:height="0.567cm" svg:x="17.282cm" svg:y="12.1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5.103cm" svg:y="12.1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6.223cm" svg:y="12.132cm">
          <text:p text:style-name="P2"><text:span text:style-name="T7">Slack</text:span></text:p>
        </draw:rect>
        <draw:rect draw:style-name="gr2" draw:text-style-name="P3" draw:layer="layout" svg:width="3.297cm" svg:height="0.564cm" svg:x="15.101cm" svg:y="11.567cm">
          <text:p text:style-name="P2"><text:span text:style-name="T2">Task Name</text:span></text:p>
        </draw:rect>
        <draw:rect draw:style-name="gr3" draw:text-style-name="P2" draw:layer="layout" svg:width="0.873cm" svg:height="0.567cm" svg:x="16.22cm" svg:y="11cm">
          <text:p/>
        </draw:rect>
        <draw:rect draw:style-name="gr3" draw:text-style-name="P2" draw:layer="layout" svg:width="1.119cm" svg:height="0.567cm" svg:x="15.101cm" svg:y="11cm">
          <text:p/>
        </draw:rect>
        <draw:rect draw:style-name="gr3" draw:text-style-name="P2" draw:layer="layout" svg:width="1.119cm" svg:height="0.567cm" svg:x="15.1cm" svg:y="10.999cm">
          <text:p/>
        </draw:rect>
        <draw:rect draw:style-name="gr2" draw:text-style-name="P4" draw:layer="layout" svg:width="1.119cm" svg:height="0.567cm" svg:x="17.279cm" svg:y="1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5.1cm" svg:y="10.9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6.22cm" svg:y="10.999cm">
          <text:p text:style-name="P2"><text:span text:style-name="T7">Duration</text:span></text:p>
        </draw:rect>
        <draw:rect draw:style-name="gr2" draw:text-style-name="P4" draw:layer="layout" svg:width="1.119cm" svg:height="0.567cm" svg:x="17.281cm" svg:y="12.1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5.102cm" svg:y="12.1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6.222cm" svg:y="12.131cm">
          <text:p text:style-name="P2"><text:span text:style-name="T7">Slack</text:span></text:p>
        </draw:rect>
        <draw:rect draw:style-name="gr2" draw:text-style-name="P12" draw:layer="layout" svg:width="3.297cm" svg:height="0.564cm" svg:x="15.101cm" svg:y="11.567cm">
          <text:p text:style-name="P2"><text:span text:style-name="T9">2.6 Print-outs</text:span></text:p>
        </draw:rect>
        <draw:rect draw:style-name="gr3" draw:text-style-name="P2" draw:layer="layout" svg:width="0.873cm" svg:height="0.567cm" svg:x="16.22cm" svg:y="11cm">
          <text:p/>
        </draw:rect>
        <draw:rect draw:style-name="gr3" draw:text-style-name="P2" draw:layer="layout" svg:width="1.119cm" svg:height="0.567cm" svg:x="15.101cm" svg:y="11cm">
          <text:p/>
        </draw:rect>
        <draw:rect draw:style-name="gr3" draw:text-style-name="P2" draw:layer="layout" svg:width="1.119cm" svg:height="0.567cm" svg:x="15.1cm" svg:y="10.999cm">
          <text:p/>
        </draw:rect>
        <draw:rect draw:style-name="gr2" draw:text-style-name="P4" draw:layer="layout" svg:width="1.119cm" svg:height="0.567cm" svg:x="17.279cm" svg:y="11cm">
          <text:p text:style-name="P2"><text:span text:style-name="T3">17/11/12</text:span></text:p>
        </draw:rect>
        <draw:rect draw:style-name="gr2" draw:text-style-name="P9" draw:layer="layout" svg:width="1.119cm" svg:height="0.567cm" svg:x="15.1cm" svg:y="10.999cm">
          <text:p text:style-name="P2"><text:span text:style-name="T7">13/11/12</text:span></text:p>
        </draw:rect>
        <draw:rect draw:style-name="gr2" draw:text-style-name="P4" draw:layer="layout" svg:width="1.059cm" svg:height="0.567cm" svg:x="16.22cm" svg:y="10.999cm">
          <text:p text:style-name="P2"><text:span text:style-name="T7">5 days</text:span></text:p>
        </draw:rect>
        <draw:rect draw:style-name="gr2" draw:text-style-name="P4" draw:layer="layout" svg:width="1.119cm" svg:height="0.567cm" svg:x="17.281cm" svg:y="12.132cm">
          <text:p text:style-name="P2"><text:span text:style-name="T3">17/11/12</text:span></text:p>
        </draw:rect>
        <draw:rect draw:style-name="gr2" draw:text-style-name="P9" draw:layer="layout" svg:width="1.119cm" svg:height="0.567cm" svg:x="15.102cm" svg:y="12.131cm">
          <text:p text:style-name="P2"><text:span text:style-name="T7">13/11/12</text:span></text:p>
        </draw:rect>
        <draw:rect draw:style-name="gr2" draw:text-style-name="P4" draw:layer="layout" svg:width="1.059cm" svg:height="0.567cm" svg:x="16.222cm" svg:y="12.131cm">
          <text:p text:style-name="P2"><text:span text:style-name="T7">0 days</text:span></text:p>
        </draw:rect>
        <draw:rect draw:style-name="gr2" draw:text-style-name="P3" draw:layer="layout" svg:width="3.297cm" svg:height="0.564cm" svg:x="20.802cm" svg:y="12.569cm">
          <text:p text:style-name="P2"><text:span text:style-name="T2">Task Name</text:span></text:p>
        </draw:rect>
        <draw:rect draw:style-name="gr3" draw:text-style-name="P2" draw:layer="layout" svg:width="0.873cm" svg:height="0.567cm" svg:x="21.921cm" svg:y="12.002cm">
          <text:p/>
        </draw:rect>
        <draw:rect draw:style-name="gr3" draw:text-style-name="P2" draw:layer="layout" svg:width="1.119cm" svg:height="0.567cm" svg:x="20.802cm" svg:y="12.002cm">
          <text:p/>
        </draw:rect>
        <draw:rect draw:style-name="gr3" draw:text-style-name="P2" draw:layer="layout" svg:width="1.119cm" svg:height="0.567cm" svg:x="20.801cm" svg:y="12.001cm">
          <text:p/>
        </draw:rect>
        <draw:rect draw:style-name="gr2" draw:text-style-name="P4" draw:layer="layout" svg:width="1.119cm" svg:height="0.567cm" svg:x="22.98cm" svg:y="12.0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801cm" svg:y="12.0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921cm" svg:y="12.001cm">
          <text:p text:style-name="P2"><text:span text:style-name="T7">Duration</text:span></text:p>
        </draw:rect>
        <draw:rect draw:style-name="gr2" draw:text-style-name="P4" draw:layer="layout" svg:width="1.119cm" svg:height="0.567cm" svg:x="22.982cm" svg:y="13.1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803cm" svg:y="13.1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923cm" svg:y="13.133cm">
          <text:p text:style-name="P2"><text:span text:style-name="T7">Slack</text:span></text:p>
        </draw:rect>
        <draw:rect draw:style-name="gr2" draw:text-style-name="P3" draw:layer="layout" svg:width="3.297cm" svg:height="0.564cm" svg:x="20.801cm" svg:y="12.568cm">
          <text:p text:style-name="P2"><text:span text:style-name="T2">Task Name</text:span></text:p>
        </draw:rect>
        <draw:rect draw:style-name="gr3" draw:text-style-name="P2" draw:layer="layout" svg:width="0.873cm" svg:height="0.567cm" svg:x="21.92cm" svg:y="12.001cm">
          <text:p/>
        </draw:rect>
        <draw:rect draw:style-name="gr3" draw:text-style-name="P2" draw:layer="layout" svg:width="1.119cm" svg:height="0.567cm" svg:x="20.801cm" svg:y="12.001cm">
          <text:p/>
        </draw:rect>
        <draw:rect draw:style-name="gr3" draw:text-style-name="P2" draw:layer="layout" svg:width="1.119cm" svg:height="0.567cm" svg:x="20.8cm" svg:y="12cm">
          <text:p/>
        </draw:rect>
        <draw:rect draw:style-name="gr2" draw:text-style-name="P4" draw:layer="layout" svg:width="1.119cm" svg:height="0.567cm" svg:x="22.979cm" svg:y="12.0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8cm" svg:y="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92cm" svg:y="12cm">
          <text:p text:style-name="P2"><text:span text:style-name="T7">Duration</text:span></text:p>
        </draw:rect>
        <draw:rect draw:style-name="gr2" draw:text-style-name="P4" draw:layer="layout" svg:width="1.119cm" svg:height="0.567cm" svg:x="22.981cm" svg:y="13.1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802cm" svg:y="13.1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922cm" svg:y="13.132cm">
          <text:p text:style-name="P2"><text:span text:style-name="T7">Slack</text:span></text:p>
        </draw:rect>
        <draw:rect draw:style-name="gr2" draw:text-style-name="P13" draw:layer="layout" svg:width="3.297cm" svg:height="0.564cm" svg:x="20.801cm" svg:y="12.568cm">
          <text:p text:style-name="P2"><text:span text:style-name="T11">2.7 Potential Problems</text:span></text:p>
        </draw:rect>
        <draw:rect draw:style-name="gr3" draw:text-style-name="P2" draw:layer="layout" svg:width="0.873cm" svg:height="0.567cm" svg:x="21.92cm" svg:y="12.001cm">
          <text:p/>
        </draw:rect>
        <draw:rect draw:style-name="gr3" draw:text-style-name="P2" draw:layer="layout" svg:width="1.119cm" svg:height="0.567cm" svg:x="20.801cm" svg:y="12.001cm">
          <text:p/>
        </draw:rect>
        <draw:rect draw:style-name="gr3" draw:text-style-name="P2" draw:layer="layout" svg:width="1.119cm" svg:height="0.567cm" svg:x="20.8cm" svg:y="12cm">
          <text:p/>
        </draw:rect>
        <draw:rect draw:style-name="gr2" draw:text-style-name="P4" draw:layer="layout" svg:width="1.119cm" svg:height="0.567cm" svg:x="22.979cm" svg:y="12.001cm">
          <text:p text:style-name="P2"><text:span text:style-name="T3">24/11/12</text:span></text:p>
        </draw:rect>
        <draw:rect draw:style-name="gr2" draw:text-style-name="P9" draw:layer="layout" svg:width="1.119cm" svg:height="0.567cm" svg:x="20.8cm" svg:y="12cm">
          <text:p text:style-name="P2"><text:span text:style-name="T7">17/11/12</text:span></text:p>
        </draw:rect>
        <draw:rect draw:style-name="gr2" draw:text-style-name="P4" draw:layer="layout" svg:width="1.059cm" svg:height="0.567cm" svg:x="21.92cm" svg:y="12cm">
          <text:p text:style-name="P2"><text:span text:style-name="T7">8 days</text:span></text:p>
        </draw:rect>
        <draw:rect draw:style-name="gr2" draw:text-style-name="P4" draw:layer="layout" svg:width="1.119cm" svg:height="0.567cm" svg:x="22.981cm" svg:y="13.133cm">
          <text:p text:style-name="P2"><text:span text:style-name="T3">24/11/12</text:span></text:p>
        </draw:rect>
        <draw:rect draw:style-name="gr2" draw:text-style-name="P9" draw:layer="layout" svg:width="1.119cm" svg:height="0.567cm" svg:x="20.802cm" svg:y="13.132cm">
          <text:p text:style-name="P2"><text:span text:style-name="T7">17/11/12</text:span></text:p>
        </draw:rect>
        <draw:rect draw:style-name="gr2" draw:text-style-name="P4" draw:layer="layout" svg:width="1.059cm" svg:height="0.567cm" svg:x="21.922cm" svg:y="13.132cm">
          <text:p text:style-name="P2"><text:span text:style-name="T7">0 days</text:span></text:p>
        </draw:rect>
        <draw:custom-shape draw:style-name="gr4" draw:text-style-name="P2" draw:layer="layout" svg:width="2.934cm" svg:height="0.898cm" svg:x="25.974cm" svg:y="12.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6.766cm" svg:y="12.6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6.766cm" svg:y="12.601cm">
          <text:p text:style-name="P2"><text:span text:style-name="T6">Finish</text:span></text:p>
        </draw:rect>
        <draw:rect draw:style-name="gr5" draw:text-style-name="P7" draw:layer="layout" svg:width="2.173cm" svg:height="0.553cm" svg:x="26.765cm" svg:y="12.947cm">
          <text:p text:style-name="P6"><text:span text:style-name="T5">Date: 23/11/12</text:span></text:p>
        </draw:rect>
        <draw:line draw:style-name="gr9" draw:text-style-name="P2" draw:layer="layout" svg:x1="4.7cm" svg:y1="13cm" svg:x2="4.7cm" svg:y2="10.8cm">
          <text:p/>
        </draw:line>
        <draw:line draw:style-name="gr10" draw:text-style-name="P2" draw:layer="layout" svg:x1="4.7cm" svg:y1="13cm" svg:x2="4.7cm" svg:y2="15.4cm">
          <text:p/>
        </draw:line>
        <draw:line draw:style-name="gr6" draw:text-style-name="P2" draw:layer="layout" svg:x1="4.7cm" svg:y1="15.4cm" svg:x2="5.8cm" svg:y2="15.4cm">
          <text:p/>
        </draw:line>
        <draw:line draw:style-name="gr7" draw:text-style-name="P2" draw:layer="layout" svg:x1="4.7cm" svg:y1="10.8cm" svg:x2="5.8cm" svg:y2="10.8cm">
          <text:p/>
        </draw:line>
        <draw:line draw:style-name="gr6" draw:text-style-name="P2" draw:layer="layout" svg:x1="4.7cm" svg:y1="13cm" svg:x2="5.8cm" svg:y2="13cm">
          <text:p/>
        </draw:line>
        <draw:line draw:style-name="gr6" draw:text-style-name="P2" draw:layer="layout" svg:x1="9.6cm" svg:y1="9.7cm" svg:x2="10.5cm" svg:y2="9.7cm">
          <text:p/>
        </draw:line>
        <draw:line draw:style-name="gr7" draw:text-style-name="P2" draw:layer="layout" svg:x1="9.6cm" svg:y1="11.9cm" svg:x2="10.5cm" svg:y2="11.9cm">
          <text:p/>
        </draw:line>
        <draw:line draw:style-name="gr10" draw:text-style-name="P2" draw:layer="layout" svg:x1="9.1cm" svg:y1="10.7cm" svg:x2="9.6cm" svg:y2="10.7cm">
          <text:p/>
        </draw:line>
        <draw:line draw:style-name="gr10" draw:text-style-name="P2" draw:layer="layout" svg:x1="9.6cm" svg:y1="9.7cm" svg:x2="9.6cm" svg:y2="10.7cm">
          <text:p/>
        </draw:line>
        <draw:line draw:style-name="gr9" draw:text-style-name="P2" draw:layer="layout" svg:x1="9.1cm" svg:y1="10.9cm" svg:x2="9.6cm" svg:y2="10.9cm">
          <text:p/>
        </draw:line>
        <draw:line draw:style-name="gr9" draw:text-style-name="P2" draw:layer="layout" svg:x1="9.6cm" svg:y1="11.9cm" svg:x2="9.6cm" svg:y2="10.9cm">
          <text:p/>
        </draw:line>
        <draw:line draw:style-name="gr7" draw:text-style-name="P2" draw:layer="layout" svg:x1="13.8cm" svg:y1="11.9cm" svg:x2="15.1cm" svg:y2="11.9cm">
          <text:p/>
        </draw:line>
        <draw:line draw:style-name="gr6" draw:text-style-name="P2" draw:layer="layout" svg:x1="20cm" svg:y1="12.1cm" svg:x2="20.8cm" svg:y2="12.1cm">
          <text:p/>
        </draw:line>
        <draw:line draw:style-name="gr6" draw:text-style-name="P2" draw:layer="layout" svg:x1="19.7cm" svg:y1="13.3cm" svg:x2="20.8cm" svg:y2="13.3cm">
          <text:p/>
        </draw:line>
        <draw:line draw:style-name="gr6" draw:text-style-name="P2" draw:layer="layout" svg:x1="20cm" svg:y1="12.9cm" svg:x2="20.8cm" svg:y2="12.9cm">
          <text:p/>
        </draw:line>
        <draw:line draw:style-name="gr7" draw:text-style-name="P2" draw:layer="layout" svg:x1="19.3cm" svg:y1="12.5cm" svg:x2="20.8cm" svg:y2="12.5cm">
          <text:p/>
        </draw:line>
        <draw:line draw:style-name="gr10" draw:text-style-name="P2" draw:layer="layout" svg:x1="9.1cm" svg:y1="15.3cm" svg:x2="19.7cm" svg:y2="15.3cm">
          <text:p/>
        </draw:line>
        <draw:line draw:style-name="gr10" draw:text-style-name="P2" draw:layer="layout" svg:x1="19.7cm" svg:y1="13.3cm" svg:x2="19.7cm" svg:y2="15.3cm">
          <text:p/>
        </draw:line>
        <draw:line draw:style-name="gr10" draw:text-style-name="P2" draw:layer="layout" svg:x1="9.1cm" svg:y1="12.9cm" svg:x2="20cm" svg:y2="12.9cm">
          <text:p/>
        </draw:line>
        <draw:line draw:style-name="gr9" draw:text-style-name="P2" draw:layer="layout" svg:x1="18.4cm" svg:y1="11.8cm" svg:x2="19.3cm" svg:y2="11.8cm">
          <text:p/>
        </draw:line>
        <draw:line draw:style-name="gr9" draw:text-style-name="P2" draw:layer="layout" svg:x1="19.3cm" svg:y1="12.5cm" svg:x2="19.3cm" svg:y2="11.8cm">
          <text:p/>
        </draw:line>
        <draw:line draw:style-name="gr10" draw:text-style-name="P2" draw:layer="layout" svg:x1="20cm" svg:y1="12.1cm" svg:x2="20cm" svg:y2="9.7cm">
          <text:p/>
        </draw:line>
        <draw:line draw:style-name="gr10" draw:text-style-name="P2" draw:layer="layout" svg:x1="20cm" svg:y1="9.7cm" svg:x2="13.8cm" svg:y2="9.7cm">
          <text:p/>
        </draw:line>
        <draw:line draw:style-name="gr7" draw:text-style-name="P2" draw:layer="layout" svg:x1="24.1cm" svg:y1="13.1cm" svg:x2="26cm" svg:y2="13.1cm">
          <text:p/>
        </draw:line>
      </draw:page>
      <draw:page draw:name="page5" draw:style-name="dp1" draw:master-page-name="Default">
        <draw:frame draw:style-name="gr8" draw:text-style-name="P11" draw:layer="layout" svg:width="11.1cm" svg:height="3.095cm" svg:x="8.4cm" svg:y="1.802cm">
          <draw:text-box>
            <text:p text:style-name="P2"><text:span text:style-name="T1">PERT Chart for Design Stage</text:span></text:p>
          </draw:text-box>
        </draw:frame>
        <draw:custom-shape draw:style-name="gr4" draw:text-style-name="P2" draw:layer="layout" svg:width="2.913cm" svg:height="0.898cm" svg:x="0.187cm" svg:y="12.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0.987cm" svg:y="12.5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0.987cm" svg:y="12.501cm">
          <text:p text:style-name="P2"><text:span text:style-name="T6">Start</text:span></text:p>
        </draw:rect>
        <draw:rect draw:style-name="gr5" draw:text-style-name="P7" draw:layer="layout" svg:width="2.158cm" svg:height="0.553cm" svg:x="0.985cm" svg:y="12.847cm">
          <text:p text:style-name="P6"><text:span text:style-name="T5">Date: </text:span><text:span text:style-name="T10">24/11/12</text:span></text:p>
        </draw:rect>
        <draw:rect draw:style-name="gr2" draw:text-style-name="P3" draw:layer="layout" svg:width="3.297cm" svg:height="0.564cm" svg:x="4.501cm" svg:y="9.068cm">
          <text:p text:style-name="P2"><text:span text:style-name="T2">Task Name</text:span></text:p>
        </draw:rect>
        <draw:rect draw:style-name="gr3" draw:text-style-name="P2" draw:layer="layout" svg:width="0.873cm" svg:height="0.567cm" svg:x="5.62cm" svg:y="8.501cm">
          <text:p/>
        </draw:rect>
        <draw:rect draw:style-name="gr3" draw:text-style-name="P2" draw:layer="layout" svg:width="1.119cm" svg:height="0.567cm" svg:x="4.501cm" svg:y="8.501cm">
          <text:p/>
        </draw:rect>
        <draw:rect draw:style-name="gr3" draw:text-style-name="P2" draw:layer="layout" svg:width="1.119cm" svg:height="0.567cm" svg:x="4.5cm" svg:y="8.5cm">
          <text:p/>
        </draw:rect>
        <draw:rect draw:style-name="gr2" draw:text-style-name="P4" draw:layer="layout" svg:width="1.119cm" svg:height="0.567cm" svg:x="6.679cm" svg:y="8.5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5cm" svg:y="8.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62cm" svg:y="8.5cm">
          <text:p text:style-name="P2"><text:span text:style-name="T7">Duration</text:span></text:p>
        </draw:rect>
        <draw:rect draw:style-name="gr2" draw:text-style-name="P4" draw:layer="layout" svg:width="1.119cm" svg:height="0.567cm" svg:x="6.681cm" svg:y="9.6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502cm" svg:y="9.6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622cm" svg:y="9.632cm">
          <text:p text:style-name="P2"><text:span text:style-name="T7">Slack</text:span></text:p>
        </draw:rect>
        <draw:rect draw:style-name="gr2" draw:text-style-name="P3" draw:layer="layout" svg:width="3.297cm" svg:height="0.564cm" svg:x="4.5cm" svg:y="9.067cm">
          <text:p text:style-name="P2"><text:span text:style-name="T2">Task Name</text:span></text:p>
        </draw:rect>
        <draw:rect draw:style-name="gr3" draw:text-style-name="P2" draw:layer="layout" svg:width="0.873cm" svg:height="0.567cm" svg:x="5.619cm" svg:y="8.5cm">
          <text:p/>
        </draw:rect>
        <draw:rect draw:style-name="gr3" draw:text-style-name="P2" draw:layer="layout" svg:width="1.119cm" svg:height="0.567cm" svg:x="4.5cm" svg:y="8.5cm">
          <text:p/>
        </draw:rect>
        <draw:rect draw:style-name="gr3" draw:text-style-name="P2" draw:layer="layout" svg:width="1.119cm" svg:height="0.567cm" svg:x="4.499cm" svg:y="8.499cm">
          <text:p/>
        </draw:rect>
        <draw:rect draw:style-name="gr2" draw:text-style-name="P4" draw:layer="layout" svg:width="1.119cm" svg:height="0.567cm" svg:x="6.678cm" svg:y="8.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499cm" svg:y="8.4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619cm" svg:y="8.499cm">
          <text:p text:style-name="P2"><text:span text:style-name="T7">Duration</text:span></text:p>
        </draw:rect>
        <draw:rect draw:style-name="gr2" draw:text-style-name="P4" draw:layer="layout" svg:width="1.119cm" svg:height="0.567cm" svg:x="6.68cm" svg:y="9.6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501cm" svg:y="9.6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621cm" svg:y="9.631cm">
          <text:p text:style-name="P2"><text:span text:style-name="T7">Slack</text:span></text:p>
        </draw:rect>
        <draw:rect draw:style-name="gr2" draw:text-style-name="P12" draw:layer="layout" svg:width="3.297cm" svg:height="0.564cm" svg:x="4.5cm" svg:y="9.067cm">
          <text:p text:style-name="P2"><text:span text:style-name="T9">3.01 Draw up GUI</text:span></text:p>
        </draw:rect>
        <draw:rect draw:style-name="gr3" draw:text-style-name="P2" draw:layer="layout" svg:width="0.873cm" svg:height="0.567cm" svg:x="5.619cm" svg:y="8.5cm">
          <text:p/>
        </draw:rect>
        <draw:rect draw:style-name="gr3" draw:text-style-name="P2" draw:layer="layout" svg:width="1.119cm" svg:height="0.567cm" svg:x="4.5cm" svg:y="8.5cm">
          <text:p/>
        </draw:rect>
        <draw:rect draw:style-name="gr3" draw:text-style-name="P2" draw:layer="layout" svg:width="1.119cm" svg:height="0.567cm" svg:x="4.499cm" svg:y="8.499cm">
          <text:p/>
        </draw:rect>
        <draw:rect draw:style-name="gr2" draw:text-style-name="P4" draw:layer="layout" svg:width="1.119cm" svg:height="0.567cm" svg:x="6.678cm" svg:y="8.5cm">
          <text:p text:style-name="P2"><text:span text:style-name="T3">19/12/12</text:span></text:p>
        </draw:rect>
        <draw:rect draw:style-name="gr2" draw:text-style-name="P9" draw:layer="layout" svg:width="1.119cm" svg:height="0.567cm" svg:x="4.499cm" svg:y="8.499cm">
          <text:p text:style-name="P2"><text:span text:style-name="T7">24/11/12</text:span></text:p>
        </draw:rect>
        <draw:rect draw:style-name="gr2" draw:text-style-name="P9" draw:layer="layout" svg:width="1.059cm" svg:height="0.567cm" svg:x="5.619cm" svg:y="8.499cm">
          <text:p text:style-name="P2"><text:span text:style-name="T7">25 days</text:span></text:p>
        </draw:rect>
        <draw:rect draw:style-name="gr2" draw:text-style-name="P9" draw:layer="layout" svg:width="1.119cm" svg:height="0.567cm" svg:x="6.68cm" svg:y="9.632cm">
          <text:p text:style-name="P2"><text:span text:style-name="T7">19/12/12</text:span></text:p>
        </draw:rect>
        <draw:rect draw:style-name="gr2" draw:text-style-name="P9" draw:layer="layout" svg:width="1.119cm" svg:height="0.567cm" svg:x="4.501cm" svg:y="9.631cm">
          <text:p text:style-name="P2"><text:span text:style-name="T7">24/11/12</text:span></text:p>
        </draw:rect>
        <draw:rect draw:style-name="gr2" draw:text-style-name="P4" draw:layer="layout" svg:width="1.059cm" svg:height="0.567cm" svg:x="5.621cm" svg:y="9.631cm">
          <text:p text:style-name="P2"><text:span text:style-name="T7">0 days</text:span></text:p>
        </draw:rect>
        <draw:rect draw:style-name="gr2" draw:text-style-name="P3" draw:layer="layout" svg:width="3.297cm" svg:height="0.564cm" svg:x="4.401cm" svg:y="15.868cm">
          <text:p text:style-name="P2"><text:span text:style-name="T2">Task Name</text:span></text:p>
        </draw:rect>
        <draw:rect draw:style-name="gr3" draw:text-style-name="P2" draw:layer="layout" svg:width="0.873cm" svg:height="0.567cm" svg:x="5.52cm" svg:y="15.301cm">
          <text:p/>
        </draw:rect>
        <draw:rect draw:style-name="gr3" draw:text-style-name="P2" draw:layer="layout" svg:width="1.119cm" svg:height="0.567cm" svg:x="4.401cm" svg:y="15.301cm">
          <text:p/>
        </draw:rect>
        <draw:rect draw:style-name="gr3" draw:text-style-name="P2" draw:layer="layout" svg:width="1.119cm" svg:height="0.567cm" svg:x="4.4cm" svg:y="15.3cm">
          <text:p/>
        </draw:rect>
        <draw:rect draw:style-name="gr2" draw:text-style-name="P4" draw:layer="layout" svg:width="1.119cm" svg:height="0.567cm" svg:x="6.579cm" svg:y="15.3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4cm" svg:y="15.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52cm" svg:y="15.3cm">
          <text:p text:style-name="P2"><text:span text:style-name="T7">Duration</text:span></text:p>
        </draw:rect>
        <draw:rect draw:style-name="gr2" draw:text-style-name="P4" draw:layer="layout" svg:width="1.119cm" svg:height="0.567cm" svg:x="6.581cm" svg:y="16.4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402cm" svg:y="16.4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522cm" svg:y="16.432cm">
          <text:p text:style-name="P2"><text:span text:style-name="T7">Slack</text:span></text:p>
        </draw:rect>
        <draw:rect draw:style-name="gr2" draw:text-style-name="P3" draw:layer="layout" svg:width="3.297cm" svg:height="0.564cm" svg:x="4.4cm" svg:y="15.867cm">
          <text:p text:style-name="P2"><text:span text:style-name="T2">Task Name</text:span></text:p>
        </draw:rect>
        <draw:rect draw:style-name="gr3" draw:text-style-name="P2" draw:layer="layout" svg:width="0.873cm" svg:height="0.567cm" svg:x="5.519cm" svg:y="15.3cm">
          <text:p/>
        </draw:rect>
        <draw:rect draw:style-name="gr3" draw:text-style-name="P2" draw:layer="layout" svg:width="1.119cm" svg:height="0.567cm" svg:x="4.4cm" svg:y="15.3cm">
          <text:p/>
        </draw:rect>
        <draw:rect draw:style-name="gr3" draw:text-style-name="P2" draw:layer="layout" svg:width="1.119cm" svg:height="0.567cm" svg:x="4.399cm" svg:y="15.299cm">
          <text:p/>
        </draw:rect>
        <draw:rect draw:style-name="gr2" draw:text-style-name="P4" draw:layer="layout" svg:width="1.119cm" svg:height="0.567cm" svg:x="6.578cm" svg:y="15.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399cm" svg:y="15.2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5.519cm" svg:y="15.299cm">
          <text:p text:style-name="P2"><text:span text:style-name="T7">Duration</text:span></text:p>
        </draw:rect>
        <draw:rect draw:style-name="gr2" draw:text-style-name="P4" draw:layer="layout" svg:width="1.119cm" svg:height="0.567cm" svg:x="6.58cm" svg:y="16.4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401cm" svg:y="16.4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5.521cm" svg:y="16.431cm">
          <text:p text:style-name="P2"><text:span text:style-name="T7">Slack</text:span></text:p>
        </draw:rect>
        <draw:rect draw:style-name="gr2" draw:text-style-name="P12" draw:layer="layout" svg:width="3.297cm" svg:height="0.564cm" svg:x="4.399cm" svg:y="15.869cm">
          <text:p text:style-name="P2"><text:span text:style-name="T9">3.02 Class Diagrams</text:span></text:p>
        </draw:rect>
        <draw:rect draw:style-name="gr3" draw:text-style-name="P2" draw:layer="layout" svg:width="0.873cm" svg:height="0.567cm" svg:x="5.519cm" svg:y="15.3cm">
          <text:p/>
        </draw:rect>
        <draw:rect draw:style-name="gr3" draw:text-style-name="P2" draw:layer="layout" svg:width="1.119cm" svg:height="0.567cm" svg:x="4.4cm" svg:y="15.3cm">
          <text:p/>
        </draw:rect>
        <draw:rect draw:style-name="gr3" draw:text-style-name="P2" draw:layer="layout" svg:width="1.119cm" svg:height="0.567cm" svg:x="4.399cm" svg:y="15.299cm">
          <text:p/>
        </draw:rect>
        <draw:rect draw:style-name="gr2" draw:text-style-name="P4" draw:layer="layout" svg:width="1.119cm" svg:height="0.567cm" svg:x="6.578cm" svg:y="15.3cm">
          <text:p text:style-name="P2"><text:span text:style-name="T3">28/11/12</text:span></text:p>
        </draw:rect>
        <draw:rect draw:style-name="gr2" draw:text-style-name="P9" draw:layer="layout" svg:width="1.119cm" svg:height="0.567cm" svg:x="4.399cm" svg:y="15.299cm">
          <text:p text:style-name="P2"><text:span text:style-name="T7">24/11/12</text:span></text:p>
        </draw:rect>
        <draw:rect draw:style-name="gr2" draw:text-style-name="P4" draw:layer="layout" svg:width="1.059cm" svg:height="0.567cm" svg:x="5.519cm" svg:y="15.299cm">
          <text:p text:style-name="P2"><text:span text:style-name="T7">5 days</text:span></text:p>
        </draw:rect>
        <draw:rect draw:style-name="gr2" draw:text-style-name="P4" draw:layer="layout" svg:width="1.119cm" svg:height="0.567cm" svg:x="6.58cm" svg:y="16.432cm">
          <text:p text:style-name="P2"><text:span text:style-name="T3">28/11/12</text:span></text:p>
        </draw:rect>
        <draw:rect draw:style-name="gr2" draw:text-style-name="P9" draw:layer="layout" svg:width="1.119cm" svg:height="0.567cm" svg:x="4.401cm" svg:y="16.431cm">
          <text:p text:style-name="P2"><text:span text:style-name="T7">24/11/12</text:span></text:p>
        </draw:rect>
        <draw:rect draw:style-name="gr2" draw:text-style-name="P4" draw:layer="layout" svg:width="1.059cm" svg:height="0.567cm" svg:x="5.521cm" svg:y="16.431cm">
          <text:p text:style-name="P2"><text:span text:style-name="T7">0 days</text:span></text:p>
        </draw:rect>
        <draw:rect draw:style-name="gr2" draw:text-style-name="P3" draw:layer="layout" svg:width="3.297cm" svg:height="0.564cm" svg:x="9.202cm" svg:y="7.269cm">
          <text:p text:style-name="P2"><text:span text:style-name="T2">Task Name</text:span></text:p>
        </draw:rect>
        <draw:rect draw:style-name="gr3" draw:text-style-name="P2" draw:layer="layout" svg:width="0.873cm" svg:height="0.567cm" svg:x="10.321cm" svg:y="6.702cm">
          <text:p/>
        </draw:rect>
        <draw:rect draw:style-name="gr3" draw:text-style-name="P2" draw:layer="layout" svg:width="1.119cm" svg:height="0.567cm" svg:x="9.202cm" svg:y="6.702cm">
          <text:p/>
        </draw:rect>
        <draw:rect draw:style-name="gr3" draw:text-style-name="P2" draw:layer="layout" svg:width="1.119cm" svg:height="0.567cm" svg:x="9.201cm" svg:y="6.701cm">
          <text:p/>
        </draw:rect>
        <draw:rect draw:style-name="gr2" draw:text-style-name="P4" draw:layer="layout" svg:width="1.119cm" svg:height="0.567cm" svg:x="11.38cm" svg:y="6.70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1cm" svg:y="6.70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321cm" svg:y="6.701cm">
          <text:p text:style-name="P2"><text:span text:style-name="T7">Duration</text:span></text:p>
        </draw:rect>
        <draw:rect draw:style-name="gr2" draw:text-style-name="P4" draw:layer="layout" svg:width="1.119cm" svg:height="0.567cm" svg:x="11.382cm" svg:y="7.83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3cm" svg:y="7.83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323cm" svg:y="7.833cm">
          <text:p text:style-name="P2"><text:span text:style-name="T7">Slack</text:span></text:p>
        </draw:rect>
        <draw:rect draw:style-name="gr2" draw:text-style-name="P3" draw:layer="layout" svg:width="3.297cm" svg:height="0.564cm" svg:x="9.201cm" svg:y="7.268cm">
          <text:p text:style-name="P2"><text:span text:style-name="T2">Task Name</text:span></text:p>
        </draw:rect>
        <draw:rect draw:style-name="gr3" draw:text-style-name="P2" draw:layer="layout" svg:width="0.873cm" svg:height="0.567cm" svg:x="10.32cm" svg:y="6.701cm">
          <text:p/>
        </draw:rect>
        <draw:rect draw:style-name="gr3" draw:text-style-name="P2" draw:layer="layout" svg:width="1.119cm" svg:height="0.567cm" svg:x="9.201cm" svg:y="6.701cm">
          <text:p/>
        </draw:rect>
        <draw:rect draw:style-name="gr3" draw:text-style-name="P2" draw:layer="layout" svg:width="1.119cm" svg:height="0.567cm" svg:x="9.2cm" svg:y="6.7cm">
          <text:p/>
        </draw:rect>
        <draw:rect draw:style-name="gr2" draw:text-style-name="P4" draw:layer="layout" svg:width="1.119cm" svg:height="0.567cm" svg:x="11.379cm" svg:y="6.7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cm" svg:y="6.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32cm" svg:y="6.7cm">
          <text:p text:style-name="P2"><text:span text:style-name="T7">Duration</text:span></text:p>
        </draw:rect>
        <draw:rect draw:style-name="gr2" draw:text-style-name="P4" draw:layer="layout" svg:width="1.119cm" svg:height="0.567cm" svg:x="11.381cm" svg:y="7.8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2cm" svg:y="7.8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322cm" svg:y="7.832cm">
          <text:p text:style-name="P2"><text:span text:style-name="T7">Slack</text:span></text:p>
        </draw:rect>
        <draw:rect draw:style-name="gr2" draw:text-style-name="P12" draw:layer="layout" svg:width="3.297cm" svg:height="0.564cm" svg:x="9.201cm" svg:y="7.268cm">
          <text:p text:style-name="P2"><text:span text:style-name="T9">3.03 Output Templates</text:span></text:p>
        </draw:rect>
        <draw:rect draw:style-name="gr3" draw:text-style-name="P2" draw:layer="layout" svg:width="0.873cm" svg:height="0.567cm" svg:x="10.32cm" svg:y="6.701cm">
          <text:p/>
        </draw:rect>
        <draw:rect draw:style-name="gr3" draw:text-style-name="P2" draw:layer="layout" svg:width="1.119cm" svg:height="0.567cm" svg:x="9.201cm" svg:y="6.701cm">
          <text:p/>
        </draw:rect>
        <draw:rect draw:style-name="gr3" draw:text-style-name="P2" draw:layer="layout" svg:width="1.119cm" svg:height="0.567cm" svg:x="9.2cm" svg:y="6.7cm">
          <text:p/>
        </draw:rect>
        <draw:rect draw:style-name="gr2" draw:text-style-name="P4" draw:layer="layout" svg:width="1.119cm" svg:height="0.567cm" svg:x="11.379cm" svg:y="6.701cm">
          <text:p text:style-name="P2"><text:span text:style-name="T3">30/12/12</text:span></text:p>
        </draw:rect>
        <draw:rect draw:style-name="gr2" draw:text-style-name="P9" draw:layer="layout" svg:width="1.119cm" svg:height="0.567cm" svg:x="9.2cm" svg:y="6.7cm">
          <text:p text:style-name="P2"><text:span text:style-name="T7">20/12/12</text:span></text:p>
        </draw:rect>
        <draw:rect draw:style-name="gr2" draw:text-style-name="P4" draw:layer="layout" svg:width="1.059cm" svg:height="0.567cm" svg:x="10.32cm" svg:y="6.7cm">
          <text:p text:style-name="P2"><text:span text:style-name="T7">11 days</text:span></text:p>
        </draw:rect>
        <draw:rect draw:style-name="gr2" draw:text-style-name="P4" draw:layer="layout" svg:width="1.119cm" svg:height="0.567cm" svg:x="11.381cm" svg:y="7.833cm">
          <text:p text:style-name="P2"><text:span text:style-name="T3">30/01/13</text:span></text:p>
        </draw:rect>
        <draw:rect draw:style-name="gr2" draw:text-style-name="P9" draw:layer="layout" svg:width="1.119cm" svg:height="0.567cm" svg:x="9.202cm" svg:y="7.832cm">
          <text:p text:style-name="P2"><text:span text:style-name="T7">20/12/12</text:span></text:p>
        </draw:rect>
        <draw:rect draw:style-name="gr2" draw:text-style-name="P4" draw:layer="layout" svg:width="1.059cm" svg:height="0.567cm" svg:x="10.322cm" svg:y="7.832cm">
          <text:p text:style-name="P2"><text:span text:style-name="T7">0 days</text:span></text:p>
        </draw:rect>
        <draw:rect draw:style-name="gr2" draw:text-style-name="P3" draw:layer="layout" svg:width="3.297cm" svg:height="0.564cm" svg:x="9.202cm" svg:y="9.768cm">
          <text:p text:style-name="P2"><text:span text:style-name="T2">Task Name</text:span></text:p>
        </draw:rect>
        <draw:rect draw:style-name="gr3" draw:text-style-name="P2" draw:layer="layout" svg:width="0.873cm" svg:height="0.567cm" svg:x="10.321cm" svg:y="9.201cm">
          <text:p/>
        </draw:rect>
        <draw:rect draw:style-name="gr3" draw:text-style-name="P2" draw:layer="layout" svg:width="1.119cm" svg:height="0.567cm" svg:x="9.202cm" svg:y="9.201cm">
          <text:p/>
        </draw:rect>
        <draw:rect draw:style-name="gr3" draw:text-style-name="P2" draw:layer="layout" svg:width="1.119cm" svg:height="0.567cm" svg:x="9.201cm" svg:y="9.2cm">
          <text:p/>
        </draw:rect>
        <draw:rect draw:style-name="gr2" draw:text-style-name="P4" draw:layer="layout" svg:width="1.119cm" svg:height="0.567cm" svg:x="11.38cm" svg:y="9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1cm" svg:y="9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321cm" svg:y="9.2cm">
          <text:p text:style-name="P2"><text:span text:style-name="T7">Duration</text:span></text:p>
        </draw:rect>
        <draw:rect draw:style-name="gr2" draw:text-style-name="P4" draw:layer="layout" svg:width="1.119cm" svg:height="0.567cm" svg:x="11.382cm" svg:y="10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3cm" svg:y="10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323cm" svg:y="10.332cm">
          <text:p text:style-name="P2"><text:span text:style-name="T7">Slack</text:span></text:p>
        </draw:rect>
        <draw:rect draw:style-name="gr2" draw:text-style-name="P3" draw:layer="layout" svg:width="3.297cm" svg:height="0.564cm" svg:x="9.201cm" svg:y="9.767cm">
          <text:p text:style-name="P2"><text:span text:style-name="T2">Task Name</text:span></text:p>
        </draw:rect>
        <draw:rect draw:style-name="gr3" draw:text-style-name="P2" draw:layer="layout" svg:width="0.873cm" svg:height="0.567cm" svg:x="10.32cm" svg:y="9.2cm">
          <text:p/>
        </draw:rect>
        <draw:rect draw:style-name="gr3" draw:text-style-name="P2" draw:layer="layout" svg:width="1.119cm" svg:height="0.567cm" svg:x="9.201cm" svg:y="9.2cm">
          <text:p/>
        </draw:rect>
        <draw:rect draw:style-name="gr3" draw:text-style-name="P2" draw:layer="layout" svg:width="1.119cm" svg:height="0.567cm" svg:x="9.2cm" svg:y="9.199cm">
          <text:p/>
        </draw:rect>
        <draw:rect draw:style-name="gr2" draw:text-style-name="P4" draw:layer="layout" svg:width="1.119cm" svg:height="0.567cm" svg:x="11.379cm" svg:y="9.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cm" svg:y="9.1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32cm" svg:y="9.199cm">
          <text:p text:style-name="P2"><text:span text:style-name="T7">Duration</text:span></text:p>
        </draw:rect>
        <draw:rect draw:style-name="gr2" draw:text-style-name="P4" draw:layer="layout" svg:width="1.119cm" svg:height="0.567cm" svg:x="11.381cm" svg:y="10.3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202cm" svg:y="10.3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322cm" svg:y="10.331cm">
          <text:p text:style-name="P2"><text:span text:style-name="T7">Slack</text:span></text:p>
        </draw:rect>
        <draw:rect draw:style-name="gr2" draw:text-style-name="P12" draw:layer="layout" svg:width="3.297cm" svg:height="0.564cm" svg:x="9.201cm" svg:y="9.767cm">
          <text:p text:style-name="P2"><text:span text:style-name="T9">3.04 Input Templates</text:span></text:p>
        </draw:rect>
        <draw:rect draw:style-name="gr3" draw:text-style-name="P2" draw:layer="layout" svg:width="0.873cm" svg:height="0.567cm" svg:x="10.32cm" svg:y="9.2cm">
          <text:p/>
        </draw:rect>
        <draw:rect draw:style-name="gr3" draw:text-style-name="P2" draw:layer="layout" svg:width="1.119cm" svg:height="0.567cm" svg:x="9.201cm" svg:y="9.2cm">
          <text:p/>
        </draw:rect>
        <draw:rect draw:style-name="gr3" draw:text-style-name="P2" draw:layer="layout" svg:width="1.119cm" svg:height="0.567cm" svg:x="9.2cm" svg:y="9.199cm">
          <text:p/>
        </draw:rect>
        <draw:rect draw:style-name="gr2" draw:text-style-name="P4" draw:layer="layout" svg:width="1.119cm" svg:height="0.567cm" svg:x="11.379cm" svg:y="9.2cm">
          <text:p text:style-name="P2"><text:span text:style-name="T3">30/12/12</text:span></text:p>
        </draw:rect>
        <draw:rect draw:style-name="gr2" draw:text-style-name="P9" draw:layer="layout" svg:width="1.119cm" svg:height="0.567cm" svg:x="9.2cm" svg:y="9.199cm">
          <text:p text:style-name="P2"><text:span text:style-name="T7">20/12/12</text:span></text:p>
        </draw:rect>
        <draw:rect draw:style-name="gr2" draw:text-style-name="P9" draw:layer="layout" svg:width="1.059cm" svg:height="0.567cm" svg:x="10.32cm" svg:y="9.199cm">
          <text:p text:style-name="P2"><text:span text:style-name="T7">11 days</text:span></text:p>
        </draw:rect>
        <draw:rect draw:style-name="gr2" draw:text-style-name="P4" draw:layer="layout" svg:width="1.119cm" svg:height="0.567cm" svg:x="11.381cm" svg:y="10.332cm">
          <text:p text:style-name="P2"><text:span text:style-name="T3">05/01/13</text:span></text:p>
        </draw:rect>
        <draw:rect draw:style-name="gr2" draw:text-style-name="P9" draw:layer="layout" svg:width="1.119cm" svg:height="0.567cm" svg:x="9.202cm" svg:y="10.331cm">
          <text:p text:style-name="P2"><text:span text:style-name="T7">25/12/12</text:span></text:p>
        </draw:rect>
        <draw:rect draw:style-name="gr2" draw:text-style-name="P4" draw:layer="layout" svg:width="1.059cm" svg:height="0.567cm" svg:x="10.322cm" svg:y="10.331cm">
          <text:p text:style-name="P2"><text:span text:style-name="T7">5 days</text:span></text:p>
        </draw:rect>
        <draw:rect draw:style-name="gr2" draw:text-style-name="P3" draw:layer="layout" svg:width="3.297cm" svg:height="0.564cm" svg:x="8.803cm" svg:y="14.568cm">
          <text:p text:style-name="P2"><text:span text:style-name="T2">Task Name</text:span></text:p>
        </draw:rect>
        <draw:rect draw:style-name="gr3" draw:text-style-name="P2" draw:layer="layout" svg:width="0.873cm" svg:height="0.567cm" svg:x="9.922cm" svg:y="14.001cm">
          <text:p/>
        </draw:rect>
        <draw:rect draw:style-name="gr3" draw:text-style-name="P2" draw:layer="layout" svg:width="1.119cm" svg:height="0.567cm" svg:x="8.803cm" svg:y="14.001cm">
          <text:p/>
        </draw:rect>
        <draw:rect draw:style-name="gr3" draw:text-style-name="P2" draw:layer="layout" svg:width="1.119cm" svg:height="0.567cm" svg:x="8.802cm" svg:y="14cm">
          <text:p/>
        </draw:rect>
        <draw:rect draw:style-name="gr2" draw:text-style-name="P4" draw:layer="layout" svg:width="1.119cm" svg:height="0.567cm" svg:x="10.981cm" svg:y="14.0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2cm" svg:y="1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22cm" svg:y="14cm">
          <text:p text:style-name="P2"><text:span text:style-name="T7">Duration</text:span></text:p>
        </draw:rect>
        <draw:rect draw:style-name="gr2" draw:text-style-name="P4" draw:layer="layout" svg:width="1.119cm" svg:height="0.567cm" svg:x="10.983cm" svg:y="15.1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4cm" svg:y="15.1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24cm" svg:y="15.132cm">
          <text:p text:style-name="P2"><text:span text:style-name="T7">Slack</text:span></text:p>
        </draw:rect>
        <draw:rect draw:style-name="gr2" draw:text-style-name="P3" draw:layer="layout" svg:width="3.297cm" svg:height="0.564cm" svg:x="8.802cm" svg:y="14.567cm">
          <text:p text:style-name="P2"><text:span text:style-name="T2">Task Name</text:span></text:p>
        </draw:rect>
        <draw:rect draw:style-name="gr3" draw:text-style-name="P2" draw:layer="layout" svg:width="0.873cm" svg:height="0.567cm" svg:x="9.921cm" svg:y="14cm">
          <text:p/>
        </draw:rect>
        <draw:rect draw:style-name="gr3" draw:text-style-name="P2" draw:layer="layout" svg:width="1.119cm" svg:height="0.567cm" svg:x="8.802cm" svg:y="14cm">
          <text:p/>
        </draw:rect>
        <draw:rect draw:style-name="gr3" draw:text-style-name="P2" draw:layer="layout" svg:width="1.119cm" svg:height="0.567cm" svg:x="8.801cm" svg:y="13.999cm">
          <text:p/>
        </draw:rect>
        <draw:rect draw:style-name="gr2" draw:text-style-name="P4" draw:layer="layout" svg:width="1.119cm" svg:height="0.567cm" svg:x="10.98cm" svg:y="1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1cm" svg:y="13.9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21cm" svg:y="13.999cm">
          <text:p text:style-name="P2"><text:span text:style-name="T7">Duration</text:span></text:p>
        </draw:rect>
        <draw:rect draw:style-name="gr2" draw:text-style-name="P4" draw:layer="layout" svg:width="1.119cm" svg:height="0.567cm" svg:x="10.982cm" svg:y="15.1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3cm" svg:y="15.1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23cm" svg:y="15.131cm">
          <text:p text:style-name="P2"><text:span text:style-name="T7">Slack</text:span></text:p>
        </draw:rect>
        <draw:rect draw:style-name="gr2" draw:text-style-name="P12" draw:layer="layout" svg:width="3.297cm" svg:height="0.564cm" svg:x="8.802cm" svg:y="14.567cm">
          <text:p text:style-name="P2"><text:span text:style-name="T9">3.05 Pseudocode</text:span></text:p>
        </draw:rect>
        <draw:rect draw:style-name="gr3" draw:text-style-name="P2" draw:layer="layout" svg:width="0.873cm" svg:height="0.567cm" svg:x="9.921cm" svg:y="14cm">
          <text:p/>
        </draw:rect>
        <draw:rect draw:style-name="gr3" draw:text-style-name="P2" draw:layer="layout" svg:width="1.119cm" svg:height="0.567cm" svg:x="8.802cm" svg:y="14cm">
          <text:p/>
        </draw:rect>
        <draw:rect draw:style-name="gr3" draw:text-style-name="P2" draw:layer="layout" svg:width="1.119cm" svg:height="0.567cm" svg:x="8.801cm" svg:y="13.999cm">
          <text:p/>
        </draw:rect>
        <draw:rect draw:style-name="gr2" draw:text-style-name="P9" draw:layer="layout" svg:width="1.119cm" svg:height="0.567cm" svg:x="10.98cm" svg:y="14cm">
          <text:p text:style-name="P2"><text:span text:style-name="T7">10/12/12</text:span></text:p>
        </draw:rect>
        <draw:rect draw:style-name="gr2" draw:text-style-name="P9" draw:layer="layout" svg:width="1.119cm" svg:height="0.567cm" svg:x="8.801cm" svg:y="13.999cm">
          <text:p text:style-name="P2"><text:span text:style-name="T7">29/11/12</text:span></text:p>
        </draw:rect>
        <draw:rect draw:style-name="gr2" draw:text-style-name="P4" draw:layer="layout" svg:width="1.059cm" svg:height="0.567cm" svg:x="9.921cm" svg:y="13.999cm">
          <text:p text:style-name="P2"><text:span text:style-name="T7">13 days</text:span></text:p>
        </draw:rect>
        <draw:rect draw:style-name="gr2" draw:text-style-name="P9" draw:layer="layout" svg:width="1.119cm" svg:height="0.567cm" svg:x="10.982cm" svg:y="15.132cm">
          <text:p text:style-name="P2"><text:span text:style-name="T7">10/12/12</text:span></text:p>
        </draw:rect>
        <draw:rect draw:style-name="gr2" draw:text-style-name="P9" draw:layer="layout" svg:width="1.119cm" svg:height="0.567cm" svg:x="8.803cm" svg:y="15.131cm">
          <text:p text:style-name="P2"><text:span text:style-name="T7">29/11/12</text:span></text:p>
        </draw:rect>
        <draw:rect draw:style-name="gr2" draw:text-style-name="P4" draw:layer="layout" svg:width="1.059cm" svg:height="0.567cm" svg:x="9.923cm" svg:y="15.131cm">
          <text:p text:style-name="P2"><text:span text:style-name="T7">0 days</text:span></text:p>
        </draw:rect>
        <draw:rect draw:style-name="gr2" draw:text-style-name="P3" draw:layer="layout" svg:width="3.297cm" svg:height="0.564cm" svg:x="8.802cm" svg:y="17.068cm">
          <text:p text:style-name="P2"><text:span text:style-name="T2">Task Name</text:span></text:p>
        </draw:rect>
        <draw:rect draw:style-name="gr3" draw:text-style-name="P2" draw:layer="layout" svg:width="0.873cm" svg:height="0.567cm" svg:x="9.921cm" svg:y="16.501cm">
          <text:p/>
        </draw:rect>
        <draw:rect draw:style-name="gr3" draw:text-style-name="P2" draw:layer="layout" svg:width="1.119cm" svg:height="0.567cm" svg:x="8.802cm" svg:y="16.501cm">
          <text:p/>
        </draw:rect>
        <draw:rect draw:style-name="gr3" draw:text-style-name="P2" draw:layer="layout" svg:width="1.119cm" svg:height="0.567cm" svg:x="8.801cm" svg:y="16.5cm">
          <text:p/>
        </draw:rect>
        <draw:rect draw:style-name="gr2" draw:text-style-name="P4" draw:layer="layout" svg:width="1.119cm" svg:height="0.567cm" svg:x="10.98cm" svg:y="16.5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1cm" svg:y="16.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21cm" svg:y="16.5cm">
          <text:p text:style-name="P2"><text:span text:style-name="T7">Duration</text:span></text:p>
        </draw:rect>
        <draw:rect draw:style-name="gr2" draw:text-style-name="P4" draw:layer="layout" svg:width="1.119cm" svg:height="0.567cm" svg:x="10.982cm" svg:y="17.6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3cm" svg:y="17.6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23cm" svg:y="17.632cm">
          <text:p text:style-name="P2"><text:span text:style-name="T7">Slack</text:span></text:p>
        </draw:rect>
        <draw:rect draw:style-name="gr2" draw:text-style-name="P3" draw:layer="layout" svg:width="3.297cm" svg:height="0.564cm" svg:x="8.801cm" svg:y="17.067cm">
          <text:p text:style-name="P2"><text:span text:style-name="T2">Task Name</text:span></text:p>
        </draw:rect>
        <draw:rect draw:style-name="gr3" draw:text-style-name="P2" draw:layer="layout" svg:width="0.873cm" svg:height="0.567cm" svg:x="9.92cm" svg:y="16.5cm">
          <text:p/>
        </draw:rect>
        <draw:rect draw:style-name="gr3" draw:text-style-name="P2" draw:layer="layout" svg:width="1.119cm" svg:height="0.567cm" svg:x="8.801cm" svg:y="16.5cm">
          <text:p/>
        </draw:rect>
        <draw:rect draw:style-name="gr3" draw:text-style-name="P2" draw:layer="layout" svg:width="1.119cm" svg:height="0.567cm" svg:x="8.8cm" svg:y="16.499cm">
          <text:p/>
        </draw:rect>
        <draw:rect draw:style-name="gr2" draw:text-style-name="P4" draw:layer="layout" svg:width="1.119cm" svg:height="0.567cm" svg:x="10.979cm" svg:y="16.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cm" svg:y="16.4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2cm" svg:y="16.499cm">
          <text:p text:style-name="P2"><text:span text:style-name="T7">Duration</text:span></text:p>
        </draw:rect>
        <draw:rect draw:style-name="gr2" draw:text-style-name="P4" draw:layer="layout" svg:width="1.119cm" svg:height="0.567cm" svg:x="10.981cm" svg:y="17.6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02cm" svg:y="17.6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22cm" svg:y="17.631cm">
          <text:p text:style-name="P2"><text:span text:style-name="T7">Slack</text:span></text:p>
        </draw:rect>
        <draw:rect draw:style-name="gr2" draw:text-style-name="P12" draw:layer="layout" svg:width="3.297cm" svg:height="0.564cm" svg:x="8.801cm" svg:y="17.067cm">
          <text:p text:style-name="P2"><text:span text:style-name="T9">3.06 Algorithms</text:span></text:p>
        </draw:rect>
        <draw:rect draw:style-name="gr3" draw:text-style-name="P2" draw:layer="layout" svg:width="0.873cm" svg:height="0.567cm" svg:x="9.92cm" svg:y="16.5cm">
          <text:p/>
        </draw:rect>
        <draw:rect draw:style-name="gr3" draw:text-style-name="P2" draw:layer="layout" svg:width="1.119cm" svg:height="0.567cm" svg:x="8.801cm" svg:y="16.5cm">
          <text:p/>
        </draw:rect>
        <draw:rect draw:style-name="gr3" draw:text-style-name="P2" draw:layer="layout" svg:width="1.119cm" svg:height="0.567cm" svg:x="8.8cm" svg:y="16.499cm">
          <text:p/>
        </draw:rect>
        <draw:rect draw:style-name="gr2" draw:text-style-name="P9" draw:layer="layout" svg:width="1.119cm" svg:height="0.567cm" svg:x="10.979cm" svg:y="16.5cm">
          <text:p text:style-name="P2"><text:span text:style-name="T7">10/12/12</text:span></text:p>
        </draw:rect>
        <draw:rect draw:style-name="gr2" draw:text-style-name="P9" draw:layer="layout" svg:width="1.119cm" svg:height="0.567cm" svg:x="8.8cm" svg:y="16.499cm">
          <text:p text:style-name="P2"><text:span text:style-name="T7">29/11/12</text:span></text:p>
        </draw:rect>
        <draw:rect draw:style-name="gr2" draw:text-style-name="P4" draw:layer="layout" svg:width="1.059cm" svg:height="0.567cm" svg:x="9.92cm" svg:y="16.499cm">
          <text:p text:style-name="P2"><text:span text:style-name="T7">13 days</text:span></text:p>
        </draw:rect>
        <draw:rect draw:style-name="gr2" draw:text-style-name="P9" draw:layer="layout" svg:width="1.119cm" svg:height="0.567cm" svg:x="10.981cm" svg:y="17.632cm">
          <text:p text:style-name="P2"><text:span text:style-name="T7">10/12/12</text:span></text:p>
        </draw:rect>
        <draw:rect draw:style-name="gr2" draw:text-style-name="P9" draw:layer="layout" svg:width="1.119cm" svg:height="0.567cm" svg:x="8.802cm" svg:y="17.631cm">
          <text:p text:style-name="P2"><text:span text:style-name="T7">29/11/12</text:span></text:p>
        </draw:rect>
        <draw:rect draw:style-name="gr2" draw:text-style-name="P4" draw:layer="layout" svg:width="1.059cm" svg:height="0.567cm" svg:x="9.922cm" svg:y="17.631cm">
          <text:p text:style-name="P2"><text:span text:style-name="T7">0 days</text:span></text:p>
        </draw:rect>
        <draw:rect draw:style-name="gr2" draw:text-style-name="P3" draw:layer="layout" svg:width="3.297cm" svg:height="0.564cm" svg:x="13.501cm" svg:y="18.468cm">
          <text:p text:style-name="P2"><text:span text:style-name="T2">Task Name</text:span></text:p>
        </draw:rect>
        <draw:rect draw:style-name="gr3" draw:text-style-name="P2" draw:layer="layout" svg:width="0.873cm" svg:height="0.567cm" svg:x="14.62cm" svg:y="17.901cm">
          <text:p/>
        </draw:rect>
        <draw:rect draw:style-name="gr3" draw:text-style-name="P2" draw:layer="layout" svg:width="1.119cm" svg:height="0.567cm" svg:x="13.501cm" svg:y="17.901cm">
          <text:p/>
        </draw:rect>
        <draw:rect draw:style-name="gr3" draw:text-style-name="P2" draw:layer="layout" svg:width="1.119cm" svg:height="0.567cm" svg:x="13.5cm" svg:y="17.9cm">
          <text:p/>
        </draw:rect>
        <draw:rect draw:style-name="gr2" draw:text-style-name="P4" draw:layer="layout" svg:width="1.119cm" svg:height="0.567cm" svg:x="15.679cm" svg:y="17.9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cm" svg:y="17.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62cm" svg:y="17.9cm">
          <text:p text:style-name="P2"><text:span text:style-name="T7">Duration</text:span></text:p>
        </draw:rect>
        <draw:rect draw:style-name="gr2" draw:text-style-name="P4" draw:layer="layout" svg:width="1.119cm" svg:height="0.567cm" svg:x="15.681cm" svg:y="19.0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02cm" svg:y="19.0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622cm" svg:y="19.032cm">
          <text:p text:style-name="P2"><text:span text:style-name="T7">Slack</text:span></text:p>
        </draw:rect>
        <draw:rect draw:style-name="gr2" draw:text-style-name="P3" draw:layer="layout" svg:width="3.297cm" svg:height="0.564cm" svg:x="13.5cm" svg:y="18.467cm">
          <text:p text:style-name="P2"><text:span text:style-name="T2">Task Name</text:span></text:p>
        </draw:rect>
        <draw:rect draw:style-name="gr3" draw:text-style-name="P2" draw:layer="layout" svg:width="0.873cm" svg:height="0.567cm" svg:x="14.619cm" svg:y="17.9cm">
          <text:p/>
        </draw:rect>
        <draw:rect draw:style-name="gr3" draw:text-style-name="P2" draw:layer="layout" svg:width="1.119cm" svg:height="0.567cm" svg:x="13.5cm" svg:y="17.9cm">
          <text:p/>
        </draw:rect>
        <draw:rect draw:style-name="gr3" draw:text-style-name="P2" draw:layer="layout" svg:width="1.119cm" svg:height="0.567cm" svg:x="13.499cm" svg:y="17.899cm">
          <text:p/>
        </draw:rect>
        <draw:rect draw:style-name="gr2" draw:text-style-name="P4" draw:layer="layout" svg:width="1.119cm" svg:height="0.567cm" svg:x="15.678cm" svg:y="17.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99cm" svg:y="17.8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619cm" svg:y="17.899cm">
          <text:p text:style-name="P2"><text:span text:style-name="T7">Duration</text:span></text:p>
        </draw:rect>
        <draw:rect draw:style-name="gr2" draw:text-style-name="P4" draw:layer="layout" svg:width="1.119cm" svg:height="0.567cm" svg:x="15.68cm" svg:y="19.0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01cm" svg:y="19.0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621cm" svg:y="19.031cm">
          <text:p text:style-name="P2"><text:span text:style-name="T7">Slack</text:span></text:p>
        </draw:rect>
        <draw:rect draw:style-name="gr2" draw:text-style-name="P12" draw:layer="layout" svg:width="3.297cm" svg:height="0.564cm" svg:x="13.5cm" svg:y="18.467cm">
          <text:p text:style-name="P2"><text:span text:style-name="T9">3.09 Find Complexity</text:span></text:p>
        </draw:rect>
        <draw:rect draw:style-name="gr3" draw:text-style-name="P2" draw:layer="layout" svg:width="0.873cm" svg:height="0.567cm" svg:x="14.619cm" svg:y="17.9cm">
          <text:p/>
        </draw:rect>
        <draw:rect draw:style-name="gr3" draw:text-style-name="P2" draw:layer="layout" svg:width="1.119cm" svg:height="0.567cm" svg:x="13.5cm" svg:y="17.9cm">
          <text:p/>
        </draw:rect>
        <draw:rect draw:style-name="gr3" draw:text-style-name="P2" draw:layer="layout" svg:width="1.119cm" svg:height="0.567cm" svg:x="13.499cm" svg:y="17.899cm">
          <text:p/>
        </draw:rect>
        <draw:rect draw:style-name="gr2" draw:text-style-name="P9" draw:layer="layout" svg:width="1.119cm" svg:height="0.567cm" svg:x="15.678cm" svg:y="17.9cm">
          <text:p text:style-name="P2"><text:span text:style-name="T7">29/12/12</text:span></text:p>
        </draw:rect>
        <draw:rect draw:style-name="gr2" draw:text-style-name="P9" draw:layer="layout" svg:width="1.119cm" svg:height="0.567cm" svg:x="13.499cm" svg:y="17.899cm">
          <text:p text:style-name="P2"><text:span text:style-name="T7">11/12/12</text:span></text:p>
        </draw:rect>
        <draw:rect draw:style-name="gr2" draw:text-style-name="P4" draw:layer="layout" svg:width="1.059cm" svg:height="0.567cm" svg:x="14.619cm" svg:y="17.899cm">
          <text:p text:style-name="P2"><text:span text:style-name="T7">19 days</text:span></text:p>
        </draw:rect>
        <draw:rect draw:style-name="gr2" draw:text-style-name="P9" draw:layer="layout" svg:width="1.119cm" svg:height="0.567cm" svg:x="15.68cm" svg:y="19.032cm">
          <text:p text:style-name="P2"><text:span text:style-name="T7">16/01/13</text:span></text:p>
        </draw:rect>
        <draw:rect draw:style-name="gr2" draw:text-style-name="P9" draw:layer="layout" svg:width="1.119cm" svg:height="0.567cm" svg:x="13.501cm" svg:y="19.031cm">
          <text:p text:style-name="P2"><text:span text:style-name="T7">29/12/12</text:span></text:p>
        </draw:rect>
        <draw:rect draw:style-name="gr2" draw:text-style-name="P4" draw:layer="layout" svg:width="1.059cm" svg:height="0.567cm" svg:x="14.621cm" svg:y="19.031cm">
          <text:p text:style-name="P2"><text:span text:style-name="T7">19 days</text:span></text:p>
        </draw:rect>
        <draw:rect draw:style-name="gr2" draw:text-style-name="P3" draw:layer="layout" svg:width="3.297cm" svg:height="0.564cm" svg:x="13.501cm" svg:y="15.768cm">
          <text:p text:style-name="P2"><text:span text:style-name="T2">Task Name</text:span></text:p>
        </draw:rect>
        <draw:rect draw:style-name="gr3" draw:text-style-name="P2" draw:layer="layout" svg:width="0.873cm" svg:height="0.567cm" svg:x="14.62cm" svg:y="15.201cm">
          <text:p/>
        </draw:rect>
        <draw:rect draw:style-name="gr3" draw:text-style-name="P2" draw:layer="layout" svg:width="1.119cm" svg:height="0.567cm" svg:x="13.501cm" svg:y="15.201cm">
          <text:p/>
        </draw:rect>
        <draw:rect draw:style-name="gr3" draw:text-style-name="P2" draw:layer="layout" svg:width="1.119cm" svg:height="0.567cm" svg:x="13.5cm" svg:y="15.2cm">
          <text:p/>
        </draw:rect>
        <draw:rect draw:style-name="gr2" draw:text-style-name="P4" draw:layer="layout" svg:width="1.119cm" svg:height="0.567cm" svg:x="15.679cm" svg:y="15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cm" svg:y="15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62cm" svg:y="15.2cm">
          <text:p text:style-name="P2"><text:span text:style-name="T7">Duration</text:span></text:p>
        </draw:rect>
        <draw:rect draw:style-name="gr2" draw:text-style-name="P4" draw:layer="layout" svg:width="1.119cm" svg:height="0.567cm" svg:x="15.681cm" svg:y="16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02cm" svg:y="16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622cm" svg:y="16.332cm">
          <text:p text:style-name="P2"><text:span text:style-name="T7">Slack</text:span></text:p>
        </draw:rect>
        <draw:rect draw:style-name="gr2" draw:text-style-name="P3" draw:layer="layout" svg:width="3.297cm" svg:height="0.564cm" svg:x="13.5cm" svg:y="15.767cm">
          <text:p text:style-name="P2"><text:span text:style-name="T2">Task Name</text:span></text:p>
        </draw:rect>
        <draw:rect draw:style-name="gr3" draw:text-style-name="P2" draw:layer="layout" svg:width="0.873cm" svg:height="0.567cm" svg:x="14.619cm" svg:y="15.2cm">
          <text:p/>
        </draw:rect>
        <draw:rect draw:style-name="gr3" draw:text-style-name="P2" draw:layer="layout" svg:width="1.119cm" svg:height="0.567cm" svg:x="13.5cm" svg:y="15.2cm">
          <text:p/>
        </draw:rect>
        <draw:rect draw:style-name="gr3" draw:text-style-name="P2" draw:layer="layout" svg:width="1.119cm" svg:height="0.567cm" svg:x="13.499cm" svg:y="15.199cm">
          <text:p/>
        </draw:rect>
        <draw:rect draw:style-name="gr2" draw:text-style-name="P4" draw:layer="layout" svg:width="1.119cm" svg:height="0.567cm" svg:x="15.678cm" svg:y="15.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99cm" svg:y="15.1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619cm" svg:y="15.199cm">
          <text:p text:style-name="P2"><text:span text:style-name="T7">Duration</text:span></text:p>
        </draw:rect>
        <draw:rect draw:style-name="gr2" draw:text-style-name="P4" draw:layer="layout" svg:width="1.119cm" svg:height="0.567cm" svg:x="15.68cm" svg:y="16.3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501cm" svg:y="16.3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621cm" svg:y="16.331cm">
          <text:p text:style-name="P2"><text:span text:style-name="T7">Slack</text:span></text:p>
        </draw:rect>
        <draw:rect draw:style-name="gr2" draw:text-style-name="P12" draw:layer="layout" svg:width="3.297cm" svg:height="0.564cm" svg:x="13.5cm" svg:y="15.767cm">
          <text:p text:style-name="P2"><text:span text:style-name="T9">3.08 Prove Code</text:span></text:p>
        </draw:rect>
        <draw:rect draw:style-name="gr3" draw:text-style-name="P2" draw:layer="layout" svg:width="0.873cm" svg:height="0.567cm" svg:x="14.619cm" svg:y="15.2cm">
          <text:p/>
        </draw:rect>
        <draw:rect draw:style-name="gr3" draw:text-style-name="P2" draw:layer="layout" svg:width="1.119cm" svg:height="0.567cm" svg:x="13.5cm" svg:y="15.2cm">
          <text:p/>
        </draw:rect>
        <draw:rect draw:style-name="gr3" draw:text-style-name="P2" draw:layer="layout" svg:width="1.119cm" svg:height="0.567cm" svg:x="13.499cm" svg:y="15.199cm">
          <text:p/>
        </draw:rect>
        <draw:rect draw:style-name="gr2" draw:text-style-name="P9" draw:layer="layout" svg:width="1.119cm" svg:height="0.567cm" svg:x="15.678cm" svg:y="15.2cm">
          <text:p text:style-name="P2"><text:span text:style-name="T7">29/12/12</text:span></text:p>
        </draw:rect>
        <draw:rect draw:style-name="gr2" draw:text-style-name="P9" draw:layer="layout" svg:width="1.119cm" svg:height="0.567cm" svg:x="13.499cm" svg:y="15.199cm">
          <text:p text:style-name="P2"><text:span text:style-name="T7">11/12/12</text:span></text:p>
        </draw:rect>
        <draw:rect draw:style-name="gr2" draw:text-style-name="P4" draw:layer="layout" svg:width="1.059cm" svg:height="0.567cm" svg:x="14.619cm" svg:y="15.199cm">
          <text:p text:style-name="P2"><text:span text:style-name="T7">19 days</text:span></text:p>
        </draw:rect>
        <draw:rect draw:style-name="gr2" draw:text-style-name="P9" draw:layer="layout" svg:width="1.119cm" svg:height="0.567cm" svg:x="15.68cm" svg:y="16.332cm">
          <text:p text:style-name="P2"><text:span text:style-name="T7">16/01/13</text:span></text:p>
        </draw:rect>
        <draw:rect draw:style-name="gr2" draw:text-style-name="P9" draw:layer="layout" svg:width="1.119cm" svg:height="0.567cm" svg:x="13.501cm" svg:y="16.331cm">
          <text:p text:style-name="P2"><text:span text:style-name="T7">29/12/12</text:span></text:p>
        </draw:rect>
        <draw:rect draw:style-name="gr2" draw:text-style-name="P4" draw:layer="layout" svg:width="1.059cm" svg:height="0.567cm" svg:x="14.621cm" svg:y="16.331cm">
          <text:p text:style-name="P2"><text:span text:style-name="T7">19 days</text:span></text:p>
        </draw:rect>
        <draw:rect draw:style-name="gr2" draw:text-style-name="P3" draw:layer="layout" svg:width="3.297cm" svg:height="0.564cm" svg:x="18.002cm" svg:y="15.768cm">
          <text:p text:style-name="P2"><text:span text:style-name="T2">Task Name</text:span></text:p>
        </draw:rect>
        <draw:rect draw:style-name="gr3" draw:text-style-name="P2" draw:layer="layout" svg:width="0.873cm" svg:height="0.567cm" svg:x="19.121cm" svg:y="15.201cm">
          <text:p/>
        </draw:rect>
        <draw:rect draw:style-name="gr3" draw:text-style-name="P2" draw:layer="layout" svg:width="1.119cm" svg:height="0.567cm" svg:x="18.002cm" svg:y="15.201cm">
          <text:p/>
        </draw:rect>
        <draw:rect draw:style-name="gr3" draw:text-style-name="P2" draw:layer="layout" svg:width="1.119cm" svg:height="0.567cm" svg:x="18.001cm" svg:y="15.2cm">
          <text:p/>
        </draw:rect>
        <draw:rect draw:style-name="gr2" draw:text-style-name="P4" draw:layer="layout" svg:width="1.119cm" svg:height="0.567cm" svg:x="20.18cm" svg:y="15.2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8.001cm" svg:y="15.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9.121cm" svg:y="15.2cm">
          <text:p text:style-name="P2"><text:span text:style-name="T7">Duration</text:span></text:p>
        </draw:rect>
        <draw:rect draw:style-name="gr2" draw:text-style-name="P4" draw:layer="layout" svg:width="1.119cm" svg:height="0.567cm" svg:x="20.182cm" svg:y="16.3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8.003cm" svg:y="16.3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9.123cm" svg:y="16.332cm">
          <text:p text:style-name="P2"><text:span text:style-name="T7">Slack</text:span></text:p>
        </draw:rect>
        <draw:rect draw:style-name="gr2" draw:text-style-name="P3" draw:layer="layout" svg:width="3.297cm" svg:height="0.564cm" svg:x="18.001cm" svg:y="15.767cm">
          <text:p text:style-name="P2"><text:span text:style-name="T2">Task Name</text:span></text:p>
        </draw:rect>
        <draw:rect draw:style-name="gr3" draw:text-style-name="P2" draw:layer="layout" svg:width="0.873cm" svg:height="0.567cm" svg:x="19.12cm" svg:y="15.2cm">
          <text:p/>
        </draw:rect>
        <draw:rect draw:style-name="gr3" draw:text-style-name="P2" draw:layer="layout" svg:width="1.119cm" svg:height="0.567cm" svg:x="18.001cm" svg:y="15.2cm">
          <text:p/>
        </draw:rect>
        <draw:rect draw:style-name="gr3" draw:text-style-name="P2" draw:layer="layout" svg:width="1.119cm" svg:height="0.567cm" svg:x="18cm" svg:y="15.199cm">
          <text:p/>
        </draw:rect>
        <draw:rect draw:style-name="gr2" draw:text-style-name="P4" draw:layer="layout" svg:width="1.119cm" svg:height="0.567cm" svg:x="20.179cm" svg:y="15.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8cm" svg:y="15.1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9.12cm" svg:y="15.199cm">
          <text:p text:style-name="P2"><text:span text:style-name="T7">Duration</text:span></text:p>
        </draw:rect>
        <draw:rect draw:style-name="gr2" draw:text-style-name="P4" draw:layer="layout" svg:width="1.119cm" svg:height="0.567cm" svg:x="20.181cm" svg:y="16.3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8.002cm" svg:y="16.3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9.122cm" svg:y="16.331cm">
          <text:p text:style-name="P2"><text:span text:style-name="T7">Slack</text:span></text:p>
        </draw:rect>
        <draw:rect draw:style-name="gr2" draw:text-style-name="P12" draw:layer="layout" svg:width="3.297cm" svg:height="0.564cm" svg:x="18.001cm" svg:y="15.767cm">
          <text:p text:style-name="P2"><text:span text:style-name="T9">3.10 Test Plan</text:span></text:p>
        </draw:rect>
        <draw:rect draw:style-name="gr3" draw:text-style-name="P2" draw:layer="layout" svg:width="0.873cm" svg:height="0.567cm" svg:x="19.12cm" svg:y="15.2cm">
          <text:p/>
        </draw:rect>
        <draw:rect draw:style-name="gr3" draw:text-style-name="P2" draw:layer="layout" svg:width="1.119cm" svg:height="0.567cm" svg:x="18.001cm" svg:y="15.2cm">
          <text:p/>
        </draw:rect>
        <draw:rect draw:style-name="gr3" draw:text-style-name="P2" draw:layer="layout" svg:width="1.119cm" svg:height="0.567cm" svg:x="18cm" svg:y="15.199cm">
          <text:p/>
        </draw:rect>
        <draw:rect draw:style-name="gr2" draw:text-style-name="P4" draw:layer="layout" svg:width="1.119cm" svg:height="0.567cm" svg:x="20.179cm" svg:y="15.2cm">
          <text:p text:style-name="P2"><text:span text:style-name="T3">05/01/13</text:span></text:p>
        </draw:rect>
        <draw:rect draw:style-name="gr2" draw:text-style-name="P9" draw:layer="layout" svg:width="1.119cm" svg:height="0.567cm" svg:x="18cm" svg:y="15.199cm">
          <text:p text:style-name="P2"><text:span text:style-name="T7">10/12/12</text:span></text:p>
        </draw:rect>
        <draw:rect draw:style-name="gr2" draw:text-style-name="P4" draw:layer="layout" svg:width="1.059cm" svg:height="0.567cm" svg:x="19.12cm" svg:y="15.199cm">
          <text:p text:style-name="P2"><text:span text:style-name="T7">26 days</text:span></text:p>
        </draw:rect>
        <draw:rect draw:style-name="gr2" draw:text-style-name="P4" draw:layer="layout" svg:width="1.119cm" svg:height="0.567cm" svg:x="20.181cm" svg:y="16.332cm">
          <text:p text:style-name="P2"><text:span text:style-name="T3">05/01/13</text:span></text:p>
        </draw:rect>
        <draw:rect draw:style-name="gr2" draw:text-style-name="P9" draw:layer="layout" svg:width="1.119cm" svg:height="0.567cm" svg:x="18.002cm" svg:y="16.331cm">
          <text:p text:style-name="P2"><text:span text:style-name="T7">10/12/12</text:span></text:p>
        </draw:rect>
        <draw:rect draw:style-name="gr2" draw:text-style-name="P4" draw:layer="layout" svg:width="1.059cm" svg:height="0.567cm" svg:x="19.122cm" svg:y="16.331cm">
          <text:p text:style-name="P2"><text:span text:style-name="T7">0 days</text:span></text:p>
        </draw:rect>
        <draw:rect draw:style-name="gr2" draw:text-style-name="P3" draw:layer="layout" svg:width="3.297cm" svg:height="0.564cm" svg:x="22.101cm" svg:y="12.368cm">
          <text:p text:style-name="P2"><text:span text:style-name="T2">Task Name</text:span></text:p>
        </draw:rect>
        <draw:rect draw:style-name="gr3" draw:text-style-name="P2" draw:layer="layout" svg:width="0.873cm" svg:height="0.567cm" svg:x="23.22cm" svg:y="11.801cm">
          <text:p/>
        </draw:rect>
        <draw:rect draw:style-name="gr3" draw:text-style-name="P2" draw:layer="layout" svg:width="1.119cm" svg:height="0.567cm" svg:x="22.101cm" svg:y="11.801cm">
          <text:p/>
        </draw:rect>
        <draw:rect draw:style-name="gr3" draw:text-style-name="P2" draw:layer="layout" svg:width="1.119cm" svg:height="0.567cm" svg:x="22.1cm" svg:y="11.8cm">
          <text:p/>
        </draw:rect>
        <draw:rect draw:style-name="gr2" draw:text-style-name="P4" draw:layer="layout" svg:width="1.119cm" svg:height="0.567cm" svg:x="24.279cm" svg:y="11.8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2.1cm" svg:y="11.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22cm" svg:y="11.8cm">
          <text:p text:style-name="P2"><text:span text:style-name="T7">Duration</text:span></text:p>
        </draw:rect>
        <draw:rect draw:style-name="gr2" draw:text-style-name="P4" draw:layer="layout" svg:width="1.119cm" svg:height="0.567cm" svg:x="24.281cm" svg:y="12.9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2.102cm" svg:y="12.9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222cm" svg:y="12.932cm">
          <text:p text:style-name="P2"><text:span text:style-name="T7">Slack</text:span></text:p>
        </draw:rect>
        <draw:rect draw:style-name="gr2" draw:text-style-name="P3" draw:layer="layout" svg:width="3.297cm" svg:height="0.564cm" svg:x="22.1cm" svg:y="12.367cm">
          <text:p text:style-name="P2"><text:span text:style-name="T2">Task Name</text:span></text:p>
        </draw:rect>
        <draw:rect draw:style-name="gr3" draw:text-style-name="P2" draw:layer="layout" svg:width="0.873cm" svg:height="0.567cm" svg:x="23.219cm" svg:y="11.8cm">
          <text:p/>
        </draw:rect>
        <draw:rect draw:style-name="gr3" draw:text-style-name="P2" draw:layer="layout" svg:width="1.119cm" svg:height="0.567cm" svg:x="22.1cm" svg:y="11.8cm">
          <text:p/>
        </draw:rect>
        <draw:rect draw:style-name="gr3" draw:text-style-name="P2" draw:layer="layout" svg:width="1.119cm" svg:height="0.567cm" svg:x="22.099cm" svg:y="11.799cm">
          <text:p/>
        </draw:rect>
        <draw:rect draw:style-name="gr2" draw:text-style-name="P4" draw:layer="layout" svg:width="1.119cm" svg:height="0.567cm" svg:x="24.278cm" svg:y="11.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2.099cm" svg:y="11.7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219cm" svg:y="11.799cm">
          <text:p text:style-name="P2"><text:span text:style-name="T7">Duration</text:span></text:p>
        </draw:rect>
        <draw:rect draw:style-name="gr2" draw:text-style-name="P4" draw:layer="layout" svg:width="1.119cm" svg:height="0.567cm" svg:x="24.28cm" svg:y="12.9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2.101cm" svg:y="12.9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221cm" svg:y="12.931cm">
          <text:p text:style-name="P2"><text:span text:style-name="T7">Slack</text:span></text:p>
        </draw:rect>
        <draw:rect draw:style-name="gr2" draw:text-style-name="P12" draw:layer="layout" svg:width="3.297cm" svg:height="0.564cm" svg:x="22.1cm" svg:y="12.367cm">
          <text:p text:style-name="P2"><text:span text:style-name="T9">3.11 Storyboard</text:span></text:p>
        </draw:rect>
        <draw:rect draw:style-name="gr3" draw:text-style-name="P2" draw:layer="layout" svg:width="0.873cm" svg:height="0.567cm" svg:x="23.219cm" svg:y="11.8cm">
          <text:p/>
        </draw:rect>
        <draw:rect draw:style-name="gr3" draw:text-style-name="P2" draw:layer="layout" svg:width="1.119cm" svg:height="0.567cm" svg:x="22.1cm" svg:y="11.8cm">
          <text:p/>
        </draw:rect>
        <draw:rect draw:style-name="gr3" draw:text-style-name="P2" draw:layer="layout" svg:width="1.119cm" svg:height="0.567cm" svg:x="22.099cm" svg:y="11.799cm">
          <text:p/>
        </draw:rect>
        <draw:rect draw:style-name="gr2" draw:text-style-name="P4" draw:layer="layout" svg:width="1.119cm" svg:height="0.567cm" svg:x="24.278cm" svg:y="11.8cm">
          <text:p text:style-name="P2"><text:span text:style-name="T3">16/01/13</text:span></text:p>
        </draw:rect>
        <draw:rect draw:style-name="gr2" draw:text-style-name="P9" draw:layer="layout" svg:width="1.119cm" svg:height="0.567cm" svg:x="22.099cm" svg:y="11.799cm">
          <text:p text:style-name="P2"><text:span text:style-name="T7">06/01/13</text:span></text:p>
        </draw:rect>
        <draw:rect draw:style-name="gr2" draw:text-style-name="P4" draw:layer="layout" svg:width="1.059cm" svg:height="0.567cm" svg:x="23.219cm" svg:y="11.799cm">
          <text:p text:style-name="P2"><text:span text:style-name="T7">10 days</text:span></text:p>
        </draw:rect>
        <draw:rect draw:style-name="gr2" draw:text-style-name="P4" draw:layer="layout" svg:width="1.119cm" svg:height="0.567cm" svg:x="24.28cm" svg:y="12.932cm">
          <text:p text:style-name="P2"><text:span text:style-name="T3">16/01/13</text:span></text:p>
        </draw:rect>
        <draw:rect draw:style-name="gr2" draw:text-style-name="P9" draw:layer="layout" svg:width="1.119cm" svg:height="0.567cm" svg:x="22.101cm" svg:y="12.931cm">
          <text:p text:style-name="P2"><text:span text:style-name="T7">06/01/13</text:span></text:p>
        </draw:rect>
        <draw:rect draw:style-name="gr2" draw:text-style-name="P4" draw:layer="layout" svg:width="1.059cm" svg:height="0.567cm" svg:x="23.221cm" svg:y="12.931cm">
          <text:p text:style-name="P2"><text:span text:style-name="T7">0 days</text:span></text:p>
        </draw:rect>
        <draw:custom-shape draw:style-name="gr4" draw:text-style-name="P2" draw:layer="layout" svg:width="2.934cm" svg:height="0.898cm" svg:x="25.974cm" svg:y="12.3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6.766cm" svg:y="12.30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6.766cm" svg:y="12.301cm">
          <text:p text:style-name="P2"><text:span text:style-name="T6">Finish</text:span></text:p>
        </draw:rect>
        <draw:rect draw:style-name="gr5" draw:text-style-name="P7" draw:layer="layout" svg:width="2.173cm" svg:height="0.553cm" svg:x="26.765cm" svg:y="12.647cm">
          <text:p text:style-name="P6"><text:span text:style-name="T5">Date: 16/01/13</text:span></text:p>
        </draw:rect>
        <draw:rect draw:style-name="gr2" draw:text-style-name="P3" draw:layer="layout" svg:width="3.297cm" svg:height="0.564cm" svg:x="14.802cm" svg:y="7.268cm">
          <text:p text:style-name="P2"><text:span text:style-name="T2">Task Name</text:span></text:p>
        </draw:rect>
        <draw:rect draw:style-name="gr3" draw:text-style-name="P2" draw:layer="layout" svg:width="0.873cm" svg:height="0.567cm" svg:x="15.921cm" svg:y="6.701cm">
          <text:p/>
        </draw:rect>
        <draw:rect draw:style-name="gr3" draw:text-style-name="P2" draw:layer="layout" svg:width="1.119cm" svg:height="0.567cm" svg:x="14.802cm" svg:y="6.701cm">
          <text:p/>
        </draw:rect>
        <draw:rect draw:style-name="gr3" draw:text-style-name="P2" draw:layer="layout" svg:width="1.119cm" svg:height="0.567cm" svg:x="14.801cm" svg:y="6.7cm">
          <text:p/>
        </draw:rect>
        <draw:rect draw:style-name="gr2" draw:text-style-name="P4" draw:layer="layout" svg:width="1.119cm" svg:height="0.567cm" svg:x="16.98cm" svg:y="6.70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801cm" svg:y="6.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921cm" svg:y="6.7cm">
          <text:p text:style-name="P2"><text:span text:style-name="T7">Duration</text:span></text:p>
        </draw:rect>
        <draw:rect draw:style-name="gr2" draw:text-style-name="P4" draw:layer="layout" svg:width="1.119cm" svg:height="0.567cm" svg:x="16.982cm" svg:y="7.83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803cm" svg:y="7.83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923cm" svg:y="7.832cm">
          <text:p text:style-name="P2"><text:span text:style-name="T7">Slack</text:span></text:p>
        </draw:rect>
        <draw:rect draw:style-name="gr2" draw:text-style-name="P3" draw:layer="layout" svg:width="3.297cm" svg:height="0.564cm" svg:x="14.801cm" svg:y="7.267cm">
          <text:p text:style-name="P2"><text:span text:style-name="T2">Task Name</text:span></text:p>
        </draw:rect>
        <draw:rect draw:style-name="gr3" draw:text-style-name="P2" draw:layer="layout" svg:width="0.873cm" svg:height="0.567cm" svg:x="15.92cm" svg:y="6.7cm">
          <text:p/>
        </draw:rect>
        <draw:rect draw:style-name="gr3" draw:text-style-name="P2" draw:layer="layout" svg:width="1.119cm" svg:height="0.567cm" svg:x="14.801cm" svg:y="6.7cm">
          <text:p/>
        </draw:rect>
        <draw:rect draw:style-name="gr3" draw:text-style-name="P2" draw:layer="layout" svg:width="1.119cm" svg:height="0.567cm" svg:x="14.8cm" svg:y="6.699cm">
          <text:p/>
        </draw:rect>
        <draw:rect draw:style-name="gr2" draw:text-style-name="P4" draw:layer="layout" svg:width="1.119cm" svg:height="0.567cm" svg:x="16.979cm" svg:y="6.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8cm" svg:y="6.69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92cm" svg:y="6.699cm">
          <text:p text:style-name="P2"><text:span text:style-name="T7">Duration</text:span></text:p>
        </draw:rect>
        <draw:rect draw:style-name="gr2" draw:text-style-name="P4" draw:layer="layout" svg:width="1.119cm" svg:height="0.567cm" svg:x="16.981cm" svg:y="7.8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802cm" svg:y="7.83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922cm" svg:y="7.831cm">
          <text:p text:style-name="P2"><text:span text:style-name="T7">Slack</text:span></text:p>
        </draw:rect>
        <draw:rect draw:style-name="gr2" draw:text-style-name="P13" draw:layer="layout" svg:width="3.297cm" svg:height="0.564cm" svg:x="14.801cm" svg:y="7.267cm">
          <text:p text:style-name="P2"><text:span text:style-name="T11">3.07 Print-out Templates</text:span></text:p>
        </draw:rect>
        <draw:rect draw:style-name="gr3" draw:text-style-name="P2" draw:layer="layout" svg:width="0.873cm" svg:height="0.567cm" svg:x="15.92cm" svg:y="6.7cm">
          <text:p/>
        </draw:rect>
        <draw:rect draw:style-name="gr3" draw:text-style-name="P2" draw:layer="layout" svg:width="1.119cm" svg:height="0.567cm" svg:x="14.801cm" svg:y="6.7cm">
          <text:p/>
        </draw:rect>
        <draw:rect draw:style-name="gr3" draw:text-style-name="P2" draw:layer="layout" svg:width="1.119cm" svg:height="0.567cm" svg:x="14.8cm" svg:y="6.699cm">
          <text:p/>
        </draw:rect>
        <draw:rect draw:style-name="gr2" draw:text-style-name="P4" draw:layer="layout" svg:width="1.119cm" svg:height="0.567cm" svg:x="16.979cm" svg:y="6.7cm">
          <text:p text:style-name="P2"><text:span text:style-name="T3">05/01/13</text:span></text:p>
        </draw:rect>
        <draw:rect draw:style-name="gr2" draw:text-style-name="P9" draw:layer="layout" svg:width="1.119cm" svg:height="0.567cm" svg:x="14.8cm" svg:y="6.699cm">
          <text:p text:style-name="P2"><text:span text:style-name="T7">31/12/12</text:span></text:p>
        </draw:rect>
        <draw:rect draw:style-name="gr2" draw:text-style-name="P4" draw:layer="layout" svg:width="1.059cm" svg:height="0.567cm" svg:x="15.92cm" svg:y="6.699cm">
          <text:p text:style-name="P2"><text:span text:style-name="T7">6 days</text:span></text:p>
        </draw:rect>
        <draw:rect draw:style-name="gr2" draw:text-style-name="P9" draw:layer="layout" svg:width="1.119cm" svg:height="0.567cm" svg:x="16.981cm" svg:y="7.832cm">
          <text:p text:style-name="P2"><text:span text:style-name="T7">05/01/13</text:span></text:p>
        </draw:rect>
        <draw:rect draw:style-name="gr2" draw:text-style-name="P9" draw:layer="layout" svg:width="1.119cm" svg:height="0.567cm" svg:x="14.802cm" svg:y="7.831cm">
          <text:p text:style-name="P2"><text:span text:style-name="T7">31/12/13</text:span></text:p>
        </draw:rect>
        <draw:rect draw:style-name="gr2" draw:text-style-name="P4" draw:layer="layout" svg:width="1.059cm" svg:height="0.567cm" svg:x="15.922cm" svg:y="7.831cm">
          <text:p text:style-name="P2"><text:span text:style-name="T7">0 days</text:span></text:p>
        </draw:rect>
        <draw:line draw:style-name="gr7" draw:text-style-name="P2" draw:layer="layout" svg:x1="3.9cm" svg:y1="16.1cm" svg:x2="4.4cm" svg:y2="16.1cm">
          <text:p/>
        </draw:line>
        <draw:line draw:style-name="gr7" draw:text-style-name="P2" draw:layer="layout" svg:x1="3.9cm" svg:y1="9.4cm" svg:x2="4.5cm" svg:y2="9.4cm">
          <text:p/>
        </draw:line>
        <draw:line draw:style-name="gr7" draw:text-style-name="P2" draw:layer="layout" svg:x1="8.3cm" svg:y1="7.5cm" svg:x2="9.2cm" svg:y2="7.5cm">
          <text:p/>
        </draw:line>
        <draw:line draw:style-name="gr11" draw:text-style-name="P2" draw:layer="layout" svg:x1="8.3cm" svg:y1="10.1cm" svg:x2="9.2cm" svg:y2="10.1cm">
          <text:p/>
        </draw:line>
        <draw:line draw:style-name="gr7" draw:text-style-name="P2" draw:layer="layout" svg:x1="12.5cm" svg:y1="7.5cm" svg:x2="14.8cm" svg:y2="7.5cm">
          <text:p/>
        </draw:line>
        <draw:line draw:style-name="gr6" draw:text-style-name="P2" draw:layer="layout" svg:x1="19.8cm" svg:y1="12.7cm" svg:x2="22.099cm" svg:y2="12.7cm">
          <text:p/>
        </draw:line>
        <draw:line draw:style-name="gr7" draw:text-style-name="P2" draw:layer="layout" svg:x1="17.1cm" svg:y1="15.7cm" svg:x2="17.9cm" svg:y2="15.7cm">
          <text:p/>
        </draw:line>
        <draw:line draw:style-name="gr7" draw:text-style-name="P2" draw:layer="layout" svg:x1="17.1cm" svg:y1="16.4cm" svg:x2="17.9cm" svg:y2="16.4cm">
          <text:p/>
        </draw:line>
        <draw:line draw:style-name="gr6" draw:text-style-name="P2" draw:layer="layout" svg:x1="12.6cm" svg:y1="18.8cm" svg:x2="13.4cm" svg:y2="18.8cm">
          <text:p/>
        </draw:line>
        <draw:line draw:style-name="gr6" draw:text-style-name="P2" draw:layer="layout" svg:x1="12.4cm" svg:y1="16.5cm" svg:x2="13.5cm" svg:y2="16.5cm">
          <text:p/>
        </draw:line>
        <draw:line draw:style-name="gr6" draw:text-style-name="P2" draw:layer="layout" svg:x1="12.4cm" svg:y1="15.9cm" svg:x2="13.5cm" svg:y2="15.9cm">
          <text:p/>
        </draw:line>
        <draw:line draw:style-name="gr7" draw:text-style-name="P2" draw:layer="layout" svg:x1="8cm" svg:y1="14.9cm" svg:x2="8.8cm" svg:y2="14.9cm">
          <text:p/>
        </draw:line>
        <draw:line draw:style-name="gr7" draw:text-style-name="P2" draw:layer="layout" svg:x1="8cm" svg:y1="17.4cm" svg:x2="8.7cm" svg:y2="17.4cm">
          <text:p/>
        </draw:line>
        <draw:line draw:style-name="gr9" draw:text-style-name="P2" draw:layer="layout" svg:x1="3.9cm" svg:y1="12.9cm" svg:x2="3.9cm" svg:y2="9.4cm">
          <text:p/>
        </draw:line>
        <draw:line draw:style-name="gr9" draw:text-style-name="P2" draw:layer="layout" svg:x1="3.9cm" svg:y1="13cm" svg:x2="3.9cm" svg:y2="16.1cm">
          <text:p/>
        </draw:line>
        <draw:line draw:style-name="gr9" draw:text-style-name="P2" draw:layer="layout" svg:x1="7.8cm" svg:y1="9.3cm" svg:x2="8.3cm" svg:y2="9.3cm">
          <text:p/>
        </draw:line>
        <draw:line draw:style-name="gr9" draw:text-style-name="P2" draw:layer="layout" svg:x1="8.3cm" svg:y1="7.5cm" svg:x2="8.3cm" svg:y2="9.3cm">
          <text:p/>
        </draw:line>
        <draw:line draw:style-name="gr12" draw:text-style-name="P2" draw:layer="layout" svg:x1="8.3cm" svg:y1="10.1cm" svg:x2="8.3cm" svg:y2="9.3cm">
          <text:p/>
        </draw:line>
        <draw:line draw:style-name="gr9" draw:text-style-name="P2" draw:layer="layout" svg:x1="7.7cm" svg:y1="16.2cm" svg:x2="8cm" svg:y2="16.2cm">
          <text:p/>
        </draw:line>
        <draw:line draw:style-name="gr9" draw:text-style-name="P2" draw:layer="layout" svg:x1="8cm" svg:y1="14.8cm" svg:x2="8cm" svg:y2="16.2cm">
          <text:p/>
        </draw:line>
        <draw:line draw:style-name="gr9" draw:text-style-name="P2" draw:layer="layout" svg:x1="8cm" svg:y1="17.4cm" svg:x2="8cm" svg:y2="16.2cm">
          <text:p/>
        </draw:line>
        <draw:line draw:style-name="gr10" draw:text-style-name="P2" draw:layer="layout" svg:x1="12.1cm" svg:y1="15.1cm" svg:x2="12.4cm" svg:y2="15.1cm">
          <text:p/>
        </draw:line>
        <draw:line draw:style-name="gr10" draw:text-style-name="P2" draw:layer="layout" svg:x1="12.1cm" svg:y1="17cm" svg:x2="12.4cm" svg:y2="17cm">
          <text:p/>
        </draw:line>
        <draw:line draw:style-name="gr10" draw:text-style-name="P2" draw:layer="layout" svg:x1="12.4cm" svg:y1="17cm" svg:x2="12.4cm" svg:y2="16.5cm">
          <text:p/>
        </draw:line>
        <draw:line draw:style-name="gr10" draw:text-style-name="P2" draw:layer="layout" svg:x1="12.4cm" svg:y1="15.1cm" svg:x2="12.4cm" svg:y2="15.9cm">
          <text:p/>
        </draw:line>
        <draw:line draw:style-name="gr9" draw:text-style-name="P2" draw:layer="layout" svg:x1="12.1cm" svg:y1="17.3cm" svg:x2="17.1cm" svg:y2="17.3cm">
          <text:p/>
        </draw:line>
        <draw:line draw:style-name="gr9" draw:text-style-name="P2" draw:layer="layout" svg:x1="17.1cm" svg:y1="16.4cm" svg:x2="17.1cm" svg:y2="17.3cm">
          <text:p/>
        </draw:line>
        <draw:line draw:style-name="gr9" draw:text-style-name="P2" draw:layer="layout" svg:x1="12.1cm" svg:y1="14.8cm" svg:x2="17.1cm" svg:y2="14.8cm">
          <text:p/>
        </draw:line>
        <draw:line draw:style-name="gr9" draw:text-style-name="P2" draw:layer="layout" svg:x1="17.1cm" svg:y1="14.8cm" svg:x2="17.1cm" svg:y2="15.7cm">
          <text:p/>
        </draw:line>
        <draw:line draw:style-name="gr10" draw:text-style-name="P2" draw:layer="layout" svg:x1="12.1cm" svg:y1="17.9cm" svg:x2="12.6cm" svg:y2="17.9cm">
          <text:p/>
        </draw:line>
        <draw:line draw:style-name="gr10" draw:text-style-name="P2" draw:layer="layout" svg:x1="12.6cm" svg:y1="17.9cm" svg:x2="12.6cm" svg:y2="18.8cm">
          <text:p/>
        </draw:line>
        <draw:line draw:style-name="gr7" draw:text-style-name="P2" draw:layer="layout" svg:x1="21.5cm" svg:y1="13.3cm" svg:x2="22.1cm" svg:y2="13.3cm">
          <text:p/>
        </draw:line>
        <draw:line draw:style-name="gr9" draw:text-style-name="P2" draw:layer="layout" svg:x1="21.3cm" svg:y1="16cm" svg:x2="21.5cm" svg:y2="16cm">
          <text:p/>
        </draw:line>
        <draw:line draw:style-name="gr9" draw:text-style-name="P2" draw:layer="layout" svg:x1="21.5cm" svg:y1="13.3cm" svg:x2="21.5cm" svg:y2="16cm">
          <text:p/>
        </draw:line>
        <draw:line draw:style-name="gr7" draw:text-style-name="P2" draw:layer="layout" svg:x1="21cm" svg:y1="12.1cm" svg:x2="22.1cm" svg:y2="12.1cm">
          <text:p/>
        </draw:line>
        <draw:line draw:style-name="gr9" draw:text-style-name="P2" draw:layer="layout" svg:x1="18.1cm" svg:y1="7.5cm" svg:x2="21cm" svg:y2="7.5cm">
          <text:p/>
        </draw:line>
        <draw:line draw:style-name="gr9" draw:text-style-name="P2" draw:layer="layout" svg:x1="21cm" svg:y1="7.5cm" svg:x2="21cm" svg:y2="12.1cm">
          <text:p/>
        </draw:line>
        <draw:line draw:style-name="gr10" draw:text-style-name="P2" draw:layer="layout" svg:x1="12.5cm" svg:y1="10.1cm" svg:x2="19.8cm" svg:y2="10.1cm">
          <text:p/>
        </draw:line>
        <draw:line draw:style-name="gr10" draw:text-style-name="P2" draw:layer="layout" svg:x1="19.8cm" svg:y1="12.7cm" svg:x2="19.8cm" svg:y2="10.1cm">
          <text:p/>
        </draw:line>
        <draw:line draw:style-name="gr10" draw:text-style-name="P2" draw:layer="layout" svg:x1="16.8cm" svg:y1="16cm" svg:x2="17.4cm" svg:y2="16cm">
          <text:p/>
        </draw:line>
        <draw:line draw:style-name="gr10" draw:text-style-name="P2" draw:layer="layout" svg:x1="17.4cm" svg:y1="16cm" svg:x2="17.4cm" svg:y2="14cm">
          <text:p/>
        </draw:line>
        <draw:line draw:style-name="gr10" draw:text-style-name="P2" draw:layer="layout" svg:x1="17.4cm" svg:y1="14cm" svg:x2="26cm" svg:y2="14cm">
          <text:p/>
        </draw:line>
        <draw:line draw:style-name="gr6" draw:text-style-name="P2" draw:layer="layout" svg:x1="26cm" svg:y1="14cm" svg:x2="26cm" svg:y2="12.8cm">
          <text:p/>
        </draw:line>
        <draw:line draw:style-name="gr7" draw:text-style-name="P2" draw:layer="layout" svg:x1="25.4cm" svg:y1="12.7cm" svg:x2="26cm" svg:y2="12.7cm">
          <text:p/>
        </draw:line>
        <draw:rect draw:style-name="gr13" draw:text-style-name="P2" draw:layer="layout" svg:width="3.8cm" svg:height="2.3cm" svg:x="4.3cm" svg:y="8.2cm">
          <text:p/>
        </draw:rect>
        <draw:frame draw:style-name="gr14" draw:text-style-name="P14" draw:layer="layout" svg:width="2.092cm" svg:height="0.535cm" svg:x="4.308cm" svg:y="7.713cm">
          <draw:text-box>
            <text:p><text:span text:style-name="T12"><text:a xlink:href="#Slide 6">PERT for 3.01</text:a></text:span></text:p>
          </draw:text-box>
        </draw:frame>
        <draw:line draw:style-name="gr10" draw:text-style-name="P2" draw:layer="layout" svg:x1="16.798cm" svg:y1="18.732cm" svg:x2="26.934cm" svg:y2="18.732cm">
          <text:p/>
        </draw:line>
        <draw:line draw:style-name="gr6" draw:text-style-name="P2" draw:layer="layout" svg:x1="26.934cm" svg:y1="18.732cm" svg:x2="26.934cm" svg:y2="13.2cm">
          <text:p/>
        </draw:line>
      </draw:page>
      <draw:page draw:name="page6" draw:style-name="dp1" draw:master-page-name="Default">
        <draw:frame draw:name="PERT chart level 3 for Draw Up GUI" draw:style-name="gr8" draw:text-style-name="P11" draw:layer="layout" svg:width="14.6cm" svg:height="3.095cm" svg:x="6.703cm" svg:y="1.803cm">
          <draw:text-box>
            <text:p text:style-name="P2"><text:span text:style-name="T1">PERT Chart for Design Stage – Task 3.01</text:span></text:p>
          </draw:text-box>
        </draw:frame>
        <draw:custom-shape draw:style-name="gr4" draw:text-style-name="P2" draw:layer="layout" svg:width="2.913cm" svg:height="0.898cm" svg:x="0.185cm" svg:y="12.578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0.985cm" svg:y="12.579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0.985cm" svg:y="12.579cm">
          <text:p text:style-name="P2"><text:span text:style-name="T6">Start</text:span></text:p>
        </draw:rect>
        <draw:rect draw:style-name="gr5" draw:text-style-name="P7" draw:layer="layout" svg:width="2.158cm" svg:height="0.553cm" svg:x="0.983cm" svg:y="12.925cm">
          <text:p text:style-name="P6"><text:span text:style-name="T5">Date: </text:span><text:span text:style-name="T10">24/11/12</text:span></text:p>
        </draw:rect>
        <draw:custom-shape draw:style-name="gr4" draw:text-style-name="P2" draw:layer="layout" svg:width="2.934cm" svg:height="0.898cm" svg:x="25.972cm" svg:y="12.48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6.764cm" svg:y="12.486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6.764cm" svg:y="12.486cm">
          <text:p text:style-name="P2"><text:span text:style-name="T6">Finish</text:span></text:p>
        </draw:rect>
        <draw:rect draw:style-name="gr5" draw:text-style-name="P7" draw:layer="layout" svg:width="2.173cm" svg:height="0.553cm" svg:x="26.763cm" svg:y="12.832cm">
          <text:p text:style-name="P6"><text:span text:style-name="T5">Date: 19/12/12</text:span></text:p>
        </draw:rect>
        <draw:rect draw:style-name="gr2" draw:text-style-name="P3" draw:layer="layout" svg:width="3.297cm" svg:height="0.564cm" svg:x="5.191cm" svg:y="12.78cm">
          <text:p text:style-name="P2"><text:span text:style-name="T2">Task Name</text:span></text:p>
        </draw:rect>
        <draw:rect draw:style-name="gr3" draw:text-style-name="P2" draw:layer="layout" svg:width="0.873cm" svg:height="0.567cm" svg:x="6.31cm" svg:y="12.213cm">
          <text:p/>
        </draw:rect>
        <draw:rect draw:style-name="gr3" draw:text-style-name="P2" draw:layer="layout" svg:width="1.119cm" svg:height="0.567cm" svg:x="5.191cm" svg:y="12.213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2" draw:text-style-name="P4" draw:layer="layout" svg:width="1.119cm" svg:height="0.567cm" svg:x="7.369cm" svg:y="12.21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cm" svg:y="12.2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1cm" svg:y="12.212cm">
          <text:p text:style-name="P2"><text:span text:style-name="T7">Duration</text:span></text:p>
        </draw:rect>
        <draw:rect draw:style-name="gr2" draw:text-style-name="P4" draw:layer="layout" svg:width="1.119cm" svg:height="0.567cm" svg:x="7.371cm" svg:y="13.34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2cm" svg:y="13.34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2cm" svg:y="13.344cm">
          <text:p text:style-name="P2"><text:span text:style-name="T7">Slack</text:span></text:p>
        </draw:rect>
        <draw:rect draw:style-name="gr2" draw:text-style-name="P3" draw:layer="layout" svg:width="3.297cm" svg:height="0.564cm" svg:x="5.19cm" svg:y="12.779cm">
          <text:p text:style-name="P2"><text:span text:style-name="T2">Task Name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89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09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37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1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1cm" svg:y="13.343cm">
          <text:p text:style-name="P2"><text:span text:style-name="T7">Slack</text:span></text:p>
        </draw:rect>
        <draw:rect draw:style-name="gr2" draw:text-style-name="P13" draw:layer="layout" svg:width="3.297cm" svg:height="0.564cm" svg:x="5.19cm" svg:y="12.779cm">
          <text:p text:style-name="P2"><text:span text:style-name="T11">3.01.1 General Templates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23/11/12</text:span></text:p>
        </draw:rect>
        <draw:rect draw:style-name="gr2" draw:text-style-name="P9" draw:layer="layout" svg:width="1.119cm" svg:height="0.567cm" svg:x="5.189cm" svg:y="12.211cm">
          <text:p text:style-name="P2"><text:span text:style-name="T3">19/11/12</text:span></text:p>
        </draw:rect>
        <draw:rect draw:style-name="gr2" draw:text-style-name="P4" draw:layer="layout" svg:width="1.059cm" svg:height="0.567cm" svg:x="6.309cm" svg:y="12.211cm">
          <text:p text:style-name="P2"><text:span text:style-name="T7">5 days</text:span></text:p>
        </draw:rect>
        <draw:rect draw:style-name="gr2" draw:text-style-name="P4" draw:layer="layout" svg:width="1.119cm" svg:height="0.567cm" svg:x="7.37cm" svg:y="13.344cm">
          <text:p text:style-name="P2"><text:span text:style-name="T3">23/11/12</text:span></text:p>
        </draw:rect>
        <draw:rect draw:style-name="gr2" draw:text-style-name="P9" draw:layer="layout" svg:width="1.119cm" svg:height="0.567cm" svg:x="5.191cm" svg:y="13.343cm">
          <text:p text:style-name="P2"><text:span text:style-name="T3">19/11/12</text:span></text:p>
        </draw:rect>
        <draw:rect draw:style-name="gr2" draw:text-style-name="P4" draw:layer="layout" svg:width="1.059cm" svg:height="0.567cm" svg:x="6.311cm" svg:y="13.343cm">
          <text:p text:style-name="P2"><text:span text:style-name="T7">0 days</text:span></text:p>
        </draw:rect>
        <draw:rect draw:style-name="gr2" draw:text-style-name="P3" draw:layer="layout" svg:width="3.297cm" svg:height="0.564cm" svg:x="9.883cm" svg:y="12.778cm">
          <text:p text:style-name="P2"><text:span text:style-name="T2">Task Name</text:span></text:p>
        </draw:rect>
        <draw:rect draw:style-name="gr3" draw:text-style-name="P2" draw:layer="layout" svg:width="0.873cm" svg:height="0.567cm" svg:x="11.002cm" svg:y="12.211cm">
          <text:p/>
        </draw:rect>
        <draw:rect draw:style-name="gr3" draw:text-style-name="P2" draw:layer="layout" svg:width="1.119cm" svg:height="0.567cm" svg:x="9.883cm" svg:y="12.211cm">
          <text:p/>
        </draw:rect>
        <draw:rect draw:style-name="gr3" draw:text-style-name="P2" draw:layer="layout" svg:width="1.119cm" svg:height="0.567cm" svg:x="9.882cm" svg:y="12.21cm">
          <text:p/>
        </draw:rect>
        <draw:rect draw:style-name="gr2" draw:text-style-name="P4" draw:layer="layout" svg:width="1.119cm" svg:height="0.567cm" svg:x="12.061cm" svg:y="12.21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882cm" svg:y="12.2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002cm" svg:y="12.21cm">
          <text:p text:style-name="P2"><text:span text:style-name="T7">Duration</text:span></text:p>
        </draw:rect>
        <draw:rect draw:style-name="gr2" draw:text-style-name="P4" draw:layer="layout" svg:width="1.119cm" svg:height="0.567cm" svg:x="12.063cm" svg:y="13.34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884cm" svg:y="13.34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004cm" svg:y="13.342cm">
          <text:p text:style-name="P2"><text:span text:style-name="T7">Slack</text:span></text:p>
        </draw:rect>
        <draw:rect draw:style-name="gr2" draw:text-style-name="P3" draw:layer="layout" svg:width="3.297cm" svg:height="0.564cm" svg:x="9.882cm" svg:y="12.777cm">
          <text:p text:style-name="P2"><text:span text:style-name="T2">Task Name</text:span></text:p>
        </draw:rect>
        <draw:rect draw:style-name="gr3" draw:text-style-name="P2" draw:layer="layout" svg:width="0.873cm" svg:height="0.567cm" svg:x="11.001cm" svg:y="12.21cm">
          <text:p/>
        </draw:rect>
        <draw:rect draw:style-name="gr3" draw:text-style-name="P2" draw:layer="layout" svg:width="1.119cm" svg:height="0.567cm" svg:x="9.882cm" svg:y="12.21cm">
          <text:p/>
        </draw:rect>
        <draw:rect draw:style-name="gr3" draw:text-style-name="P2" draw:layer="layout" svg:width="1.119cm" svg:height="0.567cm" svg:x="9.881cm" svg:y="12.209cm">
          <text:p/>
        </draw:rect>
        <draw:rect draw:style-name="gr2" draw:text-style-name="P4" draw:layer="layout" svg:width="1.119cm" svg:height="0.567cm" svg:x="12.06cm" svg:y="12.2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881cm" svg:y="12.20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1.001cm" svg:y="12.209cm">
          <text:p text:style-name="P2"><text:span text:style-name="T7">Duration</text:span></text:p>
        </draw:rect>
        <draw:rect draw:style-name="gr2" draw:text-style-name="P4" draw:layer="layout" svg:width="1.119cm" svg:height="0.567cm" svg:x="12.062cm" svg:y="13.34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883cm" svg:y="13.34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1.003cm" svg:y="13.341cm">
          <text:p text:style-name="P2"><text:span text:style-name="T7">Slack</text:span></text:p>
        </draw:rect>
        <draw:rect draw:style-name="gr2" draw:text-style-name="P13" draw:layer="layout" svg:width="3.297cm" svg:height="0.564cm" svg:x="9.882cm" svg:y="12.777cm">
          <text:p text:style-name="P2"><text:span text:style-name="T11">3.01.2 Small Survey</text:span></text:p>
        </draw:rect>
        <draw:rect draw:style-name="gr3" draw:text-style-name="P2" draw:layer="layout" svg:width="0.873cm" svg:height="0.567cm" svg:x="11.001cm" svg:y="12.21cm">
          <text:p/>
        </draw:rect>
        <draw:rect draw:style-name="gr3" draw:text-style-name="P2" draw:layer="layout" svg:width="1.119cm" svg:height="0.567cm" svg:x="9.882cm" svg:y="12.21cm">
          <text:p/>
        </draw:rect>
        <draw:rect draw:style-name="gr3" draw:text-style-name="P2" draw:layer="layout" svg:width="1.119cm" svg:height="0.567cm" svg:x="9.881cm" svg:y="12.209cm">
          <text:p/>
        </draw:rect>
        <draw:rect draw:style-name="gr2" draw:text-style-name="P4" draw:layer="layout" svg:width="1.119cm" svg:height="0.567cm" svg:x="12.06cm" svg:y="12.21cm">
          <text:p text:style-name="P2"><text:span text:style-name="T3">28/11/12</text:span></text:p>
        </draw:rect>
        <draw:rect draw:style-name="gr2" draw:text-style-name="P9" draw:layer="layout" svg:width="1.119cm" svg:height="0.567cm" svg:x="9.881cm" svg:y="12.209cm">
          <text:p text:style-name="P2"><text:span text:style-name="T3">24/11/12</text:span></text:p>
        </draw:rect>
        <draw:rect draw:style-name="gr2" draw:text-style-name="P4" draw:layer="layout" svg:width="1.059cm" svg:height="0.567cm" svg:x="11.001cm" svg:y="12.209cm">
          <text:p text:style-name="P2"><text:span text:style-name="T7">5 days</text:span></text:p>
        </draw:rect>
        <draw:rect draw:style-name="gr2" draw:text-style-name="P4" draw:layer="layout" svg:width="1.119cm" svg:height="0.567cm" svg:x="12.062cm" svg:y="13.342cm">
          <text:p text:style-name="P2"><text:span text:style-name="T3">28/11/12</text:span></text:p>
        </draw:rect>
        <draw:rect draw:style-name="gr2" draw:text-style-name="P9" draw:layer="layout" svg:width="1.119cm" svg:height="0.567cm" svg:x="9.883cm" svg:y="13.341cm">
          <text:p text:style-name="P2"><text:span text:style-name="T3">24/11/12</text:span></text:p>
        </draw:rect>
        <draw:rect draw:style-name="gr2" draw:text-style-name="P4" draw:layer="layout" svg:width="1.059cm" svg:height="0.567cm" svg:x="11.003cm" svg:y="13.341cm">
          <text:p text:style-name="P2"><text:span text:style-name="T7">0 days</text:span></text:p>
        </draw:rect>
        <draw:rect draw:style-name="gr2" draw:text-style-name="P3" draw:layer="layout" svg:width="3.297cm" svg:height="0.564cm" svg:x="14.743cm" svg:y="11.457cm">
          <text:p text:style-name="P2"><text:span text:style-name="T2">Task Name</text:span></text:p>
        </draw:rect>
        <draw:rect draw:style-name="gr3" draw:text-style-name="P2" draw:layer="layout" svg:width="0.873cm" svg:height="0.567cm" svg:x="15.862cm" svg:y="10.89cm">
          <text:p/>
        </draw:rect>
        <draw:rect draw:style-name="gr3" draw:text-style-name="P2" draw:layer="layout" svg:width="1.119cm" svg:height="0.567cm" svg:x="14.743cm" svg:y="10.89cm">
          <text:p/>
        </draw:rect>
        <draw:rect draw:style-name="gr3" draw:text-style-name="P2" draw:layer="layout" svg:width="1.119cm" svg:height="0.567cm" svg:x="14.742cm" svg:y="10.889cm">
          <text:p/>
        </draw:rect>
        <draw:rect draw:style-name="gr2" draw:text-style-name="P4" draw:layer="layout" svg:width="1.119cm" svg:height="0.567cm" svg:x="16.921cm" svg:y="10.8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2cm" svg:y="10.88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862cm" svg:y="10.889cm">
          <text:p text:style-name="P2"><text:span text:style-name="T7">Duration</text:span></text:p>
        </draw:rect>
        <draw:rect draw:style-name="gr2" draw:text-style-name="P4" draw:layer="layout" svg:width="1.119cm" svg:height="0.567cm" svg:x="16.923cm" svg:y="12.02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4cm" svg:y="12.02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864cm" svg:y="12.021cm">
          <text:p text:style-name="P2"><text:span text:style-name="T7">Slack</text:span></text:p>
        </draw:rect>
        <draw:rect draw:style-name="gr2" draw:text-style-name="P3" draw:layer="layout" svg:width="3.297cm" svg:height="0.564cm" svg:x="14.742cm" svg:y="11.456cm">
          <text:p text:style-name="P2"><text:span text:style-name="T2">Task Name</text:span></text:p>
        </draw:rect>
        <draw:rect draw:style-name="gr3" draw:text-style-name="P2" draw:layer="layout" svg:width="0.873cm" svg:height="0.567cm" svg:x="15.861cm" svg:y="10.889cm">
          <text:p/>
        </draw:rect>
        <draw:rect draw:style-name="gr3" draw:text-style-name="P2" draw:layer="layout" svg:width="1.119cm" svg:height="0.567cm" svg:x="14.742cm" svg:y="10.889cm">
          <text:p/>
        </draw:rect>
        <draw:rect draw:style-name="gr3" draw:text-style-name="P2" draw:layer="layout" svg:width="1.119cm" svg:height="0.567cm" svg:x="14.741cm" svg:y="10.888cm">
          <text:p/>
        </draw:rect>
        <draw:rect draw:style-name="gr2" draw:text-style-name="P4" draw:layer="layout" svg:width="1.119cm" svg:height="0.567cm" svg:x="16.92cm" svg:y="10.88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1cm" svg:y="10.88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861cm" svg:y="10.888cm">
          <text:p text:style-name="P2"><text:span text:style-name="T7">Duration</text:span></text:p>
        </draw:rect>
        <draw:rect draw:style-name="gr2" draw:text-style-name="P4" draw:layer="layout" svg:width="1.119cm" svg:height="0.567cm" svg:x="16.922cm" svg:y="12.02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3cm" svg:y="12.0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863cm" svg:y="12.02cm">
          <text:p text:style-name="P2"><text:span text:style-name="T7">Slack</text:span></text:p>
        </draw:rect>
        <draw:rect draw:style-name="gr2" draw:text-style-name="P15" draw:layer="layout" svg:width="3.297cm" svg:height="0.564cm" svg:x="14.742cm" svg:y="11.456cm">
          <text:p text:style-name="P2"><text:span text:style-name="T13">3.01.3</text:span></text:p>
          <text:p text:style-name="P2"><text:span text:style-name="T13">Note (in)consistencies</text:span></text:p>
        </draw:rect>
        <draw:rect draw:style-name="gr3" draw:text-style-name="P2" draw:layer="layout" svg:width="0.873cm" svg:height="0.567cm" svg:x="15.861cm" svg:y="10.889cm">
          <text:p/>
        </draw:rect>
        <draw:rect draw:style-name="gr3" draw:text-style-name="P2" draw:layer="layout" svg:width="1.119cm" svg:height="0.567cm" svg:x="14.742cm" svg:y="10.889cm">
          <text:p/>
        </draw:rect>
        <draw:rect draw:style-name="gr3" draw:text-style-name="P2" draw:layer="layout" svg:width="1.119cm" svg:height="0.567cm" svg:x="14.741cm" svg:y="10.888cm">
          <text:p/>
        </draw:rect>
        <draw:rect draw:style-name="gr2" draw:text-style-name="P4" draw:layer="layout" svg:width="1.119cm" svg:height="0.567cm" svg:x="16.92cm" svg:y="10.889cm">
          <text:p text:style-name="P2"><text:span text:style-name="T3">12/12/12</text:span></text:p>
        </draw:rect>
        <draw:rect draw:style-name="gr2" draw:text-style-name="P9" draw:layer="layout" svg:width="1.119cm" svg:height="0.567cm" svg:x="14.741cm" svg:y="10.888cm">
          <text:p text:style-name="P2"><text:span text:style-name="T7">29/11/12</text:span></text:p>
        </draw:rect>
        <draw:rect draw:style-name="gr2" draw:text-style-name="P4" draw:layer="layout" svg:width="1.059cm" svg:height="0.567cm" svg:x="15.861cm" svg:y="10.888cm">
          <text:p text:style-name="P2"><text:span text:style-name="T7">16 days</text:span></text:p>
        </draw:rect>
        <draw:rect draw:style-name="gr2" draw:text-style-name="P4" draw:layer="layout" svg:width="1.119cm" svg:height="0.567cm" svg:x="16.922cm" svg:y="12.021cm">
          <text:p text:style-name="P2"><text:span text:style-name="T3">12/12/12</text:span></text:p>
        </draw:rect>
        <draw:rect draw:style-name="gr2" draw:text-style-name="P9" draw:layer="layout" svg:width="1.119cm" svg:height="0.567cm" svg:x="14.743cm" svg:y="12.02cm">
          <text:p text:style-name="P2"><text:span text:style-name="T7">29/11/12</text:span></text:p>
        </draw:rect>
        <draw:rect draw:style-name="gr2" draw:text-style-name="P4" draw:layer="layout" svg:width="1.059cm" svg:height="0.567cm" svg:x="15.863cm" svg:y="12.02cm">
          <text:p text:style-name="P2"><text:span text:style-name="T7">0 days</text:span></text:p>
        </draw:rect>
        <draw:rect draw:style-name="gr2" draw:text-style-name="P3" draw:layer="layout" svg:width="3.297cm" svg:height="0.564cm" svg:x="14.743cm" svg:y="13.865cm">
          <text:p text:style-name="P2"><text:span text:style-name="T2">Task Name</text:span></text:p>
        </draw:rect>
        <draw:rect draw:style-name="gr3" draw:text-style-name="P2" draw:layer="layout" svg:width="0.873cm" svg:height="0.567cm" svg:x="15.862cm" svg:y="13.298cm">
          <text:p/>
        </draw:rect>
        <draw:rect draw:style-name="gr3" draw:text-style-name="P2" draw:layer="layout" svg:width="1.119cm" svg:height="0.567cm" svg:x="14.743cm" svg:y="13.298cm">
          <text:p/>
        </draw:rect>
        <draw:rect draw:style-name="gr3" draw:text-style-name="P2" draw:layer="layout" svg:width="1.119cm" svg:height="0.567cm" svg:x="14.742cm" svg:y="13.297cm">
          <text:p/>
        </draw:rect>
        <draw:rect draw:style-name="gr2" draw:text-style-name="P4" draw:layer="layout" svg:width="1.119cm" svg:height="0.567cm" svg:x="16.921cm" svg:y="13.29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2cm" svg:y="13.29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862cm" svg:y="13.297cm">
          <text:p text:style-name="P2"><text:span text:style-name="T7">Duration</text:span></text:p>
        </draw:rect>
        <draw:rect draw:style-name="gr2" draw:text-style-name="P4" draw:layer="layout" svg:width="1.119cm" svg:height="0.567cm" svg:x="16.923cm" svg:y="14.4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4cm" svg:y="14.42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864cm" svg:y="14.429cm">
          <text:p text:style-name="P2"><text:span text:style-name="T7">Slack</text:span></text:p>
        </draw:rect>
        <draw:rect draw:style-name="gr2" draw:text-style-name="P3" draw:layer="layout" svg:width="3.297cm" svg:height="0.564cm" svg:x="14.742cm" svg:y="13.864cm">
          <text:p text:style-name="P2"><text:span text:style-name="T2">Task Name</text:span></text:p>
        </draw:rect>
        <draw:rect draw:style-name="gr3" draw:text-style-name="P2" draw:layer="layout" svg:width="0.873cm" svg:height="0.567cm" svg:x="15.861cm" svg:y="13.297cm">
          <text:p/>
        </draw:rect>
        <draw:rect draw:style-name="gr3" draw:text-style-name="P2" draw:layer="layout" svg:width="1.119cm" svg:height="0.567cm" svg:x="14.742cm" svg:y="13.297cm">
          <text:p/>
        </draw:rect>
        <draw:rect draw:style-name="gr3" draw:text-style-name="P2" draw:layer="layout" svg:width="1.119cm" svg:height="0.567cm" svg:x="14.741cm" svg:y="13.296cm">
          <text:p/>
        </draw:rect>
        <draw:rect draw:style-name="gr2" draw:text-style-name="P4" draw:layer="layout" svg:width="1.119cm" svg:height="0.567cm" svg:x="16.92cm" svg:y="13.29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1cm" svg:y="13.29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861cm" svg:y="13.296cm">
          <text:p text:style-name="P2"><text:span text:style-name="T7">Duration</text:span></text:p>
        </draw:rect>
        <draw:rect draw:style-name="gr2" draw:text-style-name="P4" draw:layer="layout" svg:width="1.119cm" svg:height="0.567cm" svg:x="16.922cm" svg:y="14.42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743cm" svg:y="14.42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863cm" svg:y="14.428cm">
          <text:p text:style-name="P2"><text:span text:style-name="T7">Slack</text:span></text:p>
        </draw:rect>
        <draw:rect draw:style-name="gr2" draw:text-style-name="P13" draw:layer="layout" svg:width="3.297cm" svg:height="0.564cm" svg:x="14.742cm" svg:y="13.864cm">
          <text:p text:style-name="P2"><text:span text:style-name="T11">3.01.4 Draft Forms</text:span></text:p>
        </draw:rect>
        <draw:rect draw:style-name="gr3" draw:text-style-name="P2" draw:layer="layout" svg:width="0.873cm" svg:height="0.567cm" svg:x="15.861cm" svg:y="13.297cm">
          <text:p/>
        </draw:rect>
        <draw:rect draw:style-name="gr3" draw:text-style-name="P2" draw:layer="layout" svg:width="1.119cm" svg:height="0.567cm" svg:x="14.742cm" svg:y="13.297cm">
          <text:p/>
        </draw:rect>
        <draw:rect draw:style-name="gr3" draw:text-style-name="P2" draw:layer="layout" svg:width="1.119cm" svg:height="0.567cm" svg:x="14.741cm" svg:y="13.296cm">
          <text:p/>
        </draw:rect>
        <draw:rect draw:style-name="gr2" draw:text-style-name="P4" draw:layer="layout" svg:width="1.119cm" svg:height="0.567cm" svg:x="16.92cm" svg:y="13.297cm">
          <text:p text:style-name="P2"><text:span text:style-name="T3">12/12/12</text:span></text:p>
        </draw:rect>
        <draw:rect draw:style-name="gr2" draw:text-style-name="P9" draw:layer="layout" svg:width="1.119cm" svg:height="0.567cm" svg:x="14.741cm" svg:y="13.296cm">
          <text:p text:style-name="P2"><text:span text:style-name="T7">29/11/12</text:span></text:p>
        </draw:rect>
        <draw:rect draw:style-name="gr2" draw:text-style-name="P4" draw:layer="layout" svg:width="1.059cm" svg:height="0.567cm" svg:x="15.861cm" svg:y="13.296cm">
          <text:p text:style-name="P2"><text:span text:style-name="T7">16 days</text:span></text:p>
        </draw:rect>
        <draw:rect draw:style-name="gr2" draw:text-style-name="P4" draw:layer="layout" svg:width="1.119cm" svg:height="0.567cm" svg:x="16.922cm" svg:y="14.429cm">
          <text:p text:style-name="P2"><text:span text:style-name="T3">12/12/12</text:span></text:p>
        </draw:rect>
        <draw:rect draw:style-name="gr2" draw:text-style-name="P9" draw:layer="layout" svg:width="1.119cm" svg:height="0.567cm" svg:x="14.743cm" svg:y="14.428cm">
          <text:p text:style-name="P2"><text:span text:style-name="T7">29/11/12</text:span></text:p>
        </draw:rect>
        <draw:rect draw:style-name="gr2" draw:text-style-name="P4" draw:layer="layout" svg:width="1.059cm" svg:height="0.567cm" svg:x="15.863cm" svg:y="14.428cm">
          <text:p text:style-name="P2"><text:span text:style-name="T7">0 days</text:span></text:p>
        </draw:rect>
        <draw:rect draw:style-name="gr2" draw:text-style-name="P3" draw:layer="layout" svg:width="3.297cm" svg:height="0.564cm" svg:x="20.408cm" svg:y="12.674cm">
          <text:p text:style-name="P2"><text:span text:style-name="T2">Task Name</text:span></text:p>
        </draw:rect>
        <draw:rect draw:style-name="gr3" draw:text-style-name="P2" draw:layer="layout" svg:width="0.873cm" svg:height="0.567cm" svg:x="21.527cm" svg:y="12.107cm">
          <text:p/>
        </draw:rect>
        <draw:rect draw:style-name="gr3" draw:text-style-name="P2" draw:layer="layout" svg:width="1.119cm" svg:height="0.567cm" svg:x="20.408cm" svg:y="12.107cm">
          <text:p/>
        </draw:rect>
        <draw:rect draw:style-name="gr3" draw:text-style-name="P2" draw:layer="layout" svg:width="1.119cm" svg:height="0.567cm" svg:x="20.407cm" svg:y="12.106cm">
          <text:p/>
        </draw:rect>
        <draw:rect draw:style-name="gr2" draw:text-style-name="P4" draw:layer="layout" svg:width="1.119cm" svg:height="0.567cm" svg:x="22.586cm" svg:y="12.10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407cm" svg:y="12.10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527cm" svg:y="12.106cm">
          <text:p text:style-name="P2"><text:span text:style-name="T7">Duration</text:span></text:p>
        </draw:rect>
        <draw:rect draw:style-name="gr2" draw:text-style-name="P4" draw:layer="layout" svg:width="1.119cm" svg:height="0.567cm" svg:x="22.588cm" svg:y="13.23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409cm" svg:y="13.23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529cm" svg:y="13.238cm">
          <text:p text:style-name="P2"><text:span text:style-name="T7">Slack</text:span></text:p>
        </draw:rect>
        <draw:rect draw:style-name="gr2" draw:text-style-name="P3" draw:layer="layout" svg:width="3.297cm" svg:height="0.564cm" svg:x="20.407cm" svg:y="12.673cm">
          <text:p text:style-name="P2"><text:span text:style-name="T2">Task Name</text:span></text:p>
        </draw:rect>
        <draw:rect draw:style-name="gr3" draw:text-style-name="P2" draw:layer="layout" svg:width="0.873cm" svg:height="0.567cm" svg:x="21.526cm" svg:y="12.106cm">
          <text:p/>
        </draw:rect>
        <draw:rect draw:style-name="gr3" draw:text-style-name="P2" draw:layer="layout" svg:width="1.119cm" svg:height="0.567cm" svg:x="20.407cm" svg:y="12.106cm">
          <text:p/>
        </draw:rect>
        <draw:rect draw:style-name="gr3" draw:text-style-name="P2" draw:layer="layout" svg:width="1.119cm" svg:height="0.567cm" svg:x="20.406cm" svg:y="12.105cm">
          <text:p/>
        </draw:rect>
        <draw:rect draw:style-name="gr2" draw:text-style-name="P4" draw:layer="layout" svg:width="1.119cm" svg:height="0.567cm" svg:x="22.585cm" svg:y="12.10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406cm" svg:y="12.10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526cm" svg:y="12.105cm">
          <text:p text:style-name="P2"><text:span text:style-name="T7">Duration</text:span></text:p>
        </draw:rect>
        <draw:rect draw:style-name="gr2" draw:text-style-name="P4" draw:layer="layout" svg:width="1.119cm" svg:height="0.567cm" svg:x="22.587cm" svg:y="13.238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408cm" svg:y="13.23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528cm" svg:y="13.237cm">
          <text:p text:style-name="P2"><text:span text:style-name="T7">Slack</text:span></text:p>
        </draw:rect>
        <draw:rect draw:style-name="gr2" draw:text-style-name="P15" draw:layer="layout" svg:width="3.297cm" svg:height="0.564cm" svg:x="20.407cm" svg:y="12.673cm">
          <text:p text:style-name="P2"><text:span text:style-name="T13">3.01.5 </text:span></text:p>
          <text:p text:style-name="P2"><text:span text:style-name="T13">Technical Drawings</text:span></text:p>
        </draw:rect>
        <draw:rect draw:style-name="gr3" draw:text-style-name="P2" draw:layer="layout" svg:width="0.873cm" svg:height="0.567cm" svg:x="21.526cm" svg:y="12.106cm">
          <text:p/>
        </draw:rect>
        <draw:rect draw:style-name="gr3" draw:text-style-name="P2" draw:layer="layout" svg:width="1.119cm" svg:height="0.567cm" svg:x="20.407cm" svg:y="12.106cm">
          <text:p/>
        </draw:rect>
        <draw:rect draw:style-name="gr3" draw:text-style-name="P2" draw:layer="layout" svg:width="1.119cm" svg:height="0.567cm" svg:x="20.406cm" svg:y="12.105cm">
          <text:p/>
        </draw:rect>
        <draw:rect draw:style-name="gr2" draw:text-style-name="P4" draw:layer="layout" svg:width="1.119cm" svg:height="0.567cm" svg:x="22.585cm" svg:y="12.106cm">
          <text:p text:style-name="P2"><text:span text:style-name="T3">19/12/12</text:span></text:p>
        </draw:rect>
        <draw:rect draw:style-name="gr2" draw:text-style-name="P9" draw:layer="layout" svg:width="1.119cm" svg:height="0.567cm" svg:x="20.406cm" svg:y="12.105cm">
          <text:p text:style-name="P2"><text:span text:style-name="T3">13/12/12</text:span></text:p>
        </draw:rect>
        <draw:rect draw:style-name="gr2" draw:text-style-name="P4" draw:layer="layout" svg:width="1.059cm" svg:height="0.567cm" svg:x="21.526cm" svg:y="12.105cm">
          <text:p text:style-name="P2"><text:span text:style-name="T7">7 days</text:span></text:p>
        </draw:rect>
        <draw:rect draw:style-name="gr2" draw:text-style-name="P4" draw:layer="layout" svg:width="1.119cm" svg:height="0.567cm" svg:x="22.587cm" svg:y="13.238cm">
          <text:p text:style-name="P2"><text:span text:style-name="T3">19/12/12</text:span></text:p>
        </draw:rect>
        <draw:rect draw:style-name="gr2" draw:text-style-name="P9" draw:layer="layout" svg:width="1.119cm" svg:height="0.567cm" svg:x="20.408cm" svg:y="13.237cm">
          <text:p text:style-name="P2"><text:span text:style-name="T3">13/12/12</text:span></text:p>
        </draw:rect>
        <draw:rect draw:style-name="gr2" draw:text-style-name="P4" draw:layer="layout" svg:width="1.059cm" svg:height="0.567cm" svg:x="21.528cm" svg:y="13.237cm">
          <text:p text:style-name="P2"><text:span text:style-name="T7">0 days</text:span></text:p>
        </draw:rect>
        <draw:line draw:style-name="gr7" draw:text-style-name="P2" draw:layer="layout" svg:x1="3.898cm" svg:y1="13.017cm" svg:x2="5.191cm" svg:y2="13.017cm">
          <text:p/>
        </draw:line>
        <draw:line draw:style-name="gr7" draw:text-style-name="P2" draw:layer="layout" svg:x1="8.488cm" svg:y1="13.044cm" svg:x2="9.883cm" svg:y2="13.044cm">
          <text:p/>
        </draw:line>
        <draw:line draw:style-name="gr7" draw:text-style-name="P2" draw:layer="layout" svg:x1="14.023cm" svg:y1="11.721cm" svg:x2="14.742cm" svg:y2="11.721cm">
          <text:p/>
        </draw:line>
        <draw:line draw:style-name="gr7" draw:text-style-name="P2" draw:layer="layout" svg:x1="13.943cm" svg:y1="14.209cm" svg:x2="14.743cm" svg:y2="14.209cm">
          <text:p/>
        </draw:line>
        <draw:line draw:style-name="gr7" draw:text-style-name="P2" draw:layer="layout" svg:x1="19.367cm" svg:y1="12.673cm" svg:x2="20.408cm" svg:y2="12.674cm">
          <text:p/>
        </draw:line>
        <draw:line draw:style-name="gr7" draw:text-style-name="P2" draw:layer="layout" svg:x1="23.705cm" svg:y1="13.017cm" svg:x2="25.972cm" svg:y2="13.017cm">
          <text:p/>
        </draw:line>
        <draw:line draw:style-name="gr9" draw:text-style-name="P2" draw:layer="layout" svg:x1="13.179cm" svg:y1="12.778cm" svg:x2="14.023cm" svg:y2="12.779cm">
          <text:p/>
        </draw:line>
        <draw:line draw:style-name="gr9" draw:text-style-name="P2" draw:layer="layout" svg:x1="13.182cm" svg:y1="13.341cm" svg:x2="13.943cm" svg:y2="13.341cm">
          <text:p/>
        </draw:line>
        <draw:line draw:style-name="gr9" draw:text-style-name="P2" draw:layer="layout" svg:x1="13.943cm" svg:y1="14.209cm" svg:x2="13.943cm" svg:y2="13.341cm">
          <text:p/>
        </draw:line>
        <draw:line draw:style-name="gr9" draw:text-style-name="P2" draw:layer="layout" svg:x1="14.023cm" svg:y1="11.721cm" svg:x2="14.023cm" svg:y2="12.779cm">
          <text:p/>
        </draw:line>
        <draw:line draw:style-name="gr7" draw:text-style-name="P2" draw:layer="layout" svg:x1="19.341cm" svg:y1="13.256cm" svg:x2="20.407cm" svg:y2="13.237cm">
          <text:p/>
        </draw:line>
        <draw:line draw:style-name="gr9" draw:text-style-name="P2" draw:layer="layout" svg:x1="18.04cm" svg:y1="14.102cm" svg:x2="19.341cm" svg:y2="14.102cm">
          <text:p/>
        </draw:line>
        <draw:line draw:style-name="gr9" draw:text-style-name="P2" draw:layer="layout" svg:x1="19.341cm" svg:y1="14.102cm" svg:x2="19.341cm" svg:y2="13.256cm">
          <text:p/>
        </draw:line>
        <draw:line draw:style-name="gr9" draw:text-style-name="P2" draw:layer="layout" svg:x1="18.04cm" svg:y1="11.721cm" svg:x2="19.367cm" svg:y2="11.721cm">
          <text:p/>
        </draw:line>
        <draw:line draw:style-name="gr9" draw:text-style-name="P2" draw:layer="layout" svg:x1="19.367cm" svg:y1="11.721cm" svg:x2="19.367cm" svg:y2="12.673cm">
          <text:p/>
        </draw:line>
      </draw:page>
      <draw:page draw:name="page7" draw:style-name="dp1" draw:master-page-name="Default">
        <draw:frame draw:style-name="gr8" draw:text-style-name="P11" draw:layer="layout" svg:width="11.1cm" svg:height="3.095cm" svg:x="8.4cm" svg:y="1.803cm">
          <draw:text-box>
            <text:p text:style-name="P2"><text:span text:style-name="T1">PERT Chart for Coding Stage</text:span></text:p>
          </draw:text-box>
        </draw:frame>
        <draw:custom-shape draw:style-name="gr4" draw:text-style-name="P2" draw:layer="layout" svg:width="2.913cm" svg:height="0.898cm" svg:x="0.183cm" svg:y="12.577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0.983cm" svg:y="12.578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0.983cm" svg:y="12.578cm">
          <text:p text:style-name="P2"><text:span text:style-name="T6">Start</text:span></text:p>
        </draw:rect>
        <draw:rect draw:style-name="gr5" draw:text-style-name="P7" draw:layer="layout" svg:width="2.158cm" svg:height="0.553cm" svg:x="0.981cm" svg:y="12.924cm">
          <text:p text:style-name="P6"><text:span text:style-name="T5">Date: </text:span><text:span text:style-name="T10">17/01/13</text:span></text:p>
        </draw:rect>
        <draw:rect draw:style-name="gr2" draw:text-style-name="P3" draw:layer="layout" svg:width="3.297cm" svg:height="0.564cm" svg:x="5.191cm" svg:y="12.78cm">
          <text:p text:style-name="P2"><text:span text:style-name="T2">Task Name</text:span></text:p>
        </draw:rect>
        <draw:rect draw:style-name="gr3" draw:text-style-name="P2" draw:layer="layout" svg:width="0.873cm" svg:height="0.567cm" svg:x="6.31cm" svg:y="12.213cm">
          <text:p/>
        </draw:rect>
        <draw:rect draw:style-name="gr3" draw:text-style-name="P2" draw:layer="layout" svg:width="1.119cm" svg:height="0.567cm" svg:x="5.191cm" svg:y="12.213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2" draw:text-style-name="P4" draw:layer="layout" svg:width="1.119cm" svg:height="0.567cm" svg:x="7.369cm" svg:y="12.21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cm" svg:y="12.2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1cm" svg:y="12.212cm">
          <text:p text:style-name="P2"><text:span text:style-name="T7">Duration</text:span></text:p>
        </draw:rect>
        <draw:rect draw:style-name="gr2" draw:text-style-name="P4" draw:layer="layout" svg:width="1.119cm" svg:height="0.567cm" svg:x="7.371cm" svg:y="13.34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2cm" svg:y="13.34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2cm" svg:y="13.344cm">
          <text:p text:style-name="P2"><text:span text:style-name="T7">Slack</text:span></text:p>
        </draw:rect>
        <draw:rect draw:style-name="gr2" draw:text-style-name="P3" draw:layer="layout" svg:width="3.297cm" svg:height="0.564cm" svg:x="5.19cm" svg:y="12.779cm">
          <text:p text:style-name="P2"><text:span text:style-name="T2">Task Name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89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09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37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1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1cm" svg:y="13.343cm">
          <text:p text:style-name="P2"><text:span text:style-name="T7">Slack</text:span></text:p>
        </draw:rect>
        <draw:rect draw:style-name="gr2" draw:text-style-name="P13" draw:layer="layout" svg:width="3.297cm" svg:height="0.564cm" svg:x="5.19cm" svg:y="12.779cm">
          <text:p text:style-name="P2"><text:span text:style-name="T11">General Templates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89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09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37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1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1cm" svg:y="13.343cm">
          <text:p text:style-name="P2"><text:span text:style-name="T7">Slack</text:span></text:p>
        </draw:rect>
        <draw:rect draw:style-name="gr2" draw:text-style-name="P3" draw:layer="layout" svg:width="3.297cm" svg:height="0.564cm" svg:x="9.586cm" svg:y="12.831cm">
          <text:p text:style-name="P2"><text:span text:style-name="T2">Task Name</text:span></text:p>
        </draw:rect>
        <draw:rect draw:style-name="gr3" draw:text-style-name="P2" draw:layer="layout" svg:width="0.873cm" svg:height="0.567cm" svg:x="10.705cm" svg:y="12.264cm">
          <text:p/>
        </draw:rect>
        <draw:rect draw:style-name="gr3" draw:text-style-name="P2" draw:layer="layout" svg:width="1.119cm" svg:height="0.567cm" svg:x="9.586cm" svg:y="12.264cm">
          <text:p/>
        </draw:rect>
        <draw:rect draw:style-name="gr3" draw:text-style-name="P2" draw:layer="layout" svg:width="1.119cm" svg:height="0.567cm" svg:x="9.585cm" svg:y="12.263cm">
          <text:p/>
        </draw:rect>
        <draw:rect draw:style-name="gr2" draw:text-style-name="P4" draw:layer="layout" svg:width="1.119cm" svg:height="0.567cm" svg:x="11.764cm" svg:y="12.26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585cm" svg:y="12.26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705cm" svg:y="12.263cm">
          <text:p text:style-name="P2"><text:span text:style-name="T7">Duration</text:span></text:p>
        </draw:rect>
        <draw:rect draw:style-name="gr2" draw:text-style-name="P4" draw:layer="layout" svg:width="1.119cm" svg:height="0.567cm" svg:x="11.766cm" svg:y="13.39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587cm" svg:y="13.395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707cm" svg:y="13.395cm">
          <text:p text:style-name="P2"><text:span text:style-name="T7">Slack</text:span></text:p>
        </draw:rect>
        <draw:rect draw:style-name="gr2" draw:text-style-name="P3" draw:layer="layout" svg:width="3.297cm" svg:height="0.564cm" svg:x="9.585cm" svg:y="12.83cm">
          <text:p text:style-name="P2"><text:span text:style-name="T2">Task Name</text:span></text:p>
        </draw:rect>
        <draw:rect draw:style-name="gr3" draw:text-style-name="P2" draw:layer="layout" svg:width="0.873cm" svg:height="0.567cm" svg:x="10.704cm" svg:y="12.263cm">
          <text:p/>
        </draw:rect>
        <draw:rect draw:style-name="gr3" draw:text-style-name="P2" draw:layer="layout" svg:width="1.119cm" svg:height="0.567cm" svg:x="9.585cm" svg:y="12.263cm">
          <text:p/>
        </draw:rect>
        <draw:rect draw:style-name="gr3" draw:text-style-name="P2" draw:layer="layout" svg:width="1.119cm" svg:height="0.567cm" svg:x="9.584cm" svg:y="12.262cm">
          <text:p/>
        </draw:rect>
        <draw:rect draw:style-name="gr2" draw:text-style-name="P4" draw:layer="layout" svg:width="1.119cm" svg:height="0.567cm" svg:x="11.763cm" svg:y="12.26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584cm" svg:y="12.26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0.704cm" svg:y="12.262cm">
          <text:p text:style-name="P2"><text:span text:style-name="T7">Duration</text:span></text:p>
        </draw:rect>
        <draw:rect draw:style-name="gr2" draw:text-style-name="P4" draw:layer="layout" svg:width="1.119cm" svg:height="0.567cm" svg:x="11.765cm" svg:y="13.39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9.586cm" svg:y="13.39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0.706cm" svg:y="13.394cm">
          <text:p text:style-name="P2"><text:span text:style-name="T7">Slack</text:span></text:p>
        </draw:rect>
        <draw:rect draw:style-name="gr2" draw:text-style-name="P13" draw:layer="layout" svg:width="3.297cm" svg:height="0.564cm" svg:x="9.585cm" svg:y="12.83cm">
          <text:p text:style-name="P2"><text:span text:style-name="T11">Assign Tasks</text:span></text:p>
        </draw:rect>
        <draw:rect draw:style-name="gr3" draw:text-style-name="P2" draw:layer="layout" svg:width="0.873cm" svg:height="0.567cm" svg:x="10.704cm" svg:y="12.263cm">
          <text:p/>
        </draw:rect>
        <draw:rect draw:style-name="gr3" draw:text-style-name="P2" draw:layer="layout" svg:width="1.119cm" svg:height="0.567cm" svg:x="9.585cm" svg:y="12.263cm">
          <text:p/>
        </draw:rect>
        <draw:rect draw:style-name="gr3" draw:text-style-name="P2" draw:layer="layout" svg:width="1.119cm" svg:height="0.567cm" svg:x="9.584cm" svg:y="12.262cm">
          <text:p/>
        </draw:rect>
        <draw:rect draw:style-name="gr2" draw:text-style-name="P4" draw:layer="layout" svg:width="1.119cm" svg:height="0.567cm" svg:x="11.763cm" svg:y="12.263cm">
          <text:p text:style-name="P2"><text:span text:style-name="T7">31/01/13</text:span></text:p>
        </draw:rect>
        <draw:rect draw:style-name="gr2" draw:text-style-name="P9" draw:layer="layout" svg:width="1.119cm" svg:height="0.567cm" svg:x="9.584cm" svg:y="12.262cm">
          <text:p text:style-name="P2"><text:span text:style-name="T7">29/01/13</text:span></text:p>
        </draw:rect>
        <draw:rect draw:style-name="gr2" draw:text-style-name="P4" draw:layer="layout" svg:width="1.059cm" svg:height="0.567cm" svg:x="10.704cm" svg:y="12.262cm">
          <text:p text:style-name="P2"><text:span text:style-name="T7">3 days</text:span></text:p>
        </draw:rect>
        <draw:rect draw:style-name="gr2" draw:text-style-name="P4" draw:layer="layout" svg:width="1.119cm" svg:height="0.567cm" svg:x="11.765cm" svg:y="13.395cm">
          <text:p text:style-name="P2"><text:span text:style-name="T7">31/01/13</text:span></text:p>
        </draw:rect>
        <draw:rect draw:style-name="gr2" draw:text-style-name="P9" draw:layer="layout" svg:width="1.119cm" svg:height="0.567cm" svg:x="9.586cm" svg:y="13.394cm">
          <text:p text:style-name="P2"><text:span text:style-name="T7">29/01/13</text:span></text:p>
        </draw:rect>
        <draw:rect draw:style-name="gr2" draw:text-style-name="P4" draw:layer="layout" svg:width="1.059cm" svg:height="0.567cm" svg:x="10.706cm" svg:y="13.394cm">
          <text:p text:style-name="P2"><text:span text:style-name="T7">0 days</text:span></text:p>
        </draw:rect>
        <draw:rect draw:style-name="gr2" draw:text-style-name="P3" draw:layer="layout" svg:width="3.297cm" svg:height="0.564cm" svg:x="14.159cm" svg:y="10.637cm">
          <text:p text:style-name="P2"><text:span text:style-name="T2">Task Name</text:span></text:p>
        </draw:rect>
        <draw:rect draw:style-name="gr3" draw:text-style-name="P2" draw:layer="layout" svg:width="0.873cm" svg:height="0.567cm" svg:x="15.278cm" svg:y="10.07cm">
          <text:p/>
        </draw:rect>
        <draw:rect draw:style-name="gr3" draw:text-style-name="P2" draw:layer="layout" svg:width="1.119cm" svg:height="0.567cm" svg:x="14.159cm" svg:y="10.07cm">
          <text:p/>
        </draw:rect>
        <draw:rect draw:style-name="gr3" draw:text-style-name="P2" draw:layer="layout" svg:width="1.119cm" svg:height="0.567cm" svg:x="14.158cm" svg:y="10.069cm">
          <text:p/>
        </draw:rect>
        <draw:rect draw:style-name="gr2" draw:text-style-name="P4" draw:layer="layout" svg:width="1.119cm" svg:height="0.567cm" svg:x="16.337cm" svg:y="10.0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8cm" svg:y="10.06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78cm" svg:y="10.069cm">
          <text:p text:style-name="P2"><text:span text:style-name="T7">Duration</text:span></text:p>
        </draw:rect>
        <draw:rect draw:style-name="gr2" draw:text-style-name="P4" draw:layer="layout" svg:width="1.119cm" svg:height="0.567cm" svg:x="16.339cm" svg:y="11.20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6cm" svg:y="11.20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8cm" svg:y="11.201cm">
          <text:p text:style-name="P2"><text:span text:style-name="T7">Slack</text:span></text:p>
        </draw:rect>
        <draw:rect draw:style-name="gr2" draw:text-style-name="P3" draw:layer="layout" svg:width="3.297cm" svg:height="0.564cm" svg:x="14.158cm" svg:y="10.636cm">
          <text:p text:style-name="P2"><text:span text:style-name="T2">Task Name</text:span></text:p>
        </draw:rect>
        <draw:rect draw:style-name="gr3" draw:text-style-name="P2" draw:layer="layout" svg:width="0.873cm" svg:height="0.567cm" svg:x="15.277cm" svg:y="10.069cm">
          <text:p/>
        </draw:rect>
        <draw:rect draw:style-name="gr3" draw:text-style-name="P2" draw:layer="layout" svg:width="1.119cm" svg:height="0.567cm" svg:x="14.158cm" svg:y="10.069cm">
          <text:p/>
        </draw:rect>
        <draw:rect draw:style-name="gr3" draw:text-style-name="P2" draw:layer="layout" svg:width="1.119cm" svg:height="0.567cm" svg:x="14.157cm" svg:y="10.068cm">
          <text:p/>
        </draw:rect>
        <draw:rect draw:style-name="gr2" draw:text-style-name="P4" draw:layer="layout" svg:width="1.119cm" svg:height="0.567cm" svg:x="16.336cm" svg:y="10.06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7cm" svg:y="10.06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77cm" svg:y="10.068cm">
          <text:p text:style-name="P2"><text:span text:style-name="T7">Duration</text:span></text:p>
        </draw:rect>
        <draw:rect draw:style-name="gr2" draw:text-style-name="P4" draw:layer="layout" svg:width="1.119cm" svg:height="0.567cm" svg:x="16.338cm" svg:y="11.20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9cm" svg:y="11.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79cm" svg:y="11.2cm">
          <text:p text:style-name="P2"><text:span text:style-name="T7">Slack</text:span></text:p>
        </draw:rect>
        <draw:rect draw:style-name="gr2" draw:text-style-name="P13" draw:layer="layout" svg:width="3.297cm" svg:height="0.564cm" svg:x="14.158cm" svg:y="10.636cm">
          <text:p text:style-name="P2"><text:span text:style-name="T11">Make GUI</text:span></text:p>
        </draw:rect>
        <draw:rect draw:style-name="gr3" draw:text-style-name="P2" draw:layer="layout" svg:width="0.873cm" svg:height="0.567cm" svg:x="15.277cm" svg:y="10.069cm">
          <text:p/>
        </draw:rect>
        <draw:rect draw:style-name="gr3" draw:text-style-name="P2" draw:layer="layout" svg:width="1.119cm" svg:height="0.567cm" svg:x="14.158cm" svg:y="10.069cm">
          <text:p/>
        </draw:rect>
        <draw:rect draw:style-name="gr3" draw:text-style-name="P2" draw:layer="layout" svg:width="1.119cm" svg:height="0.567cm" svg:x="14.157cm" svg:y="10.068cm">
          <text:p/>
        </draw:rect>
        <draw:rect draw:style-name="gr2" draw:text-style-name="P4" draw:layer="layout" svg:width="1.119cm" svg:height="0.567cm" svg:x="16.336cm" svg:y="10.069cm">
          <text:p text:style-name="P2"><text:span text:style-name="T3">17/03/13</text:span></text:p>
        </draw:rect>
        <draw:rect draw:style-name="gr2" draw:text-style-name="P9" draw:layer="layout" svg:width="1.119cm" svg:height="0.567cm" svg:x="14.157cm" svg:y="10.068cm">
          <text:p text:style-name="P2"><text:span text:style-name="T7">0102/13</text:span></text:p>
        </draw:rect>
        <draw:rect draw:style-name="gr2" draw:text-style-name="P4" draw:layer="layout" svg:width="1.059cm" svg:height="0.567cm" svg:x="15.277cm" svg:y="10.068cm">
          <text:p text:style-name="P2"><text:span text:style-name="T7">44 days</text:span></text:p>
        </draw:rect>
        <draw:rect draw:style-name="gr2" draw:text-style-name="P4" draw:layer="layout" svg:width="1.119cm" svg:height="0.567cm" svg:x="16.338cm" svg:y="11.201cm">
          <text:p text:style-name="P2"><text:span text:style-name="T3">17/03/13</text:span></text:p>
        </draw:rect>
        <draw:rect draw:style-name="gr2" draw:text-style-name="P9" draw:layer="layout" svg:width="1.119cm" svg:height="0.567cm" svg:x="14.159cm" svg:y="11.2cm">
          <text:p text:style-name="P2"><text:span text:style-name="T7">06/02/13</text:span></text:p>
        </draw:rect>
        <draw:rect draw:style-name="gr2" draw:text-style-name="P4" draw:layer="layout" svg:width="1.059cm" svg:height="0.567cm" svg:x="15.279cm" svg:y="11.2cm">
          <text:p text:style-name="P2"><text:span text:style-name="T7">0 days</text:span></text:p>
        </draw:rect>
        <draw:rect draw:style-name="gr2" draw:text-style-name="P3" draw:layer="layout" svg:width="3.297cm" svg:height="0.564cm" svg:x="14.129cm" svg:y="12.832cm">
          <text:p text:style-name="P2"><text:span text:style-name="T2">Task Name</text:span></text:p>
        </draw:rect>
        <draw:rect draw:style-name="gr3" draw:text-style-name="P2" draw:layer="layout" svg:width="0.873cm" svg:height="0.567cm" svg:x="15.248cm" svg:y="12.265cm">
          <text:p/>
        </draw:rect>
        <draw:rect draw:style-name="gr3" draw:text-style-name="P2" draw:layer="layout" svg:width="1.119cm" svg:height="0.567cm" svg:x="14.129cm" svg:y="12.265cm">
          <text:p/>
        </draw:rect>
        <draw:rect draw:style-name="gr3" draw:text-style-name="P2" draw:layer="layout" svg:width="1.119cm" svg:height="0.567cm" svg:x="14.128cm" svg:y="12.264cm">
          <text:p/>
        </draw:rect>
        <draw:rect draw:style-name="gr2" draw:text-style-name="P4" draw:layer="layout" svg:width="1.119cm" svg:height="0.567cm" svg:x="16.307cm" svg:y="12.26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28cm" svg:y="12.26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48cm" svg:y="12.264cm">
          <text:p text:style-name="P2"><text:span text:style-name="T7">Duration</text:span></text:p>
        </draw:rect>
        <draw:rect draw:style-name="gr2" draw:text-style-name="P4" draw:layer="layout" svg:width="1.119cm" svg:height="0.567cm" svg:x="16.309cm" svg:y="13.39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3cm" svg:y="13.39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5cm" svg:y="13.396cm">
          <text:p text:style-name="P2"><text:span text:style-name="T7">Slack</text:span></text:p>
        </draw:rect>
        <draw:rect draw:style-name="gr2" draw:text-style-name="P3" draw:layer="layout" svg:width="3.297cm" svg:height="0.564cm" svg:x="14.128cm" svg:y="12.831cm">
          <text:p text:style-name="P2"><text:span text:style-name="T2">Task Name</text:span></text:p>
        </draw:rect>
        <draw:rect draw:style-name="gr3" draw:text-style-name="P2" draw:layer="layout" svg:width="0.873cm" svg:height="0.567cm" svg:x="15.247cm" svg:y="12.264cm">
          <text:p/>
        </draw:rect>
        <draw:rect draw:style-name="gr3" draw:text-style-name="P2" draw:layer="layout" svg:width="1.119cm" svg:height="0.567cm" svg:x="14.128cm" svg:y="12.264cm">
          <text:p/>
        </draw:rect>
        <draw:rect draw:style-name="gr3" draw:text-style-name="P2" draw:layer="layout" svg:width="1.119cm" svg:height="0.567cm" svg:x="14.127cm" svg:y="12.263cm">
          <text:p/>
        </draw:rect>
        <draw:rect draw:style-name="gr2" draw:text-style-name="P4" draw:layer="layout" svg:width="1.119cm" svg:height="0.567cm" svg:x="16.306cm" svg:y="12.26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27cm" svg:y="12.26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47cm" svg:y="12.263cm">
          <text:p text:style-name="P2"><text:span text:style-name="T7">Duration</text:span></text:p>
        </draw:rect>
        <draw:rect draw:style-name="gr2" draw:text-style-name="P4" draw:layer="layout" svg:width="1.119cm" svg:height="0.567cm" svg:x="16.308cm" svg:y="13.39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29cm" svg:y="13.395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49cm" svg:y="13.395cm">
          <text:p text:style-name="P2"><text:span text:style-name="T7">Slack</text:span></text:p>
        </draw:rect>
        <draw:rect draw:style-name="gr2" draw:text-style-name="P13" draw:layer="layout" svg:width="3.297cm" svg:height="0.564cm" svg:x="14.128cm" svg:y="12.831cm">
          <text:p text:style-name="P2"><text:span text:style-name="T11">Code &amp; refer to proof</text:span></text:p>
        </draw:rect>
        <draw:rect draw:style-name="gr3" draw:text-style-name="P2" draw:layer="layout" svg:width="0.873cm" svg:height="0.567cm" svg:x="15.247cm" svg:y="12.264cm">
          <text:p/>
        </draw:rect>
        <draw:rect draw:style-name="gr3" draw:text-style-name="P2" draw:layer="layout" svg:width="1.119cm" svg:height="0.567cm" svg:x="14.128cm" svg:y="12.264cm">
          <text:p/>
        </draw:rect>
        <draw:rect draw:style-name="gr3" draw:text-style-name="P2" draw:layer="layout" svg:width="1.119cm" svg:height="0.567cm" svg:x="14.127cm" svg:y="12.263cm">
          <text:p/>
        </draw:rect>
        <draw:rect draw:style-name="gr2" draw:text-style-name="P4" draw:layer="layout" svg:width="1.119cm" svg:height="0.567cm" svg:x="16.306cm" svg:y="12.264cm">
          <text:p text:style-name="P2"><text:span text:style-name="T3">17/03/13</text:span></text:p>
        </draw:rect>
        <draw:rect draw:style-name="gr2" draw:text-style-name="P9" draw:layer="layout" svg:width="1.119cm" svg:height="0.567cm" svg:x="14.127cm" svg:y="12.263cm">
          <text:p text:style-name="P2"><text:span text:style-name="T7">01/02/13</text:span></text:p>
        </draw:rect>
        <draw:rect draw:style-name="gr2" draw:text-style-name="P4" draw:layer="layout" svg:width="1.059cm" svg:height="0.567cm" svg:x="15.247cm" svg:y="12.263cm">
          <text:p text:style-name="P2"><text:span text:style-name="T7">44 days</text:span></text:p>
        </draw:rect>
        <draw:rect draw:style-name="gr2" draw:text-style-name="P4" draw:layer="layout" svg:width="1.119cm" svg:height="0.567cm" svg:x="16.308cm" svg:y="13.396cm">
          <text:p text:style-name="P2"><text:span text:style-name="T3">17/03/13</text:span></text:p>
        </draw:rect>
        <draw:rect draw:style-name="gr2" draw:text-style-name="P9" draw:layer="layout" svg:width="1.119cm" svg:height="0.567cm" svg:x="14.129cm" svg:y="13.395cm">
          <text:p text:style-name="P2"><text:span text:style-name="T7">01/02/13</text:span></text:p>
        </draw:rect>
        <draw:rect draw:style-name="gr2" draw:text-style-name="P4" draw:layer="layout" svg:width="1.059cm" svg:height="0.567cm" svg:x="15.249cm" svg:y="13.395cm">
          <text:p text:style-name="P2"><text:span text:style-name="T7">0 days</text:span></text:p>
        </draw:rect>
        <draw:rect draw:style-name="gr2" draw:text-style-name="P3" draw:layer="layout" svg:width="3.297cm" svg:height="0.564cm" svg:x="20.287cm" svg:y="12.833cm">
          <text:p text:style-name="P2"><text:span text:style-name="T2">Task Name</text:span></text:p>
        </draw:rect>
        <draw:rect draw:style-name="gr3" draw:text-style-name="P2" draw:layer="layout" svg:width="0.873cm" svg:height="0.567cm" svg:x="21.406cm" svg:y="12.266cm">
          <text:p/>
        </draw:rect>
        <draw:rect draw:style-name="gr3" draw:text-style-name="P2" draw:layer="layout" svg:width="1.119cm" svg:height="0.567cm" svg:x="20.287cm" svg:y="12.266cm">
          <text:p/>
        </draw:rect>
        <draw:rect draw:style-name="gr3" draw:text-style-name="P2" draw:layer="layout" svg:width="1.119cm" svg:height="0.567cm" svg:x="20.286cm" svg:y="12.265cm">
          <text:p/>
        </draw:rect>
        <draw:rect draw:style-name="gr2" draw:text-style-name="P4" draw:layer="layout" svg:width="1.119cm" svg:height="0.567cm" svg:x="22.465cm" svg:y="12.26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286cm" svg:y="12.26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406cm" svg:y="12.265cm">
          <text:p text:style-name="P2"><text:span text:style-name="T7">Duration</text:span></text:p>
        </draw:rect>
        <draw:rect draw:style-name="gr2" draw:text-style-name="P4" draw:layer="layout" svg:width="1.119cm" svg:height="0.567cm" svg:x="22.467cm" svg:y="13.398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288cm" svg:y="13.39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408cm" svg:y="13.397cm">
          <text:p text:style-name="P2"><text:span text:style-name="T7">Slack</text:span></text:p>
        </draw:rect>
        <draw:rect draw:style-name="gr2" draw:text-style-name="P3" draw:layer="layout" svg:width="3.297cm" svg:height="0.564cm" svg:x="20.286cm" svg:y="12.832cm">
          <text:p text:style-name="P2"><text:span text:style-name="T2">Task Name</text:span></text:p>
        </draw:rect>
        <draw:rect draw:style-name="gr3" draw:text-style-name="P2" draw:layer="layout" svg:width="0.873cm" svg:height="0.567cm" svg:x="21.405cm" svg:y="12.265cm">
          <text:p/>
        </draw:rect>
        <draw:rect draw:style-name="gr3" draw:text-style-name="P2" draw:layer="layout" svg:width="1.119cm" svg:height="0.567cm" svg:x="20.286cm" svg:y="12.265cm">
          <text:p/>
        </draw:rect>
        <draw:rect draw:style-name="gr3" draw:text-style-name="P2" draw:layer="layout" svg:width="1.119cm" svg:height="0.567cm" svg:x="20.285cm" svg:y="12.264cm">
          <text:p/>
        </draw:rect>
        <draw:rect draw:style-name="gr2" draw:text-style-name="P4" draw:layer="layout" svg:width="1.119cm" svg:height="0.567cm" svg:x="22.464cm" svg:y="12.26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285cm" svg:y="12.26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1.405cm" svg:y="12.264cm">
          <text:p text:style-name="P2"><text:span text:style-name="T7">Duration</text:span></text:p>
        </draw:rect>
        <draw:rect draw:style-name="gr2" draw:text-style-name="P4" draw:layer="layout" svg:width="1.119cm" svg:height="0.567cm" svg:x="22.466cm" svg:y="13.39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0.287cm" svg:y="13.39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1.407cm" svg:y="13.396cm">
          <text:p text:style-name="P2"><text:span text:style-name="T7">Slack</text:span></text:p>
        </draw:rect>
        <draw:rect draw:style-name="gr2" draw:text-style-name="P13" draw:layer="layout" svg:width="3.297cm" svg:height="0.564cm" svg:x="20.286cm" svg:y="12.832cm">
          <text:p text:style-name="P2"><text:span text:style-name="T11">Remove debug code</text:span></text:p>
        </draw:rect>
        <draw:rect draw:style-name="gr3" draw:text-style-name="P2" draw:layer="layout" svg:width="0.873cm" svg:height="0.567cm" svg:x="21.405cm" svg:y="12.265cm">
          <text:p/>
        </draw:rect>
        <draw:rect draw:style-name="gr3" draw:text-style-name="P2" draw:layer="layout" svg:width="1.119cm" svg:height="0.567cm" svg:x="20.286cm" svg:y="12.265cm">
          <text:p/>
        </draw:rect>
        <draw:rect draw:style-name="gr3" draw:text-style-name="P2" draw:layer="layout" svg:width="1.119cm" svg:height="0.567cm" svg:x="20.285cm" svg:y="12.264cm">
          <text:p/>
        </draw:rect>
        <draw:rect draw:style-name="gr2" draw:text-style-name="P4" draw:layer="layout" svg:width="1.119cm" svg:height="0.567cm" svg:x="22.464cm" svg:y="12.265cm">
          <text:p text:style-name="P2"><text:span text:style-name="T3">21/03/13</text:span></text:p>
        </draw:rect>
        <draw:rect draw:style-name="gr2" draw:text-style-name="P9" draw:layer="layout" svg:width="1.119cm" svg:height="0.567cm" svg:x="20.285cm" svg:y="12.264cm">
          <text:p text:style-name="P2"><text:span text:style-name="T3">18/03/13</text:span></text:p>
        </draw:rect>
        <draw:rect draw:style-name="gr2" draw:text-style-name="P4" draw:layer="layout" svg:width="1.059cm" svg:height="0.567cm" svg:x="21.405cm" svg:y="12.264cm">
          <text:p text:style-name="P2"><text:span text:style-name="T7">4 days</text:span></text:p>
        </draw:rect>
        <draw:rect draw:style-name="gr2" draw:text-style-name="P4" draw:layer="layout" svg:width="1.119cm" svg:height="0.567cm" svg:x="22.466cm" svg:y="13.397cm">
          <text:p text:style-name="P2"><text:span text:style-name="T3">21/03/13</text:span></text:p>
        </draw:rect>
        <draw:rect draw:style-name="gr2" draw:text-style-name="P9" draw:layer="layout" svg:width="1.119cm" svg:height="0.567cm" svg:x="20.287cm" svg:y="13.396cm">
          <text:p text:style-name="P2"><text:span text:style-name="T3">18/03/13</text:span></text:p>
        </draw:rect>
        <draw:rect draw:style-name="gr2" draw:text-style-name="P4" draw:layer="layout" svg:width="1.059cm" svg:height="0.567cm" svg:x="21.407cm" svg:y="13.396cm">
          <text:p text:style-name="P2"><text:span text:style-name="T7">0 days</text:span></text:p>
        </draw:rect>
        <draw:rect draw:style-name="gr2" draw:text-style-name="P3" draw:layer="layout" svg:width="3.297cm" svg:height="0.564cm" svg:x="5.191cm" svg:y="12.78cm">
          <text:p text:style-name="P2"><text:span text:style-name="T2">Task Name</text:span></text:p>
        </draw:rect>
        <draw:rect draw:style-name="gr3" draw:text-style-name="P2" draw:layer="layout" svg:width="0.873cm" svg:height="0.567cm" svg:x="6.31cm" svg:y="12.213cm">
          <text:p/>
        </draw:rect>
        <draw:rect draw:style-name="gr3" draw:text-style-name="P2" draw:layer="layout" svg:width="1.119cm" svg:height="0.567cm" svg:x="5.191cm" svg:y="12.213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2" draw:text-style-name="P4" draw:layer="layout" svg:width="1.119cm" svg:height="0.567cm" svg:x="7.369cm" svg:y="12.21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cm" svg:y="12.2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1cm" svg:y="12.212cm">
          <text:p text:style-name="P2"><text:span text:style-name="T7">Duration</text:span></text:p>
        </draw:rect>
        <draw:rect draw:style-name="gr2" draw:text-style-name="P4" draw:layer="layout" svg:width="1.119cm" svg:height="0.567cm" svg:x="7.371cm" svg:y="13.34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2cm" svg:y="13.34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2cm" svg:y="13.344cm">
          <text:p text:style-name="P2"><text:span text:style-name="T7">Slack</text:span></text:p>
        </draw:rect>
        <draw:rect draw:style-name="gr2" draw:text-style-name="P3" draw:layer="layout" svg:width="3.297cm" svg:height="0.564cm" svg:x="5.19cm" svg:y="12.779cm">
          <text:p text:style-name="P2"><text:span text:style-name="T2">Task Name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89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309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37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5.191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311cm" svg:y="13.343cm">
          <text:p text:style-name="P2"><text:span text:style-name="T7">Slack</text:span></text:p>
        </draw:rect>
        <draw:rect draw:style-name="gr2" draw:text-style-name="P13" draw:layer="layout" svg:width="3.297cm" svg:height="0.564cm" svg:x="5.19cm" svg:y="12.779cm">
          <text:p text:style-name="P2"><text:span text:style-name="T11">Technical Diagrams</text:span></text:p>
        </draw:rect>
        <draw:rect draw:style-name="gr3" draw:text-style-name="P2" draw:layer="layout" svg:width="0.873cm" svg:height="0.567cm" svg:x="6.309cm" svg:y="12.212cm">
          <text:p/>
        </draw:rect>
        <draw:rect draw:style-name="gr3" draw:text-style-name="P2" draw:layer="layout" svg:width="1.119cm" svg:height="0.567cm" svg:x="5.19cm" svg:y="12.212cm">
          <text:p/>
        </draw:rect>
        <draw:rect draw:style-name="gr3" draw:text-style-name="P2" draw:layer="layout" svg:width="1.119cm" svg:height="0.567cm" svg:x="5.189cm" svg:y="12.211cm">
          <text:p/>
        </draw:rect>
        <draw:rect draw:style-name="gr2" draw:text-style-name="P4" draw:layer="layout" svg:width="1.119cm" svg:height="0.567cm" svg:x="7.368cm" svg:y="12.212cm">
          <text:p text:style-name="P2"><text:span text:style-name="T3">28/01/13</text:span></text:p>
        </draw:rect>
        <draw:rect draw:style-name="gr2" draw:text-style-name="P9" draw:layer="layout" svg:width="1.119cm" svg:height="0.567cm" svg:x="5.189cm" svg:y="12.211cm">
          <text:p text:style-name="P6"><text:span text:style-name="T10">17/01/13</text:span></text:p>
        </draw:rect>
        <draw:rect draw:style-name="gr2" draw:text-style-name="P4" draw:layer="layout" svg:width="1.059cm" svg:height="0.567cm" svg:x="6.309cm" svg:y="12.211cm">
          <text:p text:style-name="P2"><text:span text:style-name="T7">12 days</text:span></text:p>
        </draw:rect>
        <draw:rect draw:style-name="gr2" draw:text-style-name="P4" draw:layer="layout" svg:width="1.119cm" svg:height="0.567cm" svg:x="7.37cm" svg:y="13.344cm">
          <text:p text:style-name="P2"><text:span text:style-name="T3">28/01/13</text:span></text:p>
        </draw:rect>
        <draw:rect draw:style-name="gr2" draw:text-style-name="P9" draw:layer="layout" svg:width="1.119cm" svg:height="0.567cm" svg:x="5.191cm" svg:y="13.343cm">
          <text:p text:style-name="P6"><text:span text:style-name="T10">17/01/13</text:span></text:p>
        </draw:rect>
        <draw:rect draw:style-name="gr2" draw:text-style-name="P4" draw:layer="layout" svg:width="1.059cm" svg:height="0.567cm" svg:x="6.311cm" svg:y="13.343cm">
          <text:p text:style-name="P2"><text:span text:style-name="T7">0 days</text:span></text:p>
        </draw:rect>
        <draw:custom-shape draw:style-name="gr4" draw:text-style-name="P2" draw:layer="layout" svg:width="2.934cm" svg:height="0.898cm" svg:x="25.018cm" svg:y="12.48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5.81cm" svg:y="12.487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5.81cm" svg:y="12.487cm">
          <text:p text:style-name="P2"><text:span text:style-name="T6">Finish</text:span></text:p>
        </draw:rect>
        <draw:rect draw:style-name="gr5" draw:text-style-name="P7" draw:layer="layout" svg:width="2.173cm" svg:height="0.553cm" svg:x="25.809cm" svg:y="12.833cm">
          <text:p text:style-name="P6"><text:span text:style-name="T5">Date: 21/03/13</text:span></text:p>
        </draw:rect>
        <draw:rect draw:style-name="gr2" draw:text-style-name="P3" draw:layer="layout" svg:width="3.297cm" svg:height="0.564cm" svg:x="14.156cm" svg:y="15.028cm">
          <text:p text:style-name="P2"><text:span text:style-name="T2">Task Name</text:span></text:p>
        </draw:rect>
        <draw:rect draw:style-name="gr3" draw:text-style-name="P2" draw:layer="layout" svg:width="0.873cm" svg:height="0.567cm" svg:x="15.275cm" svg:y="14.461cm">
          <text:p/>
        </draw:rect>
        <draw:rect draw:style-name="gr3" draw:text-style-name="P2" draw:layer="layout" svg:width="1.119cm" svg:height="0.567cm" svg:x="14.156cm" svg:y="14.461cm">
          <text:p/>
        </draw:rect>
        <draw:rect draw:style-name="gr3" draw:text-style-name="P2" draw:layer="layout" svg:width="1.119cm" svg:height="0.567cm" svg:x="14.155cm" svg:y="14.46cm">
          <text:p/>
        </draw:rect>
        <draw:rect draw:style-name="gr2" draw:text-style-name="P4" draw:layer="layout" svg:width="1.119cm" svg:height="0.567cm" svg:x="16.334cm" svg:y="14.46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5cm" svg:y="14.4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75cm" svg:y="14.46cm">
          <text:p text:style-name="P2"><text:span text:style-name="T7">Duration</text:span></text:p>
        </draw:rect>
        <draw:rect draw:style-name="gr2" draw:text-style-name="P4" draw:layer="layout" svg:width="1.119cm" svg:height="0.567cm" svg:x="16.336cm" svg:y="15.59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7cm" svg:y="15.59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77cm" svg:y="15.592cm">
          <text:p text:style-name="P2"><text:span text:style-name="T7">Slack</text:span></text:p>
        </draw:rect>
        <draw:rect draw:style-name="gr2" draw:text-style-name="P3" draw:layer="layout" svg:width="3.297cm" svg:height="0.564cm" svg:x="14.155cm" svg:y="15.027cm">
          <text:p text:style-name="P2"><text:span text:style-name="T2">Task Name</text:span></text:p>
        </draw:rect>
        <draw:rect draw:style-name="gr3" draw:text-style-name="P2" draw:layer="layout" svg:width="0.873cm" svg:height="0.567cm" svg:x="15.274cm" svg:y="14.46cm">
          <text:p/>
        </draw:rect>
        <draw:rect draw:style-name="gr3" draw:text-style-name="P2" draw:layer="layout" svg:width="1.119cm" svg:height="0.567cm" svg:x="14.155cm" svg:y="14.46cm">
          <text:p/>
        </draw:rect>
        <draw:rect draw:style-name="gr3" draw:text-style-name="P2" draw:layer="layout" svg:width="1.119cm" svg:height="0.567cm" svg:x="14.154cm" svg:y="14.459cm">
          <text:p/>
        </draw:rect>
        <draw:rect draw:style-name="gr2" draw:text-style-name="P4" draw:layer="layout" svg:width="1.119cm" svg:height="0.567cm" svg:x="16.333cm" svg:y="14.4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4cm" svg:y="14.45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5.274cm" svg:y="14.459cm">
          <text:p text:style-name="P2"><text:span text:style-name="T7">Duration</text:span></text:p>
        </draw:rect>
        <draw:rect draw:style-name="gr2" draw:text-style-name="P4" draw:layer="layout" svg:width="1.119cm" svg:height="0.567cm" svg:x="16.335cm" svg:y="15.59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4.156cm" svg:y="15.59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5.276cm" svg:y="15.591cm">
          <text:p text:style-name="P2"><text:span text:style-name="T7">Slack</text:span></text:p>
        </draw:rect>
        <draw:rect draw:style-name="gr2" draw:text-style-name="P13" draw:layer="layout" svg:width="3.297cm" svg:height="0.564cm" svg:x="14.155cm" svg:y="15.027cm">
          <text:p text:style-name="P2"><text:span text:style-name="T11">Debug while coding</text:span></text:p>
        </draw:rect>
        <draw:rect draw:style-name="gr3" draw:text-style-name="P2" draw:layer="layout" svg:width="0.873cm" svg:height="0.567cm" svg:x="15.274cm" svg:y="14.46cm">
          <text:p/>
        </draw:rect>
        <draw:rect draw:style-name="gr3" draw:text-style-name="P2" draw:layer="layout" svg:width="1.119cm" svg:height="0.567cm" svg:x="14.155cm" svg:y="14.46cm">
          <text:p/>
        </draw:rect>
        <draw:rect draw:style-name="gr3" draw:text-style-name="P2" draw:layer="layout" svg:width="1.119cm" svg:height="0.567cm" svg:x="14.154cm" svg:y="14.459cm">
          <text:p/>
        </draw:rect>
        <draw:rect draw:style-name="gr2" draw:text-style-name="P4" draw:layer="layout" svg:width="1.119cm" svg:height="0.567cm" svg:x="16.333cm" svg:y="14.46cm">
          <text:p text:style-name="P2"><text:span text:style-name="T3">17/03/13</text:span></text:p>
        </draw:rect>
        <draw:rect draw:style-name="gr2" draw:text-style-name="P9" draw:layer="layout" svg:width="1.119cm" svg:height="0.567cm" svg:x="14.154cm" svg:y="14.459cm">
          <text:p text:style-name="P2"><text:span text:style-name="T7">01/02/13</text:span></text:p>
        </draw:rect>
        <draw:rect draw:style-name="gr2" draw:text-style-name="P4" draw:layer="layout" svg:width="1.059cm" svg:height="0.567cm" svg:x="15.274cm" svg:y="14.459cm">
          <text:p text:style-name="P2"><text:span text:style-name="T7">44 days</text:span></text:p>
        </draw:rect>
        <draw:rect draw:style-name="gr2" draw:text-style-name="P4" draw:layer="layout" svg:width="1.119cm" svg:height="0.567cm" svg:x="16.335cm" svg:y="15.592cm">
          <text:p text:style-name="P2"><text:span text:style-name="T3">17/03/13</text:span></text:p>
        </draw:rect>
        <draw:rect draw:style-name="gr2" draw:text-style-name="P9" draw:layer="layout" svg:width="1.119cm" svg:height="0.567cm" svg:x="14.156cm" svg:y="15.591cm">
          <text:p text:style-name="P2"><text:span text:style-name="T7">01/02/13</text:span></text:p>
        </draw:rect>
        <draw:rect draw:style-name="gr2" draw:text-style-name="P4" draw:layer="layout" svg:width="1.059cm" svg:height="0.567cm" svg:x="15.276cm" svg:y="15.591cm">
          <text:p text:style-name="P2"><text:span text:style-name="T7">0 days</text:span></text:p>
        </draw:rect>
        <draw:line draw:style-name="gr7" draw:text-style-name="P2" draw:layer="layout" svg:x1="13.255cm" svg:y1="15.266cm" svg:x2="14.155cm" svg:y2="15.266cm">
          <text:p/>
        </draw:line>
        <draw:line draw:style-name="gr7" draw:text-style-name="P2" draw:layer="layout" svg:x1="12.883cm" svg:y1="13.07cm" svg:x2="14.129cm" svg:y2="13.07cm">
          <text:p/>
        </draw:line>
        <draw:line draw:style-name="gr7" draw:text-style-name="P2" draw:layer="layout" svg:x1="13.255cm" svg:y1="10.927cm" svg:x2="14.158cm" svg:y2="10.954cm">
          <text:p/>
        </draw:line>
        <draw:line draw:style-name="gr7" draw:text-style-name="P2" draw:layer="layout" svg:x1="17.425cm" svg:y1="13.203cm" svg:x2="20.287cm" svg:y2="13.203cm">
          <text:p/>
        </draw:line>
        <draw:line draw:style-name="gr7" draw:text-style-name="P2" draw:layer="layout" svg:x1="8.488cm" svg:y1="13.044cm" svg:x2="9.585cm" svg:y2="13.07cm">
          <text:p/>
        </draw:line>
        <draw:line draw:style-name="gr7" draw:text-style-name="P2" draw:layer="layout" svg:x1="3.896cm" svg:y1="13.017cm" svg:x2="5.191cm" svg:y2="13.017cm">
          <text:p/>
        </draw:line>
        <draw:line draw:style-name="gr9" draw:text-style-name="P2" draw:layer="layout" svg:x1="12.883cm" svg:y1="12.83cm" svg:x2="13.255cm" svg:y2="12.832cm">
          <text:p/>
        </draw:line>
        <draw:line draw:style-name="gr9" draw:text-style-name="P2" draw:layer="layout" svg:x1="13.255cm" svg:y1="10.927cm" svg:x2="13.255cm" svg:y2="12.83cm">
          <text:p/>
        </draw:line>
        <draw:line draw:style-name="gr9" draw:text-style-name="P2" draw:layer="layout" svg:x1="13.255cm" svg:y1="15.266cm" svg:x2="13.255cm" svg:y2="13.396cm">
          <text:p/>
        </draw:line>
        <draw:line draw:style-name="gr9" draw:text-style-name="P2" draw:layer="layout" svg:x1="12.885cm" svg:y1="13.396cm" svg:x2="13.255cm" svg:y2="13.396cm">
          <text:p/>
        </draw:line>
        <draw:line draw:style-name="gr7" draw:text-style-name="P2" draw:layer="layout" svg:x1="19.156cm" svg:y1="13.705cm" svg:x2="20.288cm" svg:y2="13.705cm">
          <text:p/>
        </draw:line>
        <draw:line draw:style-name="gr7" draw:text-style-name="P2" draw:layer="layout" svg:x1="19.182cm" svg:y1="12.673cm" svg:x2="20.287cm" svg:y2="12.646cm">
          <text:p/>
        </draw:line>
        <draw:line draw:style-name="gr9" draw:text-style-name="P2" draw:layer="layout" svg:x1="17.453cm" svg:y1="15.293cm" svg:x2="19.156cm" svg:y2="15.293cm">
          <text:p/>
        </draw:line>
        <draw:line draw:style-name="gr9" draw:text-style-name="P2" draw:layer="layout" svg:x1="19.156cm" svg:y1="13.705cm" svg:x2="19.156cm" svg:y2="15.293cm">
          <text:p/>
        </draw:line>
        <draw:line draw:style-name="gr9" draw:text-style-name="P2" draw:layer="layout" svg:x1="17.456cm" svg:y1="10.927cm" svg:x2="19.182cm" svg:y2="10.927cm">
          <text:p/>
        </draw:line>
        <draw:line draw:style-name="gr9" draw:text-style-name="P2" draw:layer="layout" svg:x1="19.182cm" svg:y1="12.673cm" svg:x2="19.182cm" svg:y2="10.927cm">
          <text:p/>
        </draw:line>
        <draw:line draw:style-name="gr7" draw:text-style-name="P2" draw:layer="layout" svg:x1="23.583cm" svg:y1="13.044cm" svg:x2="25.018cm" svg:y2="13.044cm">
          <text:p/>
        </draw:line>
      </draw:page>
      <draw:page draw:name="page8" draw:style-name="dp1" draw:master-page-name="Default">
        <draw:frame draw:style-name="gr8" draw:text-style-name="P11" draw:layer="layout" svg:width="11.1cm" svg:height="3.095cm" svg:x="8.4cm" svg:y="1.804cm">
          <draw:text-box>
            <text:p text:style-name="P2"><text:span text:style-name="T1">PERT Chart for Testing Stage</text:span></text:p>
          </draw:text-box>
        </draw:frame>
        <draw:custom-shape draw:style-name="gr4" draw:text-style-name="P2" draw:layer="layout" svg:width="2.913cm" svg:height="0.898cm" svg:x="0.181cm" svg:y="12.576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0.981cm" svg:y="12.577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0.981cm" svg:y="12.577cm">
          <text:p text:style-name="P2"><text:span text:style-name="T6">Start</text:span></text:p>
        </draw:rect>
        <draw:rect draw:style-name="gr5" draw:text-style-name="P7" draw:layer="layout" svg:width="2.158cm" svg:height="0.553cm" svg:x="0.979cm" svg:y="12.923cm">
          <text:p text:style-name="P6"><text:span text:style-name="T5">Date: </text:span><text:span text:style-name="T10">22/03/13</text:span></text:p>
        </draw:rect>
        <draw:rect draw:style-name="gr2" draw:text-style-name="P3" draw:layer="layout" svg:width="3.297cm" svg:height="0.564cm" svg:x="4.926cm" svg:y="12.779cm">
          <text:p text:style-name="P2"><text:span text:style-name="T2">Task Name</text:span></text:p>
        </draw:rect>
        <draw:rect draw:style-name="gr3" draw:text-style-name="P2" draw:layer="layout" svg:width="0.873cm" svg:height="0.567cm" svg:x="6.045cm" svg:y="12.212cm">
          <text:p/>
        </draw:rect>
        <draw:rect draw:style-name="gr3" draw:text-style-name="P2" draw:layer="layout" svg:width="1.119cm" svg:height="0.567cm" svg:x="4.926cm" svg:y="12.212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2" draw:text-style-name="P4" draw:layer="layout" svg:width="1.119cm" svg:height="0.567cm" svg:x="7.104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5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045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106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7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047cm" svg:y="13.343cm">
          <text:p text:style-name="P2"><text:span text:style-name="T7">Slack</text:span></text:p>
        </draw:rect>
        <draw:rect draw:style-name="gr2" draw:text-style-name="P3" draw:layer="layout" svg:width="3.297cm" svg:height="0.564cm" svg:x="4.925cm" svg:y="12.778cm">
          <text:p text:style-name="P2"><text:span text:style-name="T2">Task Name</text:span></text:p>
        </draw:rect>
        <draw:rect draw:style-name="gr3" draw:text-style-name="P2" draw:layer="layout" svg:width="0.873cm" svg:height="0.567cm" svg:x="6.044cm" svg:y="12.211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3" draw:text-style-name="P2" draw:layer="layout" svg:width="1.119cm" svg:height="0.567cm" svg:x="4.924cm" svg:y="12.21cm">
          <text:p/>
        </draw:rect>
        <draw:rect draw:style-name="gr2" draw:text-style-name="P4" draw:layer="layout" svg:width="1.119cm" svg:height="0.567cm" svg:x="7.103cm" svg:y="12.21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4cm" svg:y="12.2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044cm" svg:y="12.21cm">
          <text:p text:style-name="P2"><text:span text:style-name="T7">Duration</text:span></text:p>
        </draw:rect>
        <draw:rect draw:style-name="gr2" draw:text-style-name="P4" draw:layer="layout" svg:width="1.119cm" svg:height="0.567cm" svg:x="7.105cm" svg:y="13.34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6cm" svg:y="13.34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046cm" svg:y="13.342cm">
          <text:p text:style-name="P2"><text:span text:style-name="T7">Slack</text:span></text:p>
        </draw:rect>
        <draw:rect draw:style-name="gr2" draw:text-style-name="P13" draw:layer="layout" svg:width="3.297cm" svg:height="0.564cm" svg:x="4.925cm" svg:y="12.778cm">
          <text:p text:style-name="P2"><text:span text:style-name="T11">General Templates</text:span></text:p>
        </draw:rect>
        <draw:rect draw:style-name="gr3" draw:text-style-name="P2" draw:layer="layout" svg:width="0.873cm" svg:height="0.567cm" svg:x="6.044cm" svg:y="12.211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3" draw:text-style-name="P2" draw:layer="layout" svg:width="1.119cm" svg:height="0.567cm" svg:x="4.924cm" svg:y="12.21cm">
          <text:p/>
        </draw:rect>
        <draw:rect draw:style-name="gr2" draw:text-style-name="P4" draw:layer="layout" svg:width="1.119cm" svg:height="0.567cm" svg:x="7.103cm" svg:y="12.21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4cm" svg:y="12.2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044cm" svg:y="12.21cm">
          <text:p text:style-name="P2"><text:span text:style-name="T7">Duration</text:span></text:p>
        </draw:rect>
        <draw:rect draw:style-name="gr2" draw:text-style-name="P4" draw:layer="layout" svg:width="1.119cm" svg:height="0.567cm" svg:x="7.105cm" svg:y="13.34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6cm" svg:y="13.34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046cm" svg:y="13.342cm">
          <text:p text:style-name="P2"><text:span text:style-name="T7">Slack</text:span></text:p>
        </draw:rect>
        <draw:rect draw:style-name="gr2" draw:text-style-name="P3" draw:layer="layout" svg:width="3.297cm" svg:height="0.564cm" svg:x="4.926cm" svg:y="12.779cm">
          <text:p text:style-name="P2"><text:span text:style-name="T2">Task Name</text:span></text:p>
        </draw:rect>
        <draw:rect draw:style-name="gr3" draw:text-style-name="P2" draw:layer="layout" svg:width="0.873cm" svg:height="0.567cm" svg:x="6.045cm" svg:y="12.212cm">
          <text:p/>
        </draw:rect>
        <draw:rect draw:style-name="gr3" draw:text-style-name="P2" draw:layer="layout" svg:width="1.119cm" svg:height="0.567cm" svg:x="4.926cm" svg:y="12.212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2" draw:text-style-name="P4" draw:layer="layout" svg:width="1.119cm" svg:height="0.567cm" svg:x="7.104cm" svg:y="12.2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5cm" svg:y="12.2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045cm" svg:y="12.211cm">
          <text:p text:style-name="P2"><text:span text:style-name="T7">Duration</text:span></text:p>
        </draw:rect>
        <draw:rect draw:style-name="gr2" draw:text-style-name="P4" draw:layer="layout" svg:width="1.119cm" svg:height="0.567cm" svg:x="7.106cm" svg:y="13.3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7cm" svg:y="13.3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047cm" svg:y="13.343cm">
          <text:p text:style-name="P2"><text:span text:style-name="T7">Slack</text:span></text:p>
        </draw:rect>
        <draw:rect draw:style-name="gr2" draw:text-style-name="P3" draw:layer="layout" svg:width="3.297cm" svg:height="0.564cm" svg:x="4.925cm" svg:y="12.778cm">
          <text:p text:style-name="P2"><text:span text:style-name="T2">Task Name</text:span></text:p>
        </draw:rect>
        <draw:rect draw:style-name="gr3" draw:text-style-name="P2" draw:layer="layout" svg:width="0.873cm" svg:height="0.567cm" svg:x="6.044cm" svg:y="12.211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3" draw:text-style-name="P2" draw:layer="layout" svg:width="1.119cm" svg:height="0.567cm" svg:x="4.924cm" svg:y="12.21cm">
          <text:p/>
        </draw:rect>
        <draw:rect draw:style-name="gr2" draw:text-style-name="P4" draw:layer="layout" svg:width="1.119cm" svg:height="0.567cm" svg:x="7.103cm" svg:y="12.21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4cm" svg:y="12.2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6.044cm" svg:y="12.21cm">
          <text:p text:style-name="P2"><text:span text:style-name="T7">Duration</text:span></text:p>
        </draw:rect>
        <draw:rect draw:style-name="gr2" draw:text-style-name="P4" draw:layer="layout" svg:width="1.119cm" svg:height="0.567cm" svg:x="7.105cm" svg:y="13.34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4.926cm" svg:y="13.34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6.046cm" svg:y="13.342cm">
          <text:p text:style-name="P2"><text:span text:style-name="T7">Slack</text:span></text:p>
        </draw:rect>
        <draw:rect draw:style-name="gr2" draw:text-style-name="P13" draw:layer="layout" svg:width="3.297cm" svg:height="0.564cm" svg:x="4.925cm" svg:y="12.778cm">
          <text:p text:style-name="P2"><text:span text:style-name="T11">5.1 Refer to test plan</text:span></text:p>
        </draw:rect>
        <draw:rect draw:style-name="gr3" draw:text-style-name="P2" draw:layer="layout" svg:width="0.873cm" svg:height="0.567cm" svg:x="6.044cm" svg:y="12.211cm">
          <text:p/>
        </draw:rect>
        <draw:rect draw:style-name="gr3" draw:text-style-name="P2" draw:layer="layout" svg:width="1.119cm" svg:height="0.567cm" svg:x="4.925cm" svg:y="12.211cm">
          <text:p/>
        </draw:rect>
        <draw:rect draw:style-name="gr3" draw:text-style-name="P2" draw:layer="layout" svg:width="1.119cm" svg:height="0.567cm" svg:x="4.924cm" svg:y="12.21cm">
          <text:p/>
        </draw:rect>
        <draw:rect draw:style-name="gr2" draw:text-style-name="P4" draw:layer="layout" svg:width="1.119cm" svg:height="0.567cm" svg:x="7.103cm" svg:y="12.211cm">
          <text:p text:style-name="P6"><text:span text:style-name="T10">22/03/13</text:span></text:p>
        </draw:rect>
        <draw:rect draw:style-name="gr2" draw:text-style-name="P9" draw:layer="layout" svg:width="1.119cm" svg:height="0.567cm" svg:x="4.924cm" svg:y="12.21cm">
          <text:p text:style-name="P6"><text:span text:style-name="T10">22/03/13</text:span></text:p>
        </draw:rect>
        <draw:rect draw:style-name="gr2" draw:text-style-name="P4" draw:layer="layout" svg:width="1.059cm" svg:height="0.567cm" svg:x="6.044cm" svg:y="12.21cm">
          <text:p text:style-name="P2"><text:span text:style-name="T7">0 days</text:span></text:p>
        </draw:rect>
        <draw:rect draw:style-name="gr2" draw:text-style-name="P4" draw:layer="layout" svg:width="1.119cm" svg:height="0.567cm" svg:x="7.105cm" svg:y="13.343cm">
          <text:p text:style-name="P6"><text:span text:style-name="T10">22/03/13</text:span></text:p>
        </draw:rect>
        <draw:rect draw:style-name="gr2" draw:text-style-name="P9" draw:layer="layout" svg:width="1.119cm" svg:height="0.567cm" svg:x="4.926cm" svg:y="13.342cm">
          <text:p text:style-name="P6"><text:span text:style-name="T10">22/03/13</text:span></text:p>
        </draw:rect>
        <draw:rect draw:style-name="gr2" draw:text-style-name="P4" draw:layer="layout" svg:width="1.059cm" svg:height="0.567cm" svg:x="6.046cm" svg:y="13.342cm">
          <text:p text:style-name="P2"><text:span text:style-name="T7">0 days</text:span></text:p>
        </draw:rect>
        <draw:rect draw:style-name="gr2" draw:text-style-name="P3" draw:layer="layout" svg:width="3.297cm" svg:height="0.564cm" svg:x="8.863cm" svg:y="12.784cm">
          <text:p text:style-name="P2"><text:span text:style-name="T2">Task Name</text:span></text:p>
        </draw:rect>
        <draw:rect draw:style-name="gr3" draw:text-style-name="P2" draw:layer="layout" svg:width="0.873cm" svg:height="0.567cm" svg:x="9.982cm" svg:y="12.217cm">
          <text:p/>
        </draw:rect>
        <draw:rect draw:style-name="gr3" draw:text-style-name="P2" draw:layer="layout" svg:width="1.119cm" svg:height="0.567cm" svg:x="8.863cm" svg:y="12.217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2" draw:text-style-name="P4" draw:layer="layout" svg:width="1.119cm" svg:height="0.567cm" svg:x="11.041cm" svg:y="12.21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2cm" svg:y="12.21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82cm" svg:y="12.216cm">
          <text:p text:style-name="P2"><text:span text:style-name="T7">Duration</text:span></text:p>
        </draw:rect>
        <draw:rect draw:style-name="gr2" draw:text-style-name="P4" draw:layer="layout" svg:width="1.119cm" svg:height="0.567cm" svg:x="11.043cm" svg:y="13.34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4cm" svg:y="13.34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84cm" svg:y="13.348cm">
          <text:p text:style-name="P2"><text:span text:style-name="T7">Slack</text:span></text:p>
        </draw:rect>
        <draw:rect draw:style-name="gr2" draw:text-style-name="P3" draw:layer="layout" svg:width="3.297cm" svg:height="0.564cm" svg:x="8.862cm" svg:y="12.783cm">
          <text:p text:style-name="P2"><text:span text:style-name="T2">Task Name</text:span></text:p>
        </draw:rect>
        <draw:rect draw:style-name="gr3" draw:text-style-name="P2" draw:layer="layout" svg:width="0.873cm" svg:height="0.567cm" svg:x="9.981cm" svg:y="12.216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3" draw:text-style-name="P2" draw:layer="layout" svg:width="1.119cm" svg:height="0.567cm" svg:x="8.861cm" svg:y="12.215cm">
          <text:p/>
        </draw:rect>
        <draw:rect draw:style-name="gr2" draw:text-style-name="P4" draw:layer="layout" svg:width="1.119cm" svg:height="0.567cm" svg:x="11.04cm" svg:y="12.21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1cm" svg:y="12.21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81cm" svg:y="12.215cm">
          <text:p text:style-name="P2"><text:span text:style-name="T7">Duration</text:span></text:p>
        </draw:rect>
        <draw:rect draw:style-name="gr2" draw:text-style-name="P4" draw:layer="layout" svg:width="1.119cm" svg:height="0.567cm" svg:x="11.042cm" svg:y="13.348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3cm" svg:y="13.34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83cm" svg:y="13.347cm">
          <text:p text:style-name="P2"><text:span text:style-name="T7">Slack</text:span></text:p>
        </draw:rect>
        <draw:rect draw:style-name="gr2" draw:text-style-name="P13" draw:layer="layout" svg:width="3.297cm" svg:height="0.564cm" svg:x="8.862cm" svg:y="12.783cm">
          <text:p text:style-name="P2"><text:span text:style-name="T11">General Templates</text:span></text:p>
        </draw:rect>
        <draw:rect draw:style-name="gr3" draw:text-style-name="P2" draw:layer="layout" svg:width="0.873cm" svg:height="0.567cm" svg:x="9.981cm" svg:y="12.216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3" draw:text-style-name="P2" draw:layer="layout" svg:width="1.119cm" svg:height="0.567cm" svg:x="8.861cm" svg:y="12.215cm">
          <text:p/>
        </draw:rect>
        <draw:rect draw:style-name="gr2" draw:text-style-name="P4" draw:layer="layout" svg:width="1.119cm" svg:height="0.567cm" svg:x="11.04cm" svg:y="12.21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1cm" svg:y="12.21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81cm" svg:y="12.215cm">
          <text:p text:style-name="P2"><text:span text:style-name="T7">Duration</text:span></text:p>
        </draw:rect>
        <draw:rect draw:style-name="gr2" draw:text-style-name="P4" draw:layer="layout" svg:width="1.119cm" svg:height="0.567cm" svg:x="11.042cm" svg:y="13.348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3cm" svg:y="13.34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83cm" svg:y="13.347cm">
          <text:p text:style-name="P2"><text:span text:style-name="T7">Slack</text:span></text:p>
        </draw:rect>
        <draw:rect draw:style-name="gr2" draw:text-style-name="P3" draw:layer="layout" svg:width="3.297cm" svg:height="0.564cm" svg:x="8.863cm" svg:y="12.784cm">
          <text:p text:style-name="P2"><text:span text:style-name="T2">Task Name</text:span></text:p>
        </draw:rect>
        <draw:rect draw:style-name="gr3" draw:text-style-name="P2" draw:layer="layout" svg:width="0.873cm" svg:height="0.567cm" svg:x="9.982cm" svg:y="12.217cm">
          <text:p/>
        </draw:rect>
        <draw:rect draw:style-name="gr3" draw:text-style-name="P2" draw:layer="layout" svg:width="1.119cm" svg:height="0.567cm" svg:x="8.863cm" svg:y="12.217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2" draw:text-style-name="P4" draw:layer="layout" svg:width="1.119cm" svg:height="0.567cm" svg:x="11.041cm" svg:y="12.21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2cm" svg:y="12.21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82cm" svg:y="12.216cm">
          <text:p text:style-name="P2"><text:span text:style-name="T7">Duration</text:span></text:p>
        </draw:rect>
        <draw:rect draw:style-name="gr2" draw:text-style-name="P4" draw:layer="layout" svg:width="1.119cm" svg:height="0.567cm" svg:x="11.043cm" svg:y="13.34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4cm" svg:y="13.34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84cm" svg:y="13.348cm">
          <text:p text:style-name="P2"><text:span text:style-name="T7">Slack</text:span></text:p>
        </draw:rect>
        <draw:rect draw:style-name="gr2" draw:text-style-name="P3" draw:layer="layout" svg:width="3.297cm" svg:height="0.564cm" svg:x="8.862cm" svg:y="12.783cm">
          <text:p text:style-name="P2"><text:span text:style-name="T2">Task Name</text:span></text:p>
        </draw:rect>
        <draw:rect draw:style-name="gr3" draw:text-style-name="P2" draw:layer="layout" svg:width="0.873cm" svg:height="0.567cm" svg:x="9.981cm" svg:y="12.216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3" draw:text-style-name="P2" draw:layer="layout" svg:width="1.119cm" svg:height="0.567cm" svg:x="8.861cm" svg:y="12.215cm">
          <text:p/>
        </draw:rect>
        <draw:rect draw:style-name="gr2" draw:text-style-name="P4" draw:layer="layout" svg:width="1.119cm" svg:height="0.567cm" svg:x="11.04cm" svg:y="12.216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1cm" svg:y="12.215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981cm" svg:y="12.215cm">
          <text:p text:style-name="P2"><text:span text:style-name="T7">Duration</text:span></text:p>
        </draw:rect>
        <draw:rect draw:style-name="gr2" draw:text-style-name="P4" draw:layer="layout" svg:width="1.119cm" svg:height="0.567cm" svg:x="11.042cm" svg:y="13.348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863cm" svg:y="13.34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983cm" svg:y="13.347cm">
          <text:p text:style-name="P2"><text:span text:style-name="T7">Slack</text:span></text:p>
        </draw:rect>
        <draw:rect draw:style-name="gr2" draw:text-style-name="P13" draw:layer="layout" svg:width="3.297cm" svg:height="0.564cm" svg:x="8.862cm" svg:y="12.783cm">
          <text:p text:style-name="P2"><text:span text:style-name="T11">5.4 Input validation</text:span></text:p>
        </draw:rect>
        <draw:rect draw:style-name="gr3" draw:text-style-name="P2" draw:layer="layout" svg:width="0.873cm" svg:height="0.567cm" svg:x="9.981cm" svg:y="12.216cm">
          <text:p/>
        </draw:rect>
        <draw:rect draw:style-name="gr3" draw:text-style-name="P2" draw:layer="layout" svg:width="1.119cm" svg:height="0.567cm" svg:x="8.862cm" svg:y="12.216cm">
          <text:p/>
        </draw:rect>
        <draw:rect draw:style-name="gr3" draw:text-style-name="P2" draw:layer="layout" svg:width="1.119cm" svg:height="0.567cm" svg:x="8.861cm" svg:y="12.215cm">
          <text:p/>
        </draw:rect>
        <draw:rect draw:style-name="gr2" draw:text-style-name="P4" draw:layer="layout" svg:width="1.119cm" svg:height="0.567cm" svg:x="11.04cm" svg:y="12.216cm">
          <text:p text:style-name="P2"><text:span text:style-name="T3">29/03/13</text:span></text:p>
        </draw:rect>
        <draw:rect draw:style-name="gr2" draw:text-style-name="P9" draw:layer="layout" svg:width="1.119cm" svg:height="0.567cm" svg:x="8.861cm" svg:y="12.215cm">
          <text:p text:style-name="P6"><text:span text:style-name="T10">23/03/13</text:span></text:p>
        </draw:rect>
        <draw:rect draw:style-name="gr2" draw:text-style-name="P4" draw:layer="layout" svg:width="1.059cm" svg:height="0.567cm" svg:x="9.981cm" svg:y="12.215cm">
          <text:p text:style-name="P2"><text:span text:style-name="T7">7 days</text:span></text:p>
        </draw:rect>
        <draw:rect draw:style-name="gr2" draw:text-style-name="P4" draw:layer="layout" svg:width="1.119cm" svg:height="0.567cm" svg:x="11.042cm" svg:y="13.348cm">
          <text:p text:style-name="P2"><text:span text:style-name="T3">29/03/13</text:span></text:p>
        </draw:rect>
        <draw:rect draw:style-name="gr2" draw:text-style-name="P9" draw:layer="layout" svg:width="1.119cm" svg:height="0.567cm" svg:x="8.863cm" svg:y="13.347cm">
          <text:p text:style-name="P6"><text:span text:style-name="T10">23/03/13</text:span></text:p>
        </draw:rect>
        <draw:rect draw:style-name="gr2" draw:text-style-name="P4" draw:layer="layout" svg:width="1.059cm" svg:height="0.567cm" svg:x="9.983cm" svg:y="13.347cm">
          <text:p text:style-name="P2"><text:span text:style-name="T7">0 days</text:span></text:p>
        </draw:rect>
        <draw:rect draw:style-name="gr2" draw:text-style-name="P3" draw:layer="layout" svg:width="3.297cm" svg:height="0.564cm" svg:x="12.811cm" svg:y="12.806cm">
          <text:p text:style-name="P2"><text:span text:style-name="T2">Task Name</text:span></text:p>
        </draw:rect>
        <draw:rect draw:style-name="gr3" draw:text-style-name="P2" draw:layer="layout" svg:width="0.873cm" svg:height="0.567cm" svg:x="13.93cm" svg:y="12.239cm">
          <text:p/>
        </draw:rect>
        <draw:rect draw:style-name="gr3" draw:text-style-name="P2" draw:layer="layout" svg:width="1.119cm" svg:height="0.567cm" svg:x="12.811cm" svg:y="12.239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2" draw:text-style-name="P4" draw:layer="layout" svg:width="1.119cm" svg:height="0.567cm" svg:x="14.989cm" svg:y="12.23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cm" svg:y="12.23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93cm" svg:y="12.238cm">
          <text:p text:style-name="P2"><text:span text:style-name="T7">Duration</text:span></text:p>
        </draw:rect>
        <draw:rect draw:style-name="gr2" draw:text-style-name="P4" draw:layer="layout" svg:width="1.119cm" svg:height="0.567cm" svg:x="14.991cm" svg:y="13.37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2cm" svg:y="13.3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932cm" svg:y="13.37cm">
          <text:p text:style-name="P2"><text:span text:style-name="T7">Slack</text:span></text:p>
        </draw:rect>
        <draw:rect draw:style-name="gr2" draw:text-style-name="P3" draw:layer="layout" svg:width="3.297cm" svg:height="0.564cm" svg:x="12.81cm" svg:y="12.805cm">
          <text:p text:style-name="P2"><text:span text:style-name="T2">Task Name</text:span></text:p>
        </draw:rect>
        <draw:rect draw:style-name="gr3" draw:text-style-name="P2" draw:layer="layout" svg:width="0.873cm" svg:height="0.567cm" svg:x="13.929cm" svg:y="12.238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3" draw:text-style-name="P2" draw:layer="layout" svg:width="1.119cm" svg:height="0.567cm" svg:x="12.809cm" svg:y="12.237cm">
          <text:p/>
        </draw:rect>
        <draw:rect draw:style-name="gr2" draw:text-style-name="P4" draw:layer="layout" svg:width="1.119cm" svg:height="0.567cm" svg:x="14.988cm" svg:y="12.23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09cm" svg:y="12.23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929cm" svg:y="12.237cm">
          <text:p text:style-name="P2"><text:span text:style-name="T7">Duration</text:span></text:p>
        </draw:rect>
        <draw:rect draw:style-name="gr2" draw:text-style-name="P4" draw:layer="layout" svg:width="1.119cm" svg:height="0.567cm" svg:x="14.99cm" svg:y="13.3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1cm" svg:y="13.36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931cm" svg:y="13.369cm">
          <text:p text:style-name="P2"><text:span text:style-name="T7">Slack</text:span></text:p>
        </draw:rect>
        <draw:rect draw:style-name="gr2" draw:text-style-name="P13" draw:layer="layout" svg:width="3.297cm" svg:height="0.564cm" svg:x="12.81cm" svg:y="12.805cm">
          <text:p text:style-name="P2"><text:span text:style-name="T11">General Templates</text:span></text:p>
        </draw:rect>
        <draw:rect draw:style-name="gr3" draw:text-style-name="P2" draw:layer="layout" svg:width="0.873cm" svg:height="0.567cm" svg:x="13.929cm" svg:y="12.238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3" draw:text-style-name="P2" draw:layer="layout" svg:width="1.119cm" svg:height="0.567cm" svg:x="12.809cm" svg:y="12.237cm">
          <text:p/>
        </draw:rect>
        <draw:rect draw:style-name="gr2" draw:text-style-name="P4" draw:layer="layout" svg:width="1.119cm" svg:height="0.567cm" svg:x="14.988cm" svg:y="12.23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09cm" svg:y="12.23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929cm" svg:y="12.237cm">
          <text:p text:style-name="P2"><text:span text:style-name="T7">Duration</text:span></text:p>
        </draw:rect>
        <draw:rect draw:style-name="gr2" draw:text-style-name="P4" draw:layer="layout" svg:width="1.119cm" svg:height="0.567cm" svg:x="14.99cm" svg:y="13.3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1cm" svg:y="13.36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931cm" svg:y="13.369cm">
          <text:p text:style-name="P2"><text:span text:style-name="T7">Slack</text:span></text:p>
        </draw:rect>
        <draw:rect draw:style-name="gr2" draw:text-style-name="P3" draw:layer="layout" svg:width="3.297cm" svg:height="0.564cm" svg:x="12.811cm" svg:y="12.806cm">
          <text:p text:style-name="P2"><text:span text:style-name="T2">Task Name</text:span></text:p>
        </draw:rect>
        <draw:rect draw:style-name="gr3" draw:text-style-name="P2" draw:layer="layout" svg:width="0.873cm" svg:height="0.567cm" svg:x="13.93cm" svg:y="12.239cm">
          <text:p/>
        </draw:rect>
        <draw:rect draw:style-name="gr3" draw:text-style-name="P2" draw:layer="layout" svg:width="1.119cm" svg:height="0.567cm" svg:x="12.811cm" svg:y="12.239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2" draw:text-style-name="P4" draw:layer="layout" svg:width="1.119cm" svg:height="0.567cm" svg:x="14.989cm" svg:y="12.23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cm" svg:y="12.23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93cm" svg:y="12.238cm">
          <text:p text:style-name="P2"><text:span text:style-name="T7">Duration</text:span></text:p>
        </draw:rect>
        <draw:rect draw:style-name="gr2" draw:text-style-name="P4" draw:layer="layout" svg:width="1.119cm" svg:height="0.567cm" svg:x="14.991cm" svg:y="13.37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2cm" svg:y="13.37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932cm" svg:y="13.37cm">
          <text:p text:style-name="P2"><text:span text:style-name="T7">Slack</text:span></text:p>
        </draw:rect>
        <draw:rect draw:style-name="gr2" draw:text-style-name="P3" draw:layer="layout" svg:width="3.297cm" svg:height="0.564cm" svg:x="12.81cm" svg:y="12.805cm">
          <text:p text:style-name="P2"><text:span text:style-name="T2">Task Name</text:span></text:p>
        </draw:rect>
        <draw:rect draw:style-name="gr3" draw:text-style-name="P2" draw:layer="layout" svg:width="0.873cm" svg:height="0.567cm" svg:x="13.929cm" svg:y="12.238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3" draw:text-style-name="P2" draw:layer="layout" svg:width="1.119cm" svg:height="0.567cm" svg:x="12.809cm" svg:y="12.237cm">
          <text:p/>
        </draw:rect>
        <draw:rect draw:style-name="gr2" draw:text-style-name="P4" draw:layer="layout" svg:width="1.119cm" svg:height="0.567cm" svg:x="14.988cm" svg:y="12.23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09cm" svg:y="12.23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929cm" svg:y="12.237cm">
          <text:p text:style-name="P2"><text:span text:style-name="T7">Duration</text:span></text:p>
        </draw:rect>
        <draw:rect draw:style-name="gr2" draw:text-style-name="P4" draw:layer="layout" svg:width="1.119cm" svg:height="0.567cm" svg:x="14.99cm" svg:y="13.3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811cm" svg:y="13.36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931cm" svg:y="13.369cm">
          <text:p text:style-name="P2"><text:span text:style-name="T7">Slack</text:span></text:p>
        </draw:rect>
        <draw:rect draw:style-name="gr2" draw:text-style-name="P13" draw:layer="layout" svg:width="3.297cm" svg:height="0.564cm" svg:x="12.81cm" svg:y="12.805cm">
          <text:p text:style-name="P2"><text:span text:style-name="T11">5.5 Output testing</text:span></text:p>
        </draw:rect>
        <draw:rect draw:style-name="gr3" draw:text-style-name="P2" draw:layer="layout" svg:width="0.873cm" svg:height="0.567cm" svg:x="13.929cm" svg:y="12.238cm">
          <text:p/>
        </draw:rect>
        <draw:rect draw:style-name="gr3" draw:text-style-name="P2" draw:layer="layout" svg:width="1.119cm" svg:height="0.567cm" svg:x="12.81cm" svg:y="12.238cm">
          <text:p/>
        </draw:rect>
        <draw:rect draw:style-name="gr3" draw:text-style-name="P2" draw:layer="layout" svg:width="1.119cm" svg:height="0.567cm" svg:x="12.809cm" svg:y="12.237cm">
          <text:p/>
        </draw:rect>
        <draw:rect draw:style-name="gr2" draw:text-style-name="P4" draw:layer="layout" svg:width="1.119cm" svg:height="0.567cm" svg:x="14.988cm" svg:y="12.238cm">
          <text:p text:style-name="P2"><text:span text:style-name="T3">05/04/13</text:span></text:p>
        </draw:rect>
        <draw:rect draw:style-name="gr2" draw:text-style-name="P9" draw:layer="layout" svg:width="1.119cm" svg:height="0.567cm" svg:x="12.809cm" svg:y="12.237cm">
          <text:p text:style-name="P2"><text:span text:style-name="T3">30/03/13</text:span></text:p>
        </draw:rect>
        <draw:rect draw:style-name="gr2" draw:text-style-name="P4" draw:layer="layout" svg:width="1.059cm" svg:height="0.567cm" svg:x="13.929cm" svg:y="12.237cm">
          <text:p text:style-name="P2"><text:span text:style-name="T7">7 days</text:span></text:p>
        </draw:rect>
        <draw:rect draw:style-name="gr2" draw:text-style-name="P4" draw:layer="layout" svg:width="1.119cm" svg:height="0.567cm" svg:x="14.99cm" svg:y="13.37cm">
          <text:p text:style-name="P2"><text:span text:style-name="T3">05/04/13</text:span></text:p>
        </draw:rect>
        <draw:rect draw:style-name="gr2" draw:text-style-name="P9" draw:layer="layout" svg:width="1.119cm" svg:height="0.567cm" svg:x="12.811cm" svg:y="13.369cm">
          <text:p text:style-name="P2"><text:span text:style-name="T3">30/03/13</text:span></text:p>
        </draw:rect>
        <draw:rect draw:style-name="gr2" draw:text-style-name="P4" draw:layer="layout" svg:width="1.059cm" svg:height="0.567cm" svg:x="13.931cm" svg:y="13.369cm">
          <text:p text:style-name="P2"><text:span text:style-name="T7">0 days</text:span></text:p>
        </draw:rect>
        <draw:rect draw:style-name="gr2" draw:text-style-name="P3" draw:layer="layout" svg:width="3.297cm" svg:height="0.564cm" svg:x="17.653cm" svg:y="11.51cm">
          <text:p text:style-name="P2"><text:span text:style-name="T2">Task Name</text:span></text:p>
        </draw:rect>
        <draw:rect draw:style-name="gr3" draw:text-style-name="P2" draw:layer="layout" svg:width="0.873cm" svg:height="0.567cm" svg:x="18.772cm" svg:y="10.943cm">
          <text:p/>
        </draw:rect>
        <draw:rect draw:style-name="gr3" draw:text-style-name="P2" draw:layer="layout" svg:width="1.119cm" svg:height="0.567cm" svg:x="17.653cm" svg:y="10.943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2" draw:text-style-name="P4" draw:layer="layout" svg:width="1.119cm" svg:height="0.567cm" svg:x="19.831cm" svg:y="10.94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2cm" svg:y="10.94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2cm" svg:y="10.942cm">
          <text:p text:style-name="P2"><text:span text:style-name="T7">Duration</text:span></text:p>
        </draw:rect>
        <draw:rect draw:style-name="gr2" draw:text-style-name="P4" draw:layer="layout" svg:width="1.119cm" svg:height="0.567cm" svg:x="19.833cm" svg:y="12.07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4cm" svg:y="12.07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4cm" svg:y="12.074cm">
          <text:p text:style-name="P2"><text:span text:style-name="T7">Slack</text:span></text:p>
        </draw:rect>
        <draw:rect draw:style-name="gr2" draw:text-style-name="P3" draw:layer="layout" svg:width="3.297cm" svg:height="0.564cm" svg:x="17.652cm" svg:y="11.509cm">
          <text:p text:style-name="P2"><text:span text:style-name="T2">Task Name</text:span></text:p>
        </draw:rect>
        <draw:rect draw:style-name="gr3" draw:text-style-name="P2" draw:layer="layout" svg:width="0.873cm" svg:height="0.567cm" svg:x="18.771cm" svg:y="10.942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3" draw:text-style-name="P2" draw:layer="layout" svg:width="1.119cm" svg:height="0.567cm" svg:x="17.651cm" svg:y="10.941cm">
          <text:p/>
        </draw:rect>
        <draw:rect draw:style-name="gr2" draw:text-style-name="P4" draw:layer="layout" svg:width="1.119cm" svg:height="0.567cm" svg:x="19.83cm" svg:y="10.94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0.94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0.941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2.07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2.07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2.073cm">
          <text:p text:style-name="P2"><text:span text:style-name="T7">Slack</text:span></text:p>
        </draw:rect>
        <draw:rect draw:style-name="gr2" draw:text-style-name="P13" draw:layer="layout" svg:width="3.297cm" svg:height="0.564cm" svg:x="17.652cm" svg:y="11.509cm">
          <text:p text:style-name="P2"><text:span text:style-name="T11">General Templates</text:span></text:p>
        </draw:rect>
        <draw:rect draw:style-name="gr3" draw:text-style-name="P2" draw:layer="layout" svg:width="0.873cm" svg:height="0.567cm" svg:x="18.771cm" svg:y="10.942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3" draw:text-style-name="P2" draw:layer="layout" svg:width="1.119cm" svg:height="0.567cm" svg:x="17.651cm" svg:y="10.941cm">
          <text:p/>
        </draw:rect>
        <draw:rect draw:style-name="gr2" draw:text-style-name="P4" draw:layer="layout" svg:width="1.119cm" svg:height="0.567cm" svg:x="19.83cm" svg:y="10.94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0.94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0.941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2.07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2.07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2.073cm">
          <text:p text:style-name="P2"><text:span text:style-name="T7">Slack</text:span></text:p>
        </draw:rect>
        <draw:rect draw:style-name="gr2" draw:text-style-name="P3" draw:layer="layout" svg:width="3.297cm" svg:height="0.564cm" svg:x="17.653cm" svg:y="11.51cm">
          <text:p text:style-name="P2"><text:span text:style-name="T2">Task Name</text:span></text:p>
        </draw:rect>
        <draw:rect draw:style-name="gr3" draw:text-style-name="P2" draw:layer="layout" svg:width="0.873cm" svg:height="0.567cm" svg:x="18.772cm" svg:y="10.943cm">
          <text:p/>
        </draw:rect>
        <draw:rect draw:style-name="gr3" draw:text-style-name="P2" draw:layer="layout" svg:width="1.119cm" svg:height="0.567cm" svg:x="17.653cm" svg:y="10.943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2" draw:text-style-name="P4" draw:layer="layout" svg:width="1.119cm" svg:height="0.567cm" svg:x="19.831cm" svg:y="10.94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2cm" svg:y="10.94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2cm" svg:y="10.942cm">
          <text:p text:style-name="P2"><text:span text:style-name="T7">Duration</text:span></text:p>
        </draw:rect>
        <draw:rect draw:style-name="gr2" draw:text-style-name="P4" draw:layer="layout" svg:width="1.119cm" svg:height="0.567cm" svg:x="19.833cm" svg:y="12.07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4cm" svg:y="12.07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4cm" svg:y="12.074cm">
          <text:p text:style-name="P2"><text:span text:style-name="T7">Slack</text:span></text:p>
        </draw:rect>
        <draw:rect draw:style-name="gr2" draw:text-style-name="P3" draw:layer="layout" svg:width="3.297cm" svg:height="0.564cm" svg:x="17.652cm" svg:y="11.509cm">
          <text:p text:style-name="P2"><text:span text:style-name="T2">Task Name</text:span></text:p>
        </draw:rect>
        <draw:rect draw:style-name="gr3" draw:text-style-name="P2" draw:layer="layout" svg:width="0.873cm" svg:height="0.567cm" svg:x="18.771cm" svg:y="10.942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3" draw:text-style-name="P2" draw:layer="layout" svg:width="1.119cm" svg:height="0.567cm" svg:x="17.651cm" svg:y="10.941cm">
          <text:p/>
        </draw:rect>
        <draw:rect draw:style-name="gr2" draw:text-style-name="P4" draw:layer="layout" svg:width="1.119cm" svg:height="0.567cm" svg:x="19.83cm" svg:y="10.94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0.94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0.941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2.07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2.07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2.073cm">
          <text:p text:style-name="P2"><text:span text:style-name="T7">Slack</text:span></text:p>
        </draw:rect>
        <draw:rect draw:style-name="gr2" draw:text-style-name="P13" draw:layer="layout" svg:width="3.297cm" svg:height="0.564cm" svg:x="17.652cm" svg:y="11.509cm">
          <text:p text:style-name="P2"><text:span text:style-name="T11">5.6 Crash Testing</text:span></text:p>
        </draw:rect>
        <draw:rect draw:style-name="gr3" draw:text-style-name="P2" draw:layer="layout" svg:width="0.873cm" svg:height="0.567cm" svg:x="18.771cm" svg:y="10.942cm">
          <text:p/>
        </draw:rect>
        <draw:rect draw:style-name="gr3" draw:text-style-name="P2" draw:layer="layout" svg:width="1.119cm" svg:height="0.567cm" svg:x="17.652cm" svg:y="10.942cm">
          <text:p/>
        </draw:rect>
        <draw:rect draw:style-name="gr3" draw:text-style-name="P2" draw:layer="layout" svg:width="1.119cm" svg:height="0.567cm" svg:x="17.651cm" svg:y="10.941cm">
          <text:p/>
        </draw:rect>
        <draw:rect draw:style-name="gr2" draw:text-style-name="P4" draw:layer="layout" svg:width="1.119cm" svg:height="0.567cm" svg:x="19.83cm" svg:y="10.942cm">
          <text:p text:style-name="P2"><text:span text:style-name="T3">12/04/13</text:span></text:p>
        </draw:rect>
        <draw:rect draw:style-name="gr2" draw:text-style-name="P9" draw:layer="layout" svg:width="1.119cm" svg:height="0.567cm" svg:x="17.651cm" svg:y="10.941cm">
          <text:p text:style-name="P2"><text:span text:style-name="T3">06/04/13</text:span></text:p>
        </draw:rect>
        <draw:rect draw:style-name="gr2" draw:text-style-name="P4" draw:layer="layout" svg:width="1.059cm" svg:height="0.567cm" svg:x="18.771cm" svg:y="10.941cm">
          <text:p text:style-name="P2"><text:span text:style-name="T7">7 days</text:span></text:p>
        </draw:rect>
        <draw:rect draw:style-name="gr2" draw:text-style-name="P4" draw:layer="layout" svg:width="1.119cm" svg:height="0.567cm" svg:x="19.832cm" svg:y="12.074cm">
          <text:p text:style-name="P2"><text:span text:style-name="T3">12/04/13</text:span></text:p>
        </draw:rect>
        <draw:rect draw:style-name="gr2" draw:text-style-name="P9" draw:layer="layout" svg:width="1.119cm" svg:height="0.567cm" svg:x="17.653cm" svg:y="12.073cm">
          <text:p text:style-name="P2"><text:span text:style-name="T3">06/04/13</text:span></text:p>
        </draw:rect>
        <draw:rect draw:style-name="gr2" draw:text-style-name="P4" draw:layer="layout" svg:width="1.059cm" svg:height="0.567cm" svg:x="18.773cm" svg:y="12.073cm">
          <text:p text:style-name="P2"><text:span text:style-name="T7">0 days</text:span></text:p>
        </draw:rect>
        <draw:rect draw:style-name="gr2" draw:text-style-name="P3" draw:layer="layout" svg:width="3.297cm" svg:height="0.564cm" svg:x="17.653cm" svg:y="14.182cm">
          <text:p text:style-name="P2"><text:span text:style-name="T2">Task Name</text:span></text:p>
        </draw:rect>
        <draw:rect draw:style-name="gr3" draw:text-style-name="P2" draw:layer="layout" svg:width="0.873cm" svg:height="0.567cm" svg:x="18.772cm" svg:y="13.615cm">
          <text:p/>
        </draw:rect>
        <draw:rect draw:style-name="gr3" draw:text-style-name="P2" draw:layer="layout" svg:width="1.119cm" svg:height="0.567cm" svg:x="17.653cm" svg:y="13.615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2" draw:text-style-name="P4" draw:layer="layout" svg:width="1.119cm" svg:height="0.567cm" svg:x="19.831cm" svg:y="13.61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2cm" svg:y="13.61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2cm" svg:y="13.614cm">
          <text:p text:style-name="P2"><text:span text:style-name="T7">Duration</text:span></text:p>
        </draw:rect>
        <draw:rect draw:style-name="gr2" draw:text-style-name="P4" draw:layer="layout" svg:width="1.119cm" svg:height="0.567cm" svg:x="19.833cm" svg:y="14.74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4cm" svg:y="14.74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4cm" svg:y="14.746cm">
          <text:p text:style-name="P2"><text:span text:style-name="T7">Slack</text:span></text:p>
        </draw:rect>
        <draw:rect draw:style-name="gr2" draw:text-style-name="P3" draw:layer="layout" svg:width="3.297cm" svg:height="0.564cm" svg:x="17.652cm" svg:y="14.181cm">
          <text:p text:style-name="P2"><text:span text:style-name="T2">Task Name</text:span></text:p>
        </draw:rect>
        <draw:rect draw:style-name="gr3" draw:text-style-name="P2" draw:layer="layout" svg:width="0.873cm" svg:height="0.567cm" svg:x="18.771cm" svg:y="13.614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3" draw:text-style-name="P2" draw:layer="layout" svg:width="1.119cm" svg:height="0.567cm" svg:x="17.651cm" svg:y="13.613cm">
          <text:p/>
        </draw:rect>
        <draw:rect draw:style-name="gr2" draw:text-style-name="P4" draw:layer="layout" svg:width="1.119cm" svg:height="0.567cm" svg:x="19.83cm" svg:y="13.61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3.61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3.613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4.74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4.745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4.745cm">
          <text:p text:style-name="P2"><text:span text:style-name="T7">Slack</text:span></text:p>
        </draw:rect>
        <draw:rect draw:style-name="gr2" draw:text-style-name="P13" draw:layer="layout" svg:width="3.297cm" svg:height="0.564cm" svg:x="17.652cm" svg:y="14.181cm">
          <text:p text:style-name="P2"><text:span text:style-name="T11">General Templates</text:span></text:p>
        </draw:rect>
        <draw:rect draw:style-name="gr3" draw:text-style-name="P2" draw:layer="layout" svg:width="0.873cm" svg:height="0.567cm" svg:x="18.771cm" svg:y="13.614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3" draw:text-style-name="P2" draw:layer="layout" svg:width="1.119cm" svg:height="0.567cm" svg:x="17.651cm" svg:y="13.613cm">
          <text:p/>
        </draw:rect>
        <draw:rect draw:style-name="gr2" draw:text-style-name="P4" draw:layer="layout" svg:width="1.119cm" svg:height="0.567cm" svg:x="19.83cm" svg:y="13.61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3.61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3.613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4.74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4.745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4.745cm">
          <text:p text:style-name="P2"><text:span text:style-name="T7">Slack</text:span></text:p>
        </draw:rect>
        <draw:rect draw:style-name="gr2" draw:text-style-name="P3" draw:layer="layout" svg:width="3.297cm" svg:height="0.564cm" svg:x="17.653cm" svg:y="14.182cm">
          <text:p text:style-name="P2"><text:span text:style-name="T2">Task Name</text:span></text:p>
        </draw:rect>
        <draw:rect draw:style-name="gr3" draw:text-style-name="P2" draw:layer="layout" svg:width="0.873cm" svg:height="0.567cm" svg:x="18.772cm" svg:y="13.615cm">
          <text:p/>
        </draw:rect>
        <draw:rect draw:style-name="gr3" draw:text-style-name="P2" draw:layer="layout" svg:width="1.119cm" svg:height="0.567cm" svg:x="17.653cm" svg:y="13.615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2" draw:text-style-name="P4" draw:layer="layout" svg:width="1.119cm" svg:height="0.567cm" svg:x="19.831cm" svg:y="13.615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2cm" svg:y="13.61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2cm" svg:y="13.614cm">
          <text:p text:style-name="P2"><text:span text:style-name="T7">Duration</text:span></text:p>
        </draw:rect>
        <draw:rect draw:style-name="gr2" draw:text-style-name="P4" draw:layer="layout" svg:width="1.119cm" svg:height="0.567cm" svg:x="19.833cm" svg:y="14.747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4cm" svg:y="14.74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4cm" svg:y="14.746cm">
          <text:p text:style-name="P2"><text:span text:style-name="T7">Slack</text:span></text:p>
        </draw:rect>
        <draw:rect draw:style-name="gr2" draw:text-style-name="P3" draw:layer="layout" svg:width="3.297cm" svg:height="0.564cm" svg:x="17.652cm" svg:y="14.181cm">
          <text:p text:style-name="P2"><text:span text:style-name="T2">Task Name</text:span></text:p>
        </draw:rect>
        <draw:rect draw:style-name="gr3" draw:text-style-name="P2" draw:layer="layout" svg:width="0.873cm" svg:height="0.567cm" svg:x="18.771cm" svg:y="13.614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3" draw:text-style-name="P2" draw:layer="layout" svg:width="1.119cm" svg:height="0.567cm" svg:x="17.651cm" svg:y="13.613cm">
          <text:p/>
        </draw:rect>
        <draw:rect draw:style-name="gr2" draw:text-style-name="P4" draw:layer="layout" svg:width="1.119cm" svg:height="0.567cm" svg:x="19.83cm" svg:y="13.614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1cm" svg:y="13.613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8.771cm" svg:y="13.613cm">
          <text:p text:style-name="P2"><text:span text:style-name="T7">Duration</text:span></text:p>
        </draw:rect>
        <draw:rect draw:style-name="gr2" draw:text-style-name="P4" draw:layer="layout" svg:width="1.119cm" svg:height="0.567cm" svg:x="19.832cm" svg:y="14.74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7.653cm" svg:y="14.745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8.773cm" svg:y="14.745cm">
          <text:p text:style-name="P2"><text:span text:style-name="T7">Slack</text:span></text:p>
        </draw:rect>
        <draw:rect draw:style-name="gr2" draw:text-style-name="P13" draw:layer="layout" svg:width="3.297cm" svg:height="0.564cm" svg:x="17.652cm" svg:y="14.181cm">
          <text:p text:style-name="P2"><text:span text:style-name="T11">5.7 Functional Testing</text:span></text:p>
        </draw:rect>
        <draw:rect draw:style-name="gr3" draw:text-style-name="P2" draw:layer="layout" svg:width="0.873cm" svg:height="0.567cm" svg:x="18.771cm" svg:y="13.614cm">
          <text:p/>
        </draw:rect>
        <draw:rect draw:style-name="gr3" draw:text-style-name="P2" draw:layer="layout" svg:width="1.119cm" svg:height="0.567cm" svg:x="17.652cm" svg:y="13.614cm">
          <text:p/>
        </draw:rect>
        <draw:rect draw:style-name="gr3" draw:text-style-name="P2" draw:layer="layout" svg:width="1.119cm" svg:height="0.567cm" svg:x="17.651cm" svg:y="13.613cm">
          <text:p/>
        </draw:rect>
        <draw:rect draw:style-name="gr2" draw:text-style-name="P4" draw:layer="layout" svg:width="1.119cm" svg:height="0.567cm" svg:x="19.83cm" svg:y="13.614cm">
          <text:p text:style-name="P2"><text:span text:style-name="T3">12/04/13</text:span></text:p>
        </draw:rect>
        <draw:rect draw:style-name="gr2" draw:text-style-name="P9" draw:layer="layout" svg:width="1.119cm" svg:height="0.567cm" svg:x="17.651cm" svg:y="13.613cm">
          <text:p text:style-name="P2"><text:span text:style-name="T3">06/04/13</text:span></text:p>
        </draw:rect>
        <draw:rect draw:style-name="gr2" draw:text-style-name="P4" draw:layer="layout" svg:width="1.059cm" svg:height="0.567cm" svg:x="18.771cm" svg:y="13.613cm">
          <text:p text:style-name="P2"><text:span text:style-name="T7">7 days</text:span></text:p>
        </draw:rect>
        <draw:rect draw:style-name="gr2" draw:text-style-name="P4" draw:layer="layout" svg:width="1.119cm" svg:height="0.567cm" svg:x="19.832cm" svg:y="14.746cm">
          <text:p text:style-name="P2"><text:span text:style-name="T3">12/04/13</text:span></text:p>
        </draw:rect>
        <draw:rect draw:style-name="gr2" draw:text-style-name="P9" draw:layer="layout" svg:width="1.119cm" svg:height="0.567cm" svg:x="17.653cm" svg:y="14.745cm">
          <text:p text:style-name="P2"><text:span text:style-name="T3">06/04/13</text:span></text:p>
        </draw:rect>
        <draw:rect draw:style-name="gr2" draw:text-style-name="P4" draw:layer="layout" svg:width="1.059cm" svg:height="0.567cm" svg:x="18.773cm" svg:y="14.745cm">
          <text:p text:style-name="P2"><text:span text:style-name="T7">0 days</text:span></text:p>
        </draw:rect>
        <draw:rect draw:style-name="gr2" draw:text-style-name="P3" draw:layer="layout" svg:width="3.297cm" svg:height="0.564cm" svg:x="21.965cm" svg:y="12.755cm">
          <text:p text:style-name="P2"><text:span text:style-name="T2">Task Name</text:span></text:p>
        </draw:rect>
        <draw:rect draw:style-name="gr3" draw:text-style-name="P2" draw:layer="layout" svg:width="0.873cm" svg:height="0.567cm" svg:x="23.084cm" svg:y="12.188cm">
          <text:p/>
        </draw:rect>
        <draw:rect draw:style-name="gr3" draw:text-style-name="P2" draw:layer="layout" svg:width="1.119cm" svg:height="0.567cm" svg:x="21.965cm" svg:y="12.188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2" draw:text-style-name="P4" draw:layer="layout" svg:width="1.119cm" svg:height="0.567cm" svg:x="24.143cm" svg:y="12.18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4cm" svg:y="12.18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084cm" svg:y="12.187cm">
          <text:p text:style-name="P2"><text:span text:style-name="T7">Duration</text:span></text:p>
        </draw:rect>
        <draw:rect draw:style-name="gr2" draw:text-style-name="P4" draw:layer="layout" svg:width="1.119cm" svg:height="0.567cm" svg:x="24.145cm" svg:y="13.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6cm" svg:y="13.31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086cm" svg:y="13.319cm">
          <text:p text:style-name="P2"><text:span text:style-name="T7">Slack</text:span></text:p>
        </draw:rect>
        <draw:rect draw:style-name="gr2" draw:text-style-name="P3" draw:layer="layout" svg:width="3.297cm" svg:height="0.564cm" svg:x="21.964cm" svg:y="12.754cm">
          <text:p text:style-name="P2"><text:span text:style-name="T2">Task Name</text:span></text:p>
        </draw:rect>
        <draw:rect draw:style-name="gr3" draw:text-style-name="P2" draw:layer="layout" svg:width="0.873cm" svg:height="0.567cm" svg:x="23.083cm" svg:y="12.187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3" draw:text-style-name="P2" draw:layer="layout" svg:width="1.119cm" svg:height="0.567cm" svg:x="21.963cm" svg:y="12.186cm">
          <text:p/>
        </draw:rect>
        <draw:rect draw:style-name="gr2" draw:text-style-name="P4" draw:layer="layout" svg:width="1.119cm" svg:height="0.567cm" svg:x="24.142cm" svg:y="12.18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3cm" svg:y="12.18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083cm" svg:y="12.186cm">
          <text:p text:style-name="P2"><text:span text:style-name="T7">Duration</text:span></text:p>
        </draw:rect>
        <draw:rect draw:style-name="gr2" draw:text-style-name="P4" draw:layer="layout" svg:width="1.119cm" svg:height="0.567cm" svg:x="24.144cm" svg:y="13.31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5cm" svg:y="13.31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085cm" svg:y="13.318cm">
          <text:p text:style-name="P2"><text:span text:style-name="T7">Slack</text:span></text:p>
        </draw:rect>
        <draw:rect draw:style-name="gr2" draw:text-style-name="P13" draw:layer="layout" svg:width="3.297cm" svg:height="0.564cm" svg:x="21.964cm" svg:y="12.754cm">
          <text:p text:style-name="P2"><text:span text:style-name="T11">General Templates</text:span></text:p>
        </draw:rect>
        <draw:rect draw:style-name="gr3" draw:text-style-name="P2" draw:layer="layout" svg:width="0.873cm" svg:height="0.567cm" svg:x="23.083cm" svg:y="12.187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3" draw:text-style-name="P2" draw:layer="layout" svg:width="1.119cm" svg:height="0.567cm" svg:x="21.963cm" svg:y="12.186cm">
          <text:p/>
        </draw:rect>
        <draw:rect draw:style-name="gr2" draw:text-style-name="P4" draw:layer="layout" svg:width="1.119cm" svg:height="0.567cm" svg:x="24.142cm" svg:y="12.18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3cm" svg:y="12.18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083cm" svg:y="12.186cm">
          <text:p text:style-name="P2"><text:span text:style-name="T7">Duration</text:span></text:p>
        </draw:rect>
        <draw:rect draw:style-name="gr2" draw:text-style-name="P4" draw:layer="layout" svg:width="1.119cm" svg:height="0.567cm" svg:x="24.144cm" svg:y="13.31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5cm" svg:y="13.31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085cm" svg:y="13.318cm">
          <text:p text:style-name="P2"><text:span text:style-name="T7">Slack</text:span></text:p>
        </draw:rect>
        <draw:rect draw:style-name="gr2" draw:text-style-name="P3" draw:layer="layout" svg:width="3.297cm" svg:height="0.564cm" svg:x="21.965cm" svg:y="12.755cm">
          <text:p text:style-name="P2"><text:span text:style-name="T2">Task Name</text:span></text:p>
        </draw:rect>
        <draw:rect draw:style-name="gr3" draw:text-style-name="P2" draw:layer="layout" svg:width="0.873cm" svg:height="0.567cm" svg:x="23.084cm" svg:y="12.188cm">
          <text:p/>
        </draw:rect>
        <draw:rect draw:style-name="gr3" draw:text-style-name="P2" draw:layer="layout" svg:width="1.119cm" svg:height="0.567cm" svg:x="21.965cm" svg:y="12.188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2" draw:text-style-name="P4" draw:layer="layout" svg:width="1.119cm" svg:height="0.567cm" svg:x="24.143cm" svg:y="12.18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4cm" svg:y="12.18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084cm" svg:y="12.187cm">
          <text:p text:style-name="P2"><text:span text:style-name="T7">Duration</text:span></text:p>
        </draw:rect>
        <draw:rect draw:style-name="gr2" draw:text-style-name="P4" draw:layer="layout" svg:width="1.119cm" svg:height="0.567cm" svg:x="24.145cm" svg:y="13.3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6cm" svg:y="13.31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086cm" svg:y="13.319cm">
          <text:p text:style-name="P2"><text:span text:style-name="T7">Slack</text:span></text:p>
        </draw:rect>
        <draw:rect draw:style-name="gr2" draw:text-style-name="P3" draw:layer="layout" svg:width="3.297cm" svg:height="0.564cm" svg:x="21.964cm" svg:y="12.754cm">
          <text:p text:style-name="P2"><text:span text:style-name="T2">Task Name</text:span></text:p>
        </draw:rect>
        <draw:rect draw:style-name="gr3" draw:text-style-name="P2" draw:layer="layout" svg:width="0.873cm" svg:height="0.567cm" svg:x="23.083cm" svg:y="12.187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3" draw:text-style-name="P2" draw:layer="layout" svg:width="1.119cm" svg:height="0.567cm" svg:x="21.963cm" svg:y="12.186cm">
          <text:p/>
        </draw:rect>
        <draw:rect draw:style-name="gr2" draw:text-style-name="P4" draw:layer="layout" svg:width="1.119cm" svg:height="0.567cm" svg:x="24.142cm" svg:y="12.187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3cm" svg:y="12.186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23.083cm" svg:y="12.186cm">
          <text:p text:style-name="P2"><text:span text:style-name="T7">Duration</text:span></text:p>
        </draw:rect>
        <draw:rect draw:style-name="gr2" draw:text-style-name="P4" draw:layer="layout" svg:width="1.119cm" svg:height="0.567cm" svg:x="24.144cm" svg:y="13.319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21.965cm" svg:y="13.318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23.085cm" svg:y="13.318cm">
          <text:p text:style-name="P2"><text:span text:style-name="T7">Slack</text:span></text:p>
        </draw:rect>
        <draw:rect draw:style-name="gr2" draw:text-style-name="P13" draw:layer="layout" svg:width="3.297cm" svg:height="0.564cm" svg:x="21.964cm" svg:y="12.754cm">
          <text:p text:style-name="P2"><text:span text:style-name="T11">5.8 Platform Testing</text:span></text:p>
        </draw:rect>
        <draw:rect draw:style-name="gr3" draw:text-style-name="P2" draw:layer="layout" svg:width="0.873cm" svg:height="0.567cm" svg:x="23.083cm" svg:y="12.187cm">
          <text:p/>
        </draw:rect>
        <draw:rect draw:style-name="gr3" draw:text-style-name="P2" draw:layer="layout" svg:width="1.119cm" svg:height="0.567cm" svg:x="21.964cm" svg:y="12.187cm">
          <text:p/>
        </draw:rect>
        <draw:rect draw:style-name="gr3" draw:text-style-name="P2" draw:layer="layout" svg:width="1.119cm" svg:height="0.567cm" svg:x="21.963cm" svg:y="12.186cm">
          <text:p/>
        </draw:rect>
        <draw:rect draw:style-name="gr2" draw:text-style-name="P4" draw:layer="layout" svg:width="1.119cm" svg:height="0.567cm" svg:x="24.142cm" svg:y="12.187cm">
          <text:p text:style-name="P6"><text:span text:style-name="T5">15/04/13</text:span></text:p>
        </draw:rect>
        <draw:rect draw:style-name="gr2" draw:text-style-name="P9" draw:layer="layout" svg:width="1.119cm" svg:height="0.567cm" svg:x="21.963cm" svg:y="12.186cm">
          <text:p text:style-name="P2"><text:span text:style-name="T3">13/04/13</text:span></text:p>
        </draw:rect>
        <draw:rect draw:style-name="gr2" draw:text-style-name="P4" draw:layer="layout" svg:width="1.059cm" svg:height="0.567cm" svg:x="23.083cm" svg:y="12.186cm">
          <text:p text:style-name="P2"><text:span text:style-name="T7">3 days</text:span></text:p>
        </draw:rect>
        <draw:rect draw:style-name="gr2" draw:text-style-name="P4" draw:layer="layout" svg:width="1.119cm" svg:height="0.567cm" svg:x="24.144cm" svg:y="13.319cm">
          <text:p text:style-name="P6"><text:span text:style-name="T5">15/04/13</text:span></text:p>
        </draw:rect>
        <draw:rect draw:style-name="gr2" draw:text-style-name="P9" draw:layer="layout" svg:width="1.119cm" svg:height="0.567cm" svg:x="21.965cm" svg:y="13.318cm">
          <text:p text:style-name="P2"><text:span text:style-name="T3">13/04/13</text:span></text:p>
        </draw:rect>
        <draw:rect draw:style-name="gr2" draw:text-style-name="P4" draw:layer="layout" svg:width="1.059cm" svg:height="0.567cm" svg:x="23.085cm" svg:y="13.318cm">
          <text:p text:style-name="P2"><text:span text:style-name="T7">0 days</text:span></text:p>
        </draw:rect>
        <draw:custom-shape draw:style-name="gr4" draw:text-style-name="P2" draw:layer="layout" svg:width="2.934cm" svg:height="0.898cm" svg:x="25.926cm" svg:y="12.57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26.718cm" svg:y="12.576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26.718cm" svg:y="12.576cm">
          <text:p text:style-name="P2"><text:span text:style-name="T6">Finish</text:span></text:p>
        </draw:rect>
        <draw:rect draw:style-name="gr5" draw:text-style-name="P7" draw:layer="layout" svg:width="2.173cm" svg:height="0.553cm" svg:x="26.717cm" svg:y="12.922cm">
          <text:p text:style-name="P6"><text:span text:style-name="T5">Date: 15/04/13</text:span></text:p>
        </draw:rect>
        <draw:rect draw:style-name="gr2" draw:text-style-name="P3" draw:layer="layout" svg:width="3.297cm" svg:height="0.564cm" svg:x="13.023cm" svg:y="8.096cm">
          <text:p text:style-name="P2"><text:span text:style-name="T2">Task Name</text:span></text:p>
        </draw:rect>
        <draw:rect draw:style-name="gr3" draw:text-style-name="P2" draw:layer="layout" svg:width="0.873cm" svg:height="0.567cm" svg:x="14.142cm" svg:y="7.529cm">
          <text:p/>
        </draw:rect>
        <draw:rect draw:style-name="gr3" draw:text-style-name="P2" draw:layer="layout" svg:width="1.119cm" svg:height="0.567cm" svg:x="13.023cm" svg:y="7.529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2" draw:text-style-name="P4" draw:layer="layout" svg:width="1.119cm" svg:height="0.567cm" svg:x="15.201cm" svg:y="7.52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2cm" svg:y="7.52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142cm" svg:y="7.528cm">
          <text:p text:style-name="P2"><text:span text:style-name="T7">Duration</text:span></text:p>
        </draw:rect>
        <draw:rect draw:style-name="gr2" draw:text-style-name="P4" draw:layer="layout" svg:width="1.119cm" svg:height="0.567cm" svg:x="15.203cm" svg:y="8.66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4cm" svg:y="8.6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144cm" svg:y="8.66cm">
          <text:p text:style-name="P2"><text:span text:style-name="T7">Slack</text:span></text:p>
        </draw:rect>
        <draw:rect draw:style-name="gr2" draw:text-style-name="P3" draw:layer="layout" svg:width="3.297cm" svg:height="0.564cm" svg:x="13.022cm" svg:y="8.095cm">
          <text:p text:style-name="P2"><text:span text:style-name="T2">Task Name</text:span></text:p>
        </draw:rect>
        <draw:rect draw:style-name="gr3" draw:text-style-name="P2" draw:layer="layout" svg:width="0.873cm" svg:height="0.567cm" svg:x="14.141cm" svg:y="7.528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3" draw:text-style-name="P2" draw:layer="layout" svg:width="1.119cm" svg:height="0.567cm" svg:x="13.021cm" svg:y="7.527cm">
          <text:p/>
        </draw:rect>
        <draw:rect draw:style-name="gr2" draw:text-style-name="P4" draw:layer="layout" svg:width="1.119cm" svg:height="0.567cm" svg:x="15.2cm" svg:y="7.52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1cm" svg:y="7.52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141cm" svg:y="7.527cm">
          <text:p text:style-name="P2"><text:span text:style-name="T7">Duration</text:span></text:p>
        </draw:rect>
        <draw:rect draw:style-name="gr2" draw:text-style-name="P4" draw:layer="layout" svg:width="1.119cm" svg:height="0.567cm" svg:x="15.202cm" svg:y="8.6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3cm" svg:y="8.65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143cm" svg:y="8.659cm">
          <text:p text:style-name="P2"><text:span text:style-name="T7">Slack</text:span></text:p>
        </draw:rect>
        <draw:rect draw:style-name="gr2" draw:text-style-name="P13" draw:layer="layout" svg:width="3.297cm" svg:height="0.564cm" svg:x="13.022cm" svg:y="8.095cm">
          <text:p text:style-name="P2"><text:span text:style-name="T11">General Templates</text:span></text:p>
        </draw:rect>
        <draw:rect draw:style-name="gr3" draw:text-style-name="P2" draw:layer="layout" svg:width="0.873cm" svg:height="0.567cm" svg:x="14.141cm" svg:y="7.528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3" draw:text-style-name="P2" draw:layer="layout" svg:width="1.119cm" svg:height="0.567cm" svg:x="13.021cm" svg:y="7.527cm">
          <text:p/>
        </draw:rect>
        <draw:rect draw:style-name="gr2" draw:text-style-name="P4" draw:layer="layout" svg:width="1.119cm" svg:height="0.567cm" svg:x="15.2cm" svg:y="7.52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1cm" svg:y="7.52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141cm" svg:y="7.527cm">
          <text:p text:style-name="P2"><text:span text:style-name="T7">Duration</text:span></text:p>
        </draw:rect>
        <draw:rect draw:style-name="gr2" draw:text-style-name="P4" draw:layer="layout" svg:width="1.119cm" svg:height="0.567cm" svg:x="15.202cm" svg:y="8.6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3cm" svg:y="8.65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143cm" svg:y="8.659cm">
          <text:p text:style-name="P2"><text:span text:style-name="T7">Slack</text:span></text:p>
        </draw:rect>
        <draw:rect draw:style-name="gr2" draw:text-style-name="P3" draw:layer="layout" svg:width="3.297cm" svg:height="0.564cm" svg:x="13.023cm" svg:y="8.096cm">
          <text:p text:style-name="P2"><text:span text:style-name="T2">Task Name</text:span></text:p>
        </draw:rect>
        <draw:rect draw:style-name="gr3" draw:text-style-name="P2" draw:layer="layout" svg:width="0.873cm" svg:height="0.567cm" svg:x="14.142cm" svg:y="7.529cm">
          <text:p/>
        </draw:rect>
        <draw:rect draw:style-name="gr3" draw:text-style-name="P2" draw:layer="layout" svg:width="1.119cm" svg:height="0.567cm" svg:x="13.023cm" svg:y="7.529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2" draw:text-style-name="P4" draw:layer="layout" svg:width="1.119cm" svg:height="0.567cm" svg:x="15.201cm" svg:y="7.52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2cm" svg:y="7.528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142cm" svg:y="7.528cm">
          <text:p text:style-name="P2"><text:span text:style-name="T7">Duration</text:span></text:p>
        </draw:rect>
        <draw:rect draw:style-name="gr2" draw:text-style-name="P4" draw:layer="layout" svg:width="1.119cm" svg:height="0.567cm" svg:x="15.203cm" svg:y="8.661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4cm" svg:y="8.66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144cm" svg:y="8.66cm">
          <text:p text:style-name="P2"><text:span text:style-name="T7">Slack</text:span></text:p>
        </draw:rect>
        <draw:rect draw:style-name="gr2" draw:text-style-name="P3" draw:layer="layout" svg:width="3.297cm" svg:height="0.564cm" svg:x="13.022cm" svg:y="8.095cm">
          <text:p text:style-name="P2"><text:span text:style-name="T2">Task Name</text:span></text:p>
        </draw:rect>
        <draw:rect draw:style-name="gr3" draw:text-style-name="P2" draw:layer="layout" svg:width="0.873cm" svg:height="0.567cm" svg:x="14.141cm" svg:y="7.528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3" draw:text-style-name="P2" draw:layer="layout" svg:width="1.119cm" svg:height="0.567cm" svg:x="13.021cm" svg:y="7.527cm">
          <text:p/>
        </draw:rect>
        <draw:rect draw:style-name="gr2" draw:text-style-name="P4" draw:layer="layout" svg:width="1.119cm" svg:height="0.567cm" svg:x="15.2cm" svg:y="7.528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1cm" svg:y="7.52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141cm" svg:y="7.527cm">
          <text:p text:style-name="P2"><text:span text:style-name="T7">Duration</text:span></text:p>
        </draw:rect>
        <draw:rect draw:style-name="gr2" draw:text-style-name="P4" draw:layer="layout" svg:width="1.119cm" svg:height="0.567cm" svg:x="15.202cm" svg:y="8.66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023cm" svg:y="8.659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143cm" svg:y="8.659cm">
          <text:p text:style-name="P2"><text:span text:style-name="T7">Slack</text:span></text:p>
        </draw:rect>
        <draw:rect draw:style-name="gr2" draw:text-style-name="P15" draw:layer="layout" svg:width="3.297cm" svg:height="0.564cm" svg:x="13.022cm" svg:y="8.095cm">
          <text:p text:style-name="P2"><text:span text:style-name="T13">5.2 Create </text:span></text:p>
          <text:p text:style-name="P2"><text:span text:style-name="T13">Documentation</text:span></text:p>
        </draw:rect>
        <draw:rect draw:style-name="gr3" draw:text-style-name="P2" draw:layer="layout" svg:width="0.873cm" svg:height="0.567cm" svg:x="14.141cm" svg:y="7.528cm">
          <text:p/>
        </draw:rect>
        <draw:rect draw:style-name="gr3" draw:text-style-name="P2" draw:layer="layout" svg:width="1.119cm" svg:height="0.567cm" svg:x="13.022cm" svg:y="7.528cm">
          <text:p/>
        </draw:rect>
        <draw:rect draw:style-name="gr3" draw:text-style-name="P2" draw:layer="layout" svg:width="1.119cm" svg:height="0.567cm" svg:x="13.021cm" svg:y="7.527cm">
          <text:p/>
        </draw:rect>
        <draw:rect draw:style-name="gr2" draw:text-style-name="P4" draw:layer="layout" svg:width="1.119cm" svg:height="0.567cm" svg:x="15.2cm" svg:y="7.528cm">
          <text:p text:style-name="P2"><text:span text:style-name="T3">15/04/13</text:span></text:p>
        </draw:rect>
        <draw:rect draw:style-name="gr2" draw:text-style-name="P9" draw:layer="layout" svg:width="1.119cm" svg:height="0.567cm" svg:x="13.021cm" svg:y="7.527cm">
          <text:p text:style-name="P6"><text:span text:style-name="T10">22/03/13</text:span></text:p>
        </draw:rect>
        <draw:rect draw:style-name="gr2" draw:text-style-name="P4" draw:layer="layout" svg:width="1.059cm" svg:height="0.567cm" svg:x="14.141cm" svg:y="7.527cm">
          <text:p text:style-name="P2"><text:span text:style-name="T7">25 days</text:span></text:p>
        </draw:rect>
        <draw:rect draw:style-name="gr2" draw:text-style-name="P4" draw:layer="layout" svg:width="1.119cm" svg:height="0.567cm" svg:x="15.202cm" svg:y="8.66cm">
          <text:p text:style-name="P2"><text:span text:style-name="T3">15/04/13</text:span></text:p>
        </draw:rect>
        <draw:rect draw:style-name="gr2" draw:text-style-name="P9" draw:layer="layout" svg:width="1.119cm" svg:height="0.567cm" svg:x="13.023cm" svg:y="8.659cm">
          <text:p text:style-name="P2"><text:span text:style-name="T7">22/03/13</text:span></text:p>
        </draw:rect>
        <draw:rect draw:style-name="gr2" draw:text-style-name="P4" draw:layer="layout" svg:width="1.059cm" svg:height="0.567cm" svg:x="14.143cm" svg:y="8.659cm">
          <text:p text:style-name="P2"><text:span text:style-name="T7">0 days</text:span></text:p>
        </draw:rect>
        <draw:rect draw:style-name="gr2" draw:text-style-name="P3" draw:layer="layout" svg:width="3.297cm" svg:height="0.564cm" svg:x="12.731cm" svg:y="17.039cm">
          <text:p text:style-name="P2"><text:span text:style-name="T2">Task Name</text:span></text:p>
        </draw:rect>
        <draw:rect draw:style-name="gr3" draw:text-style-name="P2" draw:layer="layout" svg:width="0.873cm" svg:height="0.567cm" svg:x="13.85cm" svg:y="16.472cm">
          <text:p/>
        </draw:rect>
        <draw:rect draw:style-name="gr3" draw:text-style-name="P2" draw:layer="layout" svg:width="1.119cm" svg:height="0.567cm" svg:x="12.731cm" svg:y="16.472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2" draw:text-style-name="P4" draw:layer="layout" svg:width="1.119cm" svg:height="0.567cm" svg:x="14.909cm" svg:y="16.47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cm" svg:y="16.47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85cm" svg:y="16.471cm">
          <text:p text:style-name="P2"><text:span text:style-name="T7">Duration</text:span></text:p>
        </draw:rect>
        <draw:rect draw:style-name="gr2" draw:text-style-name="P4" draw:layer="layout" svg:width="1.119cm" svg:height="0.567cm" svg:x="14.911cm" svg:y="17.60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2cm" svg:y="17.60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852cm" svg:y="17.603cm">
          <text:p text:style-name="P2"><text:span text:style-name="T7">Slack</text:span></text:p>
        </draw:rect>
        <draw:rect draw:style-name="gr2" draw:text-style-name="P3" draw:layer="layout" svg:width="3.297cm" svg:height="0.564cm" svg:x="12.73cm" svg:y="17.038cm">
          <text:p text:style-name="P2"><text:span text:style-name="T2">Task Name</text:span></text:p>
        </draw:rect>
        <draw:rect draw:style-name="gr3" draw:text-style-name="P2" draw:layer="layout" svg:width="0.873cm" svg:height="0.567cm" svg:x="13.849cm" svg:y="16.471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3" draw:text-style-name="P2" draw:layer="layout" svg:width="1.119cm" svg:height="0.567cm" svg:x="12.729cm" svg:y="16.47cm">
          <text:p/>
        </draw:rect>
        <draw:rect draw:style-name="gr2" draw:text-style-name="P4" draw:layer="layout" svg:width="1.119cm" svg:height="0.567cm" svg:x="14.908cm" svg:y="16.47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29cm" svg:y="16.4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849cm" svg:y="16.47cm">
          <text:p text:style-name="P2"><text:span text:style-name="T7">Duration</text:span></text:p>
        </draw:rect>
        <draw:rect draw:style-name="gr2" draw:text-style-name="P4" draw:layer="layout" svg:width="1.119cm" svg:height="0.567cm" svg:x="14.91cm" svg:y="17.60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1cm" svg:y="17.60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851cm" svg:y="17.602cm">
          <text:p text:style-name="P2"><text:span text:style-name="T7">Slack</text:span></text:p>
        </draw:rect>
        <draw:rect draw:style-name="gr2" draw:text-style-name="P13" draw:layer="layout" svg:width="3.297cm" svg:height="0.564cm" svg:x="12.73cm" svg:y="17.038cm">
          <text:p text:style-name="P2"><text:span text:style-name="T11">General Templates</text:span></text:p>
        </draw:rect>
        <draw:rect draw:style-name="gr3" draw:text-style-name="P2" draw:layer="layout" svg:width="0.873cm" svg:height="0.567cm" svg:x="13.849cm" svg:y="16.471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3" draw:text-style-name="P2" draw:layer="layout" svg:width="1.119cm" svg:height="0.567cm" svg:x="12.729cm" svg:y="16.47cm">
          <text:p/>
        </draw:rect>
        <draw:rect draw:style-name="gr2" draw:text-style-name="P4" draw:layer="layout" svg:width="1.119cm" svg:height="0.567cm" svg:x="14.908cm" svg:y="16.47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29cm" svg:y="16.4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849cm" svg:y="16.47cm">
          <text:p text:style-name="P2"><text:span text:style-name="T7">Duration</text:span></text:p>
        </draw:rect>
        <draw:rect draw:style-name="gr2" draw:text-style-name="P4" draw:layer="layout" svg:width="1.119cm" svg:height="0.567cm" svg:x="14.91cm" svg:y="17.60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1cm" svg:y="17.60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851cm" svg:y="17.602cm">
          <text:p text:style-name="P2"><text:span text:style-name="T7">Slack</text:span></text:p>
        </draw:rect>
        <draw:rect draw:style-name="gr2" draw:text-style-name="P3" draw:layer="layout" svg:width="3.297cm" svg:height="0.564cm" svg:x="12.731cm" svg:y="17.039cm">
          <text:p text:style-name="P2"><text:span text:style-name="T2">Task Name</text:span></text:p>
        </draw:rect>
        <draw:rect draw:style-name="gr3" draw:text-style-name="P2" draw:layer="layout" svg:width="0.873cm" svg:height="0.567cm" svg:x="13.85cm" svg:y="16.472cm">
          <text:p/>
        </draw:rect>
        <draw:rect draw:style-name="gr3" draw:text-style-name="P2" draw:layer="layout" svg:width="1.119cm" svg:height="0.567cm" svg:x="12.731cm" svg:y="16.472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2" draw:text-style-name="P4" draw:layer="layout" svg:width="1.119cm" svg:height="0.567cm" svg:x="14.909cm" svg:y="16.47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cm" svg:y="16.47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85cm" svg:y="16.471cm">
          <text:p text:style-name="P2"><text:span text:style-name="T7">Duration</text:span></text:p>
        </draw:rect>
        <draw:rect draw:style-name="gr2" draw:text-style-name="P4" draw:layer="layout" svg:width="1.119cm" svg:height="0.567cm" svg:x="14.911cm" svg:y="17.60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2cm" svg:y="17.60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852cm" svg:y="17.603cm">
          <text:p text:style-name="P2"><text:span text:style-name="T7">Slack</text:span></text:p>
        </draw:rect>
        <draw:rect draw:style-name="gr2" draw:text-style-name="P3" draw:layer="layout" svg:width="3.297cm" svg:height="0.564cm" svg:x="12.73cm" svg:y="17.038cm">
          <text:p text:style-name="P2"><text:span text:style-name="T2">Task Name</text:span></text:p>
        </draw:rect>
        <draw:rect draw:style-name="gr3" draw:text-style-name="P2" draw:layer="layout" svg:width="0.873cm" svg:height="0.567cm" svg:x="13.849cm" svg:y="16.471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3" draw:text-style-name="P2" draw:layer="layout" svg:width="1.119cm" svg:height="0.567cm" svg:x="12.729cm" svg:y="16.47cm">
          <text:p/>
        </draw:rect>
        <draw:rect draw:style-name="gr2" draw:text-style-name="P4" draw:layer="layout" svg:width="1.119cm" svg:height="0.567cm" svg:x="14.908cm" svg:y="16.47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29cm" svg:y="16.47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3.849cm" svg:y="16.47cm">
          <text:p text:style-name="P2"><text:span text:style-name="T7">Duration</text:span></text:p>
        </draw:rect>
        <draw:rect draw:style-name="gr2" draw:text-style-name="P4" draw:layer="layout" svg:width="1.119cm" svg:height="0.567cm" svg:x="14.91cm" svg:y="17.60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2.731cm" svg:y="17.60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3.851cm" svg:y="17.602cm">
          <text:p text:style-name="P2"><text:span text:style-name="T7">Slack</text:span></text:p>
        </draw:rect>
        <draw:rect draw:style-name="gr2" draw:text-style-name="P13" draw:layer="layout" svg:width="3.297cm" svg:height="0.564cm" svg:x="12.73cm" svg:y="17.038cm">
          <text:p text:style-name="P2"><text:span text:style-name="T11">5.3 Analyse &amp; Fix</text:span></text:p>
        </draw:rect>
        <draw:rect draw:style-name="gr3" draw:text-style-name="P2" draw:layer="layout" svg:width="0.873cm" svg:height="0.567cm" svg:x="13.849cm" svg:y="16.471cm">
          <text:p/>
        </draw:rect>
        <draw:rect draw:style-name="gr3" draw:text-style-name="P2" draw:layer="layout" svg:width="1.119cm" svg:height="0.567cm" svg:x="12.73cm" svg:y="16.471cm">
          <text:p/>
        </draw:rect>
        <draw:rect draw:style-name="gr3" draw:text-style-name="P2" draw:layer="layout" svg:width="1.119cm" svg:height="0.567cm" svg:x="12.729cm" svg:y="16.47cm">
          <text:p/>
        </draw:rect>
        <draw:rect draw:style-name="gr2" draw:text-style-name="P4" draw:layer="layout" svg:width="1.119cm" svg:height="0.567cm" svg:x="14.908cm" svg:y="16.471cm">
          <text:p text:style-name="P2"><text:span text:style-name="T3">15/04/13</text:span></text:p>
        </draw:rect>
        <draw:rect draw:style-name="gr2" draw:text-style-name="P9" draw:layer="layout" svg:width="1.119cm" svg:height="0.567cm" svg:x="12.729cm" svg:y="16.47cm">
          <text:p text:style-name="P6"><text:span text:style-name="T10">22/03/13</text:span></text:p>
        </draw:rect>
        <draw:rect draw:style-name="gr2" draw:text-style-name="P4" draw:layer="layout" svg:width="1.059cm" svg:height="0.567cm" svg:x="13.849cm" svg:y="16.47cm">
          <text:p text:style-name="P2"><text:span text:style-name="T7">25 days</text:span></text:p>
        </draw:rect>
        <draw:rect draw:style-name="gr2" draw:text-style-name="P4" draw:layer="layout" svg:width="1.119cm" svg:height="0.567cm" svg:x="14.91cm" svg:y="17.603cm">
          <text:p text:style-name="P2"><text:span text:style-name="T3">15/04/13</text:span></text:p>
        </draw:rect>
        <draw:rect draw:style-name="gr2" draw:text-style-name="P9" draw:layer="layout" svg:width="1.119cm" svg:height="0.567cm" svg:x="12.731cm" svg:y="17.602cm">
          <text:p text:style-name="P6"><text:span text:style-name="T10">22/03/13</text:span></text:p>
        </draw:rect>
        <draw:rect draw:style-name="gr2" draw:text-style-name="P4" draw:layer="layout" svg:width="1.059cm" svg:height="0.567cm" svg:x="13.851cm" svg:y="17.602cm">
          <text:p text:style-name="P2"><text:span text:style-name="T7">0 days</text:span></text:p>
        </draw:rect>
        <draw:line draw:style-name="gr7" draw:text-style-name="P2" draw:layer="layout" svg:x1="3.894cm" svg:y1="13.044cm" svg:x2="4.925cm" svg:y2="13.017cm">
          <text:p/>
        </draw:line>
        <draw:line draw:style-name="gr7" draw:text-style-name="P2" draw:layer="layout" svg:x1="8.223cm" svg:y1="13.097cm" svg:x2="8.862cm" svg:y2="13.07cm">
          <text:p/>
        </draw:line>
        <draw:line draw:style-name="gr7" draw:text-style-name="P2" draw:layer="layout" svg:x1="12.16cm" svg:y1="12.991cm" svg:x2="12.81cm" svg:y2="12.991cm">
          <text:p/>
        </draw:line>
        <draw:line draw:style-name="gr7" draw:text-style-name="P2" draw:layer="layout" svg:x1="21.431cm" svg:y1="12.647cm" svg:x2="21.963cm" svg:y2="12.62cm">
          <text:p/>
        </draw:line>
        <draw:line draw:style-name="gr7" draw:text-style-name="P2" draw:layer="layout" svg:x1="21.457cm" svg:y1="13.441cm" svg:x2="21.964cm" svg:y2="13.441cm">
          <text:p/>
        </draw:line>
        <draw:line draw:style-name="gr7" draw:text-style-name="P2" draw:layer="layout" svg:x1="16.986cm" svg:y1="14.499cm" svg:x2="17.652cm" svg:y2="14.473cm">
          <text:p/>
        </draw:line>
        <draw:line draw:style-name="gr7" draw:text-style-name="P2" draw:layer="layout" svg:x1="16.933cm" svg:y1="11.721cm" svg:x2="17.652cm" svg:y2="11.721cm">
          <text:p/>
        </draw:line>
        <draw:line draw:style-name="gr7" draw:text-style-name="P2" draw:layer="layout" svg:x1="25.262cm" svg:y1="13.017cm" svg:x2="25.926cm" svg:y2="13.017cm">
          <text:p/>
        </draw:line>
        <draw:line draw:style-name="gr9" draw:text-style-name="P2" draw:layer="layout" svg:x1="20.95cm" svg:y1="14.473cm" svg:x2="21.431cm" svg:y2="14.473cm">
          <text:p/>
        </draw:line>
        <draw:line draw:style-name="gr9" draw:text-style-name="P2" draw:layer="layout" svg:x1="21.457cm" svg:y1="13.441cm" svg:x2="21.457cm" svg:y2="14.473cm">
          <text:p/>
        </draw:line>
        <draw:line draw:style-name="gr9" draw:text-style-name="P2" draw:layer="layout" svg:x1="21.431cm" svg:y1="12.62cm" svg:x2="21.431cm" svg:y2="11.774cm">
          <text:p/>
        </draw:line>
        <draw:line draw:style-name="gr9" draw:text-style-name="P2" draw:layer="layout" svg:x1="21.431cm" svg:y1="11.774cm" svg:x2="20.95cm" svg:y2="11.774cm">
          <text:p/>
        </draw:line>
        <draw:line draw:style-name="gr9" draw:text-style-name="P2" draw:layer="layout" svg:x1="16.108cm" svg:y1="13.229cm" svg:x2="16.986cm" svg:y2="13.229cm">
          <text:p/>
        </draw:line>
        <draw:line draw:style-name="gr9" draw:text-style-name="P2" draw:layer="layout" svg:x1="16.933cm" svg:y1="12.991cm" svg:x2="16.108cm" svg:y2="12.991cm">
          <text:p/>
        </draw:line>
        <draw:line draw:style-name="gr9" draw:text-style-name="P2" draw:layer="layout" svg:x1="16.933cm" svg:y1="11.721cm" svg:x2="16.933cm" svg:y2="12.991cm">
          <text:p/>
        </draw:line>
        <draw:line draw:style-name="gr9" draw:text-style-name="P2" draw:layer="layout" svg:x1="16.986cm" svg:y1="13.229cm" svg:x2="16.986cm" svg:y2="14.473cm">
          <text:p/>
        </draw:line>
        <draw:line draw:style-name="gr9" draw:text-style-name="P2" draw:layer="layout" svg:x1="8.225cm" svg:y1="13.547cm" svg:x2="8.493cm" svg:y2="13.547cm">
          <text:p/>
        </draw:line>
        <draw:line draw:style-name="gr9" draw:text-style-name="P2" draw:layer="layout" svg:x1="8.223cm" svg:y1="12.594cm" svg:x2="8.466cm" svg:y2="12.594cm">
          <text:p/>
        </draw:line>
        <draw:line draw:style-name="gr9" draw:text-style-name="P2" draw:layer="layout" svg:x1="8.493cm" svg:y1="13.547cm" svg:x2="8.493cm" svg:y2="17.33cm">
          <text:p/>
        </draw:line>
        <draw:line draw:style-name="gr9" draw:text-style-name="P2" draw:layer="layout" svg:x1="8.466cm" svg:y1="12.594cm" svg:x2="8.466cm" svg:y2="8.414cm">
          <text:p/>
        </draw:line>
        <draw:line draw:style-name="gr7" draw:text-style-name="P2" draw:layer="layout" svg:x1="8.493cm" svg:y1="17.33cm" svg:x2="12.73cm" svg:y2="17.33cm">
          <text:p/>
        </draw:line>
        <draw:line draw:style-name="gr7" draw:text-style-name="P2" draw:layer="layout" svg:x1="8.466cm" svg:y1="8.414cm" svg:x2="13.022cm" svg:y2="8.414cm">
          <text:p/>
        </draw:line>
        <draw:line draw:style-name="gr9" draw:text-style-name="P2" draw:layer="layout" svg:x1="16.027cm" svg:y1="17.304cm" svg:x2="25.925cm" svg:y2="17.304cm">
          <text:p/>
        </draw:line>
        <draw:line draw:style-name="gr9" draw:text-style-name="P2" draw:layer="layout" svg:x1="16.32cm" svg:y1="8.413cm" svg:x2="25.926cm" svg:y2="8.413cm">
          <text:p/>
        </draw:line>
        <draw:line draw:style-name="gr7" draw:text-style-name="P2" draw:layer="layout" svg:x1="25.926cm" svg:y1="8.413cm" svg:x2="25.926cm" svg:y2="13.017cm">
          <text:p/>
        </draw:line>
        <draw:line draw:style-name="gr7" draw:text-style-name="P2" draw:layer="layout" svg:x1="25.926cm" svg:y1="17.304cm" svg:x2="25.926cm" svg:y2="13.017cm">
          <text:p/>
        </draw:line>
      </draw:page>
      <draw:page draw:name="page9" draw:style-name="dp1" draw:master-page-name="Default">
        <draw:frame draw:style-name="gr8" draw:text-style-name="P11" draw:layer="layout" svg:width="11.1cm" svg:height="3.095cm" svg:x="8.4cm" svg:y="1.805cm">
          <draw:text-box>
            <text:p text:style-name="P2"><text:span text:style-name="T1">PERT Chart for Integration Stage</text:span></text:p>
          </draw:text-box>
        </draw:frame>
        <draw:custom-shape draw:style-name="gr4" draw:text-style-name="P2" draw:layer="layout" svg:width="2.913cm" svg:height="0.898cm" svg:x="3.818cm" svg:y="8.405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13cm" svg:height="0.897cm" svg:x="4.618cm" svg:y="8.406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59cm" svg:height="0.343cm" svg:x="4.618cm" svg:y="8.406cm">
          <text:p text:style-name="P2"><text:span text:style-name="T6">Start</text:span></text:p>
        </draw:rect>
        <draw:rect draw:style-name="gr5" draw:text-style-name="P7" draw:layer="layout" svg:width="2.158cm" svg:height="0.553cm" svg:x="4.616cm" svg:y="8.752cm">
          <text:p text:style-name="P6"><text:span text:style-name="T5">Date: 16/04/13</text:span></text:p>
        </draw:rect>
        <draw:rect draw:style-name="gr2" draw:text-style-name="P3" draw:layer="layout" svg:width="3.297cm" svg:height="0.564cm" svg:x="8.523cm" svg:y="8.609cm">
          <text:p text:style-name="P2"><text:span text:style-name="T2">Task Name</text:span></text:p>
        </draw:rect>
        <draw:rect draw:style-name="gr3" draw:text-style-name="P2" draw:layer="layout" svg:width="0.873cm" svg:height="0.567cm" svg:x="9.642cm" svg:y="8.042cm">
          <text:p/>
        </draw:rect>
        <draw:rect draw:style-name="gr3" draw:text-style-name="P2" draw:layer="layout" svg:width="1.119cm" svg:height="0.567cm" svg:x="8.523cm" svg:y="8.042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2" draw:text-style-name="P4" draw:layer="layout" svg:width="1.119cm" svg:height="0.567cm" svg:x="10.701cm" svg:y="8.04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2cm" svg:y="8.04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642cm" svg:y="8.041cm">
          <text:p text:style-name="P2"><text:span text:style-name="T7">Duration</text:span></text:p>
        </draw:rect>
        <draw:rect draw:style-name="gr2" draw:text-style-name="P4" draw:layer="layout" svg:width="1.119cm" svg:height="0.567cm" svg:x="10.703cm" svg:y="9.17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4cm" svg:y="9.17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644cm" svg:y="9.173cm">
          <text:p text:style-name="P2"><text:span text:style-name="T7">Slack</text:span></text:p>
        </draw:rect>
        <draw:rect draw:style-name="gr2" draw:text-style-name="P3" draw:layer="layout" svg:width="3.297cm" svg:height="0.564cm" svg:x="8.522cm" svg:y="8.608cm">
          <text:p text:style-name="P2"><text:span text:style-name="T2">Task Name</text:span></text:p>
        </draw:rect>
        <draw:rect draw:style-name="gr3" draw:text-style-name="P2" draw:layer="layout" svg:width="0.873cm" svg:height="0.567cm" svg:x="9.641cm" svg:y="8.041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3" draw:text-style-name="P2" draw:layer="layout" svg:width="1.119cm" svg:height="0.567cm" svg:x="8.521cm" svg:y="8.04cm">
          <text:p/>
        </draw:rect>
        <draw:rect draw:style-name="gr2" draw:text-style-name="P4" draw:layer="layout" svg:width="1.119cm" svg:height="0.567cm" svg:x="10.7cm" svg:y="8.04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1cm" svg:y="8.0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641cm" svg:y="8.04cm">
          <text:p text:style-name="P2"><text:span text:style-name="T7">Duration</text:span></text:p>
        </draw:rect>
        <draw:rect draw:style-name="gr2" draw:text-style-name="P4" draw:layer="layout" svg:width="1.119cm" svg:height="0.567cm" svg:x="10.702cm" svg:y="9.17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3cm" svg:y="9.17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643cm" svg:y="9.172cm">
          <text:p text:style-name="P2"><text:span text:style-name="T7">Slack</text:span></text:p>
        </draw:rect>
        <draw:rect draw:style-name="gr2" draw:text-style-name="P13" draw:layer="layout" svg:width="3.297cm" svg:height="0.564cm" svg:x="8.522cm" svg:y="8.608cm">
          <text:p text:style-name="P2"><text:span text:style-name="T11">General Templates</text:span></text:p>
        </draw:rect>
        <draw:rect draw:style-name="gr3" draw:text-style-name="P2" draw:layer="layout" svg:width="0.873cm" svg:height="0.567cm" svg:x="9.641cm" svg:y="8.041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3" draw:text-style-name="P2" draw:layer="layout" svg:width="1.119cm" svg:height="0.567cm" svg:x="8.521cm" svg:y="8.04cm">
          <text:p/>
        </draw:rect>
        <draw:rect draw:style-name="gr2" draw:text-style-name="P4" draw:layer="layout" svg:width="1.119cm" svg:height="0.567cm" svg:x="10.7cm" svg:y="8.04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1cm" svg:y="8.0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641cm" svg:y="8.04cm">
          <text:p text:style-name="P2"><text:span text:style-name="T7">Duration</text:span></text:p>
        </draw:rect>
        <draw:rect draw:style-name="gr2" draw:text-style-name="P4" draw:layer="layout" svg:width="1.119cm" svg:height="0.567cm" svg:x="10.702cm" svg:y="9.17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3cm" svg:y="9.17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643cm" svg:y="9.172cm">
          <text:p text:style-name="P2"><text:span text:style-name="T7">Slack</text:span></text:p>
        </draw:rect>
        <draw:rect draw:style-name="gr2" draw:text-style-name="P3" draw:layer="layout" svg:width="3.297cm" svg:height="0.564cm" svg:x="8.523cm" svg:y="8.609cm">
          <text:p text:style-name="P2"><text:span text:style-name="T2">Task Name</text:span></text:p>
        </draw:rect>
        <draw:rect draw:style-name="gr3" draw:text-style-name="P2" draw:layer="layout" svg:width="0.873cm" svg:height="0.567cm" svg:x="9.642cm" svg:y="8.042cm">
          <text:p/>
        </draw:rect>
        <draw:rect draw:style-name="gr3" draw:text-style-name="P2" draw:layer="layout" svg:width="1.119cm" svg:height="0.567cm" svg:x="8.523cm" svg:y="8.042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2" draw:text-style-name="P4" draw:layer="layout" svg:width="1.119cm" svg:height="0.567cm" svg:x="10.701cm" svg:y="8.04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2cm" svg:y="8.04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642cm" svg:y="8.041cm">
          <text:p text:style-name="P2"><text:span text:style-name="T7">Duration</text:span></text:p>
        </draw:rect>
        <draw:rect draw:style-name="gr2" draw:text-style-name="P4" draw:layer="layout" svg:width="1.119cm" svg:height="0.567cm" svg:x="10.703cm" svg:y="9.17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4cm" svg:y="9.17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644cm" svg:y="9.173cm">
          <text:p text:style-name="P2"><text:span text:style-name="T7">Slack</text:span></text:p>
        </draw:rect>
        <draw:rect draw:style-name="gr2" draw:text-style-name="P3" draw:layer="layout" svg:width="3.297cm" svg:height="0.564cm" svg:x="8.522cm" svg:y="8.608cm">
          <text:p text:style-name="P2"><text:span text:style-name="T2">Task Name</text:span></text:p>
        </draw:rect>
        <draw:rect draw:style-name="gr3" draw:text-style-name="P2" draw:layer="layout" svg:width="0.873cm" svg:height="0.567cm" svg:x="9.641cm" svg:y="8.041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3" draw:text-style-name="P2" draw:layer="layout" svg:width="1.119cm" svg:height="0.567cm" svg:x="8.521cm" svg:y="8.04cm">
          <text:p/>
        </draw:rect>
        <draw:rect draw:style-name="gr2" draw:text-style-name="P4" draw:layer="layout" svg:width="1.119cm" svg:height="0.567cm" svg:x="10.7cm" svg:y="8.04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1cm" svg:y="8.04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9.641cm" svg:y="8.04cm">
          <text:p text:style-name="P2"><text:span text:style-name="T7">Duration</text:span></text:p>
        </draw:rect>
        <draw:rect draw:style-name="gr2" draw:text-style-name="P4" draw:layer="layout" svg:width="1.119cm" svg:height="0.567cm" svg:x="10.702cm" svg:y="9.17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8.523cm" svg:y="9.17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9.643cm" svg:y="9.172cm">
          <text:p text:style-name="P2"><text:span text:style-name="T7">Slack</text:span></text:p>
        </draw:rect>
        <draw:rect draw:style-name="gr2" draw:text-style-name="P13" draw:layer="layout" svg:width="3.297cm" svg:height="0.564cm" svg:x="8.522cm" svg:y="8.608cm">
          <text:p text:style-name="P2"><text:span text:style-name="T11">6.1 Publish</text:span></text:p>
        </draw:rect>
        <draw:rect draw:style-name="gr3" draw:text-style-name="P2" draw:layer="layout" svg:width="0.873cm" svg:height="0.567cm" svg:x="9.641cm" svg:y="8.041cm">
          <text:p/>
        </draw:rect>
        <draw:rect draw:style-name="gr3" draw:text-style-name="P2" draw:layer="layout" svg:width="1.119cm" svg:height="0.567cm" svg:x="8.522cm" svg:y="8.041cm">
          <text:p/>
        </draw:rect>
        <draw:rect draw:style-name="gr3" draw:text-style-name="P2" draw:layer="layout" svg:width="1.119cm" svg:height="0.567cm" svg:x="8.521cm" svg:y="8.04cm">
          <text:p/>
        </draw:rect>
        <draw:rect draw:style-name="gr2" draw:text-style-name="P4" draw:layer="layout" svg:width="1.119cm" svg:height="0.567cm" svg:x="10.7cm" svg:y="8.041cm">
          <text:p text:style-name="P2"><text:span text:style-name="T7">16/04/13</text:span></text:p>
        </draw:rect>
        <draw:rect draw:style-name="gr2" draw:text-style-name="P9" draw:layer="layout" svg:width="1.119cm" svg:height="0.567cm" svg:x="8.521cm" svg:y="8.04cm">
          <text:p text:style-name="P2"><text:span text:style-name="T7">16/04/13</text:span></text:p>
        </draw:rect>
        <draw:rect draw:style-name="gr2" draw:text-style-name="P4" draw:layer="layout" svg:width="1.059cm" svg:height="0.567cm" svg:x="9.641cm" svg:y="8.04cm">
          <text:p text:style-name="P2"><text:span text:style-name="T7">0 days</text:span></text:p>
        </draw:rect>
        <draw:rect draw:style-name="gr2" draw:text-style-name="P4" draw:layer="layout" svg:width="1.119cm" svg:height="0.567cm" svg:x="10.702cm" svg:y="9.173cm">
          <text:p text:style-name="P2"><text:span text:style-name="T7">16/04/13</text:span></text:p>
        </draw:rect>
        <draw:rect draw:style-name="gr2" draw:text-style-name="P9" draw:layer="layout" svg:width="1.119cm" svg:height="0.567cm" svg:x="8.523cm" svg:y="9.172cm">
          <text:p text:style-name="P2"><text:span text:style-name="T7">16/04/13</text:span></text:p>
        </draw:rect>
        <draw:rect draw:style-name="gr2" draw:text-style-name="P4" draw:layer="layout" svg:width="1.059cm" svg:height="0.567cm" svg:x="9.643cm" svg:y="9.172cm">
          <text:p text:style-name="P2"><text:span text:style-name="T7">0 days</text:span></text:p>
        </draw:rect>
        <draw:rect draw:style-name="gr2" draw:text-style-name="P3" draw:layer="layout" svg:width="3.297cm" svg:height="0.564cm" svg:x="13.444cm" svg:y="7.18cm">
          <text:p text:style-name="P2"><text:span text:style-name="T2">Task Name</text:span></text:p>
        </draw:rect>
        <draw:rect draw:style-name="gr3" draw:text-style-name="P2" draw:layer="layout" svg:width="0.873cm" svg:height="0.567cm" svg:x="14.563cm" svg:y="6.613cm">
          <text:p/>
        </draw:rect>
        <draw:rect draw:style-name="gr3" draw:text-style-name="P2" draw:layer="layout" svg:width="1.119cm" svg:height="0.567cm" svg:x="13.444cm" svg:y="6.613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2" draw:text-style-name="P4" draw:layer="layout" svg:width="1.119cm" svg:height="0.567cm" svg:x="15.622cm" svg:y="6.61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3cm" svg:y="6.6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3cm" svg:y="6.612cm">
          <text:p text:style-name="P2"><text:span text:style-name="T7">Duration</text:span></text:p>
        </draw:rect>
        <draw:rect draw:style-name="gr2" draw:text-style-name="P4" draw:layer="layout" svg:width="1.119cm" svg:height="0.567cm" svg:x="15.624cm" svg:y="7.74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5cm" svg:y="7.74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5cm" svg:y="7.744cm">
          <text:p text:style-name="P2"><text:span text:style-name="T7">Slack</text:span></text:p>
        </draw:rect>
        <draw:rect draw:style-name="gr2" draw:text-style-name="P3" draw:layer="layout" svg:width="3.297cm" svg:height="0.564cm" svg:x="13.443cm" svg:y="7.179cm">
          <text:p text:style-name="P2"><text:span text:style-name="T2">Task Name</text:span></text:p>
        </draw:rect>
        <draw:rect draw:style-name="gr3" draw:text-style-name="P2" draw:layer="layout" svg:width="0.873cm" svg:height="0.567cm" svg:x="14.562cm" svg:y="6.612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3" draw:text-style-name="P2" draw:layer="layout" svg:width="1.119cm" svg:height="0.567cm" svg:x="13.442cm" svg:y="6.611cm">
          <text:p/>
        </draw:rect>
        <draw:rect draw:style-name="gr2" draw:text-style-name="P4" draw:layer="layout" svg:width="1.119cm" svg:height="0.567cm" svg:x="15.621cm" svg:y="6.6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6.6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6.611cm">
          <text:p text:style-name="P2"><text:span text:style-name="T7">Duration</text:span></text:p>
        </draw:rect>
        <draw:rect draw:style-name="gr2" draw:text-style-name="P4" draw:layer="layout" svg:width="1.119cm" svg:height="0.567cm" svg:x="15.623cm" svg:y="7.7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7.7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7.743cm">
          <text:p text:style-name="P2"><text:span text:style-name="T7">Slack</text:span></text:p>
        </draw:rect>
        <draw:rect draw:style-name="gr2" draw:text-style-name="P13" draw:layer="layout" svg:width="3.297cm" svg:height="0.564cm" svg:x="13.443cm" svg:y="7.179cm">
          <text:p text:style-name="P2"><text:span text:style-name="T11">General Templates</text:span></text:p>
        </draw:rect>
        <draw:rect draw:style-name="gr3" draw:text-style-name="P2" draw:layer="layout" svg:width="0.873cm" svg:height="0.567cm" svg:x="14.562cm" svg:y="6.612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3" draw:text-style-name="P2" draw:layer="layout" svg:width="1.119cm" svg:height="0.567cm" svg:x="13.442cm" svg:y="6.611cm">
          <text:p/>
        </draw:rect>
        <draw:rect draw:style-name="gr2" draw:text-style-name="P4" draw:layer="layout" svg:width="1.119cm" svg:height="0.567cm" svg:x="15.621cm" svg:y="6.6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6.6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6.611cm">
          <text:p text:style-name="P2"><text:span text:style-name="T7">Duration</text:span></text:p>
        </draw:rect>
        <draw:rect draw:style-name="gr2" draw:text-style-name="P4" draw:layer="layout" svg:width="1.119cm" svg:height="0.567cm" svg:x="15.623cm" svg:y="7.7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7.7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7.743cm">
          <text:p text:style-name="P2"><text:span text:style-name="T7">Slack</text:span></text:p>
        </draw:rect>
        <draw:rect draw:style-name="gr2" draw:text-style-name="P3" draw:layer="layout" svg:width="3.297cm" svg:height="0.564cm" svg:x="13.444cm" svg:y="7.18cm">
          <text:p text:style-name="P2"><text:span text:style-name="T2">Task Name</text:span></text:p>
        </draw:rect>
        <draw:rect draw:style-name="gr3" draw:text-style-name="P2" draw:layer="layout" svg:width="0.873cm" svg:height="0.567cm" svg:x="14.563cm" svg:y="6.613cm">
          <text:p/>
        </draw:rect>
        <draw:rect draw:style-name="gr3" draw:text-style-name="P2" draw:layer="layout" svg:width="1.119cm" svg:height="0.567cm" svg:x="13.444cm" svg:y="6.613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2" draw:text-style-name="P4" draw:layer="layout" svg:width="1.119cm" svg:height="0.567cm" svg:x="15.622cm" svg:y="6.613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3cm" svg:y="6.612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3cm" svg:y="6.612cm">
          <text:p text:style-name="P2"><text:span text:style-name="T7">Duration</text:span></text:p>
        </draw:rect>
        <draw:rect draw:style-name="gr2" draw:text-style-name="P4" draw:layer="layout" svg:width="1.119cm" svg:height="0.567cm" svg:x="15.624cm" svg:y="7.745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5cm" svg:y="7.744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5cm" svg:y="7.744cm">
          <text:p text:style-name="P2"><text:span text:style-name="T7">Slack</text:span></text:p>
        </draw:rect>
        <draw:rect draw:style-name="gr2" draw:text-style-name="P3" draw:layer="layout" svg:width="3.297cm" svg:height="0.564cm" svg:x="13.443cm" svg:y="7.179cm">
          <text:p text:style-name="P2"><text:span text:style-name="T2">Task Name</text:span></text:p>
        </draw:rect>
        <draw:rect draw:style-name="gr3" draw:text-style-name="P2" draw:layer="layout" svg:width="0.873cm" svg:height="0.567cm" svg:x="14.562cm" svg:y="6.612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3" draw:text-style-name="P2" draw:layer="layout" svg:width="1.119cm" svg:height="0.567cm" svg:x="13.442cm" svg:y="6.611cm">
          <text:p/>
        </draw:rect>
        <draw:rect draw:style-name="gr2" draw:text-style-name="P4" draw:layer="layout" svg:width="1.119cm" svg:height="0.567cm" svg:x="15.621cm" svg:y="6.612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6.611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6.611cm">
          <text:p text:style-name="P2"><text:span text:style-name="T7">Duration</text:span></text:p>
        </draw:rect>
        <draw:rect draw:style-name="gr2" draw:text-style-name="P4" draw:layer="layout" svg:width="1.119cm" svg:height="0.567cm" svg:x="15.623cm" svg:y="7.744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7.743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7.743cm">
          <text:p text:style-name="P2"><text:span text:style-name="T7">Slack</text:span></text:p>
        </draw:rect>
        <draw:rect draw:style-name="gr2" draw:text-style-name="P13" draw:layer="layout" svg:width="3.297cm" svg:height="0.564cm" svg:x="13.443cm" svg:y="7.179cm">
          <text:p text:style-name="P2"><text:span text:style-name="T11">6.2 Create Read Me</text:span></text:p>
        </draw:rect>
        <draw:rect draw:style-name="gr3" draw:text-style-name="P2" draw:layer="layout" svg:width="0.873cm" svg:height="0.567cm" svg:x="14.562cm" svg:y="6.612cm">
          <text:p/>
        </draw:rect>
        <draw:rect draw:style-name="gr3" draw:text-style-name="P2" draw:layer="layout" svg:width="1.119cm" svg:height="0.567cm" svg:x="13.443cm" svg:y="6.612cm">
          <text:p/>
        </draw:rect>
        <draw:rect draw:style-name="gr3" draw:text-style-name="P2" draw:layer="layout" svg:width="1.119cm" svg:height="0.567cm" svg:x="13.442cm" svg:y="6.611cm">
          <text:p/>
        </draw:rect>
        <draw:rect draw:style-name="gr2" draw:text-style-name="P4" draw:layer="layout" svg:width="1.119cm" svg:height="0.567cm" svg:x="15.621cm" svg:y="6.612cm">
          <text:p text:style-name="P2"><text:span text:style-name="T3">21/04/13</text:span></text:p>
        </draw:rect>
        <draw:rect draw:style-name="gr2" draw:text-style-name="P9" draw:layer="layout" svg:width="1.119cm" svg:height="0.567cm" svg:x="13.442cm" svg:y="6.611cm">
          <text:p text:style-name="P2"><text:span text:style-name="T7">17/04/13</text:span></text:p>
        </draw:rect>
        <draw:rect draw:style-name="gr2" draw:text-style-name="P4" draw:layer="layout" svg:width="1.059cm" svg:height="0.567cm" svg:x="14.562cm" svg:y="6.611cm">
          <text:p text:style-name="P2"><text:span text:style-name="T7">5 days</text:span></text:p>
        </draw:rect>
        <draw:rect draw:style-name="gr2" draw:text-style-name="P4" draw:layer="layout" svg:width="1.119cm" svg:height="0.567cm" svg:x="15.623cm" svg:y="7.744cm">
          <text:p text:style-name="P2"><text:span text:style-name="T3">21/04/13</text:span></text:p>
        </draw:rect>
        <draw:rect draw:style-name="gr2" draw:text-style-name="P9" draw:layer="layout" svg:width="1.119cm" svg:height="0.567cm" svg:x="13.444cm" svg:y="7.743cm">
          <text:p text:style-name="P2"><text:span text:style-name="T7">17/04/13</text:span></text:p>
        </draw:rect>
        <draw:rect draw:style-name="gr2" draw:text-style-name="P4" draw:layer="layout" svg:width="1.059cm" svg:height="0.567cm" svg:x="14.564cm" svg:y="7.743cm">
          <text:p text:style-name="P2"><text:span text:style-name="T7">0 days</text:span></text:p>
        </draw:rect>
        <draw:rect draw:style-name="gr2" draw:text-style-name="P3" draw:layer="layout" svg:width="3.297cm" svg:height="0.564cm" svg:x="13.444cm" svg:y="9.958cm">
          <text:p text:style-name="P2"><text:span text:style-name="T2">Task Name</text:span></text:p>
        </draw:rect>
        <draw:rect draw:style-name="gr3" draw:text-style-name="P2" draw:layer="layout" svg:width="0.873cm" svg:height="0.567cm" svg:x="14.563cm" svg:y="9.391cm">
          <text:p/>
        </draw:rect>
        <draw:rect draw:style-name="gr3" draw:text-style-name="P2" draw:layer="layout" svg:width="1.119cm" svg:height="0.567cm" svg:x="13.444cm" svg:y="9.391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2" draw:text-style-name="P4" draw:layer="layout" svg:width="1.119cm" svg:height="0.567cm" svg:x="15.622cm" svg:y="9.39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3cm" svg:y="9.3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3cm" svg:y="9.39cm">
          <text:p text:style-name="P2"><text:span text:style-name="T7">Duration</text:span></text:p>
        </draw:rect>
        <draw:rect draw:style-name="gr2" draw:text-style-name="P4" draw:layer="layout" svg:width="1.119cm" svg:height="0.567cm" svg:x="15.624cm" svg:y="10.52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5cm" svg:y="10.52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5cm" svg:y="10.522cm">
          <text:p text:style-name="P2"><text:span text:style-name="T7">Slack</text:span></text:p>
        </draw:rect>
        <draw:rect draw:style-name="gr2" draw:text-style-name="P3" draw:layer="layout" svg:width="3.297cm" svg:height="0.564cm" svg:x="13.443cm" svg:y="9.957cm">
          <text:p text:style-name="P2"><text:span text:style-name="T2">Task Name</text:span></text:p>
        </draw:rect>
        <draw:rect draw:style-name="gr3" draw:text-style-name="P2" draw:layer="layout" svg:width="0.873cm" svg:height="0.567cm" svg:x="14.562cm" svg:y="9.39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3" draw:text-style-name="P2" draw:layer="layout" svg:width="1.119cm" svg:height="0.567cm" svg:x="13.442cm" svg:y="9.389cm">
          <text:p/>
        </draw:rect>
        <draw:rect draw:style-name="gr2" draw:text-style-name="P4" draw:layer="layout" svg:width="1.119cm" svg:height="0.567cm" svg:x="15.621cm" svg:y="9.3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9.38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9.389cm">
          <text:p text:style-name="P2"><text:span text:style-name="T7">Duration</text:span></text:p>
        </draw:rect>
        <draw:rect draw:style-name="gr2" draw:text-style-name="P4" draw:layer="layout" svg:width="1.119cm" svg:height="0.567cm" svg:x="15.623cm" svg:y="10.52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10.52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10.521cm">
          <text:p text:style-name="P2"><text:span text:style-name="T7">Slack</text:span></text:p>
        </draw:rect>
        <draw:rect draw:style-name="gr2" draw:text-style-name="P13" draw:layer="layout" svg:width="3.297cm" svg:height="0.564cm" svg:x="13.443cm" svg:y="9.957cm">
          <text:p text:style-name="P2"><text:span text:style-name="T11">General Templates</text:span></text:p>
        </draw:rect>
        <draw:rect draw:style-name="gr3" draw:text-style-name="P2" draw:layer="layout" svg:width="0.873cm" svg:height="0.567cm" svg:x="14.562cm" svg:y="9.39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3" draw:text-style-name="P2" draw:layer="layout" svg:width="1.119cm" svg:height="0.567cm" svg:x="13.442cm" svg:y="9.389cm">
          <text:p/>
        </draw:rect>
        <draw:rect draw:style-name="gr2" draw:text-style-name="P4" draw:layer="layout" svg:width="1.119cm" svg:height="0.567cm" svg:x="15.621cm" svg:y="9.3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9.38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9.389cm">
          <text:p text:style-name="P2"><text:span text:style-name="T7">Duration</text:span></text:p>
        </draw:rect>
        <draw:rect draw:style-name="gr2" draw:text-style-name="P4" draw:layer="layout" svg:width="1.119cm" svg:height="0.567cm" svg:x="15.623cm" svg:y="10.52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10.52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10.521cm">
          <text:p text:style-name="P2"><text:span text:style-name="T7">Slack</text:span></text:p>
        </draw:rect>
        <draw:rect draw:style-name="gr2" draw:text-style-name="P3" draw:layer="layout" svg:width="3.297cm" svg:height="0.564cm" svg:x="13.444cm" svg:y="9.958cm">
          <text:p text:style-name="P2"><text:span text:style-name="T2">Task Name</text:span></text:p>
        </draw:rect>
        <draw:rect draw:style-name="gr3" draw:text-style-name="P2" draw:layer="layout" svg:width="0.873cm" svg:height="0.567cm" svg:x="14.563cm" svg:y="9.391cm">
          <text:p/>
        </draw:rect>
        <draw:rect draw:style-name="gr3" draw:text-style-name="P2" draw:layer="layout" svg:width="1.119cm" svg:height="0.567cm" svg:x="13.444cm" svg:y="9.391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2" draw:text-style-name="P4" draw:layer="layout" svg:width="1.119cm" svg:height="0.567cm" svg:x="15.622cm" svg:y="9.391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3cm" svg:y="9.3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3cm" svg:y="9.39cm">
          <text:p text:style-name="P2"><text:span text:style-name="T7">Duration</text:span></text:p>
        </draw:rect>
        <draw:rect draw:style-name="gr2" draw:text-style-name="P4" draw:layer="layout" svg:width="1.119cm" svg:height="0.567cm" svg:x="15.624cm" svg:y="10.523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5cm" svg:y="10.522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5cm" svg:y="10.522cm">
          <text:p text:style-name="P2"><text:span text:style-name="T7">Slack</text:span></text:p>
        </draw:rect>
        <draw:rect draw:style-name="gr2" draw:text-style-name="P3" draw:layer="layout" svg:width="3.297cm" svg:height="0.564cm" svg:x="13.443cm" svg:y="9.957cm">
          <text:p text:style-name="P2"><text:span text:style-name="T2">Task Name</text:span></text:p>
        </draw:rect>
        <draw:rect draw:style-name="gr3" draw:text-style-name="P2" draw:layer="layout" svg:width="0.873cm" svg:height="0.567cm" svg:x="14.562cm" svg:y="9.39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3" draw:text-style-name="P2" draw:layer="layout" svg:width="1.119cm" svg:height="0.567cm" svg:x="13.442cm" svg:y="9.389cm">
          <text:p/>
        </draw:rect>
        <draw:rect draw:style-name="gr2" draw:text-style-name="P4" draw:layer="layout" svg:width="1.119cm" svg:height="0.567cm" svg:x="15.621cm" svg:y="9.39cm">
          <text:p text:style-name="P2"><text:span text:style-name="T3">Early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2cm" svg:y="9.389cm">
          <text:p text:style-name="P2"><text:span text:style-name="T7">Early</text:span></text:p>
          <text:p text:style-name="P2"><text:span text:style-name="T7"><text:s/></text:span><text:span text:style-name="T7">Start</text:span></text:p>
        </draw:rect>
        <draw:rect draw:style-name="gr2" draw:text-style-name="P4" draw:layer="layout" svg:width="1.059cm" svg:height="0.567cm" svg:x="14.562cm" svg:y="9.389cm">
          <text:p text:style-name="P2"><text:span text:style-name="T7">Duration</text:span></text:p>
        </draw:rect>
        <draw:rect draw:style-name="gr2" draw:text-style-name="P4" draw:layer="layout" svg:width="1.119cm" svg:height="0.567cm" svg:x="15.623cm" svg:y="10.522cm">
          <text:p text:style-name="P2"><text:span text:style-name="T3">Late</text:span></text:p>
          <text:p text:style-name="P2"><text:span text:style-name="T3"><text:s/></text:span><text:span text:style-name="T7">Finish</text:span></text:p>
        </draw:rect>
        <draw:rect draw:style-name="gr2" draw:text-style-name="P9" draw:layer="layout" svg:width="1.119cm" svg:height="0.567cm" svg:x="13.444cm" svg:y="10.521cm">
          <text:p text:style-name="P2"><text:span text:style-name="T7">Late </text:span></text:p>
          <text:p text:style-name="P2"><text:span text:style-name="T7">Start</text:span></text:p>
        </draw:rect>
        <draw:rect draw:style-name="gr2" draw:text-style-name="P4" draw:layer="layout" svg:width="1.059cm" svg:height="0.567cm" svg:x="14.564cm" svg:y="10.521cm">
          <text:p text:style-name="P2"><text:span text:style-name="T7">Slack</text:span></text:p>
        </draw:rect>
        <draw:rect draw:style-name="gr2" draw:text-style-name="P13" draw:layer="layout" svg:width="3.297cm" svg:height="0.564cm" svg:x="13.443cm" svg:y="9.957cm">
          <text:p text:style-name="P2"><text:span text:style-name="T11">6.3 Finish User Manual</text:span></text:p>
        </draw:rect>
        <draw:rect draw:style-name="gr3" draw:text-style-name="P2" draw:layer="layout" svg:width="0.873cm" svg:height="0.567cm" svg:x="14.562cm" svg:y="9.39cm">
          <text:p/>
        </draw:rect>
        <draw:rect draw:style-name="gr3" draw:text-style-name="P2" draw:layer="layout" svg:width="1.119cm" svg:height="0.567cm" svg:x="13.443cm" svg:y="9.39cm">
          <text:p/>
        </draw:rect>
        <draw:rect draw:style-name="gr3" draw:text-style-name="P2" draw:layer="layout" svg:width="1.119cm" svg:height="0.567cm" svg:x="13.442cm" svg:y="9.389cm">
          <text:p/>
        </draw:rect>
        <draw:rect draw:style-name="gr2" draw:text-style-name="P4" draw:layer="layout" svg:width="1.119cm" svg:height="0.567cm" svg:x="15.621cm" svg:y="9.39cm">
          <text:p text:style-name="P2"><text:span text:style-name="T3">21/04/13</text:span></text:p>
        </draw:rect>
        <draw:rect draw:style-name="gr2" draw:text-style-name="P9" draw:layer="layout" svg:width="1.119cm" svg:height="0.567cm" svg:x="13.442cm" svg:y="9.389cm">
          <text:p text:style-name="P2"><text:span text:style-name="T7">17/04/13</text:span></text:p>
        </draw:rect>
        <draw:rect draw:style-name="gr2" draw:text-style-name="P4" draw:layer="layout" svg:width="1.059cm" svg:height="0.567cm" svg:x="14.562cm" svg:y="9.389cm">
          <text:p text:style-name="P2"><text:span text:style-name="T7">5 days</text:span></text:p>
        </draw:rect>
        <draw:rect draw:style-name="gr2" draw:text-style-name="P4" draw:layer="layout" svg:width="1.119cm" svg:height="0.567cm" svg:x="15.623cm" svg:y="10.522cm">
          <text:p text:style-name="P2"><text:span text:style-name="T3">21/04/13</text:span></text:p>
        </draw:rect>
        <draw:rect draw:style-name="gr2" draw:text-style-name="P9" draw:layer="layout" svg:width="1.119cm" svg:height="0.567cm" svg:x="13.444cm" svg:y="10.521cm">
          <text:p text:style-name="P2"><text:span text:style-name="T7">17/04/13</text:span></text:p>
        </draw:rect>
        <draw:rect draw:style-name="gr2" draw:text-style-name="P4" draw:layer="layout" svg:width="1.059cm" svg:height="0.567cm" svg:x="14.564cm" svg:y="10.521cm">
          <text:p text:style-name="P2"><text:span text:style-name="T7">0 days</text:span></text:p>
        </draw:rect>
        <draw:line draw:style-name="gr7" draw:text-style-name="P2" draw:layer="layout" svg:x1="7.531cm" svg:y1="8.847cm" svg:x2="8.523cm" svg:y2="8.847cm">
          <text:p/>
        </draw:line>
        <draw:line draw:style-name="gr7" draw:text-style-name="P2" draw:layer="layout" svg:x1="12.672cm" svg:y1="10.276cm" svg:x2="13.443cm" svg:y2="10.276cm">
          <text:p/>
        </draw:line>
        <draw:line draw:style-name="gr7" draw:text-style-name="P2" draw:layer="layout" svg:x1="12.67cm" svg:y1="7.604cm" svg:x2="13.443cm" svg:y2="7.604cm">
          <text:p/>
        </draw:line>
        <draw:line draw:style-name="gr9" draw:text-style-name="P2" draw:layer="layout" svg:x1="11.82cm" svg:y1="8.742cm" svg:x2="12.672cm" svg:y2="8.742cm">
          <text:p/>
        </draw:line>
        <draw:line draw:style-name="gr9" draw:text-style-name="P2" draw:layer="layout" svg:x1="12.67cm" svg:y1="7.604cm" svg:x2="12.672cm" svg:y2="8.742cm">
          <text:p/>
        </draw:line>
        <draw:line draw:style-name="gr9" draw:text-style-name="P2" draw:layer="layout" svg:x1="11.82cm" svg:y1="9.006cm" svg:x2="12.672cm" svg:y2="9.006cm">
          <text:p/>
        </draw:line>
        <draw:line draw:style-name="gr9" draw:text-style-name="P2" draw:layer="layout" svg:x1="12.672cm" svg:y1="10.276cm" svg:x2="12.672cm" svg:y2="9.006cm">
          <text:p/>
        </draw:line>
        <draw:custom-shape draw:style-name="gr4" draw:text-style-name="P2" draw:layer="layout" svg:width="2.934cm" svg:height="0.898cm" svg:x="18.805cm" svg:y="8.43cm">
          <text:p/>
          <draw:enhanced-geometry svg:viewBox="0 0 21600 21600" draw:mirror-horizontal="tru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934cm" svg:height="0.897cm" svg:x="19.597cm" svg:y="8.431cm">
          <text:p/>
          <draw:enhanced-geometry svg:viewBox="0 0 21600 21600" draw:mirror-horizontal="false" draw:text-areas="0 0 21600 21600" draw:type="pentagon-right" draw:modifiers="16195.84721866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5" draw:text-style-name="P8" draw:layer="layout" svg:width="2.175cm" svg:height="0.343cm" svg:x="19.597cm" svg:y="8.431cm">
          <text:p text:style-name="P2"><text:span text:style-name="T6">Finish</text:span></text:p>
        </draw:rect>
        <draw:rect draw:style-name="gr5" draw:text-style-name="P7" draw:layer="layout" svg:width="2.173cm" svg:height="0.553cm" svg:x="19.596cm" svg:y="8.777cm">
          <text:p text:style-name="P6"><text:span text:style-name="T5">Date: 21/04/13</text:span></text:p>
        </draw:rect>
        <draw:line draw:style-name="gr9" draw:text-style-name="P2" draw:layer="layout" svg:x1="16.741cm" svg:y1="10.223cm" svg:x2="18.308cm" svg:y2="10.223cm">
          <text:p/>
        </draw:line>
        <draw:line draw:style-name="gr9" draw:text-style-name="P2" draw:layer="layout" svg:x1="16.741cm" svg:y1="7.471cm" svg:x2="18.334cm" svg:y2="7.471cm">
          <text:p/>
        </draw:line>
        <draw:line draw:style-name="gr7" draw:text-style-name="P2" draw:layer="layout" svg:x1="18.334cm" svg:y1="8.689cm" svg:x2="19.128cm" svg:y2="8.662cm">
          <text:p/>
        </draw:line>
        <draw:line draw:style-name="gr7" draw:text-style-name="P2" draw:layer="layout" svg:x1="18.308cm" svg:y1="9.112cm" svg:x2="19.101cm" svg:y2="9.112cm">
          <text:p/>
        </draw:line>
        <draw:line draw:style-name="gr9" draw:text-style-name="P2" draw:layer="layout" svg:x1="18.308cm" svg:y1="10.223cm" svg:x2="18.308cm" svg:y2="9.112cm">
          <text:p/>
        </draw:line>
        <draw:line draw:style-name="gr9" draw:text-style-name="P2" draw:layer="layout" svg:x1="18.334cm" svg:y1="7.471cm" svg:x2="18.334cm" svg:y2="8.6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20:15:34.34</meta:creation-date>
    <dc:date>2012-11-02T00:29:18.68</dc:date>
    <meta:editing-duration>PT8H50M15S</meta:editing-duration>
    <meta:editing-cycles>106</meta:editing-cycles>
    <meta:generator>OpenOffice.org/3.4$Win32 OpenOffice.org_project/340m1$Build-9590</meta:generator>
    <meta:document-statistic meta:object-count="2225"/>
  </office:meta>
</office:document-meta>
</file>